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319cm"/>
    </style:style>
    <style:style style:name="ro1" style:family="table-row">
      <style:table-row-properties style:row-height="0.453cm" fo:break-before="auto" style:use-optimal-row-height="true"/>
    </style:style>
    <style:style style:name="ro2" style:family="table-row">
      <style:table-row-properties style:row-height="1.078cm"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 style:family="table-cell" style:parent-style-name="Default" style:data-style-name="N11">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5" style:family="table-cell" style:parent-style-name="Default" style:data-style-name="N41">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number-columns-repeated="11" table:default-cell-style-name="Default"/>
        <table:table-column table:style-name="co2" table:default-cell-style-name="Default"/>
        <table:table-row table:style-name="ro2">
          <table:table-cell table:style-name="ce1" office:value-type="string">
            <text:p>web-scraper-order</text:p>
          </table:table-cell>
          <table:table-cell table:style-name="ce1" office:value-type="string">
            <text:p>web-scraper-start-url</text:p>
          </table:table-cell>
          <table:table-cell table:style-name="ce1" office:value-type="string">
            <text:p>nome</text:p>
          </table:table-cell>
          <table:table-cell table:style-name="ce1" office:value-type="string">
            <text:p>foto-src</text:p>
          </table:table-cell>
          <table:table-cell table:style-name="ce1" office:value-type="string">
            <text:p>nazione</text:p>
          </table:table-cell>
          <table:table-cell table:style-name="ce1" office:value-type="string">
            <text:p>stile</text:p>
          </table:table-cell>
          <table:table-cell table:style-name="ce1" office:value-type="string">
            <text:p>colore</text:p>
          </table:table-cell>
          <table:table-cell table:style-name="ce1" office:value-type="string">
            <text:p>grado</text:p>
          </table:table-cell>
          <table:table-cell table:style-name="ce1" office:value-type="string">
            <text:p>bicchiere</text:p>
          </table:table-cell>
          <table:table-cell table:style-name="ce1" office:value-type="string">
            <text:p>birrificio</text:p>
          </table:table-cell>
          <table:table-cell table:style-name="ce1" office:value-type="string">
            <text:p>ricerca</text:p>
          </table:table-cell>
          <table:table-cell table:style-name="ce1" office:value-type="string">
            <text:p>content</text:p>
          </table:table-cell>
        </table:table-row>
        <table:table-row table:style-name="ro2">
          <table:table-cell table:style-name="ce2" office:value-type="string">
            <text:p>1673885638-204</text:p>
          </table:table-cell>
          <table:table-cell table:style-name="ce2" office:value-type="string">
            <text:p>https://www.cantinadellabirra.it/shop/birrificio-arbor-half-day-ipa.html</text:p>
          </table:table-cell>
          <table:table-cell table:style-name="ce2" office:value-type="string">
            <text:p>Arbor Half Day Ipa</text:p>
          </table:table-cell>
          <table:table-cell table:style-name="ce2" office:value-type="string">
            <text:p>https://www.cantinadellabirra.it/media/catalog/product/cache/1/image/460x750/9df78eab33525d08d6e5fb8d27136e95/a/r/arbor_half_day_ipa_cantina_della_birra_1.png</text:p>
          </table:table-cell>
          <table:table-cell table:style-name="ce2" office:value-type="string">
            <text:p>Inghilterra</text:p>
          </table:table-cell>
          <table:table-cell table:style-name="ce2" office:value-type="string">
            <text:p>APA American Pale Ale</text:p>
          </table:table-cell>
          <table:table-cell table:style-name="ce2" office:value-type="string">
            <text:p>Dorato con riflessi arancioni</text:p>
          </table:table-cell>
          <table:table-cell table:style-name="ce2" office:value-type="string">
            <text:p>5.2 %</text:p>
          </table:table-cell>
          <table:table-cell table:style-name="ce2" office:value-type="string">
            <text:p>Pinta</text:p>
          </table:table-cell>
          <table:table-cell table:style-name="ce2" office:value-type="string">
            <text:p>Arbo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4&lt;/td&gt; &lt;td class="empty"&gt;&amp;nbsp;&lt;/td&gt; &lt;th class="title birra_ratebeer"&gt;Voto RateBeer&lt;/th&gt; &lt;td class="data birra_ratebeer last"&gt;3,04 / 5&lt;/td&gt; &lt;/tr&gt; &lt;tr class="odd"&gt; &lt;th class="title birra_stile"&gt;Stile&lt;/th&gt; &lt;td class="data birra_stile"&gt;APA American Pale Ale&lt;/td&gt; &lt;td class="empty"&gt;&amp;nbsp;&lt;/td&gt; &lt;th class="title birra_temperatura"&gt;Temperatura di servizio&lt;/th&gt; &lt;td class="data birra_temperatura last"&gt;6/8°C&lt;/td&gt; &lt;/tr&gt; &lt;tr class="last even"&gt; &lt;th class="title birra_confezioni"&gt;Formati disponibili&lt;/th&gt; &lt;td class="data birra_confezioni"&gt;Bottiglia 56,8cl&lt;/td&gt; &lt;td class="empty"&gt;&amp;nbsp;&lt;/td&gt; &lt;th class="title allergeni"&gt;Allergeni&lt;/th&gt; &lt;td class="data allergeni last"&gt;Orzo&lt;/td&gt; &lt;/tr&gt; &lt;/tbody&gt; &lt;/table&gt; &lt;script type="text/javascript"&gt;decorateTable('product-attribute-specs-table')&lt;/script&gt; &lt;div class="std" id="block-desc-product"&gt; Veste un colore dorato con riflessi arancioni, con una discreta quantità di schiuma bianca con una buona ritenzione. Aroma dolce di frutta tropicale (ananas e frutto della passione), spezie, agrumi, fragranze erbacee, floreali e resinose. Sapore agrodolce dove ritroviamo i sentori percepiti al naso, cui si aggiungono una saporosità di malto biscottato, caramello e toffee. Con un corpo ed una carbonatazione media termina con un retrogusto amaro ma non stucchevole. &lt;/div&gt; &lt;div class="box-collateral box-description"&gt; &lt;span itemprop="description"&gt; &lt;/span&gt; &lt;/div&gt;</text:p>
          </table:table-cell>
        </table:table-row>
        <table:table-row table:style-name="ro2">
          <table:table-cell table:style-name="ce2" office:value-type="string">
            <text:p>1673885641-205</text:p>
          </table:table-cell>
          <table:table-cell table:style-name="ce2" office:value-type="string">
            <text:p>https://www.cantinadellabirra.it/shop/birrificio-arbor-breakfast-stout.html</text:p>
          </table:table-cell>
          <table:table-cell table:style-name="ce2" office:value-type="string">
            <text:p>Arbor Breakfast Stout</text:p>
          </table:table-cell>
          <table:table-cell table:style-name="ce2" office:value-type="string">
            <text:p>https://www.cantinadellabirra.it/media/catalog/product/cache/1/image/460x750/9df78eab33525d08d6e5fb8d27136e95/a/r/arbor_breakfast.png</text:p>
          </table:table-cell>
          <table:table-cell table:style-name="ce2" office:value-type="string">
            <text:p>Inghilterra</text:p>
          </table:table-cell>
          <table:table-cell table:style-name="ce2" office:value-type="string">
            <text:p>Stout</text:p>
          </table:table-cell>
          <table:table-cell table:style-name="ce2" office:value-type="string">
            <text:p>Nero</text:p>
          </table:table-cell>
          <table:table-cell table:style-name="ce2" office:value-type="string">
            <text:p>7.4 %</text:p>
          </table:table-cell>
          <table:table-cell table:style-name="ce2" office:value-type="string">
            <text:p>Pinta</text:p>
          </table:table-cell>
          <table:table-cell table:style-name="ce2" office:value-type="string">
            <text:p>Arbo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8&lt;/td&gt; &lt;td class="empty"&gt;&amp;nbsp;&lt;/td&gt; &lt;th class="title birra_ratebeer"&gt;Voto RateBeer&lt;/th&gt; &lt;td class="data birra_ratebeer last"&gt;97 / 100&lt;/td&gt; &lt;/tr&gt; &lt;tr class="odd"&gt; &lt;th class="title birra_beeradvocade"&gt;Voto Beer Advocate&lt;/th&gt; &lt;td class="data birra_beeradvocade"&gt;3,95 / 5&lt;/td&gt; &lt;td class="empty"&gt;&amp;nbsp;&lt;/td&gt; &lt;th class="title birra_gusto"&gt;Sottostile&lt;/th&gt; &lt;td class="data birra_gusto last"&gt;Foreign Extra Stout&lt;/td&gt; &lt;/tr&gt; &lt;tr class="even"&gt; &lt;th class="title birra_stile"&gt;Stile&lt;/th&gt; &lt;td class="data birra_stile"&gt;Stout&lt;/td&gt; &lt;td class="empty"&gt;&amp;nbsp;&lt;/td&gt; &lt;th class="title birra_temperatura"&gt;Temperatura di servizio&lt;/th&gt; &lt;td class="data birra_temperatura last"&gt;10/12°C&lt;/td&gt; &lt;/tr&gt; &lt;tr class="last odd"&gt; &lt;th class="title birra_confezioni"&gt;Formati disponibili&lt;/th&gt; &lt;td class="data birra_confezioni"&gt;Bottiglia 56,8cl&lt;/td&gt; &lt;td class="empty"&gt;&amp;nbsp;&lt;/td&gt; &lt;th class="title allergeni"&gt;Allergeni&lt;/th&gt; &lt;td class="data allergeni last"&gt;Orzo&lt;/td&gt; &lt;/tr&gt; &lt;/tbody&gt; &lt;/table&gt; &lt;script type="text/javascript"&gt;decorateTable('product-attribute-specs-table')&lt;/script&gt; &lt;div class="std" id="block-desc-product"&gt; &lt;strong&gt;Aspetto:&lt;/strong&gt; si presenta scurissima, quasi nera, con una schiuma cremosa e persistente.&lt;br&gt; &lt;br&gt;&lt;strong&gt;Sentori olfattivi:&lt;/strong&gt; I sentori di caffè prevalgono sul cioccolato amaro e malto.&lt;br&gt; &lt;br&gt;&lt;strong&gt;Corpo e gusto:&lt;/strong&gt; il gusto decisamente amaro fin dal primo sorso riprende le note di caffè e malto tostato.&lt;br&gt; &lt;br&gt;&lt;strong&gt;Retrogusto:&lt;/strong&gt; lungo retrogusto di caffè accompagnato da lievi note di cacao amaro. &lt;/div&gt; &lt;div class="box-collateral box-description"&gt; &lt;span itemprop="description"&gt; &lt;/span&gt; &lt;/div&gt;</text:p>
          </table:table-cell>
        </table:table-row>
        <table:table-row table:style-name="ro2">
          <table:table-cell table:style-name="ce2" office:value-type="string">
            <text:p>1673885643-206</text:p>
          </table:table-cell>
          <table:table-cell table:style-name="ce2" office:value-type="string">
            <text:p>https://www.cantinadellabirra.it/shop/schonram-schonramer-pils.html</text:p>
          </table:table-cell>
          <table:table-cell table:style-name="ce2" office:value-type="string">
            <text:p>Schönramer Pils</text:p>
          </table:table-cell>
          <table:table-cell table:style-name="ce2" office:value-type="string">
            <text:p>https://www.cantinadellabirra.it/media/catalog/product/cache/1/image/460x750/9df78eab33525d08d6e5fb8d27136e95/p/i/pils_33cl_cantina_della_birra_1.png</text:p>
          </table:table-cell>
          <table:table-cell table:style-name="ce2" office:value-type="string">
            <text:p>Germania</text:p>
          </table:table-cell>
          <table:table-cell table:style-name="ce2" office:value-type="string">
            <text:p>Pils</text:p>
          </table:table-cell>
          <table:table-cell table:style-name="ce2" office:value-type="string">
            <text:p>Dorato</text:p>
          </table:table-cell>
          <table:table-cell table:style-name="ce2" office:value-type="string">
            <text:p>5.4 %</text:p>
          </table:table-cell>
          <table:table-cell table:style-name="ce2" office:value-type="string">
            <text:p>Colonna</text:p>
          </table:table-cell>
          <table:table-cell table:style-name="ce2" office:value-type="string">
            <text:p>Schönram</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1.8&lt;/td&gt; &lt;td class="empty"&gt;&amp;nbsp;&lt;/td&gt; &lt;th class="title birra_ratebeer"&gt;Voto RateBeer&lt;/th&gt; &lt;td class="data birra_ratebeer last"&gt;3,09 / 5&lt;/td&gt; &lt;/tr&gt; &lt;tr class="odd"&gt; &lt;th class="title birra_beeradvocade"&gt;Voto Beer Advocate&lt;/th&gt; &lt;td class="data birra_beeradvocade"&gt;87 / 100&lt;/td&gt; &lt;td class="empty"&gt;&amp;nbsp;&lt;/td&gt; &lt;th class="title birra_stile"&gt;Stile&lt;/th&gt; &lt;td class="data birra_stile last"&gt;Pils&lt;/td&gt; &lt;/tr&gt; &lt;tr class="even"&gt; &lt;th class="title birra_ibu"&gt;IBU&lt;/th&gt; &lt;td class="data birra_ibu"&gt;33&lt;/td&gt; &lt;td class="empty"&gt;&amp;nbsp;&lt;/td&gt; &lt;th class="title birra_temperatura"&gt;Temperatura di servizio&lt;/th&gt; &lt;td class="data birra_temperatura last"&gt;5/7°C&lt;/td&gt; &lt;/tr&gt; &lt;tr class="odd"&gt; &lt;th class="title birra_confezioni"&gt;Formati disponibili&lt;/th&gt; &lt;td class="data birra_confezioni"&gt;Bottiglia 33cl&lt;/td&gt; &lt;td class="empty"&gt;&amp;nbsp;&lt;/td&gt; &lt;th class="title birra_extra"&gt;Extra&lt;/th&gt; &lt;td class="data birra_extra last"&gt;Premiata&lt;/td&gt; &lt;/tr&gt; &lt;tr class="last even"&gt; &lt;th class="title allergeni"&gt;Allergeni&lt;/th&gt; &lt;td class="data allergeni last"&gt;Orzo&lt;/td&gt; &lt;/tr&gt;&lt;/tbody&gt; &lt;/table&gt; &lt;script type="text/javascript"&gt;decorateTable('product-attribute-specs-table')&lt;/script&gt; &lt;div class="std" id="block-desc-product"&gt; L'aroma di questa birra è molto piacevole, caratterizzato da note di crosta di pane, erbe, fieno, miele e un leggero sentore agrumato. In bocca ha un attacco fruttato ed agrumato, seguito da gradevoli note dolci e mielate conferite dai malti chiari granulosi, per poi lasciar spazio all'abbondante luppolatura, che è il carattere dominante di questa birra. I coni di luppolo si rivelano ancor più nel secco retrogusto, amaro, molto persistente, che ripulisce la bocca ed invita a berne un altro bicchiere.&lt;br&gt; &lt;br&gt; &lt;strong&gt;European Beer Star 2020&lt;/strong&gt;&lt;br&gt; &lt;u&gt;Medaglia d'argento nella categoria German-Style Pilsner&lt;/u&gt; &lt;/div&gt; &lt;div class="box-collateral box-description"&gt; &lt;span itemprop="description"&gt; &lt;/span&gt; &lt;/div&gt;</text:p>
          </table:table-cell>
        </table:table-row>
        <table:table-row table:style-name="ro2">
          <table:table-cell table:style-name="ce2" office:value-type="string">
            <text:p>1673885646-207</text:p>
          </table:table-cell>
          <table:table-cell table:style-name="ce2" office:value-type="string">
            <text:p>https://www.cantinadellabirra.it/shop/birra-dell-eremo-fuoco.html</text:p>
          </table:table-cell>
          <table:table-cell table:style-name="ce2" office:value-type="string">
            <text:p>Fuoco</text:p>
          </table:table-cell>
          <table:table-cell table:style-name="ce2" office:value-type="string">
            <text:p>https://www.cantinadellabirra.it/media/catalog/product/cache/1/image/460x750/9df78eab33525d08d6e5fb8d27136e95/b/i/birra_delleremo__fuoco.png</text:p>
          </table:table-cell>
          <table:table-cell table:style-name="ce2" office:value-type="string">
            <text:p>Italia</text:p>
          </table:table-cell>
          <table:table-cell table:style-name="ce2" office:value-type="string">
            <text:p>Abbey Tripel</text:p>
          </table:table-cell>
          <table:table-cell table:style-name="ce2" office:value-type="string">
            <text:p>Dorato</text:p>
          </table:table-cell>
          <table:table-cell table:style-name="ce2" office:value-type="string">
            <text:p>8.5 %</text:p>
          </table:table-cell>
          <table:table-cell table:style-name="ce2" office:value-type="string">
            <text:p>Coppa</text:p>
          </table:table-cell>
          <table:table-cell table:style-name="ce2" office:value-type="string">
            <text:p>Birra dell'Erem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7.5&lt;/td&gt; &lt;td class="empty"&gt;&amp;nbsp;&lt;/td&gt; &lt;th class="title birra_ratebeer"&gt;Voto RateBeer&lt;/th&gt; &lt;td class="data birra_ratebeer last"&gt;3,05 / 5&lt;/td&gt; &lt;/tr&gt; &lt;tr class="odd"&gt; &lt;th class="title birra_stile"&gt;Stile&lt;/th&gt; &lt;td class="data birra_stile"&gt;Abbey Tripel&lt;/td&gt; &lt;td class="empty"&gt;&amp;nbsp;&lt;/td&gt; &lt;th class="title birra_temperatura"&gt;Temperatura di servizio&lt;/th&gt; &lt;td class="data birra_temperatura last"&gt;6/8°C&lt;/td&gt; &lt;/tr&gt; &lt;tr class="even"&gt; &lt;th class="title birra_confezioni"&gt;Formati disponibili&lt;/th&gt; &lt;td class="data birra_confezioni"&gt;Bottiglia 33cl&lt;/td&gt; &lt;td class="empty"&gt;&amp;nbsp;&lt;/td&gt; &lt;th class="title birra_extra"&gt;Extra&lt;/th&gt; &lt;td class="data birra_extra last"&gt;Da non perdere&lt;/td&gt; &lt;/tr&gt; &lt;tr class="last odd"&gt; &lt;th class="title allergeni"&gt;Allergeni&lt;/th&gt; &lt;td class="data allergeni last"&gt;Orzo&lt;/td&gt; &lt;/tr&gt;&lt;/tbody&gt; &lt;/table&gt; &lt;script type="text/javascript"&gt;decorateTable('product-attribute-specs-table')&lt;/script&gt; &lt;div class="std" id="block-desc-product"&gt; Birra in stile Tripel di colore oro intenso con schiuma fine, persistente di colore bianco. Al naso emergono profumi di crosta di pane, frutta, spezie e lievito. In bocca il malto domina, con morbide ed avvolgenti note caramellate e di miele. La Fuoco è una birra che, nonostante il suo tenore alcolico, ha una facile bevibilità grazie anche al suo retrogusto floreale. &lt;/div&gt; &lt;div class="box-collateral box-description"&gt; &lt;span itemprop="description"&gt; &lt;/span&gt; &lt;/div&gt;</text:p>
          </table:table-cell>
        </table:table-row>
        <table:table-row table:style-name="ro2">
          <table:table-cell table:style-name="ce2" office:value-type="string">
            <text:p>1673885649-208</text:p>
          </table:table-cell>
          <table:table-cell table:style-name="ce2" office:value-type="string">
            <text:p>https://www.cantinadellabirra.it/shop/birra-dell-eremo-magnifica.html</text:p>
          </table:table-cell>
          <table:table-cell table:style-name="ce2" office:value-type="string">
            <text:p>Magnifica</text:p>
          </table:table-cell>
          <table:table-cell table:style-name="ce2" office:value-type="string">
            <text:p>https://www.cantinadellabirra.it/media/catalog/product/cache/1/image/460x750/9df78eab33525d08d6e5fb8d27136e95/b/i/birra_delleremo-magnifica_1_1.png</text:p>
          </table:table-cell>
          <table:table-cell table:style-name="ce2" office:value-type="string">
            <text:p>Italia</text:p>
          </table:table-cell>
          <table:table-cell table:style-name="ce2" office:value-type="string">
            <text:p>Amber Ale</text:p>
          </table:table-cell>
          <table:table-cell table:style-name="ce2" office:value-type="string">
            <text:p>Ambrato leggermente velato</text:p>
          </table:table-cell>
          <table:table-cell table:style-name="ce2" office:value-type="string">
            <text:p>5.5 %</text:p>
          </table:table-cell>
          <table:table-cell table:style-name="ce2" office:value-type="string">
            <text:p>Pinta</text:p>
          </table:table-cell>
          <table:table-cell table:style-name="ce2" office:value-type="string">
            <text:p>Birra dell'Erem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0.8&lt;/td&gt; &lt;td class="empty"&gt;&amp;nbsp;&lt;/td&gt; &lt;th class="title birra_ratebeer"&gt;Voto RateBeer&lt;/th&gt; &lt;td class="data birra_ratebeer last"&gt;3.25 / 5&lt;/td&gt; &lt;/tr&gt; &lt;tr class="odd"&gt; &lt;th class="title birra_beeradvocade"&gt;Voto Beer Advocate&lt;/th&gt; &lt;td class="data birra_beeradvocade"&gt;3.03 / 5&lt;/td&gt; &lt;td class="empty"&gt;&amp;nbsp;&lt;/td&gt; &lt;th class="title birra_gusto"&gt;Sottostile&lt;/th&gt; &lt;td class="data birra_gusto last"&gt;American Amber Ale&lt;/td&gt; &lt;/tr&gt; &lt;tr class="even"&gt; &lt;th class="title birra_stile"&gt;Stile&lt;/th&gt; &lt;td class="data birra_stile"&gt;Amber Ale&lt;/td&gt; &lt;td class="empty"&gt;&amp;nbsp;&lt;/td&gt; &lt;th class="title birra_ibu"&gt;IBU&lt;/th&gt; &lt;td class="data birra_ibu last"&gt;25&lt;/td&gt; &lt;/tr&gt; &lt;tr class="odd"&gt; &lt;th class="title birra_temperatura"&gt;Temperatura di servizio&lt;/th&gt; &lt;td class="data birra_temperatura"&gt;6/8°C&lt;/td&gt; &lt;td class="empty"&gt;&amp;nbsp;&lt;/td&gt; &lt;th class="title birra_confezioni"&gt;Formati disponibili&lt;/th&gt; &lt;td class="data birra_confezioni last"&gt;Bottiglia 33cl, Bottiglia 50cl&lt;/td&gt; &lt;/tr&gt; &lt;tr class="last even"&gt; &lt;th class="title allergeni"&gt;Allergeni&lt;/th&gt; &lt;td class="data allergeni last"&gt;Orzo&lt;/td&gt; &lt;/tr&gt;&lt;/tbody&gt; &lt;/table&gt; &lt;script type="text/javascript"&gt;decorateTable('product-attribute-specs-table')&lt;/script&gt; &lt;div class="std" id="block-desc-product"&gt; Birra dal color ambrato, leggermente velato, con riflessi rossi e con una schiuma bianca compatta, con una discreta persistenza. Quello che colpisce di più di questa birra è il particolare e complesso profilo aromatico, dominato dai&amp;nbsp;luppoli neozelandesi ed americani. Appena versata nel bicchiere si sprigionano intensi profumi di&amp;nbsp;frutti rossi e tropicali, accompagnati dalle classiche fragranze agrumate dei luppoli americani, che emergono in secondo piano, con note di arancia e pompelmo. In sottofondo sentori di caramello e spezie. L’ingresso in bocca è molto morbido e inizialmente tendente al dolce, caratterizzato da una saporosità di malto tostato, frutta secca (nocciola) ed un leggero&amp;nbsp;caramello. Man mano che la birra si riscalda c’è un ritorno alle sensazioni agrumate percepite al naso che portano ad un finale con un retrogusto secco, abbastanza persistente e tendente al resinoso. &lt;/div&gt; &lt;div class="box-collateral box-description"&gt; &lt;span itemprop="description"&gt; &lt;/span&gt; &lt;/div&gt;</text:p>
          </table:table-cell>
        </table:table-row>
        <table:table-row table:style-name="ro2">
          <table:table-cell table:style-name="ce2" office:value-type="string">
            <text:p>1673885651-209</text:p>
          </table:table-cell>
          <table:table-cell table:style-name="ce2" office:value-type="string">
            <text:p>https://www.cantinadellabirra.it/shop/birra-dell-eremo-nobile.html</text:p>
          </table:table-cell>
          <table:table-cell table:style-name="ce2" office:value-type="string">
            <text:p>Nobile</text:p>
          </table:table-cell>
          <table:table-cell table:style-name="ce2" office:value-type="string">
            <text:p>https://www.cantinadellabirra.it/media/catalog/product/cache/1/image/460x750/9df78eab33525d08d6e5fb8d27136e95/f/o/foto_nobile_2019_002__2.png</text:p>
          </table:table-cell>
          <table:table-cell table:style-name="ce2" office:value-type="string">
            <text:p>Italia</text:p>
          </table:table-cell>
          <table:table-cell table:style-name="ce2" office:value-type="string">
            <text:p>Golden Ale / Blonde Ale</text:p>
          </table:table-cell>
          <table:table-cell table:style-name="ce2" office:value-type="string">
            <text:p>Dorato</text:p>
          </table:table-cell>
          <table:table-cell table:style-name="ce4" office:value-type="percentage" office:value="0.05">
            <text:p>5,00%</text:p>
          </table:table-cell>
          <table:table-cell table:style-name="ce2" office:value-type="string">
            <text:p>Pinta</text:p>
          </table:table-cell>
          <table:table-cell table:style-name="ce2" office:value-type="string">
            <text:p>Birra dell'Erem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0.3&lt;/td&gt; &lt;td class="empty"&gt;&amp;nbsp;&lt;/td&gt; &lt;th class="title birra_ratebeer"&gt;Voto RateBeer&lt;/th&gt; &lt;td class="data birra_ratebeer last"&gt;3.19 / 5&lt;/td&gt; &lt;/tr&gt; &lt;tr class="odd"&gt; &lt;th class="title birra_beeradvocade"&gt;Voto Beer Advocate&lt;/th&gt; &lt;td class="data birra_beeradvocade"&gt;2.03 / 5&lt;/td&gt; &lt;td class="empty"&gt;&amp;nbsp;&lt;/td&gt; &lt;th class="title birra_stile"&gt;Stile&lt;/th&gt; &lt;td class="data birra_stile last"&gt;Golden Ale / Blond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Veste un abito color del sole con una schiuma bianca fine e persistente. All’ esame olfattivo prevale un profumo agrumato con una predominanza di limone. Sono ben riconoscibili inoltre sentori speziati e citrici da luppolo, di frutta dolce e di lievito. Al palato è ben bilanciata, vengono riproposti i sentori olfattivi con una saporosità erbacea e di caramello. Con un corpo medio e una carbonatazione morbida, termina con un retrogusto secco e leggermente amaro.&lt;br&gt; &lt;br&gt; &lt;br&gt; &lt;strong&gt;Birra dell'anno 2018&lt;/strong&gt;&lt;br&gt; &lt;u&gt;Menzione d'onore categoria 4 - Birre chiare e ambrate, alta fermentazione, basso grado alcolico di ispirazione anglosassone (English Golden Ale, English Pale Ale)&lt;/u&gt;&lt;br&gt; &lt;br&gt; &lt;strong&gt;Birra dell'anno 2016&lt;/strong&gt;&lt;br&gt; &lt;u&gt;1° Classificata categoria 2 - Chiare, alta fermentazione, basso grado alcolico di ispirazione angloamericana&lt;/u&gt; &lt;/div&gt; &lt;div class="box-collateral box-description"&gt; &lt;span itemprop="description"&gt; &lt;/span&gt; &lt;/div&gt;</text:p>
          </table:table-cell>
        </table:table-row>
        <table:table-row table:style-name="ro2">
          <table:table-cell table:style-name="ce2" office:value-type="string">
            <text:p>1673885654-210</text:p>
          </table:table-cell>
          <table:table-cell table:style-name="ce2" office:value-type="string">
            <text:p>https://www.cantinadellabirra.it/shop/birra-dell-eremo-terra.html</text:p>
          </table:table-cell>
          <table:table-cell table:style-name="ce2" office:value-type="string">
            <text:p>Terra</text:p>
          </table:table-cell>
          <table:table-cell table:style-name="ce2" office:value-type="string">
            <text:p>https://www.cantinadellabirra.it/media/catalog/product/cache/1/image/460x750/9df78eab33525d08d6e5fb8d27136e95/b/i/birra_delleremo__terra.png</text:p>
          </table:table-cell>
          <table:table-cell table:style-name="ce2" office:value-type="string">
            <text:p>Italia</text:p>
          </table:table-cell>
          <table:table-cell table:style-name="ce2" office:value-type="string">
            <text:p>Stout</text:p>
          </table:table-cell>
          <table:table-cell table:style-name="ce2" office:value-type="string">
            <text:p>Nero</text:p>
          </table:table-cell>
          <table:table-cell table:style-name="ce2" office:value-type="string">
            <text:p>5.2 %</text:p>
          </table:table-cell>
          <table:table-cell table:style-name="ce2" office:value-type="string">
            <text:p>Pinta</text:p>
          </table:table-cell>
          <table:table-cell table:style-name="ce2" office:value-type="string">
            <text:p>Birra dell'Erem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00&lt;/td&gt; &lt;td class="empty"&gt;&amp;nbsp;&lt;/td&gt; &lt;th class="title birra_ratebeer"&gt;Voto RateBeer&lt;/th&gt; &lt;td class="data birra_ratebeer last"&gt;2,94 / 5&lt;/td&gt; &lt;/tr&gt; &lt;tr class="odd"&gt; &lt;th class="title birra_gusto"&gt;Sottostile&lt;/th&gt; &lt;td class="data birra_gusto"&gt;Oatmeal Stout&lt;/td&gt; &lt;td class="empty"&gt;&amp;nbsp;&lt;/td&gt; &lt;th class="title birra_stile"&gt;Stile&lt;/th&gt; &lt;td class="data birra_stile last"&gt;Stout&lt;/td&gt; &lt;/tr&gt; &lt;tr class="even"&gt; &lt;th class="title birra_temperatura"&gt;Temperatura di servizio&lt;/th&gt; &lt;td class="data birra_temperatura"&gt;8/10°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Appartiene alle Stout, ma a quelle di origine anglosassone, la Terra&amp;nbsp;è difatti un’Oatmeal Stout prodotta con l’impiego di avena in grado di fornire un corpo più morbido rispetto alle classiche Stout inglesi.&amp;nbsp;Si presenta con un colore nero profondo, con una testa beige. Il cervo in etichetta ben rappresenta la sua estrema eleganza, giocata tra le classiche note di caffè, malto tostato e cioccolata e la freschezza della liquirizia, coniugata con un corpo che richiama fortemente la frutta secca, soprattutto noci e nocciole. Piacevole amarezza nel lungo retrogusto. &lt;/div&gt; &lt;div class="box-collateral box-description"&gt; &lt;span itemprop="description"&gt; &lt;/span&gt; &lt;/div&gt;</text:p>
          </table:table-cell>
        </table:table-row>
        <table:table-row table:style-name="ro2">
          <table:table-cell table:style-name="ce2" office:value-type="string">
            <text:p>1673885657-211</text:p>
          </table:table-cell>
          <table:table-cell table:style-name="ce2" office:value-type="string">
            <text:p>https://www.cantinadellabirra.it/shop/birra-dell-eremo-saggia.html</text:p>
          </table:table-cell>
          <table:table-cell table:style-name="ce2" office:value-type="string">
            <text:p>Saggia</text:p>
          </table:table-cell>
          <table:table-cell table:style-name="ce2" office:value-type="string">
            <text:p>https://www.cantinadellabirra.it/media/catalog/product/cache/1/image/460x750/9df78eab33525d08d6e5fb8d27136e95/f/o/foto_saggia_2019_002_.png</text:p>
          </table:table-cell>
          <table:table-cell table:style-name="ce2" office:value-type="string">
            <text:p>Italia</text:p>
          </table:table-cell>
          <table:table-cell table:style-name="ce2" office:value-type="string">
            <text:p>Blanche / Witbier</text:p>
          </table:table-cell>
          <table:table-cell table:style-name="ce2" office:value-type="string">
            <text:p>Dorato leggermente velato</text:p>
          </table:table-cell>
          <table:table-cell table:style-name="ce4" office:value-type="percentage" office:value="0.05">
            <text:p>5,00%</text:p>
          </table:table-cell>
          <table:table-cell table:style-name="ce2" office:value-type="string">
            <text:p>Pinta</text:p>
          </table:table-cell>
          <table:table-cell table:style-name="ce2" office:value-type="string">
            <text:p>Birra dell'Erem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5&lt;/td&gt; &lt;td class="empty"&gt;&amp;nbsp;&lt;/td&gt; &lt;th class="title birra_ratebeer"&gt;Voto RateBeer&lt;/th&gt; &lt;td class="data birra_ratebeer last"&gt;2,93 / 5&lt;/td&gt; &lt;/tr&gt; &lt;tr class="odd"&gt; &lt;th class="title birra_stile"&gt;Stile&lt;/th&gt; &lt;td class="data birra_stile"&gt;Blanche / Witbier&lt;/td&gt; &lt;td class="empty"&gt;&amp;nbsp;&lt;/td&gt; &lt;th class="title birra_temperatura"&gt;Temperatura di servizio&lt;/th&gt; &lt;td class="data birra_temperatura last"&gt;6/8°C&lt;/td&gt; &lt;/tr&gt; &lt;tr class="last even"&gt; &lt;th class="title birra_confezioni"&gt;Formati disponibili&lt;/th&gt; &lt;td class="data birra_confezioni"&gt;Bottiglia 33cl&lt;/td&gt; &lt;td class="empty"&gt;&amp;nbsp;&lt;/td&gt; &lt;th class="title allergeni"&gt;Allergeni&lt;/th&gt; &lt;td class="data allergeni last"&gt;Orzo, Frumento, Avena&lt;/td&gt; &lt;/tr&gt; &lt;/tbody&gt; &lt;/table&gt; &lt;script type="text/javascript"&gt;decorateTable('product-attribute-specs-table')&lt;/script&gt; &lt;div class="std" id="block-desc-product"&gt; Birra di colore dorato leggermente velato con una schiuma bianca, copiosa e spumeggiante. Aromi e sapori di malto di frumento, spezie (coriandolo e chiodi di garofano), agrumi (arancia), pane bianco, lievito e frutta. Dal corpo medio e con una discreta carbonatazione termina con un retrogusto fruttato. &lt;/div&gt; &lt;div class="box-collateral box-description"&gt; &lt;span itemprop="description"&gt; &lt;/span&gt; &lt;/div&gt;</text:p>
          </table:table-cell>
        </table:table-row>
        <table:table-row table:style-name="ro2">
          <table:table-cell table:style-name="ce2" office:value-type="string">
            <text:p>1673885660-212</text:p>
          </table:table-cell>
          <table:table-cell table:style-name="ce2" office:value-type="string">
            <text:p>https://www.cantinadellabirra.it/shop/birra-dell-eremo-fiera.html</text:p>
          </table:table-cell>
          <table:table-cell table:style-name="ce2" office:value-type="string">
            <text:p>Fiera</text:p>
          </table:table-cell>
          <table:table-cell table:style-name="ce2" office:value-type="string">
            <text:p>https://www.cantinadellabirra.it/media/catalog/product/cache/1/image/460x750/9df78eab33525d08d6e5fb8d27136e95/b/i/birra_delleremo__fiera.png</text:p>
          </table:table-cell>
          <table:table-cell table:style-name="ce2" office:value-type="string">
            <text:p>Italia</text:p>
          </table:table-cell>
          <table:table-cell table:style-name="ce2" office:value-type="string">
            <text:p>IPA India Pale Ale</text:p>
          </table:table-cell>
          <table:table-cell table:style-name="ce2" office:value-type="string">
            <text:p>Dorato con riflessi arancioni</text:p>
          </table:table-cell>
          <table:table-cell table:style-name="ce2" office:value-type="string">
            <text:p>6.5 %</text:p>
          </table:table-cell>
          <table:table-cell table:style-name="ce2" office:value-type="string">
            <text:p>Pinta</text:p>
          </table:table-cell>
          <table:table-cell table:style-name="ce2" office:value-type="string">
            <text:p>Birra dell'Erem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00&lt;/td&gt; &lt;td class="empty"&gt;&amp;nbsp;&lt;/td&gt; &lt;th class="title birra_ratebeer"&gt;Voto RateBeer&lt;/th&gt; &lt;td class="data birra_ratebeer last"&gt;85 / 100&lt;/td&gt; &lt;/tr&gt; &lt;tr class="odd"&gt; &lt;th class="title birra_beeradvocade"&gt;Voto Beer Advocate&lt;/th&gt; &lt;td class="data birra_beeradvocade"&gt;3.69 / 5&lt;/td&gt; &lt;td class="empty"&gt;&amp;nbsp;&lt;/td&gt; &lt;th class="title birra_gusto"&gt;Sottostile&lt;/th&gt; &lt;td class="data birra_gusto last"&gt;American India Pale Ale&lt;/td&gt; &lt;/tr&gt; &lt;tr class="even"&gt; &lt;th class="title birra_stile"&gt;Stile&lt;/th&gt; &lt;td class="data birra_stile"&gt;IPA India Pale Ale&lt;/td&gt; &lt;td class="empty"&gt;&amp;nbsp;&lt;/td&gt; &lt;th class="title birra_ibu"&gt;IBU&lt;/th&gt; &lt;td class="data birra_ibu last"&gt;45&lt;/td&gt; &lt;/tr&gt; &lt;tr class="odd"&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La Fiera esplora il mondo dell’IPA, il nome richiama il Cantico delle Creature di San Francesco, fonte di ispirazione per tutte le etichette del birrificio. Questa birra si presenta con un cappello di schiuma bianca compatta e persistente. Il colore ha toni di un bell’ambrato limpido, ad anticipare un naso dominato da note agrumate, pompelmo e limone su tutto, affiancate da sensazioni fruttate, resinose ed erbacee. La boccata è piena, di bella personalità, quasi cremosa, avvolge il palato regalando sapori agrodolci di malti tostati e luppolo. Finale lungo ed aromatico, di nuovo con note agrumate e una leggera dolcezza di fondo che la rende davvero piacevole nella sua linearità. Chiude una gradevole impronta&amp;nbsp;amara che ripulisce il palato lasciandolo secco e desidero di un altro sorso. &lt;/div&gt; &lt;div class="box-collateral box-description"&gt; &lt;span itemprop="description"&gt; &lt;/span&gt; &lt;/div&gt;</text:p>
          </table:table-cell>
        </table:table-row>
        <table:table-row table:style-name="ro2">
          <table:table-cell table:style-name="ce2" office:value-type="string">
            <text:p>1673885662-213</text:p>
          </table:table-cell>
          <table:table-cell table:style-name="ce2" office:value-type="string">
            <text:p>https://www.cantinadellabirra.it/shop/birrificio-del-ducato-suprema-ratio.html</text:p>
          </table:table-cell>
          <table:table-cell table:style-name="ce2" office:value-type="string">
            <text:p>Suprema Ratio</text:p>
          </table:table-cell>
          <table:table-cell table:style-name="ce2" office:value-type="string">
            <text:p>https://www.cantinadellabirra.it/media/catalog/product/cache/1/image/460x750/9df78eab33525d08d6e5fb8d27136e95/s/u/suprema-ratio-single-hop-ipa.png</text:p>
          </table:table-cell>
          <table:table-cell table:style-name="ce2" office:value-type="string">
            <text:p>Italia</text:p>
          </table:table-cell>
          <table:table-cell table:style-name="ce2" office:value-type="string">
            <text:p>IPA India Pale Ale</text:p>
          </table:table-cell>
          <table:table-cell table:style-name="ce2" office:value-type="string">
            <text:p>Ambrato scarico</text:p>
          </table:table-cell>
          <table:table-cell table:style-name="ce2" office:value-type="string">
            <text:p>5.4 %</text:p>
          </table:table-cell>
          <table:table-cell table:style-name="ce2" office:value-type="string">
            <text:p>Pinta</text:p>
          </table:table-cell>
          <table:table-cell table:style-name="ce2" office:value-type="string">
            <text:p>Birrificio del Duca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lt;/td&gt; &lt;td class="empty"&gt;&amp;nbsp;&lt;/td&gt; &lt;th class="title birra_gusto"&gt;Sottostile&lt;/th&gt; &lt;td class="data birra_gusto last"&gt;India Pale Ale – Single Hop&lt;/td&gt; &lt;/tr&gt; &lt;tr class="odd"&gt; &lt;th class="title birra_stile"&gt;Stile&lt;/th&gt; &lt;td class="data birra_stile"&gt;IPA India Pale Ale&lt;/td&gt; &lt;td class="empty"&gt;&amp;nbsp;&lt;/td&gt; &lt;th class="title birra_temperatura"&gt;Temperatura di servizio&lt;/th&gt; &lt;td class="data birra_temperatura last"&gt;6/8°C&lt;/td&gt; &lt;/tr&gt; &lt;tr class="last even"&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Appartiene allo stile delle IPA e può essere considerata un’India Pale Ale Single Hop; la ricetta, difatti, prevede una sola qualità di malto e una di luppolo, che cambiamo ogni anno, Suprema Ratio ha un colore giallo dorato intenso ed intensi profumi fruttati. Secca e pulita, amara al punto giusto. &lt;/div&gt; &lt;div class="box-collateral box-description"&gt; &lt;span itemprop="description"&gt; &lt;/span&gt; &lt;/div&gt;</text:p>
          </table:table-cell>
        </table:table-row>
        <table:table-row table:style-name="ro2">
          <table:table-cell table:style-name="ce2" office:value-type="string">
            <text:p>1673885665-214</text:p>
          </table:table-cell>
          <table:table-cell table:style-name="ce2" office:value-type="string">
            <text:p>https://www.cantinadellabirra.it/shop/birrificio-del-ducato-freeride.html</text:p>
          </table:table-cell>
          <table:table-cell table:style-name="ce2" office:value-type="string">
            <text:p>Freeride</text:p>
          </table:table-cell>
          <table:table-cell table:style-name="ce2" office:value-type="string">
            <text:p>https://www.cantinadellabirra.it/media/catalog/product/cache/1/image/460x750/9df78eab33525d08d6e5fb8d27136e95/f/r/freeride_5.png</text:p>
          </table:table-cell>
          <table:table-cell table:style-name="ce2" office:value-type="string">
            <text:p>Italia</text:p>
          </table:table-cell>
          <table:table-cell table:style-name="ce2" office:value-type="string">
            <text:p>IPA India Pale Ale</text:p>
          </table:table-cell>
          <table:table-cell table:style-name="ce2" office:value-type="string">
            <text:p>Ambrato tenue</text:p>
          </table:table-cell>
          <table:table-cell table:style-name="ce2" office:value-type="string">
            <text:p>5.2 %</text:p>
          </table:table-cell>
          <table:table-cell table:style-name="ce2" office:value-type="string">
            <text:p>Pinta</text:p>
          </table:table-cell>
          <table:table-cell table:style-name="ce2" office:value-type="string">
            <text:p>Birrificio del Duca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lt;/td&gt; &lt;td class="empty"&gt;&amp;nbsp;&lt;/td&gt; &lt;th class="title birra_ratebeer"&gt;Voto RateBeer&lt;/th&gt; &lt;td class="data birra_ratebeer last"&gt;2,86 / 5&lt;/td&gt; &lt;/tr&gt; &lt;tr class="odd"&gt; &lt;th class="title birra_gusto"&gt;Sottostile&lt;/th&gt; &lt;td class="data birra_gusto"&gt;American India Pale Ale&lt;/td&gt; &lt;td class="empty"&gt;&amp;nbsp;&lt;/td&gt; &lt;th class="title birra_stile"&gt;Stile&lt;/th&gt; &lt;td class="data birra_stile last"&gt;IPA India Pal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Nel bicchiere è&amp;nbsp;di colore ambrato tenue con una schiuma fine, leggera e di media persistenza. Profuma di agrumi, frutta fresca e succosa, resina di pino. In bocca è altrettanto fresca e fruttata, con una sapidità erbacea e floreale con note terrose ed in sottofondo sottili sensazioni di caramello e malto chiaro. Una birra dove l’ago della bilancia è posizionato indubbiamente dalla parte dell’amaro, con un retrogusto asciutto e resinoso. &lt;/div&gt; &lt;div class="box-collateral box-description"&gt; &lt;span itemprop="description"&gt; &lt;/span&gt; &lt;/div&gt;</text:p>
          </table:table-cell>
        </table:table-row>
        <table:table-row table:style-name="ro2">
          <table:table-cell table:style-name="ce2" office:value-type="string">
            <text:p>1673885668-215</text:p>
          </table:table-cell>
          <table:table-cell table:style-name="ce2" office:value-type="string">
            <text:p>https://www.cantinadellabirra.it/shop/birrificio-del-ducato-machete.html</text:p>
          </table:table-cell>
          <table:table-cell table:style-name="ce2" office:value-type="string">
            <text:p>Machete Double IPA</text:p>
          </table:table-cell>
          <table:table-cell table:style-name="ce2" office:value-type="string">
            <text:p>https://www.cantinadellabirra.it/media/catalog/product/cache/1/image/460x750/9df78eab33525d08d6e5fb8d27136e95/m/a/machete_5.png</text:p>
          </table:table-cell>
          <table:table-cell table:style-name="ce2" office:value-type="string">
            <text:p>Italia</text:p>
          </table:table-cell>
          <table:table-cell table:style-name="ce2" office:value-type="string">
            <text:p>Imperial / Double IPA</text:p>
          </table:table-cell>
          <table:table-cell table:style-name="ce2" office:value-type="string">
            <text:p>Rame brillante</text:p>
          </table:table-cell>
          <table:table-cell table:style-name="ce2" office:value-type="string">
            <text:p>7.8 %</text:p>
          </table:table-cell>
          <table:table-cell table:style-name="ce2" office:value-type="string">
            <text:p>Pinta</text:p>
          </table:table-cell>
          <table:table-cell table:style-name="ce2" office:value-type="string">
            <text:p>Birrificio del Duca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lt;/td&gt; &lt;td class="empty"&gt;&amp;nbsp;&lt;/td&gt; &lt;th class="title birra_ratebeer"&gt;Voto RateBeer&lt;/th&gt; &lt;td class="data birra_ratebeer last"&gt;92 / 100&lt;/td&gt; &lt;/tr&gt; &lt;tr class="odd"&gt; &lt;th class="title birra_beeradvocade"&gt;Voto Beer Advocate&lt;/th&gt; &lt;td class="data birra_beeradvocade"&gt;85 / 100&lt;/td&gt; &lt;td class="empty"&gt;&amp;nbsp;&lt;/td&gt; &lt;th class="title birra_stile"&gt;Stile&lt;/th&gt; &lt;td class="data birra_stile last"&gt;Imperial / Double IPA&lt;/td&gt; &lt;/tr&gt; &lt;tr class="even"&gt; &lt;th class="title birra_temperatura"&gt;Temperatura di servizio&lt;/th&gt; &lt;td class="data birra_temperatura"&gt;8/10°C&lt;/td&gt; &lt;td class="empty"&gt;&amp;nbsp;&lt;/td&gt; &lt;th class="title birra_confezioni"&gt;Formati disponibili&lt;/th&gt; &lt;td class="data birra_confezioni last"&gt;Bottiglia 33cl&lt;/td&gt; &lt;/tr&gt; &lt;tr class="last odd"&gt; &lt;th class="title birra_extra"&gt;Extra&lt;/th&gt; &lt;td class="data birra_extra"&gt;Birra iconica, Premiata&lt;/td&gt; &lt;td class="empty"&gt;&amp;nbsp;&lt;/td&gt; &lt;th class="title allergeni"&gt;Allergeni&lt;/th&gt; &lt;td class="data allergeni last"&gt;Orzo&lt;/td&gt; &lt;/tr&gt; &lt;/tbody&gt; &lt;/table&gt; &lt;script type="text/javascript"&gt;decorateTable('product-attribute-specs-table')&lt;/script&gt; &lt;div class="std" id="block-desc-product"&gt; Una Double IPa ispirata alle grandi birre americane, ma delle quali sceglie di seguire solo alcuni lati e non l’eccessiva luppolatura, che è ovviamente presente ma non esagerata. Sprigiona sentori di pompelmo, uva bianca, luppolo e frutta tropicale. In bocca mostra tutto il suo carattere: calda e piuttosto corposa, amara ma equilibrata, complessa e persistente termina con note balsamiche e resinose.&lt;br&gt; &lt;br&gt; &lt;strong&gt;Slow Food Guida alle birre d’Italia 2021&lt;/strong&gt;&lt;br&gt; &lt;u&gt;Premiata come Birra Imperdibile (per le caratteristiche organolettiche di assoluto valore e l’equilibrio complessivo)&lt;/u&gt; &lt;/div&gt; &lt;div class="box-collateral box-description"&gt; &lt;span itemprop="description"&gt; &lt;/span&gt; &lt;/div&gt;</text:p>
          </table:table-cell>
        </table:table-row>
        <table:table-row table:style-name="ro2">
          <table:table-cell table:style-name="ce2" office:value-type="string">
            <text:p>1673885671-216</text:p>
          </table:table-cell>
          <table:table-cell table:style-name="ce2" office:value-type="string">
            <text:p>https://www.cantinadellabirra.it/shop/birrificio-del-ducato-verdi-imperial-stout.html</text:p>
          </table:table-cell>
          <table:table-cell table:style-name="ce2" office:value-type="string">
            <text:p>Verdi Imperial Stout</text:p>
          </table:table-cell>
          <table:table-cell table:style-name="ce2" office:value-type="string">
            <text:p>https://www.cantinadellabirra.it/media/catalog/product/cache/1/image/460x750/9df78eab33525d08d6e5fb8d27136e95/v/e/verdi_imperial_stout_33cl_cantina_della_birra_1.png</text:p>
          </table:table-cell>
          <table:table-cell table:style-name="ce2" office:value-type="string">
            <text:p>Italia</text:p>
          </table:table-cell>
          <table:table-cell table:style-name="ce2" office:value-type="string">
            <text:p>Imperial Stout</text:p>
          </table:table-cell>
          <table:table-cell table:style-name="ce2" office:value-type="string">
            <text:p>Ebano scuro</text:p>
          </table:table-cell>
          <table:table-cell table:style-name="ce2" office:value-type="string">
            <text:p>8.2 %</text:p>
          </table:table-cell>
          <table:table-cell table:style-name="ce2" office:value-type="string">
            <text:p>Pinta</text:p>
          </table:table-cell>
          <table:table-cell table:style-name="ce2" office:value-type="string">
            <text:p>Birrificio del Duca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0&lt;/td&gt; &lt;td class="empty"&gt;&amp;nbsp;&lt;/td&gt; &lt;th class="title birra_ratebeer"&gt;Voto RateBeer&lt;/th&gt; &lt;td class="data birra_ratebeer last"&gt;93 / 100&lt;/td&gt; &lt;/tr&gt; &lt;tr class="odd"&gt; &lt;th class="title birra_beeradvocade"&gt;Voto Beer Advocate&lt;/th&gt; &lt;td class="data birra_beeradvocade"&gt;91 / 100&lt;/td&gt; &lt;td class="empty"&gt;&amp;nbsp;&lt;/td&gt; &lt;th class="title birra_stile"&gt;Stile&lt;/th&gt; &lt;td class="data birra_stile last"&gt;Imperial Stout&lt;/td&gt; &lt;/tr&gt; &lt;tr class="even"&gt; &lt;th class="title birra_ibu"&gt;IBU&lt;/th&gt; &lt;td class="data birra_ibu"&gt;60&lt;/td&gt; &lt;td class="empty"&gt;&amp;nbsp;&lt;/td&gt; &lt;th class="title birra_temperatura"&gt;Temperatura di servizio&lt;/th&gt; &lt;td class="data birra_temperatura last"&gt;10/12°C&lt;/td&gt; &lt;/tr&gt; &lt;tr class="odd"&gt; &lt;th class="title birra_confezioni"&gt;Formati disponibili&lt;/th&gt; &lt;td class="data birra_confezioni"&gt;Bottiglia 33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Si presenta di color ebano scuro, denso ed impenetrabile, con schiuma cremosa color cappuccino. Al naso gli aromi sono avvolgenti, si percepiscono note di cioccolato, liquirizia, fondi di caffè, tabacco e sentori liquorosi. Dal corpo pieno, è morbida e secca al palato, dove si denota una sfumatura piccante. Birra da meditazione che si presta all'invecchiamento, perfetta accompagnata con dolci al cioccolato, pasticceria secca ed alcuni formaggi erborinati.&lt;br&gt; &lt;/div&gt; &lt;div class="box-collateral box-description"&gt; &lt;span itemprop="description"&gt; &lt;/span&gt; &lt;/div&gt;</text:p>
          </table:table-cell>
        </table:table-row>
        <table:table-row table:style-name="ro2">
          <table:table-cell table:style-name="ce2" office:value-type="string">
            <text:p>1673885673-217</text:p>
          </table:table-cell>
          <table:table-cell table:style-name="ce2" office:value-type="string">
            <text:p>https://www.cantinadellabirra.it/shop/birrificio-del-ducato-winterlude.html</text:p>
          </table:table-cell>
          <table:table-cell table:style-name="ce2" office:value-type="string">
            <text:p>Winterlude</text:p>
          </table:table-cell>
          <table:table-cell table:style-name="ce2" office:value-type="string">
            <text:p>https://www.cantinadellabirra.it/media/catalog/product/cache/1/image/460x750/9df78eab33525d08d6e5fb8d27136e95/w/i/winter_lude_33cl_cantina_della_birra_2.png</text:p>
          </table:table-cell>
          <table:table-cell table:style-name="ce2" office:value-type="string">
            <text:p>Italia</text:p>
          </table:table-cell>
          <table:table-cell table:style-name="ce2" office:value-type="string">
            <text:p>Abbey Tripel</text:p>
          </table:table-cell>
          <table:table-cell table:style-name="ce2" office:value-type="string">
            <text:p>Dorato con riflessi arancioni</text:p>
          </table:table-cell>
          <table:table-cell table:style-name="ce2" office:value-type="string">
            <text:p>8.8 %</text:p>
          </table:table-cell>
          <table:table-cell table:style-name="ce2" office:value-type="string">
            <text:p>Coppa</text:p>
          </table:table-cell>
          <table:table-cell table:style-name="ce2" office:value-type="string">
            <text:p>Birrificio del Ducat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9&lt;/td&gt; &lt;td class="empty"&gt;&amp;nbsp;&lt;/td&gt; &lt;th class="title birra_ratebeer"&gt;Voto RateBeer&lt;/th&gt; &lt;td class="data birra_ratebeer last"&gt;91 / 100&lt;/td&gt; &lt;/tr&gt; &lt;tr class="odd"&gt; &lt;th class="title birra_beeradvocade"&gt;Voto Beer Advocate&lt;/th&gt; &lt;td class="data birra_beeradvocade"&gt;88 / 100&lt;/td&gt; &lt;td class="empty"&gt;&amp;nbsp;&lt;/td&gt; &lt;th class="title birra_stile"&gt;Stile&lt;/th&gt; &lt;td class="data birra_stile last"&gt;Abbey Tripel&lt;/td&gt; &lt;/tr&gt; &lt;tr class="even"&gt; &lt;th class="title birra_ibu"&gt;IBU&lt;/th&gt; &lt;td class="data birra_ibu"&gt;36&lt;/td&gt; &lt;td class="empty"&gt;&amp;nbsp;&lt;/td&gt; &lt;th class="title birra_temperatura"&gt;Temperatura di servizio&lt;/th&gt; &lt;td class="data birra_temperatura last"&gt;8/10°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Rifermentata in bottiglia, la Winterlude si presenta nel bicchiere di colore dorato intenso, quasi aranciato. Al naso gli aromi sono dolci di frutta sciroppata (ananas, pesca ed albicocca), zucchero candito, crosta di pane ed una tipica sfumatura di erba cipollina conferita dal luppolo belga Poperinge. Forte e strutturata, al palato la bevuta è calda e dolce. Perfetta in abbinamento con formaggi importanti, salumi grassi, risotti o primi piatti dal condimento saporito. &lt;/div&gt; &lt;div class="box-collateral box-description"&gt; &lt;span itemprop="description"&gt; &lt;/span&gt; &lt;/div&gt;</text:p>
          </table:table-cell>
        </table:table-row>
        <table:table-row table:style-name="ro2">
          <table:table-cell table:style-name="ce2" office:value-type="string">
            <text:p>1673885676-218</text:p>
          </table:table-cell>
          <table:table-cell table:style-name="ce2" office:value-type="string">
            <text:p>https://www.cantinadellabirra.it/shop/birrificio-del-ducato-new-morning.html</text:p>
          </table:table-cell>
          <table:table-cell table:style-name="ce2" office:value-type="string">
            <text:p>New Morning</text:p>
          </table:table-cell>
          <table:table-cell table:style-name="ce2" office:value-type="string">
            <text:p>https://www.cantinadellabirra.it/media/catalog/product/cache/1/image/460x750/9df78eab33525d08d6e5fb8d27136e95/n/e/new_morning_33cl_cantina_della_birra_2.png</text:p>
          </table:table-cell>
          <table:table-cell table:style-name="ce2" office:value-type="string">
            <text:p>Italia</text:p>
          </table:table-cell>
          <table:table-cell table:style-name="ce2" office:value-type="string">
            <text:p>Saison / Farmhouse Ale</text:p>
          </table:table-cell>
          <table:table-cell table:style-name="ce2" office:value-type="string">
            <text:p>Arancio pallido velato</text:p>
          </table:table-cell>
          <table:table-cell table:style-name="ce2" office:value-type="string">
            <text:p>5.8 %</text:p>
          </table:table-cell>
          <table:table-cell table:style-name="ce2" office:value-type="string">
            <text:p>Calice a tulipano</text:p>
          </table:table-cell>
          <table:table-cell table:style-name="ce2" office:value-type="string">
            <text:p>Birrificio del Duca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95 / 100&lt;/td&gt; &lt;/tr&gt; &lt;tr class="odd"&gt; &lt;th class="title birra_beeradvocade"&gt;Voto Beer Advocate&lt;/th&gt; &lt;td class="data birra_beeradvocade"&gt;87 / 100&lt;/td&gt; &lt;td class="empty"&gt;&amp;nbsp;&lt;/td&gt; &lt;th class="title birra_stile"&gt;Stile&lt;/th&gt; &lt;td class="data birra_stile last"&gt;Saison / Farmhous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Ispirata alle Saison belghe, si presenta con un colore arancio pallido velato, ampio cappello di schiuma bianca, cremosa e mediamente persistente. E’ una birra dedicata alla primavera con un sontuoso e complesso bouquet olfattivo di spezie (pepe verde, coriandolo e zenzero), agrumi (limone e buccia d’arancia), cereali e forti sentori floreali (camomilla). Gusto piacevolmente “pungente” ed amarognolo, con malto in evidenzia. Finale secco, luppolato caratterizzato da una secchezza dissetante ed un amaro abbastanza pronunciato. &lt;/div&gt; &lt;div class="box-collateral box-description"&gt; &lt;span itemprop="description"&gt; &lt;/span&gt; &lt;/div&gt;</text:p>
          </table:table-cell>
        </table:table-row>
        <table:table-row table:style-name="ro2">
          <table:table-cell table:style-name="ce2" office:value-type="string">
            <text:p>1673885679-219</text:p>
          </table:table-cell>
          <table:table-cell table:style-name="ce2" office:value-type="string">
            <text:p>https://www.cantinadellabirra.it/shop/birrificio-del-ducato-afo.html</text:p>
          </table:table-cell>
          <table:table-cell table:style-name="ce2" office:value-type="string">
            <text:p>A.F.O.</text:p>
          </table:table-cell>
          <table:table-cell table:style-name="ce2" office:value-type="string">
            <text:p>https://www.cantinadellabirra.it/media/catalog/product/cache/1/image/460x750/9df78eab33525d08d6e5fb8d27136e95/a/f/afo_33cl_cantina_della_birra.png</text:p>
          </table:table-cell>
          <table:table-cell table:style-name="ce2" office:value-type="string">
            <text:p>Italia</text:p>
          </table:table-cell>
          <table:table-cell table:style-name="ce2" office:value-type="string">
            <text:p>APA American Pale Ale</text:p>
          </table:table-cell>
          <table:table-cell table:style-name="ce2" office:value-type="string">
            <text:p>Rame</text:p>
          </table:table-cell>
          <table:table-cell table:style-name="ce2" office:value-type="string">
            <text:p>5.4 %</text:p>
          </table:table-cell>
          <table:table-cell table:style-name="ce2" office:value-type="string">
            <text:p>Pinta</text:p>
          </table:table-cell>
          <table:table-cell table:style-name="ce2" office:value-type="string">
            <text:p>Birrificio del Duca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lt;/td&gt; &lt;td class="empty"&gt;&amp;nbsp;&lt;/td&gt; &lt;th class="title birra_ratebeer"&gt;Voto RateBeer&lt;/th&gt; &lt;td class="data birra_ratebeer last"&gt;90 / 100&lt;/td&gt; &lt;/tr&gt; &lt;tr class="odd"&gt; &lt;th class="title birra_beeradvocade"&gt;Voto Beer Advocate&lt;/th&gt; &lt;td class="data birra_beeradvocade"&gt;88 / 100&lt;/td&gt; &lt;td class="empty"&gt;&amp;nbsp;&lt;/td&gt; &lt;th class="title birra_gusto"&gt;Sottostile&lt;/th&gt; &lt;td class="data birra_gusto last"&gt;India Pale Ale&lt;/td&gt; &lt;/tr&gt; &lt;tr class="even"&gt; &lt;th class="title birra_stile"&gt;Stile&lt;/th&gt; &lt;td class="data birra_stile"&gt;APA American Pale Ale&lt;/td&gt; &lt;td class="empty"&gt;&amp;nbsp;&lt;/td&gt; &lt;th class="title birra_ibu"&gt;IBU&lt;/th&gt; &lt;td class="data birra_ibu last"&gt;40&lt;/td&gt; &lt;/tr&gt; &lt;tr class="odd"&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Abbiamo di fronte una buona e libera interpretazione del concetto di Pale Ale. Di color ramato intenso, è caratterizzata da una generosa luppolatura e contempla l’utilizzo di nove luppoli di diversa provenienza tra cui gli americani Chinook, Cascade ed Amarillo che le conferiscono profumi agrumati e di frutta esotica. Presenta una saporosità caramellata con delicate tostature che equilibrano egregiamente l’amaro dei luppoli utilizzati. &lt;/div&gt; &lt;div class="box-collateral box-description"&gt; &lt;span itemprop="description"&gt; &lt;/span&gt; &lt;/div&gt;</text:p>
          </table:table-cell>
        </table:table-row>
        <table:table-row table:style-name="ro2">
          <table:table-cell table:style-name="ce2" office:value-type="string">
            <text:p>1673885682-220</text:p>
          </table:table-cell>
          <table:table-cell table:style-name="ce2" office:value-type="string">
            <text:p>https://www.cantinadellabirra.it/shop/samuel-adams-boston-lager.html</text:p>
          </table:table-cell>
          <table:table-cell table:style-name="ce2" office:value-type="string">
            <text:p>Samuel Adams Boston Lager</text:p>
          </table:table-cell>
          <table:table-cell table:style-name="ce2" office:value-type="string">
            <text:p>https://www.cantinadellabirra.it/media/catalog/product/cache/1/image/460x750/9df78eab33525d08d6e5fb8d27136e95/b/o/boston.lager.png</text:p>
          </table:table-cell>
          <table:table-cell table:style-name="ce2" office:value-type="string">
            <text:p>Stati Uniti</text:p>
          </table:table-cell>
          <table:table-cell table:style-name="ce2" office:value-type="string">
            <text:p>Amber Lager / Vienna</text:p>
          </table:table-cell>
          <table:table-cell table:style-name="ce2" office:value-type="string">
            <text:p>Biondo con riflessi di rame</text:p>
          </table:table-cell>
          <table:table-cell table:style-name="ce4" office:value-type="percentage" office:value="0.05">
            <text:p>5,00%</text:p>
          </table:table-cell>
          <table:table-cell table:style-name="ce2" office:value-type="string">
            <text:p>Pinta</text:p>
          </table:table-cell>
          <table:table-cell table:style-name="ce2" office:value-type="string">
            <text:p>Boston Beer Company</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1&lt;/td&gt; &lt;td class="empty"&gt;&amp;nbsp;&lt;/td&gt; &lt;th class="title birra_ratebeer"&gt;Voto RateBeer&lt;/th&gt; &lt;td class="data birra_ratebeer last"&gt;3.29 / 5&lt;/td&gt; &lt;/tr&gt; &lt;tr class="odd"&gt; &lt;th class="title birra_stile"&gt;Stile&lt;/th&gt; &lt;td class="data birra_stile"&gt;Amber Lager / Vienna&lt;/td&gt; &lt;td class="empty"&gt;&amp;nbsp;&lt;/td&gt; &lt;th class="title birra_ibu"&gt;IBU&lt;/th&gt; &lt;td class="data birra_ibu last"&gt;30&lt;/td&gt; &lt;/tr&gt; &lt;tr class="even"&gt; &lt;th class="title birra_temperatura"&gt;Temperatura di servizio&lt;/th&gt; &lt;td class="data birra_temperatura"&gt;5 - 7°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Questa Lager, che molto richiama lo stile viennese, è prodotta secondo tradizionali metodi che prevedono l’uso dei luppoli tedeschi più nobili: Hallertauer e Tettnager che la rendono, assieme ai malti leggermente caramellati, gustosa, equilibrata e al contempo delicata. Tutti questi ingredienti le conferiscono un colore biondo ramato ed una schiuma fine e vellutata, mentre al naso sprigiona aromi maltati e di caramello alternati a una leggera speziatura e da note floreali. Al palato è morbida ma vivace, rispecchia i sentori olfattivi, dove spiccano note dolci caramellate, di pane che si avvicendano ad una saporosità fresca ed agrumata. Termina con un lungo retrogusto asciutto. &lt;/div&gt; &lt;div class="box-collateral box-description"&gt; &lt;span itemprop="description"&gt; &lt;/span&gt; &lt;/div&gt;</text:p>
          </table:table-cell>
        </table:table-row>
        <table:table-row table:style-name="ro2">
          <table:table-cell table:style-name="ce2" office:value-type="string">
            <text:p>1673885684-221</text:p>
          </table:table-cell>
          <table:table-cell table:style-name="ce2" office:value-type="string">
            <text:p>https://www.cantinadellabirra.it/shop/coopers-original-pale-ale.html</text:p>
          </table:table-cell>
          <table:table-cell table:style-name="ce2" office:value-type="string">
            <text:p>Coopers Original Pale Ale</text:p>
          </table:table-cell>
          <table:table-cell table:style-name="ce2" office:value-type="string">
            <text:p>https://www.cantinadellabirra.it/media/catalog/product/cache/1/image/460x750/9df78eab33525d08d6e5fb8d27136e95/c/o/coopers_pale_ale_37.5cl_cantina_della_birra.png</text:p>
          </table:table-cell>
          <table:table-cell table:style-name="ce2" office:value-type="string">
            <text:p>Australia</text:p>
          </table:table-cell>
          <table:table-cell table:style-name="ce2" office:value-type="string">
            <text:p>Golden Ale / Blonde Ale</text:p>
          </table:table-cell>
          <table:table-cell table:style-name="ce2" office:value-type="string">
            <text:p>Giallo dorato</text:p>
          </table:table-cell>
          <table:table-cell table:style-name="ce2" office:value-type="string">
            <text:p>4.5 %</text:p>
          </table:table-cell>
          <table:table-cell table:style-name="ce2" office:value-type="string">
            <text:p>Pinta</text:p>
          </table:table-cell>
          <table:table-cell table:style-name="ce2" office:value-type="string">
            <text:p>Coopers</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lt;/td&gt; &lt;td class="empty"&gt;&amp;nbsp;&lt;/td&gt; &lt;th class="title birra_ratebeer"&gt;Voto RateBeer&lt;/th&gt; &lt;td class="data birra_ratebeer last"&gt;2.7 / 5&lt;/td&gt; &lt;/tr&gt; &lt;tr class="odd"&gt; &lt;th class="title birra_beeradvocade"&gt;Voto Beer Advocate&lt;/th&gt; &lt;td class="data birra_beeradvocade"&gt;3.16 / 5&lt;/td&gt; &lt;td class="empty"&gt;&amp;nbsp;&lt;/td&gt; &lt;th class="title birra_gusto"&gt;Sottostile&lt;/th&gt; &lt;td class="data birra_gusto last"&gt;Australian Pale Ale&lt;/td&gt; &lt;/tr&gt; &lt;tr class="even"&gt; &lt;th class="title birra_stile"&gt;Stile&lt;/th&gt; &lt;td class="data birra_stile"&gt;Golden Ale / Blonde Ale&lt;/td&gt; &lt;td class="empty"&gt;&amp;nbsp;&lt;/td&gt; &lt;th class="title birra_ibu"&gt;IBU&lt;/th&gt; &lt;td class="data birra_ibu last"&gt;34&lt;/td&gt; &lt;/tr&gt; &lt;tr class="odd"&gt; &lt;th class="title birra_temperatura"&gt;Temperatura di servizio&lt;/th&gt; &lt;td class="data birra_temperatura"&gt;6 - 8°C&lt;/td&gt; &lt;td class="empty"&gt;&amp;nbsp;&lt;/td&gt; &lt;th class="title birra_confezioni"&gt;Formati disponibili&lt;/th&gt; &lt;td class="data birra_confezioni last"&gt;Bottiglia 37.5cl&lt;/td&gt; &lt;/tr&gt; &lt;tr class="last even"&gt; &lt;th class="title allergeni"&gt;Allergeni&lt;/th&gt; &lt;td class="data allergeni last"&gt;Orzo&lt;/td&gt; &lt;/tr&gt;&lt;/tbody&gt; &lt;/table&gt; &lt;script type="text/javascript"&gt;decorateTable('product-attribute-specs-table')&lt;/script&gt; &lt;div class="std" id="block-desc-product"&gt; Questa birra, considerata in Australia un'icona, si presenta con un colore biondo opalescente con numerosi sedimenti e con una schiuma bianca che si dissipa abbastanza rapidamente. Per produrla vengono utilizzati i migliori orzi, i luppoli e un lievito appositamente selezionato che danno come risultato una birra dall’aroma e dal sapore fruttato (banana), di pane, agrumato (pompelmo) con finiture di lievito. Termina con un retrogusto agrodolce che si addice a molteplici occasioni; è una di quelle miscele che stuzzica l’interesse dei curiosi alla scoperta del mondo della buona birra. &lt;/div&gt; &lt;div class="box-collateral box-description"&gt; &lt;span itemprop="description"&gt; &lt;/span&gt; &lt;/div&gt;</text:p>
          </table:table-cell>
        </table:table-row>
        <table:table-row table:style-name="ro2">
          <table:table-cell table:style-name="ce2" office:value-type="string">
            <text:p>1673885687-222</text:p>
          </table:table-cell>
          <table:table-cell table:style-name="ce2" office:value-type="string">
            <text:p>https://www.cantinadellabirra.it/shop/de-la-senne-stouterik.html</text:p>
          </table:table-cell>
          <table:table-cell table:style-name="ce2" office:value-type="string">
            <text:p>Stouterik</text:p>
          </table:table-cell>
          <table:table-cell table:style-name="ce2" office:value-type="string">
            <text:p>https://www.cantinadellabirra.it/media/catalog/product/cache/1/image/460x750/9df78eab33525d08d6e5fb8d27136e95/s/t/stouterik_33cl_cantina_della_birra.png</text:p>
          </table:table-cell>
          <table:table-cell table:style-name="ce2" office:value-type="string">
            <text:p>Belgio</text:p>
          </table:table-cell>
          <table:table-cell table:style-name="ce2" office:value-type="string">
            <text:p>Stout</text:p>
          </table:table-cell>
          <table:table-cell table:style-name="ce2" office:value-type="string">
            <text:p>Ebano scuro</text:p>
          </table:table-cell>
          <table:table-cell table:style-name="ce2" office:value-type="string">
            <text:p>4.5 %</text:p>
          </table:table-cell>
          <table:table-cell table:style-name="ce2" office:value-type="string">
            <text:p>Pinta</text:p>
          </table:table-cell>
          <table:table-cell table:style-name="ce2" office:value-type="string">
            <text:p>De la Senn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lt;/td&gt; &lt;td class="empty"&gt;&amp;nbsp;&lt;/td&gt; &lt;th class="title birra_ratebeer"&gt;Voto RateBeer&lt;/th&gt; &lt;td class="data birra_ratebeer last"&gt;84 / 100&lt;/td&gt; &lt;/tr&gt; &lt;tr class="odd"&gt; &lt;th class="title birra_beeradvocade"&gt;Voto Beer Advocate&lt;/th&gt; &lt;td class="data birra_beeradvocade"&gt;84 / 100&lt;/td&gt; &lt;td class="empty"&gt;&amp;nbsp;&lt;/td&gt; &lt;th class="title birra_gusto"&gt;Sottostile&lt;/th&gt; &lt;td class="data birra_gusto last"&gt;Irish Stout&lt;/td&gt; &lt;/tr&gt; &lt;tr class="even"&gt; &lt;th class="title birra_stile"&gt;Stile&lt;/th&gt; &lt;td class="data birra_stile"&gt;Stout&lt;/td&gt; &lt;td class="empty"&gt;&amp;nbsp;&lt;/td&gt; &lt;th class="title birra_ibu"&gt;IBU&lt;/th&gt; &lt;td class="data birra_ibu last"&gt;40&lt;/td&gt; &lt;/tr&gt; &lt;tr class="odd"&gt; &lt;th class="title birra_temperatura"&gt;Temperatura di servizio&lt;/th&gt; &lt;td class="data birra_temperatura"&gt;8 - 10°C&lt;/td&gt; &lt;td class="empty"&gt;&amp;nbsp;&lt;/td&gt; &lt;th class="title birra_confezioni"&gt;Formati disponibili&lt;/th&gt; &lt;td class="data birra_confezioni last"&gt;Bottiglia 33cl&lt;/td&gt; &lt;/tr&gt; &lt;tr class="last even"&gt; &lt;th class="title birra_extra"&gt;Extra&lt;/th&gt; &lt;td class="data birra_extra"&gt;Birra iconica, Premiata&lt;/td&gt; &lt;td class="empty"&gt;&amp;nbsp;&lt;/td&gt; &lt;th class="title allergeni"&gt;Allergeni&lt;/th&gt; &lt;td class="data allergeni last"&gt;Orzo&lt;/td&gt; &lt;/tr&gt; &lt;/tbody&gt; &lt;/table&gt; &lt;script type="text/javascript"&gt;decorateTable('product-attribute-specs-table')&lt;/script&gt; &lt;div class="std" id="block-desc-product"&gt; Birra in stile Stout, dal colore scuro con schiuma cremosa e persistente. Al naso l'aroma è piacevole, con leggere note di caffè e cacao amaro. Al palato il gusto è pieno, anche qui protagonisti sono i sentori tostati del caffè e dei malti tostati, che ne caratterizzano il retrogusto, amaro ed intenso.&lt;br&gt; &lt;br&gt; &lt;strong&gt;Brussels Beer Challenge 2021&lt;/strong&gt;&lt;br&gt; &lt;u&gt;Medaglia d'oro nella categoria Stout / Porter / Dry Stout&lt;/u&gt;&lt;br&gt; &lt;br&gt; &lt;/div&gt; &lt;div class="box-collateral box-description"&gt; &lt;span itemprop="description"&gt; &lt;/span&gt; &lt;/div&gt;</text:p>
          </table:table-cell>
        </table:table-row>
        <table:table-row table:style-name="ro2">
          <table:table-cell table:style-name="ce2" office:value-type="string">
            <text:p>1673885690-223</text:p>
          </table:table-cell>
          <table:table-cell table:style-name="ce2" office:value-type="string">
            <text:p>https://www.cantinadellabirra.it/shop/de-glazen-toren-jan-de-lichte.html</text:p>
          </table:table-cell>
          <table:table-cell table:style-name="ce2" office:value-type="string">
            <text:p>Jan De Lichte</text:p>
          </table:table-cell>
          <table:table-cell table:style-name="ce2" office:value-type="string">
            <text:p>https://www.cantinadellabirra.it/media/catalog/product/cache/1/image/460x750/9df78eab33525d08d6e5fb8d27136e95/j/a/jan_de_lichte._.png</text:p>
          </table:table-cell>
          <table:table-cell table:style-name="ce2" office:value-type="string">
            <text:p>Belgio</text:p>
          </table:table-cell>
          <table:table-cell table:style-name="ce2" office:value-type="string">
            <text:p>Imperial / Double Blanche</text:p>
          </table:table-cell>
          <table:table-cell table:style-name="ce2" office:value-type="string">
            <text:p>Dorato</text:p>
          </table:table-cell>
          <table:table-cell table:style-name="ce2" office:value-type="string">
            <text:p>7.5 %</text:p>
          </table:table-cell>
          <table:table-cell table:style-name="ce2" office:value-type="string">
            <text:p>Pinta</text:p>
          </table:table-cell>
          <table:table-cell table:style-name="ce2" office:value-type="string">
            <text:p>De Glazen Toren</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lt;/td&gt; &lt;td class="empty"&gt;&amp;nbsp;&lt;/td&gt; &lt;th class="title birra_ratebeer"&gt;Voto RateBeer&lt;/th&gt; &lt;td class="data birra_ratebeer last"&gt;91 / 100&lt;/td&gt; &lt;/tr&gt; &lt;tr class="odd"&gt; &lt;th class="title birra_beeradvocade"&gt;Voto Beer Advocate&lt;/th&gt; &lt;td class="data birra_beeradvocade"&gt;89 / 100&lt;/td&gt; &lt;td class="empty"&gt;&amp;nbsp;&lt;/td&gt; &lt;th class="title birra_stile"&gt;Stile&lt;/th&gt; &lt;td class="data birra_stile last"&gt;Imperial / Double Blanche&lt;/td&gt; &lt;/tr&gt; &lt;tr class="even"&gt; &lt;th class="title birra_temperatura"&gt;Temperatura di servizio&lt;/th&gt; &lt;td class="data birra_temperatura"&gt;6° - 8°C&lt;/td&gt; &lt;td class="empty"&gt;&amp;nbsp;&lt;/td&gt; &lt;th class="title birra_confezioni"&gt;Formati disponibili&lt;/th&gt; &lt;td class="data birra_confezioni last"&gt;Bottiglia 75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Ha un colore biondo brillante, schiuma fine mediamente persistente. E’ ricca di aromi citrici, speziati, fruttati e notevolmente agrumati, che rinfrescano e lasciano una piacevole sensazione di pulizia. Corpo all’inizio molto snello, senza essere sfuggente; nel perdurare della degustazione vengono fuori prepotentemente le note speziate del coriandolo, dolciastre del curacao e rinfrescanti dell’agrumato, che la rendono molto beverina. Molto forte l’impronta speziata anche nel finale. &lt;/div&gt; &lt;div class="box-collateral box-description"&gt; &lt;span itemprop="description"&gt; &lt;/span&gt; &lt;/div&gt;</text:p>
          </table:table-cell>
        </table:table-row>
        <table:table-row table:style-name="ro2">
          <table:table-cell table:style-name="ce2" office:value-type="string">
            <text:p>1673885692-224</text:p>
          </table:table-cell>
          <table:table-cell table:style-name="ce2" office:value-type="string">
            <text:p>https://www.cantinadellabirra.it/shop/de-dochter-van-de-korenaar-extase.html</text:p>
          </table:table-cell>
          <table:table-cell table:style-name="ce2" office:value-type="string">
            <text:p>Extase Double Ipa</text:p>
          </table:table-cell>
          <table:table-cell table:style-name="ce2" office:value-type="string">
            <text:p>https://www.cantinadellabirra.it/media/catalog/product/cache/1/image/460x750/9df78eab33525d08d6e5fb8d27136e95/e/x/extase_double_ipa_33cl_cantina_della_birra..png</text:p>
          </table:table-cell>
          <table:table-cell table:style-name="ce2" office:value-type="string">
            <text:p>Belgio</text:p>
          </table:table-cell>
          <table:table-cell table:style-name="ce2" office:value-type="string">
            <text:p>Imperial / Double IPA</text:p>
          </table:table-cell>
          <table:table-cell table:style-name="ce2" office:value-type="string">
            <text:p>Dorato con riflessi arancioni</text:p>
          </table:table-cell>
          <table:table-cell table:style-name="ce2" office:value-type="string">
            <text:p>8.5 %</text:p>
          </table:table-cell>
          <table:table-cell table:style-name="ce2" office:value-type="string">
            <text:p>Pinta</text:p>
          </table:table-cell>
          <table:table-cell table:style-name="ce2" office:value-type="string">
            <text:p>De Dochter van de Korenaa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lt;/td&gt; &lt;td class="empty"&gt;&amp;nbsp;&lt;/td&gt; &lt;th class="title birra_ratebeer"&gt;Voto RateBeer&lt;/th&gt; &lt;td class="data birra_ratebeer last"&gt;99 / 100&lt;/td&gt; &lt;/tr&gt; &lt;tr class="odd"&gt; &lt;th class="title birra_beeradvocade"&gt;Voto Beer Advocate&lt;/th&gt; &lt;td class="data birra_beeradvocade"&gt;88 / 100&lt;/td&gt; &lt;td class="empty"&gt;&amp;nbsp;&lt;/td&gt; &lt;th class="title birra_stile"&gt;Stile&lt;/th&gt; &lt;td class="data birra_stile last"&gt;Imperial / Double IPA&lt;/td&gt; &lt;/tr&gt; &lt;tr class="even"&gt; &lt;th class="title birra_ibu"&gt;IBU&lt;/th&gt; &lt;td class="data birra_ibu"&gt;100&lt;/td&gt; &lt;td class="empty"&gt;&amp;nbsp;&lt;/td&gt; &lt;th class="title birra_temperatura"&gt;Temperatura di servizio&lt;/th&gt; &lt;td class="data birra_temperatura last"&gt;6° - 8°C&lt;/td&gt; &lt;/tr&gt; &lt;tr class="odd"&gt; &lt;th class="title birra_confezioni"&gt;Formati disponibili&lt;/th&gt; &lt;td class="data birra_confezioni"&gt;Bottiglia 33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Veste un abito dal colore arancione brillante con un cappello di schiuma bianca abbondante, cremosa e persistente. Naso penetrante e luppolato (viene prodotta con 14 varietà di luppoli americani ed europei), con fragranze di frutta esotica, agrumi (limone e pompelmo in primis), floreali, resinose, di sottobosco e leggere note lievitose. In bocca è un vero e proprio assalto alle papille gustative: dopo un inizio dettato da una lievissima saporosità di malto, miele e caramello, il sapore del luppolo e l'amarezza è così intenso che assume tutta la tavolozza dei sapori. Retrogusto lungo e piacevolmente amaro. &lt;/div&gt; &lt;div class="box-collateral box-description"&gt; &lt;span itemprop="description"&gt; &lt;/span&gt; &lt;/div&gt;</text:p>
          </table:table-cell>
        </table:table-row>
        <table:table-row table:style-name="ro2">
          <table:table-cell table:style-name="ce2" office:value-type="string">
            <text:p>1673885695-225</text:p>
          </table:table-cell>
          <table:table-cell table:style-name="ce2" office:value-type="string">
            <text:p>https://www.cantinadellabirra.it/shop/de-dochter-van-de-korenaar-finesse.html</text:p>
          </table:table-cell>
          <table:table-cell table:style-name="ce2" office:value-type="string">
            <text:p>Finesse</text:p>
          </table:table-cell>
          <table:table-cell table:style-name="ce2" office:value-type="string">
            <text:p>https://www.cantinadellabirra.it/media/catalog/product/cache/1/image/460x750/9df78eab33525d08d6e5fb8d27136e95/d/e/de_dochter_finesse_33cl_cantina_della_birra.png</text:p>
          </table:table-cell>
          <table:table-cell table:style-name="ce2" office:value-type="string">
            <text:p>Belgio</text:p>
          </table:table-cell>
          <table:table-cell table:style-name="ce2" office:value-type="string">
            <text:p>Abbey Tripel</text:p>
          </table:table-cell>
          <table:table-cell table:style-name="ce2" office:value-type="string">
            <text:p>Ambrato</text:p>
          </table:table-cell>
          <table:table-cell table:style-name="ce2" office:value-type="string">
            <text:p>8.5 %</text:p>
          </table:table-cell>
          <table:table-cell table:style-name="ce2" office:value-type="string">
            <text:p>Coppa</text:p>
          </table:table-cell>
          <table:table-cell table:style-name="ce2" office:value-type="string">
            <text:p>De Dochter van de Korenaar</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lt;/td&gt; &lt;td class="empty"&gt;&amp;nbsp;&lt;/td&gt; &lt;th class="title birra_ratebeer"&gt;Voto RateBeer&lt;/th&gt; &lt;td class="data birra_ratebeer last"&gt;86 / 100&lt;/td&gt; &lt;/tr&gt; &lt;tr class="odd"&gt; &lt;th class="title birra_beeradvocade"&gt;Voto Beer Advocate&lt;/th&gt; &lt;td class="data birra_beeradvocade"&gt;85 / 100&lt;/td&gt; &lt;td class="empty"&gt;&amp;nbsp;&lt;/td&gt; &lt;th class="title birra_stile"&gt;Stile&lt;/th&gt; &lt;td class="data birra_stile last"&gt;Abbey Tripel&lt;/td&gt; &lt;/tr&gt; &lt;tr class="even"&gt; &lt;th class="title birra_temperatura"&gt;Temperatura di servizio&lt;/th&gt; &lt;td class="data birra_temperatura"&gt;6° - 8°C&lt;/td&gt; &lt;td class="empty"&gt;&amp;nbsp;&lt;/td&gt; &lt;th class="title birra_confezioni"&gt;Formati disponibili&lt;/th&gt; &lt;td class="data birra_confezioni last"&gt;Bottiglia 33cl&lt;/td&gt; &lt;/tr&gt; &lt;tr class="last odd"&gt; &lt;th class="title allergeni"&gt;Allergeni&lt;/th&gt; &lt;td class="data allergeni last"&gt;Orzo, Frumento, Segale&lt;/td&gt; &lt;/tr&gt;&lt;/tbody&gt; &lt;/table&gt; &lt;script type="text/javascript"&gt;decorateTable('product-attribute-specs-table')&lt;/script&gt; &lt;div class="std" id="block-desc-product"&gt; Questa birra viene prodotta secondo un’antica ricetta tradizionale che contempla diversi tipi di cereali (orzo, frumento e segale) e tre diversi tipi di luppolo nobile. Ha un bel colore arancione nebuloso con una schiuma bianca cremosa e persistente. Sentori olfattivi orientati sui cereali, sul caramello, sulla frutta, gli agrumi, il miele e il lievito con delle note resinose. In bocca vengono riproposti i sentori percepiti al naso, con una saporosità fruttata, di caramello e di luppolo fresco, più accentuata. Una birra molto ben equilibrata con un retrogusto asciutto e leggermente amaro. &lt;/div&gt; &lt;div class="box-collateral box-description"&gt; &lt;span itemprop="description"&gt; &lt;/span&gt; &lt;/div&gt;</text:p>
          </table:table-cell>
        </table:table-row>
        <table:table-row table:style-name="ro2">
          <table:table-cell table:style-name="ce2" office:value-type="string">
            <text:p>1673885698-226</text:p>
          </table:table-cell>
          <table:table-cell table:style-name="ce2" office:value-type="string">
            <text:p>https://www.cantinadellabirra.it/shop/de-dochter-van-de-korenaar-embrasse.html</text:p>
          </table:table-cell>
          <table:table-cell table:style-name="ce2" office:value-type="string">
            <text:p>Embrasse</text:p>
          </table:table-cell>
          <table:table-cell table:style-name="ce2" office:value-type="string">
            <text:p>https://www.cantinadellabirra.it/media/catalog/product/cache/1/image/460x750/9df78eab33525d08d6e5fb8d27136e95/e/m/embrasse_33cl_cantina_della_birra.png</text:p>
          </table:table-cell>
          <table:table-cell table:style-name="ce2" office:value-type="string">
            <text:p>Belgio</text:p>
          </table:table-cell>
          <table:table-cell table:style-name="ce2" office:value-type="string">
            <text:p>Belgian Strong Ale</text:p>
          </table:table-cell>
          <table:table-cell table:style-name="ce2" office:value-type="string">
            <text:p>Bronzo</text:p>
          </table:table-cell>
          <table:table-cell table:style-name="ce4" office:value-type="percentage" office:value="0.09">
            <text:p>9,00%</text:p>
          </table:table-cell>
          <table:table-cell table:style-name="ce2" office:value-type="string">
            <text:p>Calice a tulipano</text:p>
          </table:table-cell>
          <table:table-cell table:style-name="ce2" office:value-type="string">
            <text:p>De Dochter van de Korenaar</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0&lt;/td&gt; &lt;td class="empty"&gt;&amp;nbsp;&lt;/td&gt; &lt;th class="title birra_ratebeer"&gt;Voto RateBeer&lt;/th&gt; &lt;td class="data birra_ratebeer last"&gt;98 / 100&lt;/td&gt; &lt;/tr&gt; &lt;tr class="odd"&gt; &lt;th class="title birra_beeradvocade"&gt;Voto Beer Advocate&lt;/th&gt; &lt;td class="data birra_beeradvocade"&gt;93 / 100&lt;/td&gt; &lt;td class="empty"&gt;&amp;nbsp;&lt;/td&gt; &lt;th class="title birra_gusto"&gt;Sottostile&lt;/th&gt; &lt;td class="data birra_gusto last"&gt;Belgian Strong Dark Ale&lt;/td&gt; &lt;/tr&gt; &lt;tr class="even"&gt; &lt;th class="title birra_stile"&gt;Stile&lt;/th&gt; &lt;td class="data birra_stile"&gt;Belgian Strong Ale&lt;/td&gt; &lt;td class="empty"&gt;&amp;nbsp;&lt;/td&gt; &lt;th class="title birra_temperatura"&gt;Temperatura di servizio&lt;/th&gt; &lt;td class="data birra_temperatura last"&gt;7° - 9°C&lt;/td&gt; &lt;/tr&gt; &lt;tr class="odd"&gt; &lt;th class="title birra_confezioni"&gt;Formati disponibili&lt;/th&gt; &lt;td class="data birra_confezioni"&gt;Bottiglia 33cl&lt;/td&gt; &lt;td class="empty"&gt;&amp;nbsp;&lt;/td&gt; &lt;th class="title birra_extra"&gt;Extra&lt;/th&gt; &lt;td class="data birra_extra last"&gt;Da non perdere&lt;/td&gt; &lt;/tr&gt; &lt;tr class="last even"&gt; &lt;th class="title allergeni"&gt;Allergeni&lt;/th&gt; &lt;td class="data allergeni last"&gt;Orzo&lt;/td&gt; &lt;/tr&gt;&lt;/tbody&gt; &lt;/table&gt; &lt;script type="text/javascript"&gt;decorateTable('product-attribute-specs-table')&lt;/script&gt; &lt;div class="std" id="block-desc-product"&gt; Del colore del bronzo con una schiuma beige di media persistenza promana fragranze di caramello, malto tostato, frutta secca, cioccolato, caramello, caffè, con delle finiture di whisky, torba e sottobosco. Al palato è cremosa e decisa, con una saporosità dolce cui si aggiungono delle leggere note affumicate e terrose. Termina con un retrogusto agrodolce. Belgian Strong Dark Ale che presenta contemporaneamente le caratteristiche di una birra Trappista e di una Stout. &lt;/div&gt; &lt;div class="box-collateral box-description"&gt; &lt;span itemprop="description"&gt; &lt;/span&gt; &lt;/div&gt;</text:p>
          </table:table-cell>
        </table:table-row>
        <table:table-row table:style-name="ro2">
          <table:table-cell table:style-name="ce2" office:value-type="string">
            <text:p>1673885701-227</text:p>
          </table:table-cell>
          <table:table-cell table:style-name="ce2" office:value-type="string">
            <text:p>https://www.cantinadellabirra.it/shop/de-dochter-van-de-korenaar-belle-fleur.html</text:p>
          </table:table-cell>
          <table:table-cell table:style-name="ce2" office:value-type="string">
            <text:p>Belle Fleur Ipa</text:p>
          </table:table-cell>
          <table:table-cell table:style-name="ce2" office:value-type="string">
            <text:p>https://www.cantinadellabirra.it/media/catalog/product/cache/1/image/460x750/9df78eab33525d08d6e5fb8d27136e95/b/e/belle_fleur_33cl_cantina_della_birra_1.png</text:p>
          </table:table-cell>
          <table:table-cell table:style-name="ce2" office:value-type="string">
            <text:p>Belgio</text:p>
          </table:table-cell>
          <table:table-cell table:style-name="ce2" office:value-type="string">
            <text:p>IPA India Pale Ale</text:p>
          </table:table-cell>
          <table:table-cell table:style-name="ce2" office:value-type="string">
            <text:p>Dorato</text:p>
          </table:table-cell>
          <table:table-cell table:style-name="ce4" office:value-type="percentage" office:value="0.06">
            <text:p>6,00%</text:p>
          </table:table-cell>
          <table:table-cell table:style-name="ce2" office:value-type="string">
            <text:p>Pinta</text:p>
          </table:table-cell>
          <table:table-cell table:style-name="ce2" office:value-type="string">
            <text:p>De Dochter van de Korenaa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97 / 100&lt;/td&gt; &lt;/tr&gt; &lt;tr class="odd"&gt; &lt;th class="title birra_beeradvocade"&gt;Voto Beer Advocate&lt;/th&gt; &lt;td class="data birra_beeradvocade"&gt;87 / 100&lt;/td&gt; &lt;td class="empty"&gt;&amp;nbsp;&lt;/td&gt; &lt;th class="title birra_gusto"&gt;Sottostile&lt;/th&gt; &lt;td class="data birra_gusto last"&gt;Belgian India Pale Ale&lt;/td&gt; &lt;/tr&gt; &lt;tr class="even"&gt; &lt;th class="title birra_stile"&gt;Stile&lt;/th&gt; &lt;td class="data birra_stile"&gt;IPA India Pale Ale&lt;/td&gt; &lt;td class="empty"&gt;&amp;nbsp;&lt;/td&gt; &lt;th class="title birra_temperatura"&gt;Temperatura di servizio&lt;/th&gt; &lt;td class="data birra_temperatura last"&gt;6° - 8°C&lt;/td&gt; &lt;/tr&gt; &lt;tr class="odd"&gt; &lt;th class="title birra_confezioni"&gt;Formati disponibili&lt;/th&gt; &lt;td class="data birra_confezioni"&gt;Bottiglia 33cl&lt;/td&gt; &lt;td class="empty"&gt;&amp;nbsp;&lt;/td&gt; &lt;th class="title birra_extra"&gt;Extra&lt;/th&gt; &lt;td class="data birra_extra last"&gt;Da non perdere&lt;/td&gt; &lt;/tr&gt; &lt;tr class="last even"&gt; &lt;th class="title allergeni"&gt;Allergeni&lt;/th&gt; &lt;td class="data allergeni last"&gt;Orzo&lt;/td&gt; &lt;/tr&gt;&lt;/tbody&gt; &lt;/table&gt; &lt;script type="text/javascript"&gt;decorateTable('product-attribute-specs-table')&lt;/script&gt; &lt;div class="std" id="block-desc-product"&gt; Dal colore dorato e con una bella testa di schiuma bianca, questa birra elargisce dolci sentori fruttati, floreali, agrumati, speziati, di resina con accenni di caramello, conferendo al naso piacevolissime sensazioni. In bocca è morbida, con il malto e le dolci fragranze fruttate che, inizialmente, la fanno da padrone; vira poi decisamente verso l’amaro con finiture speziate, per terminare con un retrogusto secco da cui emergono note agrumate. &lt;/div&gt; &lt;div class="box-collateral box-description"&gt; &lt;span itemprop="description"&gt; &lt;/span&gt; &lt;/div&gt;</text:p>
          </table:table-cell>
        </table:table-row>
        <table:table-row table:style-name="ro2">
          <table:table-cell table:style-name="ce2" office:value-type="string">
            <text:p>1673885703-228</text:p>
          </table:table-cell>
          <table:table-cell table:style-name="ce2" office:value-type="string">
            <text:p>https://www.cantinadellabirra.it/shop/de-dochter-van-de-korenaar-bravoure.html</text:p>
          </table:table-cell>
          <table:table-cell table:style-name="ce2" office:value-type="string">
            <text:p>Bravoure</text:p>
          </table:table-cell>
          <table:table-cell table:style-name="ce2" office:value-type="string">
            <text:p>https://www.cantinadellabirra.it/media/catalog/product/cache/1/image/460x750/9df78eab33525d08d6e5fb8d27136e95/d/e/de-dochter-van-de-korenaar-bravoure-033-l.png</text:p>
          </table:table-cell>
          <table:table-cell table:style-name="ce2" office:value-type="string">
            <text:p>Belgio</text:p>
          </table:table-cell>
          <table:table-cell table:style-name="ce2" office:value-type="string">
            <text:p>Smoked</text:p>
          </table:table-cell>
          <table:table-cell table:style-name="ce2" office:value-type="string">
            <text:p>Ambrato tendente al rame</text:p>
          </table:table-cell>
          <table:table-cell table:style-name="ce2" office:value-type="string">
            <text:p>6.5 %</text:p>
          </table:table-cell>
          <table:table-cell table:style-name="ce2" office:value-type="string">
            <text:p>Pinta</text:p>
          </table:table-cell>
          <table:table-cell table:style-name="ce2" office:value-type="string">
            <text:p>De Dochter van de Korenaar</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lt;/td&gt; &lt;td class="empty"&gt;&amp;nbsp;&lt;/td&gt; &lt;th class="title birra_ratebeer"&gt;Voto RateBeer&lt;/th&gt; &lt;td class="data birra_ratebeer last"&gt;79 / 100&lt;/td&gt; &lt;/tr&gt; &lt;tr class="odd"&gt; &lt;th class="title birra_beeradvocade"&gt;Voto Beer Advocate&lt;/th&gt; &lt;td class="data birra_beeradvocade"&gt;92 / 100&lt;/td&gt; &lt;td class="empty"&gt;&amp;nbsp;&lt;/td&gt; &lt;th class="title birra_stile"&gt;Stile&lt;/th&gt; &lt;td class="data birra_stile last"&gt;Smoked&lt;/td&gt; &lt;/tr&gt; &lt;tr class="even"&gt; &lt;th class="title birra_temperatura"&gt;Temperatura di servizio&lt;/th&gt; &lt;td class="data birra_temperatura"&gt;8° - 10°C&lt;/td&gt; &lt;td class="empty"&gt;&amp;nbsp;&lt;/td&gt; &lt;th class="title birra_confezioni"&gt;Formati disponibili&lt;/th&gt; &lt;td class="data birra_confezioni last"&gt;Bottiglia 33cl&lt;/td&gt; &lt;/tr&gt; &lt;tr class="last odd"&gt; &lt;th class="title birra_extra"&gt;Extra&lt;/th&gt; &lt;td class="data birra_extra"&gt;Da non perdere&lt;/td&gt; &lt;td class="empty"&gt;&amp;nbsp;&lt;/td&gt; &lt;th class="title allergeni"&gt;Allergeni&lt;/th&gt; &lt;td class="data allergeni last"&gt;Orzo&lt;/td&gt; &lt;/tr&gt; &lt;/tbody&gt; &lt;/table&gt; &lt;script type="text/javascript"&gt;decorateTable('product-attribute-specs-table')&lt;/script&gt; &lt;div class="std" id="block-desc-product"&gt; Smoked Beer dal colore ambrato tendente al rame con una schiuma bianca di media persistenza e spessore. L’aroma è il punto di forza di questa birra, soprattutto appena versata. Intenso, pulito, ricco di sfaccettature: acetiche, fruttate, affumicate, di lievito, caramello, torbate ed etiliche si riuniscono assieme in un mix impensabile ma di successo, decisamente suadente. All’imbocco è piena e rotonda, rapido il passaggio e leggero l’ingoio, con buona persistenza aromatica e decisa astringenza. Al palato, il sentore dominante è l’affumicato e il fruttato, soprattutto man mano che la birra riposa nel bicchiere. Birra decisamente particolare, non tanto e non solo per l’affumicatura che rappresenta l’asse portante del suo bouquet, quanto per la felice compresenza di sentori acetici,fruttati ed astringenti. &lt;/div&gt; &lt;div class="box-collateral box-description"&gt; &lt;span itemprop="description"&gt; &lt;/span&gt; &lt;/div&gt;</text:p>
          </table:table-cell>
        </table:table-row>
        <table:table-row table:style-name="ro2">
          <table:table-cell table:style-name="ce2" office:value-type="string">
            <text:p>1673885706-229</text:p>
          </table:table-cell>
          <table:table-cell table:style-name="ce2" office:value-type="string">
            <text:p>https://www.cantinadellabirra.it/shop/de-glazen-toren-saison-d-erpe-mere.html</text:p>
          </table:table-cell>
          <table:table-cell table:style-name="ce2" office:value-type="string">
            <text:p>Saison d' Erpe-Mere</text:p>
          </table:table-cell>
          <table:table-cell table:style-name="ce2" office:value-type="string">
            <text:p>https://www.cantinadellabirra.it/media/catalog/product/cache/1/image/460x750/9df78eab33525d08d6e5fb8d27136e95/s/a/saison_d_erpe_mere_75cl_cantina_della_birra.png</text:p>
          </table:table-cell>
          <table:table-cell table:style-name="ce2" office:value-type="string">
            <text:p>Belgio</text:p>
          </table:table-cell>
          <table:table-cell table:style-name="ce2" office:value-type="string">
            <text:p>Saison / Farmhouse Ale</text:p>
          </table:table-cell>
          <table:table-cell table:style-name="ce2" office:value-type="string">
            <text:p>Ambrato Chiaro</text:p>
          </table:table-cell>
          <table:table-cell table:style-name="ce2" office:value-type="string">
            <text:p>6.9 %</text:p>
          </table:table-cell>
          <table:table-cell table:style-name="ce2" office:value-type="string">
            <text:p>Calice a tulipano</text:p>
          </table:table-cell>
          <table:table-cell table:style-name="ce2" office:value-type="string">
            <text:p>De Glazen Toren</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lt;/td&gt; &lt;td class="empty"&gt;&amp;nbsp;&lt;/td&gt; &lt;th class="title birra_ratebeer"&gt;Voto RateBeer&lt;/th&gt; &lt;td class="data birra_ratebeer last"&gt;97 / 100&lt;/td&gt; &lt;/tr&gt; &lt;tr class="odd"&gt; &lt;th class="title birra_beeradvocade"&gt;Voto Beer Advocate&lt;/th&gt; &lt;td class="data birra_beeradvocade"&gt;92 / 100&lt;/td&gt; &lt;td class="empty"&gt;&amp;nbsp;&lt;/td&gt; &lt;th class="title birra_stile"&gt;Stile&lt;/th&gt; &lt;td class="data birra_stile last"&gt;Saison / Farmhouse Ale&lt;/td&gt; &lt;/tr&gt; &lt;tr class="even"&gt; &lt;th class="title birra_ibu"&gt;IBU&lt;/th&gt; &lt;td class="data birra_ibu"&gt;33&lt;/td&gt; &lt;td class="empty"&gt;&amp;nbsp;&lt;/td&gt; &lt;th class="title birra_temperatura"&gt;Temperatura di servizio&lt;/th&gt; &lt;td class="data birra_temperatura last"&gt;6° - 8°C&lt;/td&gt; &lt;/tr&gt; &lt;tr class="odd"&gt; &lt;th class="title birra_confezioni"&gt;Formati disponibili&lt;/th&gt; &lt;td class="data birra_confezioni"&gt;Bottiglia 75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E’ stata la prima birra prodotta dal birrificio, ottenuta secondo la migliore delle tradizioni delle Saison dell’Hainaut con ingredienti accuratamente scelti. Dal colore dorato leggermente velato, ha schiuma compatta, abbondante, cremosa e molto persistente. Ha naso asciutto e frizzante, ricco di note luppolate, floreali con una diffusa speziatura dalla quale spicca una nota di pepe; seguono sentori di arancio (scorza e polpa), banana acerba, cereali, lievito ed una piacevole nota "rustica", leggermente terrosa. Molto gradevole anche in bocca; il gusto è principalmente agrumato e fruttato (soprattutto polpa d'arancio ma anche pesca) con un bell'equilibrio generale dato da note amaricanti di scorza di pompelmo e limone. La leggera acidità le rende molto rinfrescante e la vivace carbonatazione ne enfatizza il carattere "pepato" anche al palato; chiude con un bel finale secco ed un retrogusto abbastanza lungo, amaro, caratterizzato da note erbacee e di scorza d'agrumi. &lt;/div&gt; &lt;div class="box-collateral box-description"&gt; &lt;span itemprop="description"&gt; &lt;/span&gt; &lt;/div&gt;</text:p>
          </table:table-cell>
        </table:table-row>
        <table:table-row table:style-name="ro2">
          <table:table-cell table:style-name="ce2" office:value-type="string">
            <text:p>1673885709-230</text:p>
          </table:table-cell>
          <table:table-cell table:style-name="ce2" office:value-type="string">
            <text:p>https://www.cantinadellabirra.it/shop/birrificio-del-ducato-via-emilia-pils.html</text:p>
          </table:table-cell>
          <table:table-cell table:style-name="ce2" office:value-type="string">
            <text:p>Via Emilia</text:p>
          </table:table-cell>
          <table:table-cell table:style-name="ce2" office:value-type="string">
            <text:p>https://www.cantinadellabirra.it/media/catalog/product/cache/1/image/460x750/9df78eab33525d08d6e5fb8d27136e95/v/i/viaemilia.png</text:p>
          </table:table-cell>
          <table:table-cell table:style-name="ce2" office:value-type="string">
            <text:p>Italia</text:p>
          </table:table-cell>
          <table:table-cell table:style-name="ce2" office:value-type="string">
            <text:p>Zwickel / Keller / Landbier</text:p>
          </table:table-cell>
          <table:table-cell table:style-name="ce2" office:value-type="string">
            <text:p>Biondo dorato opalescente</text:p>
          </table:table-cell>
          <table:table-cell table:style-name="ce2" office:value-type="string">
            <text:p>5.0 %</text:p>
          </table:table-cell>
          <table:table-cell table:style-name="ce2" office:value-type="string">
            <text:p>Colonna biconica</text:p>
          </table:table-cell>
          <table:table-cell table:style-name="ce2" office:value-type="string">
            <text:p>Birrificio del Duca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1.5&lt;/td&gt; &lt;td class="empty"&gt;&amp;nbsp;&lt;/td&gt; &lt;th class="title birra_ratebeer"&gt;Voto RateBeer&lt;/th&gt; &lt;td class="data birra_ratebeer last"&gt;80 / 100&lt;/td&gt; &lt;/tr&gt; &lt;tr class="odd"&gt; &lt;th class="title birra_beeradvocade"&gt;Voto Beer Advocate&lt;/th&gt; &lt;td class="data birra_beeradvocade"&gt;86 / 100&lt;/td&gt; &lt;td class="empty"&gt;&amp;nbsp;&lt;/td&gt; &lt;th class="title birra_stile"&gt;Stile&lt;/th&gt; &lt;td class="data birra_stile last"&gt;Zwickel / Keller / Landbier&lt;/td&gt; &lt;/tr&gt; &lt;tr class="even"&gt; &lt;th class="title birra_temperatura"&gt;Temperatura di servizio&lt;/th&gt; &lt;td class="data birra_temperatura"&gt;5/7°C&lt;/td&gt; &lt;td class="empty"&gt;&amp;nbsp;&lt;/td&gt; &lt;th class="title birra_confezioni"&gt;Formati disponibili&lt;/th&gt; &lt;td class="data birra_confezioni last"&gt;Bottiglia 33cl&lt;/td&gt; &lt;/tr&gt; &lt;tr class="last odd"&gt; &lt;th class="title birra_extra"&gt;Extra&lt;/th&gt; &lt;td class="data birra_extra"&gt;Birra iconica, Premiata&lt;/td&gt; &lt;td class="empty"&gt;&amp;nbsp;&lt;/td&gt; &lt;th class="title allergeni"&gt;Allergeni&lt;/th&gt; &lt;td class="data allergeni last"&gt;Orzo&lt;/td&gt; &lt;/tr&gt; &lt;/tbody&gt; &lt;/table&gt; &lt;script type="text/javascript"&gt;decorateTable('product-attribute-specs-table')&lt;/script&gt; &lt;div class="std" id="block-desc-product"&gt; Dal colore dorato, questa birra a bassa fermentazione, emana aromi floreali ed erbacei, dati dall' utilizzo di luppolo in fiore Tettnang Tettnanger. Equilibrata ed elegante al palato è amara, morbida al primo sorso, con lievi sentori di miele e frutta secca. Perfetta abbinata a salumi, formaggi freschi e fritture di verdure.&lt;br&gt; &lt;br&gt; &lt;strong&gt;World Beer Awards 2022&lt;/strong&gt;&lt;br&gt; &lt;u&gt;Medaglia di bronzo nella categoria Hoppy Pilsener (Italia)&lt;/u&gt; &lt;/div&gt; &lt;div class="box-collateral box-description"&gt; &lt;span itemprop="description"&gt; &lt;/span&gt; &lt;/div&gt;</text:p>
          </table:table-cell>
        </table:table-row>
        <table:table-row table:style-name="ro2">
          <table:table-cell table:style-name="ce2" office:value-type="string">
            <text:p>1673885711-231</text:p>
          </table:table-cell>
          <table:table-cell table:style-name="ce2" office:value-type="string">
            <text:p>https://www.cantinadellabirra.it/shop/brasserie-des-legendes-quintine-hercule-stout.html</text:p>
          </table:table-cell>
          <table:table-cell table:style-name="ce2" office:value-type="string">
            <text:p>Quintine Hercule Stout</text:p>
          </table:table-cell>
          <table:table-cell table:style-name="ce2" office:value-type="string">
            <text:p>https://www.cantinadellabirra.it/media/catalog/product/cache/1/image/460x750/9df78eab33525d08d6e5fb8d27136e95/q/u/quintine_hercule_stout_33cl_cantina_dlella_birra.png</text:p>
          </table:table-cell>
          <table:table-cell table:style-name="ce2" office:value-type="string">
            <text:p>Belgio</text:p>
          </table:table-cell>
          <table:table-cell table:style-name="ce2" office:value-type="string">
            <text:p>Imperial Stout</text:p>
          </table:table-cell>
          <table:table-cell table:style-name="ce2" office:value-type="string">
            <text:p>Ebano scuro</text:p>
          </table:table-cell>
          <table:table-cell table:style-name="ce4" office:value-type="percentage" office:value="0.09">
            <text:p>9,00%</text:p>
          </table:table-cell>
          <table:table-cell table:style-name="ce2" office:value-type="string">
            <text:p>Pinta</text:p>
          </table:table-cell>
          <table:table-cell table:style-name="ce2" office:value-type="string">
            <text:p>Ellezelloise-Des Legendes</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lt;/td&gt; &lt;td class="empty"&gt;&amp;nbsp;&lt;/td&gt; &lt;th class="title birra_ratebeer"&gt;Voto RateBeer&lt;/th&gt; &lt;td class="data birra_ratebeer last"&gt;99 / 100&lt;/td&gt; &lt;/tr&gt; &lt;tr class="odd"&gt; &lt;th class="title birra_beeradvocade"&gt;Voto Beer Advocate&lt;/th&gt; &lt;td class="data birra_beeradvocade"&gt;91 / 100&lt;/td&gt; &lt;td class="empty"&gt;&amp;nbsp;&lt;/td&gt; &lt;th class="title birra_stile"&gt;Stile&lt;/th&gt; &lt;td class="data birra_stile last"&gt;Imperial Stout&lt;/td&gt; &lt;/tr&gt; &lt;tr class="even"&gt; &lt;th class="title birra_ibu"&gt;IBU&lt;/th&gt; &lt;td class="data birra_ibu"&gt;36&lt;/td&gt; &lt;td class="empty"&gt;&amp;nbsp;&lt;/td&gt; &lt;th class="title birra_temperatura"&gt;Temperatura di servizio&lt;/th&gt; &lt;td class="data birra_temperatura last"&gt;10/12°C&lt;/td&gt; &lt;/tr&gt; &lt;tr class="odd"&gt; &lt;th class="title birra_confezioni"&gt;Formati disponibili&lt;/th&gt; &lt;td class="data birra_confezioni"&gt;Bottiglia 33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Questa eccezionale Stout, il cui nome è dedicato al famoso detective belga, Hercule Poirot, nato dalla penna di Agatha Christie, veste un colore ebano scuro con una schiuma beige fine e di media persistenza. Aroma e sapore inebriante di malto tostato, floreale, di frutti scuri, caffè, legno e cioccolato. Il corpo è rotondo e nonostante il suo grado alcolico di tutto rispetto risulta essere anche molto beverina. Retrogusto asciutto e moderatamente amaro. &lt;/div&gt; &lt;div class="box-collateral box-description"&gt; &lt;span itemprop="description"&gt; &lt;/span&gt; &lt;/div&gt;</text:p>
          </table:table-cell>
        </table:table-row>
        <table:table-row table:style-name="ro2">
          <table:table-cell table:style-name="ce2" office:value-type="string">
            <text:p>1673885714-232</text:p>
          </table:table-cell>
          <table:table-cell table:style-name="ce2" office:value-type="string">
            <text:p>https://www.cantinadellabirra.it/shop/brasserie-de-bastogne-ardenne-stout.html</text:p>
          </table:table-cell>
          <table:table-cell table:style-name="ce2" office:value-type="string">
            <text:p>Ardenne Stout</text:p>
          </table:table-cell>
          <table:table-cell table:style-name="ce2" office:value-type="string">
            <text:p>https://www.cantinadellabirra.it/media/catalog/product/cache/1/image/460x750/9df78eab33525d08d6e5fb8d27136e95/a/r/ardenne_stout_33cl_cantina_della_birra.png</text:p>
          </table:table-cell>
          <table:table-cell table:style-name="ce2" office:value-type="string">
            <text:p>Belgio</text:p>
          </table:table-cell>
          <table:table-cell table:style-name="ce2" office:value-type="string">
            <text:p>Imperial Stout</text:p>
          </table:table-cell>
          <table:table-cell table:style-name="ce2" office:value-type="string">
            <text:p>Marrone Scuro</text:p>
          </table:table-cell>
          <table:table-cell table:style-name="ce2" office:value-type="string">
            <text:p>8.0 %</text:p>
          </table:table-cell>
          <table:table-cell table:style-name="ce2" office:value-type="string">
            <text:p>Pinta</text:p>
          </table:table-cell>
          <table:table-cell table:style-name="ce2" office:value-type="string">
            <text:p>De Bastogn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7&lt;/td&gt; &lt;td class="empty"&gt;&amp;nbsp;&lt;/td&gt; &lt;th class="title birra_ratebeer"&gt;Voto RateBeer&lt;/th&gt; &lt;td class="data birra_ratebeer last"&gt;87 / 100&lt;/td&gt; &lt;/tr&gt; &lt;tr class="odd"&gt; &lt;th class="title birra_beeradvocade"&gt;Voto Beer Advocate&lt;/th&gt; &lt;td class="data birra_beeradvocade"&gt;4 / 5&lt;/td&gt; &lt;td class="empty"&gt;&amp;nbsp;&lt;/td&gt; &lt;th class="title birra_stile"&gt;Stile&lt;/th&gt; &lt;td class="data birra_stile last"&gt;Imperial Stout&lt;/td&gt; &lt;/tr&gt; &lt;tr class="even"&gt; &lt;th class="title birra_ibu"&gt;IBU&lt;/th&gt; &lt;td class="data birra_ibu"&gt;60&lt;/td&gt; &lt;td class="empty"&gt;&amp;nbsp;&lt;/td&gt; &lt;th class="title birra_temperatura"&gt;Temperatura di servizio&lt;/th&gt; &lt;td class="data birra_temperatura last"&gt;10/12°C&lt;/td&gt; &lt;/tr&gt; &lt;tr class="last odd"&gt; &lt;th class="title birra_confezioni"&gt;Formati disponibili&lt;/th&gt; &lt;td class="data birra_confezioni"&gt;Bottiglia 33cl&lt;/td&gt; &lt;td class="empty"&gt;&amp;nbsp;&lt;/td&gt; &lt;th class="title allergeni"&gt;Allergeni&lt;/th&gt; &lt;td class="data allergeni last"&gt;Orzo, Farro&lt;/td&gt; &lt;/tr&gt; &lt;/tbody&gt; &lt;/table&gt; &lt;script type="text/javascript"&gt;decorateTable('product-attribute-specs-table')&lt;/script&gt; &lt;div class="std" id="block-desc-product"&gt; Ardenne Stout è un Imperial Stout prodotta con l'80 % di malto Pale Ale , il 10% di farro tostato insieme ad una piccola quantità di Malto Amber. Una Stout dal corpo robusto e dal sapore piuttosto amaro con un indice IBU di 60. I luppoli utilizzati sono l' Hallertau ,Mosaic e Belgian Golding che insieme all'affinamento per tre mesi in botti di rovere donano a questa birra il suo particolare carattere deciso. &lt;/div&gt; &lt;div class="box-collateral box-description"&gt; &lt;span itemprop="description"&gt; &lt;/span&gt; &lt;/div&gt;</text:p>
          </table:table-cell>
        </table:table-row>
        <table:table-row table:style-name="ro2">
          <table:table-cell table:style-name="ce2" office:value-type="string">
            <text:p>1673885717-233</text:p>
          </table:table-cell>
          <table:table-cell table:style-name="ce2" office:value-type="string">
            <text:p>https://www.cantinadellabirra.it/shop/les-3-fourquets-lupulus-organicus.html</text:p>
          </table:table-cell>
          <table:table-cell table:style-name="ce2" office:value-type="string">
            <text:p>Lupulus Organicus</text:p>
          </table:table-cell>
          <table:table-cell table:style-name="ce2" office:value-type="string">
            <text:p>https://www.cantinadellabirra.it/media/catalog/product/cache/1/image/460x750/9df78eab33525d08d6e5fb8d27136e95/l/u/lupulus-organicus.png</text:p>
          </table:table-cell>
          <table:table-cell table:style-name="ce2" office:value-type="string">
            <text:p>Belgio</text:p>
          </table:table-cell>
          <table:table-cell table:style-name="ce2" office:value-type="string">
            <text:p>Abbey Tripel</text:p>
          </table:table-cell>
          <table:table-cell table:style-name="ce2" office:value-type="string">
            <text:p>Biondo Velato</text:p>
          </table:table-cell>
          <table:table-cell table:style-name="ce2" office:value-type="string">
            <text:p>8.5 %</text:p>
          </table:table-cell>
          <table:table-cell table:style-name="ce2" office:value-type="string">
            <text:p>Coppa</text:p>
          </table:table-cell>
          <table:table-cell table:style-name="ce2" office:value-type="string">
            <text:p>Lupulus</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lt;/td&gt; &lt;td class="empty"&gt;&amp;nbsp;&lt;/td&gt; &lt;th class="title birra_ratebeer"&gt;Voto RateBeer&lt;/th&gt; &lt;td class="data birra_ratebeer last"&gt;3.14 / 5&lt;/td&gt; &lt;/tr&gt; &lt;tr class="odd"&gt; &lt;th class="title birra_beeradvocade"&gt;Voto Beer Advocate&lt;/th&gt; &lt;td class="data birra_beeradvocade"&gt;3.54 / 5&lt;/td&gt; &lt;td class="empty"&gt;&amp;nbsp;&lt;/td&gt; &lt;th class="title birra_stile"&gt;Stile&lt;/th&gt; &lt;td class="data birra_stile last"&gt;Abbey Tripel&lt;/td&gt; &lt;/tr&gt; &lt;tr class="even"&gt; &lt;th class="title birra_temperatura"&gt;Temperatura di servizio&lt;/th&gt; &lt;td class="data birra_temperatura"&gt;8° - 10°C&lt;/td&gt; &lt;td class="empty"&gt;&amp;nbsp;&lt;/td&gt; &lt;th class="title birra_confezioni"&gt;Formati disponibili&lt;/th&gt; &lt;td class="data birra_confezioni last"&gt;Bottiglia 33cl, Bottiglia 75cl&lt;/td&gt; &lt;/tr&gt; &lt;tr class="last odd"&gt; &lt;th class="title allergeni"&gt;Allergeni&lt;/th&gt; &lt;td class="data allergeni last"&gt;Orzo&lt;/td&gt; &lt;/tr&gt;&lt;/tbody&gt; &lt;/table&gt; &lt;script type="text/javascript"&gt;decorateTable('product-attribute-specs-table')&lt;/script&gt; &lt;div class="std" id="block-desc-product"&gt; Birra Bio Blonde Triple, ultima nata alla Brasserie Les 3 Fourquets, è fabbricata unicamente con materie prime di origine biologica. L’idea è stata quella di riprodurre nel modo più esatto la Lupulus Triple dalla quale si differenzia per l’utilizzo di luppoli di origine tedesca anziché sloveni e per l’impiego di zucchero di canna biologico al posto del saccarosio. Ne deriva una birra che assomiglia alla sorella ma con gusto più rotondo e delicatamente dolce &lt;/div&gt; &lt;div class="box-collateral box-description"&gt; &lt;span itemprop="description"&gt; &lt;/span&gt; &lt;/div&gt;</text:p>
          </table:table-cell>
        </table:table-row>
        <table:table-row table:style-name="ro2">
          <table:table-cell table:style-name="ce2" office:value-type="string">
            <text:p>1673885720-234</text:p>
          </table:table-cell>
          <table:table-cell table:style-name="ce2" office:value-type="string">
            <text:p>https://www.cantinadellabirra.it/shop/thornbridge-brewery-rasberry-imperial-stout.html</text:p>
          </table:table-cell>
          <table:table-cell table:style-name="ce2" office:value-type="string">
            <text:p>Raspberry Imperial Stout</text:p>
          </table:table-cell>
          <table:table-cell table:style-name="ce2" office:value-type="string">
            <text:p>https://www.cantinadellabirra.it/media/catalog/product/cache/1/image/460x750/9df78eab33525d08d6e5fb8d27136e95/t/h/thornbridge-imperial-raspberry-stout.png</text:p>
          </table:table-cell>
          <table:table-cell table:style-name="ce2" office:value-type="string">
            <text:p>Inghilterra</text:p>
          </table:table-cell>
          <table:table-cell table:style-name="ce2" office:value-type="string">
            <text:p>Imperial Stout</text:p>
          </table:table-cell>
          <table:table-cell table:style-name="ce2" office:value-type="string">
            <text:p>Mogano scuro con riflessi rossi</text:p>
          </table:table-cell>
          <table:table-cell table:style-name="ce4" office:value-type="percentage" office:value="0.1">
            <text:p>10,00%</text:p>
          </table:table-cell>
          <table:table-cell table:style-name="ce2" office:value-type="string">
            <text:p>Pinta</text:p>
          </table:table-cell>
          <table:table-cell table:style-name="ce2" office:value-type="string">
            <text:p>Thornbridg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ratebeer"&gt;Voto RateBeer&lt;/th&gt; &lt;td class="data birra_ratebeer"&gt;98 / 100&lt;/td&gt; &lt;td class="empty"&gt;&amp;nbsp;&lt;/td&gt; &lt;th class="title birra_beeradvocade"&gt;Voto Beer Advocate&lt;/th&gt; &lt;td class="data birra_beeradvocade last"&gt;4,03 / 5&lt;/td&gt; &lt;/tr&gt; &lt;tr class="odd"&gt; &lt;th class="title birra_stile"&gt;Stile&lt;/th&gt; &lt;td class="data birra_stile"&gt;Imperial Stout&lt;/td&gt; &lt;td class="empty"&gt;&amp;nbsp;&lt;/td&gt; &lt;th class="title birra_temperatura"&gt;Temperatura di servizio&lt;/th&gt; &lt;td class="data birra_temperatura last"&gt;10/12°C&lt;/td&gt; &lt;/tr&gt; &lt;tr class="even"&gt; &lt;th class="title birra_confezioni"&gt;Formati disponibili&lt;/th&gt; &lt;td class="data birra_confezioni"&gt;Bottiglia 50cl&lt;/td&gt; &lt;td class="empty"&gt;&amp;nbsp;&lt;/td&gt; &lt;th class="title birra_extra"&gt;Extra&lt;/th&gt; &lt;td class="data birra_extra last"&gt;Birra iconica&lt;/td&gt; &lt;/tr&gt; &lt;tr class="last odd"&gt; &lt;th class="title allergeni"&gt;Allergeni&lt;/th&gt; &lt;td class="data allergeni last"&gt;Orzo&lt;/td&gt; &lt;/tr&gt;&lt;/tbody&gt; &lt;/table&gt; &lt;script type="text/javascript"&gt;decorateTable('product-attribute-specs-table')&lt;/script&gt; &lt;div class="std" id="block-desc-product"&gt; Nata in collaborazione tra Rob Lovatt di Thornbridge e la St Eriks Bryggeri svedese questa Imperial Stout veste un abito molto scuro con riflessi rossi e con una piccola quantità di schiuma beige. Aromi e sapori di liquirizia, cioccolato, malto tostato e frutta rossa (lamponi). In background è possibile avvertire note affumicate e legnose; il suo tasso alcolico è pericolosamente ben nascosto. Retrogusto dolce ed acidulo. &lt;/div&gt; &lt;div class="box-collateral box-description"&gt; &lt;span itemprop="description"&gt; &lt;/span&gt; &lt;/div&gt;</text:p>
          </table:table-cell>
        </table:table-row>
        <table:table-row table:style-name="ro2">
          <table:table-cell table:style-name="ce2" office:value-type="string">
            <text:p>1673885722-235</text:p>
          </table:table-cell>
          <table:table-cell table:style-name="ce2" office:value-type="string">
            <text:p>https://www.cantinadellabirra.it/shop/schonram-schonramer-imperial-stout.html</text:p>
          </table:table-cell>
          <table:table-cell table:style-name="ce2" office:value-type="string">
            <text:p>Schönramer Imperial Stout</text:p>
          </table:table-cell>
          <table:table-cell table:style-name="ce2" office:value-type="string">
            <text:p>https://www.cantinadellabirra.it/media/catalog/product/cache/1/image/460x750/9df78eab33525d08d6e5fb8d27136e95/s/c/schonramer_imp.stout.png</text:p>
          </table:table-cell>
          <table:table-cell table:style-name="ce2" office:value-type="string">
            <text:p>Germania</text:p>
          </table:table-cell>
          <table:table-cell table:style-name="ce2" office:value-type="string">
            <text:p>Imperial Stout</text:p>
          </table:table-cell>
          <table:table-cell table:style-name="ce2" office:value-type="string">
            <text:p>Ebano scuro traslucido</text:p>
          </table:table-cell>
          <table:table-cell table:style-name="ce4" office:value-type="percentage" office:value="0.1">
            <text:p>10,00%</text:p>
          </table:table-cell>
          <table:table-cell table:style-name="ce2" office:value-type="string">
            <text:p>Pinta</text:p>
          </table:table-cell>
          <table:table-cell table:style-name="ce2" office:value-type="string">
            <text:p>Schönram</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1&lt;/td&gt; &lt;td class="empty"&gt;&amp;nbsp;&lt;/td&gt; &lt;th class="title birra_ratebeer"&gt;Voto RateBeer&lt;/th&gt; &lt;td class="data birra_ratebeer last"&gt;93 / 100&lt;/td&gt; &lt;/tr&gt; &lt;tr class="odd"&gt; &lt;th class="title birra_beeradvocade"&gt;Voto Beer Advocate&lt;/th&gt; &lt;td class="data birra_beeradvocade"&gt;4.18 / 5&lt;/td&gt; &lt;td class="empty"&gt;&amp;nbsp;&lt;/td&gt; &lt;th class="title birra_stile"&gt;Stile&lt;/th&gt; &lt;td class="data birra_stile last"&gt;Imperial Stout&lt;/td&gt; &lt;/tr&gt; &lt;tr class="even"&gt; &lt;th class="title birra_temperatura"&gt;Temperatura di servizio&lt;/th&gt; &lt;td class="data birra_temperatura"&gt;10/12°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Dal vestito color ebano scuro traslucido e con una schiuma beige abbastanza persistente, profuma di cacao, cioccolato fondente e malto torrefatto. Cremosa e vellutata in bocca, ha un sapore dolce e complesso di tostato e caramello con note spiccate di cioccolato fondente, caffè espresso e frutta secca.&amp;nbsp;Nel finale rimane piacevolmente equilibrata e delicata, con una leggera finitura di luppolo. &lt;/div&gt; &lt;div class="box-collateral box-description"&gt; &lt;span itemprop="description"&gt; &lt;/span&gt; &lt;/div&gt;</text:p>
          </table:table-cell>
        </table:table-row>
        <table:table-row table:style-name="ro2">
          <table:table-cell table:style-name="ce2" office:value-type="string">
            <text:p>1673885725-236</text:p>
          </table:table-cell>
          <table:table-cell table:style-name="ce2" office:value-type="string">
            <text:p>https://www.cantinadellabirra.it/shop/birra-del-borgo-etrusca.html</text:p>
          </table:table-cell>
          <table:table-cell table:style-name="ce2" office:value-type="string">
            <text:p>Etrusca</text:p>
          </table:table-cell>
          <table:table-cell table:style-name="ce2" office:value-type="string">
            <text:p>https://www.cantinadellabirra.it/media/catalog/product/cache/1/image/460x750/9df78eab33525d08d6e5fb8d27136e95/e/t/etrusca_33cl_cantina_della_birra.png</text:p>
          </table:table-cell>
          <table:table-cell table:style-name="ce2" office:value-type="string">
            <text:p>Italia</text:p>
          </table:table-cell>
          <table:table-cell table:style-name="ce2" office:value-type="string">
            <text:p>Specialty Beer</text:p>
          </table:table-cell>
          <table:table-cell table:style-name="ce2" office:value-type="string">
            <text:p>Ambrato Velato</text:p>
          </table:table-cell>
          <table:table-cell table:style-name="ce2" office:value-type="string">
            <text:p>9.3 %</text:p>
          </table:table-cell>
          <table:table-cell table:style-name="ce2" office:value-type="string">
            <text:p>Pinta</text:p>
          </table:table-cell>
          <table:table-cell table:style-name="ce2" office:value-type="string">
            <text:p>Birra del Borgo</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9.00&lt;/td&gt; &lt;td class="empty"&gt;&amp;nbsp;&lt;/td&gt; &lt;th class="title birra_ratebeer"&gt;Voto RateBeer&lt;/th&gt; &lt;td class="data birra_ratebeer last"&gt;91 / 100&lt;/td&gt; &lt;/tr&gt; &lt;tr class="odd"&gt; &lt;th class="title birra_stile"&gt;Stile&lt;/th&gt; &lt;td class="data birra_stile"&gt;Specialty Beer&lt;/td&gt; &lt;td class="empty"&gt;&amp;nbsp;&lt;/td&gt; &lt;th class="title birra_temperatura"&gt;Temperatura di servizio&lt;/th&gt; &lt;td class="data birra_temperatura last"&gt;10° - 12°C&lt;/td&gt; &lt;/tr&gt; &lt;tr class="even"&gt; &lt;th class="title birra_confezioni"&gt;Formati disponibili&lt;/th&gt; &lt;td class="data birra_confezioni"&gt;Bottiglia 33cl&lt;/td&gt; &lt;td class="empty"&gt;&amp;nbsp;&lt;/td&gt; &lt;th class="title birra_extra"&gt;Extra&lt;/th&gt; &lt;td class="data birra_extra last"&gt;Da non perdere&lt;/td&gt; &lt;/tr&gt; &lt;tr class="last odd"&gt; &lt;th class="title allergeni"&gt;Allergeni&lt;/th&gt; &lt;td class="data allergeni last"&gt;Orzo&lt;/td&gt; &lt;/tr&gt;&lt;/tbody&gt; &lt;/table&gt; &lt;script type="text/javascript"&gt;decorateTable('product-attribute-specs-table')&lt;/script&gt; &lt;div class="std" id="block-desc-product"&gt; Leonardo Di Vincenzo, Teo Musso e Sam Calagione sono andati alla ricerca dell'origine della birra ricreando una prodigiosa ricetta ispirata alle antiche bevande fermentate. Usando ingredienti decisamente insoliti per una birra (nocciole, melograni, resina naturale, miele...) sulla base dei ritrovamenti archeologici, ogni birrificio ha scelto un metodo di fermentazione diverso. A Borgorose l'Etrusca ha riposato in grandi anfore di terracotta. Il risultato è un vero e proprio “reperto archeologico”. Il colore ambrato spento ricorda quello dei vini in anfora; al naso emergono sentori di miele e frutta rossa e inedite note minerali. In bocca l’acidità la fa da padrona, e alle note mielate seguono nuovamente nuance minerali. Chi avrà l’occasione di assaggiare questa particolarissima birra (prodotta in quantità limitata) potrà dire di aver fatto una sorsata di storia! &lt;/div&gt; &lt;div class="box-collateral box-description"&gt; &lt;span itemprop="description"&gt; &lt;/span&gt; &lt;/div&gt;</text:p>
          </table:table-cell>
        </table:table-row>
        <table:table-row table:style-name="ro2">
          <table:table-cell table:style-name="ce2" office:value-type="string">
            <text:p>1673885728-237</text:p>
          </table:table-cell>
          <table:table-cell table:style-name="ce2" office:value-type="string">
            <text:p>https://www.cantinadellabirra.it/shop/birra-del-borgo-rubus.html</text:p>
          </table:table-cell>
          <table:table-cell table:style-name="ce2" office:value-type="string">
            <text:p>Rubus</text:p>
          </table:table-cell>
          <table:table-cell table:style-name="ce2" office:value-type="string">
            <text:p>https://www.cantinadellabirra.it/media/catalog/product/cache/1/image/460x750/9df78eab33525d08d6e5fb8d27136e95/r/u/rubus_birra_del_borgo.33clpng.png</text:p>
          </table:table-cell>
          <table:table-cell table:style-name="ce2" office:value-type="string">
            <text:p>Italia</text:p>
          </table:table-cell>
          <table:table-cell table:style-name="ce2" office:value-type="string">
            <text:p>Sour / Wild Ale</text:p>
          </table:table-cell>
          <table:table-cell table:style-name="ce2" office:value-type="string">
            <text:p>Rosa</text:p>
          </table:table-cell>
          <table:table-cell table:style-name="ce2" office:value-type="string">
            <text:p>5.8 %</text:p>
          </table:table-cell>
          <table:table-cell table:style-name="ce2" office:value-type="string">
            <text:p>Calice a tulipano</text:p>
          </table:table-cell>
          <table:table-cell table:style-name="ce2" office:value-type="string">
            <text:p>Birra del Borgo</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Fermentazione spontanea&lt;/td&gt; &lt;/tr&gt; &lt;tr class="even"&gt; &lt;th class="title birra_grado_saccarometrico"&gt;Gradi Plato&lt;/th&gt; &lt;td class="data birra_grado_saccarometrico"&gt;15.2&lt;/td&gt; &lt;td class="empty"&gt;&amp;nbsp;&lt;/td&gt; &lt;th class="title birra_ratebeer"&gt;Voto RateBeer&lt;/th&gt; &lt;td class="data birra_ratebeer last"&gt;95 / 100&lt;/td&gt; &lt;/tr&gt; &lt;tr class="odd"&gt; &lt;th class="title birra_beeradvocade"&gt;Voto Beer Advocate&lt;/th&gt; &lt;td class="data birra_beeradvocade"&gt;86 / 100&lt;/td&gt; &lt;td class="empty"&gt;&amp;nbsp;&lt;/td&gt; &lt;th class="title birra_stile"&gt;Stile&lt;/th&gt; &lt;td class="data birra_stile last"&gt;Sour / Wild Ale&lt;/td&gt; &lt;/tr&gt; &lt;tr class="even"&gt; &lt;th class="title birra_temperatura"&gt;Temperatura di servizio&lt;/th&gt; &lt;td class="data birra_temperatura"&gt;10°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La storia d'amore tutta in rosa tra i Lamponi e la Duchessa. Un’avventura travolgente fatta di fermentazione spontanea e controllata, di passione e di tempo. Un intreccio straordinario tutto da gustare. Rubus idaeus più conosciuto come lampone è l'attore protagonista di questa birra. La birra di partenza è la Duchessa a cui vengono aggiunti lamponi freschi in una quantità di 100 grammi litro. I lamponi innescano una fermentazione selvatica che conferisce alla birra un carattere unico con un’acidità piuttosto spiccata e ben equilibrata dai profumi di frutto di bosco. Ottimo come aperitivo, al posto di uno spumante rosé. &lt;/div&gt; &lt;div class="box-collateral box-description"&gt; &lt;span itemprop="description"&gt; &lt;/span&gt; &lt;/div&gt;</text:p>
          </table:table-cell>
        </table:table-row>
        <table:table-row table:style-name="ro2">
          <table:table-cell table:style-name="ce2" office:value-type="string">
            <text:p>1673885730-238</text:p>
          </table:table-cell>
          <table:table-cell table:style-name="ce2" office:value-type="string">
            <text:p>https://www.cantinadellabirra.it/shop/hibu-zatec.html</text:p>
          </table:table-cell>
          <table:table-cell table:style-name="ce2" office:value-type="string">
            <text:p>Zatecc</text:p>
          </table:table-cell>
          <table:table-cell table:style-name="ce2" office:value-type="string">
            <text:p>https://www.cantinadellabirra.it/media/catalog/product/cache/1/image/460x750/9df78eab33525d08d6e5fb8d27136e95/z/a/zatec_2.png</text:p>
          </table:table-cell>
          <table:table-cell table:style-name="ce2" office:value-type="string">
            <text:p>Italia</text:p>
          </table:table-cell>
          <table:table-cell table:style-name="ce2" office:value-type="string">
            <text:p>Pils</text:p>
          </table:table-cell>
          <table:table-cell table:style-name="ce2" office:value-type="string">
            <text:p>Dorato Pallido</text:p>
          </table:table-cell>
          <table:table-cell table:style-name="ce2" office:value-type="string">
            <text:p>4.8%</text:p>
          </table:table-cell>
          <table:table-cell table:style-name="ce2" office:value-type="string">
            <text:p>Colonna</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1.1&lt;/td&gt; &lt;td class="empty"&gt;&amp;nbsp;&lt;/td&gt; &lt;th class="title birra_ratebeer"&gt;Voto RateBeer&lt;/th&gt; &lt;td class="data birra_ratebeer last"&gt;2.71 / 5&lt;/td&gt; &lt;/tr&gt; &lt;tr class="odd"&gt; &lt;th class="title birra_stile"&gt;Stile&lt;/th&gt; &lt;td class="data birra_stile"&gt;Pils&lt;/td&gt; &lt;td class="empty"&gt;&amp;nbsp;&lt;/td&gt; &lt;th class="title birra_ibu"&gt;IBU&lt;/th&gt; &lt;td class="data birra_ibu last"&gt;35&lt;/td&gt; &lt;/tr&gt; &lt;tr class="even"&gt; &lt;th class="title birra_temperatura"&gt;Temperatura di servizio&lt;/th&gt; &lt;td class="data birra_temperatura"&gt;5°-7°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All’aspetto è di colore dorato pallido con una schiuma bianca fine e cremosa. Al naso, sentori floreali (camomilla) ed erbacei; l’imbocco maltato è fragrante e prosegue su note dolci di miele. Retrogusto amaro ed erbaceo mediamente persistente. &lt;/div&gt; &lt;div class="box-collateral box-description"&gt; &lt;span itemprop="description"&gt; &lt;/span&gt; &lt;/div&gt;</text:p>
          </table:table-cell>
        </table:table-row>
        <table:table-row table:style-name="ro2">
          <table:table-cell table:style-name="ce2" office:value-type="string">
            <text:p>1673885733-239</text:p>
          </table:table-cell>
          <table:table-cell table:style-name="ce2" office:value-type="string">
            <text:p>https://www.cantinadellabirra.it/shop/hibu-stout-calm.html</text:p>
          </table:table-cell>
          <table:table-cell table:style-name="ce2" office:value-type="string">
            <text:p>Stout Calm</text:p>
          </table:table-cell>
          <table:table-cell table:style-name="ce2" office:value-type="string">
            <text:p>https://www.cantinadellabirra.it/media/catalog/product/cache/1/image/460x750/9df78eab33525d08d6e5fb8d27136e95/s/t/stout.calm.png</text:p>
          </table:table-cell>
          <table:table-cell table:style-name="ce2" office:value-type="string">
            <text:p>Italia</text:p>
          </table:table-cell>
          <table:table-cell table:style-name="ce2" office:value-type="string">
            <text:p>Stout</text:p>
          </table:table-cell>
          <table:table-cell table:style-name="ce2" office:value-type="string">
            <text:p>Arancio Pallido</text:p>
          </table:table-cell>
          <table:table-cell table:style-name="ce2" office:value-type="string">
            <text:p>4.6%</text:p>
          </table:table-cell>
          <table:table-cell table:style-name="ce2" office:value-type="string">
            <text:p>Pinta</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0.7&lt;/td&gt; &lt;td class="empty"&gt;&amp;nbsp;&lt;/td&gt; &lt;th class="title birra_gusto"&gt;Sottostile&lt;/th&gt; &lt;td class="data birra_gusto last"&gt;Oatmeal Stout&lt;/td&gt; &lt;/tr&gt; &lt;tr class="odd"&gt; &lt;th class="title birra_stile"&gt;Stile&lt;/th&gt; &lt;td class="data birra_stile"&gt;Stout&lt;/td&gt; &lt;td class="empty"&gt;&amp;nbsp;&lt;/td&gt; &lt;th class="title birra_ibu"&gt;IBU&lt;/th&gt; &lt;td class="data birra_ibu last"&gt;40&lt;/td&gt; &lt;/tr&gt; &lt;tr class="even"&gt; &lt;th class="title birra_temperatura"&gt;Temperatura di servizio&lt;/th&gt; &lt;td class="data birra_temperatura"&gt;8°-10°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Veste un abito scuro con un cappello di schiuma castana spessa e cremosa, con una media persistenza. Sentori di orzo tostato con note di caffè e cioccolato, bilanciati da fragranze di luppolo. In bocca si percepisce una saporosità di liquirizia e frutta ed è riscontrabile una leggera acidità data dai grani torrefatti, con note amare, aromatiche e resinose date dal luppolo che domina il secco finale. &lt;/div&gt; &lt;div class="box-collateral box-description"&gt; &lt;span itemprop="description"&gt; &lt;/span&gt; &lt;/div&gt;</text:p>
          </table:table-cell>
        </table:table-row>
        <table:table-row table:style-name="ro2">
          <table:table-cell table:style-name="ce2" office:value-type="string">
            <text:p>1673885735-240</text:p>
          </table:table-cell>
          <table:table-cell table:style-name="ce2" office:value-type="string">
            <text:p>https://www.cantinadellabirra.it/shop/hibu-avanti-march.html</text:p>
          </table:table-cell>
          <table:table-cell table:style-name="ce2" office:value-type="string">
            <text:p>Avanti March’</text:p>
          </table:table-cell>
          <table:table-cell table:style-name="ce2" office:value-type="string">
            <text:p>https://www.cantinadellabirra.it/media/catalog/product/cache/1/image/460x750/9df78eab33525d08d6e5fb8d27136e95/a/v/avanti_march.png</text:p>
          </table:table-cell>
          <table:table-cell table:style-name="ce2" office:value-type="string">
            <text:p>Italia</text:p>
          </table:table-cell>
          <table:table-cell table:style-name="ce2" office:value-type="string">
            <text:p>Saison / Farmhouse Ale</text:p>
          </table:table-cell>
          <table:table-cell table:style-name="ce2" office:value-type="string">
            <text:p>Arancio Pallido</text:p>
          </table:table-cell>
          <table:table-cell table:style-name="ce2" office:value-type="string">
            <text:p>6.5%</text:p>
          </table:table-cell>
          <table:table-cell table:style-name="ce2" office:value-type="string">
            <text:p>Calice a tulipano</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8&lt;/td&gt; &lt;td class="empty"&gt;&amp;nbsp;&lt;/td&gt; &lt;th class="title birra_ratebeer"&gt;Voto RateBeer&lt;/th&gt; &lt;td class="data birra_ratebeer last"&gt;2.88 / 5&lt;/td&gt; &lt;/tr&gt; &lt;tr class="odd"&gt; &lt;th class="title birra_stile"&gt;Stile&lt;/th&gt; &lt;td class="data birra_stile"&gt;Saison / Farmhouse Ale&lt;/td&gt; &lt;td class="empty"&gt;&amp;nbsp;&lt;/td&gt; &lt;th class="title birra_ibu"&gt;IBU&lt;/th&gt; &lt;td class="data birra_ibu last"&gt;30&lt;/td&gt; &lt;/tr&gt; &lt;tr class="even"&gt; &lt;th class="title birra_temperatura"&gt;Temperatura di servizio&lt;/th&gt; &lt;td class="data birra_temperatura"&gt;7°-9°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Si presenta con un colore arancio pallido e con una schiuma bianca spessa ed abbastanza persistente. Profuma di agrumi, frutta, spezie con note terrose e di lievito. In bocca il sapore è fruttato e speziato con un amaro delicato nel finale. &lt;/div&gt; &lt;div class="box-collateral box-description"&gt; &lt;span itemprop="description"&gt; &lt;/span&gt; &lt;/div&gt;</text:p>
          </table:table-cell>
        </table:table-row>
        <table:table-row table:style-name="ro2">
          <table:table-cell table:style-name="ce2" office:value-type="string">
            <text:p>1673885738-241</text:p>
          </table:table-cell>
          <table:table-cell table:style-name="ce2" office:value-type="string">
            <text:p>https://www.cantinadellabirra.it/shop/hibu-uaterlo.html</text:p>
          </table:table-cell>
          <table:table-cell table:style-name="ce2" office:value-type="string">
            <text:p>Uaterlo</text:p>
          </table:table-cell>
          <table:table-cell table:style-name="ce2" office:value-type="string">
            <text:p>https://www.cantinadellabirra.it/media/catalog/product/cache/1/image/460x750/9df78eab33525d08d6e5fb8d27136e95/u/a/uaterlo..png</text:p>
          </table:table-cell>
          <table:table-cell table:style-name="ce2" office:value-type="string">
            <text:p>Italia</text:p>
          </table:table-cell>
          <table:table-cell table:style-name="ce2" office:value-type="string">
            <text:p>Blanche / Witbier</text:p>
          </table:table-cell>
          <table:table-cell table:style-name="ce2" office:value-type="string">
            <text:p>Dorato</text:p>
          </table:table-cell>
          <table:table-cell table:style-name="ce2" office:value-type="string">
            <text:p>5.2%</text:p>
          </table:table-cell>
          <table:table-cell table:style-name="ce2" office:value-type="string">
            <text:p>Pinta</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lt;/td&gt; &lt;td class="empty"&gt;&amp;nbsp;&lt;/td&gt; &lt;th class="title birra_ratebeer"&gt;Voto RateBeer&lt;/th&gt; &lt;td class="data birra_ratebeer last"&gt;3.20 / 5&lt;/td&gt; &lt;/tr&gt; &lt;tr class="odd"&gt; &lt;th class="title birra_stile"&gt;Stile&lt;/th&gt; &lt;td class="data birra_stile"&gt;Blanche / Witbier&lt;/td&gt; &lt;td class="empty"&gt;&amp;nbsp;&lt;/td&gt; &lt;th class="title birra_ibu"&gt;IBU&lt;/th&gt; &lt;td class="data birra_ibu last"&gt;30&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 Frumento&lt;/td&gt; &lt;/tr&gt;&lt;/tbody&gt; &lt;/table&gt; &lt;script type="text/javascript"&gt;decorateTable('product-attribute-specs-table')&lt;/script&gt; &lt;div class="std" id="block-desc-product"&gt; Si presenta con un colore dorato e con una schiuma bianca abbondante e persistente. Naso tipico dello stile “Blanche” con fragranze speziate ed agrumate. In bocca è lievemente acidula, con note di crosta di pane, agrumi e spezie (pepe e coriandolo) che rendono il gusto piacevole e la birra estremamente beverina. &lt;/div&gt; &lt;div class="box-collateral box-description"&gt; &lt;span itemprop="description"&gt; &lt;/span&gt; &lt;/div&gt;</text:p>
          </table:table-cell>
        </table:table-row>
        <table:table-row table:style-name="ro2">
          <table:table-cell table:style-name="ce2" office:value-type="string">
            <text:p>1673885741-242</text:p>
          </table:table-cell>
          <table:table-cell table:style-name="ce2" office:value-type="string">
            <text:p>https://www.cantinadellabirra.it/shop/hibu-koln.html</text:p>
          </table:table-cell>
          <table:table-cell table:style-name="ce2" office:value-type="string">
            <text:p>Köln</text:p>
          </table:table-cell>
          <table:table-cell table:style-name="ce2" office:value-type="string">
            <text:p>https://www.cantinadellabirra.it/media/catalog/product/cache/1/image/460x750/9df78eab33525d08d6e5fb8d27136e95/k/o/koln.png</text:p>
          </table:table-cell>
          <table:table-cell table:style-name="ce2" office:value-type="string">
            <text:p>Italia</text:p>
          </table:table-cell>
          <table:table-cell table:style-name="ce2" office:value-type="string">
            <text:p>Golden Ale / Blonde Ale</text:p>
          </table:table-cell>
          <table:table-cell table:style-name="ce2" office:value-type="string">
            <text:p>Dorato</text:p>
          </table:table-cell>
          <table:table-cell table:style-name="ce2" office:value-type="string">
            <text:p>5.0%</text:p>
          </table:table-cell>
          <table:table-cell table:style-name="ce2" office:value-type="string">
            <text:p>Colonna</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0.6&lt;/td&gt; &lt;td class="empty"&gt;&amp;nbsp;&lt;/td&gt; &lt;th class="title birra_ratebeer"&gt;Voto RateBeer&lt;/th&gt; &lt;td class="data birra_ratebeer last"&gt;2.62 / 5&lt;/td&gt; &lt;/tr&gt; &lt;tr class="odd"&gt; &lt;th class="title birra_beeradvocade"&gt;Voto Beer Advocate&lt;/th&gt; &lt;td class="data birra_beeradvocade"&gt;2.65 / 5&lt;/td&gt; &lt;td class="empty"&gt;&amp;nbsp;&lt;/td&gt; &lt;th class="title birra_gusto"&gt;Sottostile&lt;/th&gt; &lt;td class="data birra_gusto last"&gt;Altbier&lt;/td&gt; &lt;/tr&gt; &lt;tr class="even"&gt; &lt;th class="title birra_stile"&gt;Stile&lt;/th&gt; &lt;td class="data birra_stile"&gt;Golden Ale / Blonde Ale&lt;/td&gt; &lt;td class="empty"&gt;&amp;nbsp;&lt;/td&gt; &lt;th class="title birra_ibu"&gt;IBU&lt;/th&gt; &lt;td class="data birra_ibu last"&gt;35&lt;/td&gt; &lt;/tr&gt; &lt;tr class="odd"&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Questa birra, dal colore dorato e dalla schiuma compatta ed abbondante, esala un aroma floreale e luppolato, fresco e lievemente mielato. Gusto agrumato, pulito e rinfrescante con un retrogusto amarognolo non invadente; in definitiva una birra molto beverina. &lt;/div&gt; &lt;div class="box-collateral box-description"&gt; &lt;span itemprop="description"&gt; &lt;/span&gt; &lt;/div&gt;</text:p>
          </table:table-cell>
        </table:table-row>
        <table:table-row table:style-name="ro2">
          <table:table-cell table:style-name="ce2" office:value-type="string">
            <text:p>1673885743-243</text:p>
          </table:table-cell>
          <table:table-cell table:style-name="ce2" office:value-type="string">
            <text:p>https://www.cantinadellabirra.it/shop/hibu-dussex.html</text:p>
          </table:table-cell>
          <table:table-cell table:style-name="ce2" office:value-type="string">
            <text:p>Düssex</text:p>
          </table:table-cell>
          <table:table-cell table:style-name="ce2" office:value-type="string">
            <text:p>https://www.cantinadellabirra.it/media/catalog/product/cache/1/image/460x750/9df78eab33525d08d6e5fb8d27136e95/b/i/birrificio-hibu-dussex.png</text:p>
          </table:table-cell>
          <table:table-cell table:style-name="ce2" office:value-type="string">
            <text:p>Italia</text:p>
          </table:table-cell>
          <table:table-cell table:style-name="ce2" office:value-type="string">
            <text:p>Altbier</text:p>
          </table:table-cell>
          <table:table-cell table:style-name="ce2" office:value-type="string">
            <text:p>Rame con riflessi arancioni</text:p>
          </table:table-cell>
          <table:table-cell table:style-name="ce2" office:value-type="string">
            <text:p>5.5%</text:p>
          </table:table-cell>
          <table:table-cell table:style-name="ce2" office:value-type="string">
            <text:p>Colonna</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1&lt;/td&gt; &lt;td class="empty"&gt;&amp;nbsp;&lt;/td&gt; &lt;th class="title birra_ratebeer"&gt;Voto RateBeer&lt;/th&gt; &lt;td class="data birra_ratebeer last"&gt;2.67 / 5&lt;/td&gt; &lt;/tr&gt; &lt;tr class="odd"&gt; &lt;th class="title birra_gusto"&gt;Sottostile&lt;/th&gt; &lt;td class="data birra_gusto"&gt;Altbier&lt;/td&gt; &lt;td class="empty"&gt;&amp;nbsp;&lt;/td&gt; &lt;th class="title birra_stile"&gt;Stile&lt;/th&gt; &lt;td class="data birra_stile last"&gt;Altbier&lt;/td&gt; &lt;/tr&gt; &lt;tr class="even"&gt; &lt;th class="title birra_ibu"&gt;IBU&lt;/th&gt; &lt;td class="data birra_ibu"&gt;35&lt;/td&gt; &lt;td class="empty"&gt;&amp;nbsp;&lt;/td&gt; &lt;th class="title birra_temperatura"&gt;Temperatura di servizio&lt;/th&gt; &lt;td class="data birra_temperatura last"&gt;6°-8°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Si presenta con un colore rame con riflessi arancioni e con una schiuma bianca, spessa ed abbastanza persistente. Aroma di malto, caramello e frutta. In bocca è abbastanza amara con una tenue sapidità di malto e frutta. Retrogusto abbastanza secco. &lt;/div&gt; &lt;div class="box-collateral box-description"&gt; &lt;span itemprop="description"&gt; &lt;/span&gt; &lt;/div&gt;</text:p>
          </table:table-cell>
        </table:table-row>
        <table:table-row table:style-name="ro2">
          <table:table-cell table:style-name="ce2" office:value-type="string">
            <text:p>1673885746-244</text:p>
          </table:table-cell>
          <table:table-cell table:style-name="ce2" office:value-type="string">
            <text:p>https://www.cantinadellabirra.it/shop/kapuziner-weissbier-kristall-weizen.html</text:p>
          </table:table-cell>
          <table:table-cell table:style-name="ce2" office:value-type="string">
            <text:p>Kapuziner Weissbier Kristall-Weizen</text:p>
          </table:table-cell>
          <table:table-cell table:style-name="ce2" office:value-type="string">
            <text:p>https://www.cantinadellabirra.it/media/catalog/product/cache/1/image/460x750/9df78eab33525d08d6e5fb8d27136e95/k/a/kapuziner_kristall.png</text:p>
          </table:table-cell>
          <table:table-cell table:style-name="ce2" office:value-type="string">
            <text:p>Germania</text:p>
          </table:table-cell>
          <table:table-cell table:style-name="ce2" office:value-type="string">
            <text:p>Weiss</text:p>
          </table:table-cell>
          <table:table-cell table:style-name="ce2" office:value-type="string">
            <text:p>Dorato limpido</text:p>
          </table:table-cell>
          <table:table-cell table:style-name="ce2" office:value-type="string">
            <text:p>5.4 %</text:p>
          </table:table-cell>
          <table:table-cell table:style-name="ce2" office:value-type="string">
            <text:p>Weizenglass</text:p>
          </table:table-cell>
          <table:table-cell table:style-name="ce2" office:value-type="string">
            <text:p>Kapuziner-Moenchshof</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5&lt;/td&gt; &lt;td class="empty"&gt;&amp;nbsp;&lt;/td&gt; &lt;th class="title birra_ratebeer"&gt;Voto RateBeer&lt;/th&gt; &lt;td class="data birra_ratebeer last"&gt;2.88 / 5&lt;/td&gt; &lt;/tr&gt; &lt;tr class="odd"&gt; &lt;th class="title birra_beeradvocade"&gt;Voto Beer Advocate&lt;/th&gt; &lt;td class="data birra_beeradvocade"&gt;3.22 / 5&lt;/td&gt; &lt;td class="empty"&gt;&amp;nbsp;&lt;/td&gt; &lt;th class="title birra_gusto"&gt;Sottostile&lt;/th&gt; &lt;td class="data birra_gusto last"&gt;Kristallweizen&lt;/td&gt; &lt;/tr&gt; &lt;tr class="even"&gt; &lt;th class="title birra_stile"&gt;Stile&lt;/th&gt; &lt;td class="data birra_stile"&gt;Weiss&lt;/td&gt; &lt;td class="empty"&gt;&amp;nbsp;&lt;/td&gt; &lt;th class="title birra_temperatura"&gt;Temperatura di servizio&lt;/th&gt; &lt;td class="data birra_temperatura last"&gt;5° - 7°C&lt;/td&gt; &lt;/tr&gt; &lt;tr class="last odd"&gt; &lt;th class="title birra_confezioni"&gt;Formati disponibili&lt;/th&gt; &lt;td class="data birra_confezioni"&gt;Bottiglia 50cl&lt;/td&gt; &lt;td class="empty"&gt;&amp;nbsp;&lt;/td&gt; &lt;th class="title allergeni"&gt;Allergeni&lt;/th&gt; &lt;td class="data allergeni last"&gt;Orzo, Frumento&lt;/td&gt; &lt;/tr&gt; &lt;/tbody&gt; &lt;/table&gt; &lt;script type="text/javascript"&gt;decorateTable('product-attribute-specs-table')&lt;/script&gt; &lt;div class="std" id="block-desc-product"&gt; Birra dal colore dorato limpido con una schiuma bianca che presenta una buona ritenzione. Profumi di frutta (banana), lievito e spezie (chiodi di garofano). Presenta un gusto molto frizzante, con una saporosità fruttata, tipica dello stile, con note agrumate, di luppolo, lievito e spezie. Una birra estremamente beverina che ci regala un retrogusto agrodolce e piccante. &lt;/div&gt; &lt;div class="box-collateral box-description"&gt; &lt;span itemprop="description"&gt; &lt;/span&gt; &lt;/div&gt;</text:p>
          </table:table-cell>
        </table:table-row>
        <table:table-row table:style-name="ro2">
          <table:table-cell table:style-name="ce2" office:value-type="string">
            <text:p>1673885749-245</text:p>
          </table:table-cell>
          <table:table-cell table:style-name="ce2" office:value-type="string">
            <text:p>https://www.cantinadellabirra.it/shop/kapuziner-weissbier-schwarz.html</text:p>
          </table:table-cell>
          <table:table-cell table:style-name="ce2" office:value-type="string">
            <text:p>Kapuziner Weissbier Schwarz</text:p>
          </table:table-cell>
          <table:table-cell table:style-name="ce2" office:value-type="string">
            <text:p>https://www.cantinadellabirra.it/media/catalog/product/cache/1/image/460x750/9df78eab33525d08d6e5fb8d27136e95/k/a/kapuziner_dunkel.png</text:p>
          </table:table-cell>
          <table:table-cell table:style-name="ce2" office:value-type="string">
            <text:p>Germania</text:p>
          </table:table-cell>
          <table:table-cell table:style-name="ce2" office:value-type="string">
            <text:p>Dunkelweizen</text:p>
          </table:table-cell>
          <table:table-cell table:style-name="ce2" office:value-type="string">
            <text:p>Ebano scuro opalescente</text:p>
          </table:table-cell>
          <table:table-cell table:style-name="ce2" office:value-type="string">
            <text:p>5.4 %</text:p>
          </table:table-cell>
          <table:table-cell table:style-name="ce2" office:value-type="string">
            <text:p>Weizenglass</text:p>
          </table:table-cell>
          <table:table-cell table:style-name="ce2" office:value-type="string">
            <text:p>Kapuziner-Moenchshof</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5&lt;/td&gt; &lt;td class="empty"&gt;&amp;nbsp;&lt;/td&gt; &lt;th class="title birra_ratebeer"&gt;Voto RateBeer&lt;/th&gt; &lt;td class="data birra_ratebeer last"&gt;80 / 100&lt;/td&gt; &lt;/tr&gt; &lt;tr class="odd"&gt; &lt;th class="title birra_beeradvocade"&gt;Voto Beer Advocate&lt;/th&gt; &lt;td class="data birra_beeradvocade"&gt;84 / 100&lt;/td&gt; &lt;td class="empty"&gt;&amp;nbsp;&lt;/td&gt; &lt;th class="title birra_stile"&gt;Stile&lt;/th&gt; &lt;td class="data birra_stile last"&gt;Dunkelweizen&lt;/td&gt; &lt;/tr&gt; &lt;tr class="even"&gt; &lt;th class="title birra_ibu"&gt;IBU&lt;/th&gt; &lt;td class="data birra_ibu"&gt;14&lt;/td&gt; &lt;td class="empty"&gt;&amp;nbsp;&lt;/td&gt; &lt;th class="title birra_temperatura"&gt;Temperatura di servizio&lt;/th&gt; &lt;td class="data birra_temperatura last"&gt;8° - 10°C&lt;/td&gt; &lt;/tr&gt; &lt;tr class="last odd"&gt; &lt;th class="title birra_confezioni"&gt;Formati disponibili&lt;/th&gt; &lt;td class="data birra_confezioni"&gt;Bottiglia 50cl&lt;/td&gt; &lt;td class="empty"&gt;&amp;nbsp;&lt;/td&gt; &lt;th class="title allergeni"&gt;Allergeni&lt;/th&gt; &lt;td class="data allergeni last"&gt;Orzo, Frumento&lt;/td&gt; &lt;/tr&gt; &lt;/tbody&gt; &lt;/table&gt; &lt;script type="text/javascript"&gt;decorateTable('product-attribute-specs-table')&lt;/script&gt; &lt;div class="std" id="block-desc-product"&gt; Questa Dunkelweizen, dal colore ebano scuro opalescente, ci regala un aroma ricco di malto scuro aromatico, frutta (banana), cioccolato e una leggera nota di caffè. In bocca è il sapore di malto tostato a dominare a cui si aggiungono sensazioni di frutta, caramello e spezie. Finale secco e di cereali tostati che indugiano in profondità nel retrogusto. Un ottimo esempio di questo stile birraio. &lt;/div&gt; &lt;div class="box-collateral box-description"&gt; &lt;span itemprop="description"&gt; &lt;/span&gt; &lt;/div&gt;</text:p>
          </table:table-cell>
        </table:table-row>
        <table:table-row table:style-name="ro2">
          <table:table-cell table:style-name="ce2" office:value-type="string">
            <text:p>1673885752-246</text:p>
          </table:table-cell>
          <table:table-cell table:style-name="ce2" office:value-type="string">
            <text:p>https://www.cantinadellabirra.it/shop/kapuziner-weissbier-hefeweizen.html</text:p>
          </table:table-cell>
          <table:table-cell table:style-name="ce2" office:value-type="string">
            <text:p>Kapuziner Weissbier Hefeweizen</text:p>
          </table:table-cell>
          <table:table-cell table:style-name="ce2" office:value-type="string">
            <text:p>https://www.cantinadellabirra.it/media/catalog/product/cache/1/image/460x750/9df78eab33525d08d6e5fb8d27136e95/k/a/kapuziner_hefe.png</text:p>
          </table:table-cell>
          <table:table-cell table:style-name="ce2" office:value-type="string">
            <text:p>Germania</text:p>
          </table:table-cell>
          <table:table-cell table:style-name="ce2" office:value-type="string">
            <text:p>Weiss</text:p>
          </table:table-cell>
          <table:table-cell table:style-name="ce2" office:value-type="string">
            <text:p>Dorato Opalescente</text:p>
          </table:table-cell>
          <table:table-cell table:style-name="ce2" office:value-type="string">
            <text:p>5.4 %</text:p>
          </table:table-cell>
          <table:table-cell table:style-name="ce2" office:value-type="string">
            <text:p>Weizenglass</text:p>
          </table:table-cell>
          <table:table-cell table:style-name="ce2" office:value-type="string">
            <text:p>Kapuziner-Moenchshof</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5&lt;/td&gt; &lt;td class="empty"&gt;&amp;nbsp;&lt;/td&gt; &lt;th class="title birra_ratebeer"&gt;Voto RateBeer&lt;/th&gt; &lt;td class="data birra_ratebeer last"&gt;81 / 100&lt;/td&gt; &lt;/tr&gt; &lt;tr class="odd"&gt; &lt;th class="title birra_beeradvocade"&gt;Voto Beer Advocate&lt;/th&gt; &lt;td class="data birra_beeradvocade"&gt;90 / 100&lt;/td&gt; &lt;td class="empty"&gt;&amp;nbsp;&lt;/td&gt; &lt;th class="title birra_stile"&gt;Stile&lt;/th&gt; &lt;td class="data birra_stile last"&gt;Weiss&lt;/td&gt; &lt;/tr&gt; &lt;tr class="even"&gt; &lt;th class="title birra_temperatura"&gt;Temperatura di servizio&lt;/th&gt; &lt;td class="data birra_temperatura"&gt;6° - 8°C&lt;/td&gt; &lt;td class="empty"&gt;&amp;nbsp;&lt;/td&gt; &lt;th class="title birra_confezioni"&gt;Formati disponibili&lt;/th&gt; &lt;td class="data birra_confezioni last"&gt;Bottiglia 50cl&lt;/td&gt; &lt;/tr&gt; &lt;tr class="last odd"&gt; &lt;th class="title allergeni"&gt;Allergeni&lt;/th&gt; &lt;td class="data allergeni last"&gt;Orzo, Frumento&lt;/td&gt; &lt;/tr&gt;&lt;/tbody&gt; &lt;/table&gt; &lt;script type="text/javascript"&gt;decorateTable('product-attribute-specs-table')&lt;/script&gt; &lt;div class="std" id="block-desc-product"&gt; Questa Hefeweizen, dal colore dorato opalescente, elargisce un aroma ricco ed amabile, con note fruttate (banana), agrumate (limone ed arancia), accompagnate da fragranze speziate (chiodi di garofano e cannella), di lievito e floreali. Il gusto è molto equilibrato, con dolci sapori di malto, frutta e le immancabili note speziate. Considerata una delle birre più rinfrescanti al mondo chiude con un retrogusto fruttato, speziato e forti richiami di fiori di campagna e miele. &lt;/div&gt; &lt;div class="box-collateral box-description"&gt; &lt;span itemprop="description"&gt; &lt;/span&gt; &lt;/div&gt;</text:p>
          </table:table-cell>
        </table:table-row>
        <table:table-row table:style-name="ro2">
          <table:table-cell table:style-name="ce2" office:value-type="string">
            <text:p>1673885756-247</text:p>
          </table:table-cell>
          <table:table-cell table:style-name="ce2" office:value-type="string">
            <text:p>https://www.cantinadellabirra.it/shop/mikkeller-nelson-sauvin-imperial-ipa.html</text:p>
          </table:table-cell>
          <table:table-cell table:style-name="ce2" office:value-type="string">
            <text:p>Mikkeller Nelson Sauvin Imperial Ipa</text:p>
          </table:table-cell>
          <table:table-cell table:style-name="ce2" office:value-type="string">
            <text:p>https://www.cantinadellabirra.it/media/catalog/product/cache/1/image/460x750/9df78eab33525d08d6e5fb8d27136e95/m/i/mikkeller-nelson-dipa.png</text:p>
          </table:table-cell>
          <table:table-cell table:style-name="ce2" office:value-type="string">
            <text:p>Danimarca</text:p>
          </table:table-cell>
          <table:table-cell table:style-name="ce2" office:value-type="string">
            <text:p>Imperial / Double IPA</text:p>
          </table:table-cell>
          <table:table-cell table:style-name="ce2" office:value-type="string">
            <text:p>Ambrato</text:p>
          </table:table-cell>
          <table:table-cell table:style-name="ce2" office:value-type="string">
            <text:p>8.9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8&lt;/td&gt; &lt;td class="empty"&gt;&amp;nbsp;&lt;/td&gt; &lt;th class="title birra_ratebeer"&gt;Voto RateBeer&lt;/th&gt; &lt;td class="data birra_ratebeer last"&gt;97 / 100&lt;/td&gt; &lt;/tr&gt; &lt;tr class="odd"&gt; &lt;th class="title birra_beeradvocade"&gt;Voto Beer Advocate&lt;/th&gt; &lt;td class="data birra_beeradvocade"&gt;86 / 100&lt;/td&gt; &lt;td class="empty"&gt;&amp;nbsp;&lt;/td&gt; &lt;th class="title birra_stile"&gt;Stile&lt;/th&gt; &lt;td class="data birra_stile last"&gt;Imperial / Double IPA&lt;/td&gt; &lt;/tr&gt; &lt;tr class="even"&gt; &lt;th class="title birra_temperatura"&gt;Temperatura di servizio&lt;/th&gt; &lt;td class="data birra_temperatura"&gt;8/10°C&lt;/td&gt; &lt;td class="empty"&gt;&amp;nbsp;&lt;/td&gt; &lt;th class="title birra_confezioni"&gt;Formati disponibili&lt;/th&gt; &lt;td class="data birra_confezioni last"&gt;Lattina 33cl&lt;/td&gt; &lt;/tr&gt; &lt;tr class="last odd"&gt; &lt;th class="title allergeni"&gt;Allergeni&lt;/th&gt; &lt;td class="data allergeni last"&gt;Orzo&lt;/td&gt; &lt;/tr&gt;&lt;/tbody&gt; &lt;/table&gt; &lt;script type="text/javascript"&gt;decorateTable('product-attribute-specs-table')&lt;/script&gt; &lt;div class="std" id="block-desc-product"&gt; La serie si presta sia ad un’ipotetica degustazione in orizzontale per poterne cogliere le differenze (la base dei malti è sempre la stessa) sia ad essere una sorta di “manuale” pratico per homebrewers. Tutte le birre sono brassate, infatti, con la stessa ricetta, l’unica differenza è il singolo luppolo utilizzato di volta in volta. Anche la gradazione alcolica è la medesima, in modo da potersi concentrare ed apprezzare le diversità che ogni luppolo riesce ad esprimere. In questo caso il luppolo neozelandese “Nelson Sauvin”. &lt;/div&gt; &lt;div class="box-collateral box-description"&gt; &lt;span itemprop="description"&gt; &lt;/span&gt; &lt;/div&gt;</text:p>
          </table:table-cell>
        </table:table-row>
        <table:table-row table:style-name="ro2">
          <table:table-cell table:style-name="ce2" office:value-type="string">
            <text:p>1673885758-248</text:p>
          </table:table-cell>
          <table:table-cell table:style-name="ce2" office:value-type="string">
            <text:p>https://www.cantinadellabirra.it/shop/mikkeller-single-hop-simcoe-imperial-ipa.html</text:p>
          </table:table-cell>
          <table:table-cell table:style-name="ce2" office:value-type="string">
            <text:p>Mikkeller Simcoe Imperial Ipa</text:p>
          </table:table-cell>
          <table:table-cell table:style-name="ce2" office:value-type="string">
            <text:p>https://www.cantinadellabirra.it/media/catalog/product/cache/1/image/460x750/9df78eab33525d08d6e5fb8d27136e95/s/i/simcoe.imperial.png</text:p>
          </table:table-cell>
          <table:table-cell table:style-name="ce2" office:value-type="string">
            <text:p>Danimarca</text:p>
          </table:table-cell>
          <table:table-cell table:style-name="ce2" office:value-type="string">
            <text:p>Imperial / Double IPA</text:p>
          </table:table-cell>
          <table:table-cell table:style-name="ce2" office:value-type="string">
            <text:p>Ambrato scuro</text:p>
          </table:table-cell>
          <table:table-cell table:style-name="ce2" office:value-type="string">
            <text:p>8.9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8&lt;/td&gt; &lt;td class="empty"&gt;&amp;nbsp;&lt;/td&gt; &lt;th class="title birra_ratebeer"&gt;Voto RateBeer&lt;/th&gt; &lt;td class="data birra_ratebeer last"&gt;99 / 100&lt;/td&gt; &lt;/tr&gt; &lt;tr class="odd"&gt; &lt;th class="title birra_beeradvocade"&gt;Voto Beer Advocate&lt;/th&gt; &lt;td class="data birra_beeradvocade"&gt;90 / 100&lt;/td&gt; &lt;td class="empty"&gt;&amp;nbsp;&lt;/td&gt; &lt;th class="title birra_stile"&gt;Stile&lt;/th&gt; &lt;td class="data birra_stile last"&gt;Imperial / Double IPA&lt;/td&gt; &lt;/tr&gt; &lt;tr class="even"&gt; &lt;th class="title birra_temperatura"&gt;Temperatura di servizio&lt;/th&gt; &lt;td class="data birra_temperatura"&gt;8/10°C&lt;/td&gt; &lt;td class="empty"&gt;&amp;nbsp;&lt;/td&gt; &lt;th class="title birra_confezioni"&gt;Formati disponibili&lt;/th&gt; &lt;td class="data birra_confezioni last"&gt;Lattina 33cl&lt;/td&gt; &lt;/tr&gt; &lt;tr class="last odd"&gt; &lt;th class="title allergeni"&gt;Allergeni&lt;/th&gt; &lt;td class="data allergeni last"&gt;Orzo&lt;/td&gt; &lt;/tr&gt;&lt;/tbody&gt; &lt;/table&gt; &lt;script type="text/javascript"&gt;decorateTable('product-attribute-specs-table')&lt;/script&gt; &lt;div class="std" id="block-desc-product"&gt; Single Hop di Simcoe. Al naso i sentori sono pungenti di frutto della passione e resina. Al naso le note dolce dei malti sono marcate ma ben equilibrate dai sentori più amari ed erbacei dati dal luppolo. Finale lungo ed amaro. &lt;/div&gt; &lt;div class="box-collateral box-description"&gt; &lt;span itemprop="description"&gt; &lt;/span&gt; &lt;/div&gt;</text:p>
          </table:table-cell>
        </table:table-row>
        <table:table-row table:style-name="ro2">
          <table:table-cell table:style-name="ce2" office:value-type="string">
            <text:p>1673885761-249</text:p>
          </table:table-cell>
          <table:table-cell table:style-name="ce2" office:value-type="string">
            <text:p>https://www.cantinadellabirra.it/shop/mikkeller-1000-ibu.html</text:p>
          </table:table-cell>
          <table:table-cell table:style-name="ce2" office:value-type="string">
            <text:p>Mikkeller 1000 IBU</text:p>
          </table:table-cell>
          <table:table-cell table:style-name="ce2" office:value-type="string">
            <text:p>https://www.cantinadellabirra.it/media/catalog/product/cache/1/image/460x750/9df78eab33525d08d6e5fb8d27136e95/m/i/mikkeller_1000_ibu_cantina_della_birra.png</text:p>
          </table:table-cell>
          <table:table-cell table:style-name="ce2" office:value-type="string">
            <text:p>Danimarca</text:p>
          </table:table-cell>
          <table:table-cell table:style-name="ce2" office:value-type="string">
            <text:p>Imperial / Double IPA</text:p>
          </table:table-cell>
          <table:table-cell table:style-name="ce2" office:value-type="string">
            <text:p>Rosso rubino</text:p>
          </table:table-cell>
          <table:table-cell table:style-name="ce2" office:value-type="string">
            <text:p>9.6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0.2&lt;/td&gt; &lt;td class="empty"&gt;&amp;nbsp;&lt;/td&gt; &lt;th class="title birra_ratebeer"&gt;Voto RateBeer&lt;/th&gt; &lt;td class="data birra_ratebeer last"&gt;99 / 100&lt;/td&gt; &lt;/tr&gt; &lt;tr class="odd"&gt; &lt;th class="title birra_beeradvocade"&gt;Voto Beer Advocate&lt;/th&gt; &lt;td class="data birra_beeradvocade"&gt;87 / 100&lt;/td&gt; &lt;td class="empty"&gt;&amp;nbsp;&lt;/td&gt; &lt;th class="title birra_stile"&gt;Stile&lt;/th&gt; &lt;td class="data birra_stile last"&gt;Imperial / Double IPA&lt;/td&gt; &lt;/tr&gt; &lt;tr class="even"&gt; &lt;th class="title birra_temperatura"&gt;Temperatura di servizio&lt;/th&gt; &lt;td class="data birra_temperatura"&gt;8/10°C&lt;/td&gt; &lt;td class="empty"&gt;&amp;nbsp;&lt;/td&gt; &lt;th class="title birra_confezioni"&gt;Formati disponibili&lt;/th&gt; &lt;td class="data birra_confezioni last"&gt;Bottiglia 33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Portentosa Imperial Ipa dal colore rosso rubino, stratosfericamente amara (anche se non sono i 1000 IBU dichiarati in etichetta) ma al tempo stesso “beverina”... L’ennesima scommessa vinta da Mikkeller. Aroma fresco ed erbaceo, leggermente floreale e molto fruttato. In bocca è amara con un sapore di luppolo fresco, agrumi e resina; in sottofondo lievi note di caramello. Lungo retrogusto extra hoppy! &lt;/div&gt; &lt;div class="box-collateral box-description"&gt; &lt;span itemprop="description"&gt; &lt;/span&gt; &lt;/div&gt;</text:p>
          </table:table-cell>
        </table:table-row>
        <table:table-row table:style-name="ro2">
          <table:table-cell table:style-name="ce2" office:value-type="string">
            <text:p>1673885764-250</text:p>
          </table:table-cell>
          <table:table-cell table:style-name="ce2" office:value-type="string">
            <text:p>https://www.cantinadellabirra.it/shop/mikkeller-20-ipa.html</text:p>
          </table:table-cell>
          <table:table-cell table:style-name="ce2" office:value-type="string">
            <text:p>Mikkeller 20 Ipa</text:p>
          </table:table-cell>
          <table:table-cell table:style-name="ce2" office:value-type="string">
            <text:p>https://www.cantinadellabirra.it/media/catalog/product/cache/1/image/460x750/9df78eab33525d08d6e5fb8d27136e95/m/i/mikkeller_20_33cl_cantina_della_birra.png</text:p>
          </table:table-cell>
          <table:table-cell table:style-name="ce2" office:value-type="string">
            <text:p>Danimarca</text:p>
          </table:table-cell>
          <table:table-cell table:style-name="ce2" office:value-type="string">
            <text:p>IPA India Pale Ale</text:p>
          </table:table-cell>
          <table:table-cell table:style-name="ce2" office:value-type="string">
            <text:p>Ambrato opalescente</text:p>
          </table:table-cell>
          <table:table-cell table:style-name="ce2" office:value-type="string">
            <text:p>6.8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6&lt;/td&gt; &lt;td class="empty"&gt;&amp;nbsp;&lt;/td&gt; &lt;th class="title birra_ratebeer"&gt;Voto RateBeer&lt;/th&gt; &lt;td class="data birra_ratebeer last"&gt;91 / 100&lt;/td&gt; &lt;/tr&gt; &lt;tr class="odd"&gt; &lt;th class="title birra_beeradvocade"&gt;Voto Beer Advocate&lt;/th&gt; &lt;td class="data birra_beeradvocade"&gt;89 / 100&lt;/td&gt; &lt;td class="empty"&gt;&amp;nbsp;&lt;/td&gt; &lt;th class="title birra_gusto"&gt;Sottostile&lt;/th&gt; &lt;td class="data birra_gusto last"&gt;American India Pale Ale&lt;/td&gt; &lt;/tr&gt; &lt;tr class="even"&gt; &lt;th class="title birra_stile"&gt;Stile&lt;/th&gt; &lt;td class="data birra_stile"&gt;IPA India Pale Ale&lt;/td&gt; &lt;td class="empty"&gt;&amp;nbsp;&lt;/td&gt; &lt;th class="title birra_temperatura"&gt;Temperatura di servizio&lt;/th&gt; &lt;td class="data birra_temperatura last"&gt;6/8°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IPA dal colore ambrato opalescente luppolata con un blend di 20 luppoli diversi. Sentori olfattivi e gustativi agrumati, erbacei, floreali e di frutta tropicale che si affiancano a dolci note di malto, miele e caramello, e una leggera speziatura. Una birra molto piacevole, piuttosto equilibrata con una buona complessità e con un retrogusto non troppo secco che la rende molto facile da bere. &lt;/div&gt; &lt;div class="box-collateral box-description"&gt; &lt;span itemprop="description"&gt; &lt;/span&gt; &lt;/div&gt;</text:p>
          </table:table-cell>
        </table:table-row>
        <table:table-row table:style-name="ro2">
          <table:table-cell table:style-name="ce2" office:value-type="string">
            <text:p>1673885766-251</text:p>
          </table:table-cell>
          <table:table-cell table:style-name="ce2" office:value-type="string">
            <text:p>https://www.cantinadellabirra.it/shop/mikkeller-19-ipa.html</text:p>
          </table:table-cell>
          <table:table-cell table:style-name="ce2" office:value-type="string">
            <text:p>Mikkeller 19 Ipa</text:p>
          </table:table-cell>
          <table:table-cell table:style-name="ce2" office:value-type="string">
            <text:p>https://www.cantinadellabirra.it/media/catalog/product/cache/1/image/460x750/9df78eab33525d08d6e5fb8d27136e95/m/k/mkl-19ip.png</text:p>
          </table:table-cell>
          <table:table-cell table:style-name="ce2" office:value-type="string">
            <text:p>Danimarca</text:p>
          </table:table-cell>
          <table:table-cell table:style-name="ce2" office:value-type="string">
            <text:p>IPA India Pale Ale</text:p>
          </table:table-cell>
          <table:table-cell table:style-name="ce2" office:value-type="string">
            <text:p>Ambrato opalescente</text:p>
          </table:table-cell>
          <table:table-cell table:style-name="ce2" office:value-type="string">
            <text:p>6.8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lt;/td&gt; &lt;td class="empty"&gt;&amp;nbsp;&lt;/td&gt; &lt;th class="title birra_ratebeer"&gt;Voto RateBeer&lt;/th&gt; &lt;td class="data birra_ratebeer last"&gt;98 / 100&lt;/td&gt; &lt;/tr&gt; &lt;tr class="odd"&gt; &lt;th class="title birra_beeradvocade"&gt;Voto Beer Advocate&lt;/th&gt; &lt;td class="data birra_beeradvocade"&gt;89 / 100&lt;/td&gt; &lt;td class="empty"&gt;&amp;nbsp;&lt;/td&gt; &lt;th class="title birra_gusto"&gt;Sottostile&lt;/th&gt; &lt;td class="data birra_gusto last"&gt;American India Pale Ale&lt;/td&gt; &lt;/tr&gt; &lt;tr class="even"&gt; &lt;th class="title birra_stile"&gt;Stile&lt;/th&gt; &lt;td class="data birra_stile"&gt;IPA India Pale Ale&lt;/td&gt; &lt;td class="empty"&gt;&amp;nbsp;&lt;/td&gt; &lt;th class="title birra_temperatura"&gt;Temperatura di servizio&lt;/th&gt; &lt;td class="data birra_temperatura last"&gt;6/8°C&lt;/td&gt; &lt;/tr&gt; &lt;tr class="odd"&gt; &lt;th class="title birra_confezioni"&gt;Formati disponibili&lt;/th&gt; &lt;td class="data birra_confezioni"&gt;Bottiglia 33cl, Lattina 33cl&lt;/td&gt; &lt;td class="empty"&gt;&amp;nbsp;&lt;/td&gt; &lt;th class="title birra_extra"&gt;Extra&lt;/th&gt; &lt;td class="data birra_extra last"&gt;Da non perdere&lt;/td&gt; &lt;/tr&gt; &lt;tr class="last even"&gt; &lt;th class="title allergeni"&gt;Allergeni&lt;/th&gt; &lt;td class="data allergeni last"&gt;Orzo&lt;/td&gt; &lt;/tr&gt;&lt;/tbody&gt; &lt;/table&gt; &lt;script type="text/javascript"&gt;decorateTable('product-attribute-specs-table')&lt;/script&gt; &lt;div class="std" id="block-desc-product"&gt; IPA dal colore ambrato opalescente luppolata con un blend di 19 luppoli diversi. Le dolci note di caramello vengono presto sovrastate da fragranze di resina di pino, agrumi e frutti tropicali elargite dai luppoli. In sottofondo è possibile rilevare anche una sfumatura pepata. Al palato è fresca e vellutata; deboli sapori di malto affiancano imponenti note luppolate, forti ma non taglienti. Lungo retrogusto resinoso, relativamente secco. &lt;/div&gt; &lt;div class="box-collateral box-description"&gt; &lt;span itemprop="description"&gt; &lt;/span&gt; &lt;/div&gt;</text:p>
          </table:table-cell>
        </table:table-row>
        <table:table-row table:style-name="ro2">
          <table:table-cell table:style-name="ce2" office:value-type="string">
            <text:p>1673885769-252</text:p>
          </table:table-cell>
          <table:table-cell table:style-name="ce2" office:value-type="string">
            <text:p>https://www.cantinadellabirra.it/shop/mikkeller-10-ipa.html</text:p>
          </table:table-cell>
          <table:table-cell table:style-name="ce2" office:value-type="string">
            <text:p>Mikkeller 10 Ipa</text:p>
          </table:table-cell>
          <table:table-cell table:style-name="ce2" office:value-type="string">
            <text:p>https://www.cantinadellabirra.it/media/catalog/product/cache/1/image/460x750/9df78eab33525d08d6e5fb8d27136e95/m/i/mikkeller_10_33cl_cantina_della_birra.png</text:p>
          </table:table-cell>
          <table:table-cell table:style-name="ce2" office:value-type="string">
            <text:p>Danimarca</text:p>
          </table:table-cell>
          <table:table-cell table:style-name="ce2" office:value-type="string">
            <text:p>IPA India Pale Ale</text:p>
          </table:table-cell>
          <table:table-cell table:style-name="ce2" office:value-type="string">
            <text:p>Ambrato</text:p>
          </table:table-cell>
          <table:table-cell table:style-name="ce2" office:value-type="string">
            <text:p>6.9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8&lt;/td&gt; &lt;td class="empty"&gt;&amp;nbsp;&lt;/td&gt; &lt;th class="title birra_ratebeer"&gt;Voto RateBeer&lt;/th&gt; &lt;td class="data birra_ratebeer last"&gt;98 / 100&lt;/td&gt; &lt;/tr&gt; &lt;tr class="odd"&gt; &lt;th class="title birra_beeradvocade"&gt;Voto Beer Advocate&lt;/th&gt; &lt;td class="data birra_beeradvocade"&gt;87 / 100&lt;/td&gt; &lt;td class="empty"&gt;&amp;nbsp;&lt;/td&gt; &lt;th class="title birra_stile"&gt;Stile&lt;/th&gt; &lt;td class="data birra_stile last"&gt;IPA India Pal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La Ten Ipa, dal colore ambrato, viene prodotta con tutti i luppoli utilizzati nella prima serie delle famose Single Hop di Mikkeller. Al naso emergono i sentori agrumati ed erbacei dei luppoli. Al palato i malti sono i primi ad essere percepiti, la loro dolcezza lascia poi spazio alle note di pompelmo, fieno ed erba tagliata già riscontrate a livello olfattivo. Birra aromatica, estrosa e fantasiosa, ma soprattutto equilibrata e beverina, con una buona amarezza finale. &lt;/div&gt; &lt;div class="box-collateral box-description"&gt; &lt;span itemprop="description"&gt; &lt;/span&gt; &lt;/div&gt;</text:p>
          </table:table-cell>
        </table:table-row>
        <table:table-row table:style-name="ro2">
          <table:table-cell table:style-name="ce2" office:value-type="string">
            <text:p>1673885772-253</text:p>
          </table:table-cell>
          <table:table-cell table:style-name="ce2" office:value-type="string">
            <text:p>https://www.cantinadellabirra.it/shop/mikkeller-stateside-ipa.html</text:p>
          </table:table-cell>
          <table:table-cell table:style-name="ce2" office:value-type="string">
            <text:p>Mikkeller Stateside Ipa</text:p>
          </table:table-cell>
          <table:table-cell table:style-name="ce2" office:value-type="string">
            <text:p>https://www.cantinadellabirra.it/media/catalog/product/cache/1/image/460x750/9df78eab33525d08d6e5fb8d27136e95/m/i/mikkeller_stateside_ipa_1.png</text:p>
          </table:table-cell>
          <table:table-cell table:style-name="ce2" office:value-type="string">
            <text:p>Danimarca</text:p>
          </table:table-cell>
          <table:table-cell table:style-name="ce2" office:value-type="string">
            <text:p>IPA India Pale Ale</text:p>
          </table:table-cell>
          <table:table-cell table:style-name="ce2" office:value-type="string">
            <text:p>Ambrato</text:p>
          </table:table-cell>
          <table:table-cell table:style-name="ce2" office:value-type="string">
            <text:p>6.9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8&lt;/td&gt; &lt;td class="empty"&gt;&amp;nbsp;&lt;/td&gt; &lt;th class="title birra_ratebeer"&gt;Voto RateBeer&lt;/th&gt; &lt;td class="data birra_ratebeer last"&gt;98 / 100&lt;/td&gt; &lt;/tr&gt; &lt;tr class="odd"&gt; &lt;th class="title birra_beeradvocade"&gt;Voto Beer Advocate&lt;/th&gt; &lt;td class="data birra_beeradvocade"&gt;88 / 100&lt;/td&gt; &lt;td class="empty"&gt;&amp;nbsp;&lt;/td&gt; &lt;th class="title birra_stile"&gt;Stile&lt;/th&gt; &lt;td class="data birra_stile last"&gt;IPA India Pal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IPA dal colore ambrato, brassata con smodato utilizzo di soli luppoli americani per dare vita ad una birra secca ed amara con note agrumate e fruttate che forniscono una significativa freschezza e sovrastano il caramellato dei malti. Al palato nessun colpo di scena, alle sensazioni olfattive si aggiungono note erbacee e floreali con un tocco di spezie e lievito. Retrogusto secco ed amaro come da aspettativa. &lt;/div&gt; &lt;div class="box-collateral box-description"&gt; &lt;span itemprop="description"&gt; &lt;/span&gt; &lt;/div&gt;</text:p>
          </table:table-cell>
        </table:table-row>
        <table:table-row table:style-name="ro2">
          <table:table-cell table:style-name="ce2" office:value-type="string">
            <text:p>1673885775-254</text:p>
          </table:table-cell>
          <table:table-cell table:style-name="ce2" office:value-type="string">
            <text:p>https://www.cantinadellabirra.it/shop/mikkeller-taiger-baby-pale-ale.html</text:p>
          </table:table-cell>
          <table:table-cell table:style-name="ce2" office:value-type="string">
            <text:p>Mikkeller Tiger Baby Pale Ale</text:p>
          </table:table-cell>
          <table:table-cell table:style-name="ce2" office:value-type="string">
            <text:p>https://www.cantinadellabirra.it/media/catalog/product/cache/1/image/460x750/9df78eab33525d08d6e5fb8d27136e95/t/i/tiger.baby.png</text:p>
          </table:table-cell>
          <table:table-cell table:style-name="ce2" office:value-type="string">
            <text:p>Danimarca</text:p>
          </table:table-cell>
          <table:table-cell table:style-name="ce2" office:value-type="string">
            <text:p>APA American Pale Ale</text:p>
          </table:table-cell>
          <table:table-cell table:style-name="ce2" office:value-type="string">
            <text:p>Ambrato</text:p>
          </table:table-cell>
          <table:table-cell table:style-name="ce4" office:value-type="percentage" office:value="0.05">
            <text:p>5,00%</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lt;/td&gt; &lt;td class="empty"&gt;&amp;nbsp;&lt;/td&gt; &lt;th class="title birra_ratebeer"&gt;Voto RateBeer&lt;/th&gt; &lt;td class="data birra_ratebeer last"&gt;95 / 100&lt;/td&gt; &lt;/tr&gt; &lt;tr class="odd"&gt; &lt;th class="title birra_beeradvocade"&gt;Voto Beer Advocate&lt;/th&gt; &lt;td class="data birra_beeradvocade"&gt;87 / 100&lt;/td&gt; &lt;td class="empty"&gt;&amp;nbsp;&lt;/td&gt; &lt;th class="title birra_stile"&gt;Stile&lt;/th&gt; &lt;td class="data birra_stile last"&gt;APA American Pale Ale&lt;/td&gt; &lt;/tr&gt; &lt;tr class="even"&gt; &lt;th class="title birra_temperatura"&gt;Temperatura di servizio&lt;/th&gt; &lt;td class="data birra_temperatura"&gt;8° - 10°C&lt;/td&gt; &lt;td class="empty"&gt;&amp;nbsp;&lt;/td&gt; &lt;th class="title birra_confezioni"&gt;Formati disponibili&lt;/th&gt; &lt;td class="data birra_confezioni last"&gt;Bottiglia 33cl, Lattina 33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Sentori olfattivi che inizialmente si adagiano sui lieviti ma rapidamente lasciano il posto a fragranze agrumate con qualche sentore più in secondo piano di frutta tropicale. In bocca è decisamente agrumata (lime, pompelmo e limone caratterizzano una bevuta molto secca e molto dissetante). Chiude inevitabilmente amara e straripante di scorza di agrumi. &lt;/div&gt; &lt;div class="box-collateral box-description"&gt; &lt;span itemprop="description"&gt; &lt;/span&gt; &lt;/div&gt;</text:p>
          </table:table-cell>
        </table:table-row>
        <table:table-row table:style-name="ro2">
          <table:table-cell table:style-name="ce2" office:value-type="string">
            <text:p>1673885777-255</text:p>
          </table:table-cell>
          <table:table-cell table:style-name="ce2" office:value-type="string">
            <text:p>https://www.cantinadellabirra.it/shop/mikkeller-monks-elixir-quadrupel.html</text:p>
          </table:table-cell>
          <table:table-cell table:style-name="ce2" office:value-type="string">
            <text:p>Mikkeller Monk’s Elixir Quadrupel</text:p>
          </table:table-cell>
          <table:table-cell table:style-name="ce2" office:value-type="string">
            <text:p>https://www.cantinadellabirra.it/media/catalog/product/cache/1/image/460x750/9df78eab33525d08d6e5fb8d27136e95/m/o/monks.png</text:p>
          </table:table-cell>
          <table:table-cell table:style-name="ce2" office:value-type="string">
            <text:p>Danimarca</text:p>
          </table:table-cell>
          <table:table-cell table:style-name="ce2" office:value-type="string">
            <text:p>Abbey Quadrupel</text:p>
          </table:table-cell>
          <table:table-cell table:style-name="ce2" office:value-type="string">
            <text:p>Mogano scuro</text:p>
          </table:table-cell>
          <table:table-cell table:style-name="ce4" office:value-type="percentage" office:value="0.1">
            <text:p>10,00%</text:p>
          </table:table-cell>
          <table:table-cell table:style-name="ce2" office:value-type="string">
            <text:p>Coppa</text:p>
          </table:table-cell>
          <table:table-cell table:style-name="ce2" office:value-type="string">
            <text:p>Mikkeller</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2,7&lt;/td&gt; &lt;td class="empty"&gt;&amp;nbsp;&lt;/td&gt; &lt;th class="title birra_ratebeer"&gt;Voto RateBeer&lt;/th&gt; &lt;td class="data birra_ratebeer last"&gt;97 / 100&lt;/td&gt; &lt;/tr&gt; &lt;tr class="odd"&gt; &lt;th class="title birra_beeradvocade"&gt;Voto Beer Advocate&lt;/th&gt; &lt;td class="data birra_beeradvocade"&gt;87 / 100&lt;/td&gt; &lt;td class="empty"&gt;&amp;nbsp;&lt;/td&gt; &lt;th class="title birra_stile"&gt;Stile&lt;/th&gt; &lt;td class="data birra_stile last"&gt;Abbey Quadrupel&lt;/td&gt; &lt;/tr&gt; &lt;tr class="even"&gt; &lt;th class="title birra_ibu"&gt;IBU&lt;/th&gt; &lt;td class="data birra_ibu"&gt;95&lt;/td&gt; &lt;td class="empty"&gt;&amp;nbsp;&lt;/td&gt; &lt;th class="title birra_temperatura"&gt;Temperatura di servizio&lt;/th&gt; &lt;td class="data birra_temperatura last"&gt;12° - 14°C&lt;/td&gt; &lt;/tr&gt; &lt;tr class="odd"&gt; &lt;th class="title birra_confezioni"&gt;Formati disponibili&lt;/th&gt; &lt;td class="data birra_confezioni"&gt;Bottiglia 33cl&lt;/td&gt; &lt;td class="empty"&gt;&amp;nbsp;&lt;/td&gt; &lt;th class="title birra_extra"&gt;Extra&lt;/th&gt; &lt;td class="data birra_extra last"&gt;Da non perdere&lt;/td&gt; &lt;/tr&gt; &lt;tr class="last even"&gt; &lt;th class="title allergeni"&gt;Allergeni&lt;/th&gt; &lt;td class="data allergeni last"&gt;Orzo&lt;/td&gt; &lt;/tr&gt;&lt;/tbody&gt; &lt;/table&gt; &lt;script type="text/javascript"&gt;decorateTable('product-attribute-specs-table')&lt;/script&gt; &lt;div class="std" id="block-desc-product"&gt; Belgian Strong Ale che si rifà alla tradizione birraia Trappista dei monasteri belgi, da cui trae anche il nome. A livello olfattivo emergono note di melassa, caramello, prugne secche, uva sultanina e una leggera speziatura. In bocca si percepisce una dolcezza di frutta matura accompagnata dal calore dato dalla gradazione alcolica elevata. La chiusura è leggermente amara ed acida. &lt;/div&gt; &lt;div class="box-collateral box-description"&gt; &lt;span itemprop="description"&gt; &lt;/span&gt; &lt;/div&gt;</text:p>
          </table:table-cell>
        </table:table-row>
        <table:table-row table:style-name="ro2">
          <table:table-cell table:style-name="ce2" office:value-type="string">
            <text:p>1673885780-256</text:p>
          </table:table-cell>
          <table:table-cell table:style-name="ce2" office:value-type="string">
            <text:p>https://www.cantinadellabirra.it/shop/klosterbrauerei-reutberg-kloster-pils.html</text:p>
          </table:table-cell>
          <table:table-cell table:style-name="ce2" office:value-type="string">
            <text:p>Kloster Pils</text:p>
          </table:table-cell>
          <table:table-cell table:style-name="ce2" office:value-type="string">
            <text:p>https://www.cantinadellabirra.it/media/catalog/product/cache/1/image/460x750/9df78eab33525d08d6e5fb8d27136e95/r/e/reutberg_kloster_pils_33_cl_cantina_della_birra.png</text:p>
          </table:table-cell>
          <table:table-cell table:style-name="ce2" office:value-type="string">
            <text:p>Germania</text:p>
          </table:table-cell>
          <table:table-cell table:style-name="ce2" office:value-type="string">
            <text:p>Pils</text:p>
          </table:table-cell>
          <table:table-cell table:style-name="ce2" office:value-type="string">
            <text:p>Dorato chiaro</text:p>
          </table:table-cell>
          <table:table-cell table:style-name="ce2" office:value-type="string">
            <text:p>5.0 %</text:p>
          </table:table-cell>
          <table:table-cell table:style-name="ce2" office:value-type="string">
            <text:p>Colonna</text:p>
          </table:table-cell>
          <table:table-cell table:style-name="ce2" office:value-type="string">
            <text:p>Klosterbrauerei Reutberg</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1,5&lt;/td&gt; &lt;td class="empty"&gt;&amp;nbsp;&lt;/td&gt; &lt;th class="title birra_ratebeer"&gt;Voto RateBeer&lt;/th&gt; &lt;td class="data birra_ratebeer last"&gt;3.11 / 5&lt;/td&gt; &lt;/tr&gt; &lt;tr class="odd"&gt; &lt;th class="title birra_stile"&gt;Stile&lt;/th&gt; &lt;td class="data birra_stile"&gt;Pils&lt;/td&gt; &lt;td class="empty"&gt;&amp;nbsp;&lt;/td&gt; &lt;th class="title birra_temperatura"&gt;Temperatura di servizio&lt;/th&gt; &lt;td class="data birra_temperatura last"&gt;5° - 7°C&lt;/td&gt; &lt;/tr&gt; &lt;tr class="last even"&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Veste un colore dorato molto chiaro, con un cappello di schiuma bianca, fine ed abbastanza persistente. Naso agrodolce con un effluvio di erbe aromatiche, luppolo con uno sfondo granuloso e di miele. Dal corpo leggero in bocca è leggermente amara, con un sapore di luppolo fresco, fieno, agrumi e pane bianco. Retrogusto secco caratterizzato da una finitura di luppolo e di spezie. &lt;/div&gt; &lt;div class="box-collateral box-description"&gt; &lt;span itemprop="description"&gt; &lt;/span&gt; &lt;/div&gt;</text:p>
          </table:table-cell>
        </table:table-row>
        <table:table-row table:style-name="ro2">
          <table:table-cell table:style-name="ce2" office:value-type="string">
            <text:p>1673885783-257</text:p>
          </table:table-cell>
          <table:table-cell table:style-name="ce2" office:value-type="string">
            <text:p>https://www.cantinadellabirra.it/shop/the-kernel-export-stout.html</text:p>
          </table:table-cell>
          <table:table-cell table:style-name="ce2" office:value-type="string">
            <text:p>Export Stout London 1890</text:p>
          </table:table-cell>
          <table:table-cell table:style-name="ce2" office:value-type="string">
            <text:p>https://www.cantinadellabirra.it/media/catalog/product/cache/1/image/460x750/9df78eab33525d08d6e5fb8d27136e95/k/e/kernel_exp_stout.png</text:p>
          </table:table-cell>
          <table:table-cell table:style-name="ce2" office:value-type="string">
            <text:p>Inghilterra</text:p>
          </table:table-cell>
          <table:table-cell table:style-name="ce2" office:value-type="string">
            <text:p>Stout</text:p>
          </table:table-cell>
          <table:table-cell table:style-name="ce2" office:value-type="string">
            <text:p>Ebano scuro</text:p>
          </table:table-cell>
          <table:table-cell table:style-name="ce2" office:value-type="string">
            <text:p>7.1 %</text:p>
          </table:table-cell>
          <table:table-cell table:style-name="ce2" office:value-type="string">
            <text:p>Pinta</text:p>
          </table:table-cell>
          <table:table-cell table:style-name="ce2" office:value-type="string">
            <text:p>The Kernel</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65&lt;/td&gt; &lt;td class="empty"&gt;&amp;nbsp;&lt;/td&gt; &lt;th class="title birra_ratebeer"&gt;Voto RateBeer&lt;/th&gt; &lt;td class="data birra_ratebeer last"&gt;99 / 100&lt;/td&gt; &lt;/tr&gt; &lt;tr class="odd"&gt; &lt;th class="title birra_gusto"&gt;Sottostile&lt;/th&gt; &lt;td class="data birra_gusto"&gt;Foreign / Export Stout&lt;/td&gt; &lt;td class="empty"&gt;&amp;nbsp;&lt;/td&gt; &lt;th class="title birra_stile"&gt;Stile&lt;/th&gt; &lt;td class="data birra_stile last"&gt;Stout&lt;/td&gt; &lt;/tr&gt; &lt;tr class="even"&gt; &lt;th class="title birra_temperatura"&gt;Temperatura di servizio&lt;/th&gt; &lt;td class="data birra_temperatura"&gt;10° - 12° C&lt;/td&gt; &lt;td class="empty"&gt;&amp;nbsp;&lt;/td&gt; &lt;th class="title birra_confezioni"&gt;Formati disponibili&lt;/th&gt; &lt;td class="data birra_confezioni last"&gt;Bottiglia 33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La Kernel Export London 1890 è una Foreign Extra Stout realizzata con una ricetta risalente al 1890 reperita negli archivi della vecchia Truman’s Brewery, birrificio inglese fondato nel 1666 a Londra. Naso intenso, pulito ed elegante, dove si rilevano fragranze di malto tostato, caffè, cacao, frutta secca (mandorle e noci), caramello, frutta rossa (fichi, mirtilli prugne ed uvetta), cioccolato amaro e leggere sfumature smoked, di vaniglia e cuoio. Dietro le quinte, aromi terrosi ed erbacei da luppolo. Corpo medio-robusto, carbonazione medio-bassa, consistenza densa ed oleosa. Morbida, velluta, cremosa ed avvolgente al palato con una sapidità molto ricca dove si incontrano leggere note erbacee su una struttura piena di caffè torrefatto e malto tostato con una tenue vena fruttata. Il finale è superbo, asciutto con un retrogusto piuttosto amaro carico di caffè e tostature. Un altro capolavoro firmato The Kernel. &lt;/div&gt; &lt;div class="box-collateral box-description"&gt; &lt;span itemprop="description"&gt; &lt;/span&gt; &lt;/div&gt;</text:p>
          </table:table-cell>
        </table:table-row>
        <table:table-row table:style-name="ro2">
          <table:table-cell table:style-name="ce2" office:value-type="string">
            <text:p>1673885786-258</text:p>
          </table:table-cell>
          <table:table-cell table:style-name="ce2" office:value-type="string">
            <text:p>https://www.cantinadellabirra.it/shop/toccalmatto-grooving-hop.html</text:p>
          </table:table-cell>
          <table:table-cell table:style-name="ce2" office:value-type="string">
            <text:p>Grooving Hop</text:p>
          </table:table-cell>
          <table:table-cell table:style-name="ce2" office:value-type="string">
            <text:p>https://www.cantinadellabirra.it/media/catalog/product/cache/1/image/460x750/9df78eab33525d08d6e5fb8d27136e95/t/o/toccalmatto-grooving-hop-33cl_1.png</text:p>
          </table:table-cell>
          <table:table-cell table:style-name="ce2" office:value-type="string">
            <text:p>Italia</text:p>
          </table:table-cell>
          <table:table-cell table:style-name="ce2" office:value-type="string">
            <text:p>Golden Ale / Blonde Ale</text:p>
          </table:table-cell>
          <table:table-cell table:style-name="ce2" office:value-type="string">
            <text:p>Dorato opalescente</text:p>
          </table:table-cell>
          <table:table-cell table:style-name="ce2" office:value-type="string">
            <text:p>4.3 %</text:p>
          </table:table-cell>
          <table:table-cell table:style-name="ce2" office:value-type="string">
            <text:p>Pinta</text:p>
          </table:table-cell>
          <table:table-cell table:style-name="ce2" office:value-type="string">
            <text:p>Toccalmat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9.6&lt;/td&gt; &lt;td class="empty"&gt;&amp;nbsp;&lt;/td&gt; &lt;th class="title birra_ratebeer"&gt;Voto RateBeer&lt;/th&gt; &lt;td class="data birra_ratebeer last"&gt;90 / 100&lt;/td&gt; &lt;/tr&gt; &lt;tr class="odd"&gt; &lt;th class="title birra_beeradvocade"&gt;Voto Beer Advocate&lt;/th&gt; &lt;td class="data birra_beeradvocade"&gt;3.679 / 5&lt;/td&gt; &lt;td class="empty"&gt;&amp;nbsp;&lt;/td&gt; &lt;th class="title birra_stile"&gt;Stile&lt;/th&gt; &lt;td class="data birra_stile last"&gt;Golden Ale / Blond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Birra dal colore dorato opalescente con riflessi rosa che dispensa da subito i bei profumi derivanti dai luppoli utilizzati (Nelson Sauvin, Perle ed Hallertau Mittelfruh): tanta frutta tropicale quindi, (mango, ananas e kiwi), agrumi (polpa di pompelmo rosa), frutta (melone, banana matura ed uva di moscato) e qualche leggero e fresco sentore erbaceo e floreale. L’imbocco di pane e caramello è davvero solo accennato, c’è subito un ritorno di dolce frutta tropicale ed agrumi. Retrogusto molto meno esotico, con un amaro lungo e persistente ricco di lemon grass e scorza di limone/lime, che la avvicina ad una classica Golden Ale inglese. &lt;br&gt; &lt;br&gt; &lt;/div&gt; &lt;div class="box-collateral box-description"&gt; &lt;span itemprop="description"&gt; &lt;/span&gt; &lt;/div&gt;</text:p>
          </table:table-cell>
        </table:table-row>
        <table:table-row table:style-name="ro2">
          <table:table-cell table:style-name="ce2" office:value-type="string">
            <text:p>1673885789-259</text:p>
          </table:table-cell>
          <table:table-cell table:style-name="ce2" office:value-type="string">
            <text:p>https://www.cantinadellabirra.it/shop/mikkeller-single-hop-simcoe-ipa.html</text:p>
          </table:table-cell>
          <table:table-cell table:style-name="ce2" office:value-type="string">
            <text:p>Mikkeller Single Hop Simcoe IPA</text:p>
          </table:table-cell>
          <table:table-cell table:style-name="ce2" office:value-type="string">
            <text:p>https://www.cantinadellabirra.it/media/catalog/product/cache/1/image/460x750/9df78eab33525d08d6e5fb8d27136e95/s/i/single_hop_ipa_simcoe.png</text:p>
          </table:table-cell>
          <table:table-cell table:style-name="ce2" office:value-type="string">
            <text:p>Danimarca</text:p>
          </table:table-cell>
          <table:table-cell table:style-name="ce2" office:value-type="string">
            <text:p>IPA India Pale Ale</text:p>
          </table:table-cell>
          <table:table-cell table:style-name="ce2" office:value-type="string">
            <text:p>Arancio opalescente</text:p>
          </table:table-cell>
          <table:table-cell table:style-name="ce2" office:value-type="string">
            <text:p>6.9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8&lt;/td&gt; &lt;td class="empty"&gt;&amp;nbsp;&lt;/td&gt; &lt;th class="title birra_ratebeer"&gt;Voto RateBeer&lt;/th&gt; &lt;td class="data birra_ratebeer last"&gt;99 / 100&lt;/td&gt; &lt;/tr&gt; &lt;tr class="odd"&gt; &lt;th class="title birra_beeradvocade"&gt;Voto Beer Advocate&lt;/th&gt; &lt;td class="data birra_beeradvocade"&gt;90 / 100&lt;/td&gt; &lt;td class="empty"&gt;&amp;nbsp;&lt;/td&gt; &lt;th class="title birra_gusto"&gt;Sottostile&lt;/th&gt; &lt;td class="data birra_gusto last"&gt;India Pale Ale (Single Hop)&lt;/td&gt; &lt;/tr&gt; &lt;tr class="even"&gt; &lt;th class="title birra_stile"&gt;Stile&lt;/th&gt; &lt;td class="data birra_stile"&gt;IPA India Pale Ale&lt;/td&gt; &lt;td class="empty"&gt;&amp;nbsp;&lt;/td&gt; &lt;th class="title birra_ibu"&gt;IBU&lt;/th&gt; &lt;td class="data birra_ibu last"&gt;95&lt;/td&gt; &lt;/tr&gt; &lt;tr class="odd"&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Ipa dal colore arancio opalescente con un bel cappello di schiuma bianca. All’olfatto spiccate sensazioni resinose, di scorze di agrumi, frutta tropicale e luppolo fresco a cui si aggiunge una leggera dolcezza di malto caramellato. In bocca veniamo accolti da una saporosità resinosa moderata con dolci note di frutta tropicale e di malto che rilascia fragranze biscottate e di caramello. Una birra facile da bere con un finale luppolato abbastanza persistente.&lt;br&gt; Siamo di fronte ad una serie di Single Hop che possono fare scuola: tutte le birre sono prodotte, infatti, con la stessa ricetta e l’unica diversità è il singolo luppolo impiegato di volta in volta. Anche la gradazione alcolica è la stessa, in modo da poter concentrare la degustazione sulle diverse note che ogni luppolo riesce a trasmettere. In questo caso il luppolo americano “Simcoe”.&lt;br&gt; &lt;/div&gt; &lt;div class="box-collateral box-description"&gt; &lt;span itemprop="description"&gt; &lt;/span&gt; &lt;/div&gt;</text:p>
          </table:table-cell>
        </table:table-row>
        <table:table-row table:style-name="ro2">
          <table:table-cell table:style-name="ce2" office:value-type="string">
            <text:p>1673885791-260</text:p>
          </table:table-cell>
          <table:table-cell table:style-name="ce2" office:value-type="string">
            <text:p>https://www.cantinadellabirra.it/shop/mikkeller-single-hop-sorachi-ace.html</text:p>
          </table:table-cell>
          <table:table-cell table:style-name="ce2" office:value-type="string">
            <text:p>Mikkeller Single Hop Sorachi Ace</text:p>
          </table:table-cell>
          <table:table-cell table:style-name="ce2" office:value-type="string">
            <text:p>https://www.cantinadellabirra.it/media/catalog/product/cache/1/image/460x750/9df78eab33525d08d6e5fb8d27136e95/m/i/mikkeller_single_hop_sorachi_ace_33cl_cantina_della_birra.png</text:p>
          </table:table-cell>
          <table:table-cell table:style-name="ce2" office:value-type="string">
            <text:p>Danimarca</text:p>
          </table:table-cell>
          <table:table-cell table:style-name="ce2" office:value-type="string">
            <text:p>IPA India Pale Ale</text:p>
          </table:table-cell>
          <table:table-cell table:style-name="ce2" office:value-type="string">
            <text:p>Marrone chiaro</text:p>
          </table:table-cell>
          <table:table-cell table:style-name="ce2" office:value-type="string">
            <text:p>6.9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8&lt;/td&gt; &lt;td class="empty"&gt;&amp;nbsp;&lt;/td&gt; &lt;th class="title birra_ratebeer"&gt;Voto RateBeer&lt;/th&gt; &lt;td class="data birra_ratebeer last"&gt;91 / 100&lt;/td&gt; &lt;/tr&gt; &lt;tr class="odd"&gt; &lt;th class="title birra_beeradvocade"&gt;Voto Beer Advocate&lt;/th&gt; &lt;td class="data birra_beeradvocade"&gt;90 / 100&lt;/td&gt; &lt;td class="empty"&gt;&amp;nbsp;&lt;/td&gt; &lt;th class="title birra_gusto"&gt;Sottostile&lt;/th&gt; &lt;td class="data birra_gusto last"&gt;India Pale Ale (Single Hop)&lt;/td&gt; &lt;/tr&gt; &lt;tr class="even"&gt; &lt;th class="title birra_stile"&gt;Stile&lt;/th&gt; &lt;td class="data birra_stile"&gt;IPA India Pale Ale&lt;/td&gt; &lt;td class="empty"&gt;&amp;nbsp;&lt;/td&gt; &lt;th class="title birra_ibu"&gt;IBU&lt;/th&gt; &lt;td class="data birra_ibu last"&gt;102&lt;/td&gt; &lt;/tr&gt; &lt;tr class="odd"&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Ipa dal colore marrone chiaro con un bel cappello di schiuma bianca. All’olfatto profumo di agrumi, resina di pino, frutta tropicale, caramello e note terrose. In bocca il sapore è unico e meraviglioso: alle sensazioni olfattive si aggiungono finiture di tiglio e quercia, pane nero, vaniglia con un leggero sentore tipo “botte di bourbon”. Finale lungo ed amaro con una leggera sapidità agrodolce e un po’ di calore dovuto alla percentuale alcolica. L’intelligenza che c’è dietro alla serie Single Hop è incredibile! Una birra che vale la pena di provare. &lt;br&gt; Siamo di fronte ad una serie di Single Hop che possono fare scuola: tutte le birre sono prodotte, infatti, con la stessa ricetta e l’unica diversità è il singolo luppolo impiegato di volta in volta. Anche la gradazione alcolica è la stessa, in modo da poter concentrare la degustazione sulle diverse note che ogni luppolo riesce a trasmettere. In questo caso il luppolo giapponese “Sorachi Ace”. &lt;/div&gt; &lt;div class="box-collateral box-description"&gt; &lt;span itemprop="description"&gt; &lt;/span&gt; &lt;/div&gt;</text:p>
          </table:table-cell>
        </table:table-row>
        <table:table-row table:style-name="ro2">
          <table:table-cell table:style-name="ce2" office:value-type="string">
            <text:p>1673885794-261</text:p>
          </table:table-cell>
          <table:table-cell table:style-name="ce2" office:value-type="string">
            <text:p>https://www.cantinadellabirra.it/shop/mikkeller-single-hop-belma.html</text:p>
          </table:table-cell>
          <table:table-cell table:style-name="ce2" office:value-type="string">
            <text:p>Mikkeller Single Hop Belma</text:p>
          </table:table-cell>
          <table:table-cell table:style-name="ce2" office:value-type="string">
            <text:p>https://www.cantinadellabirra.it/media/catalog/product/cache/1/image/460x750/9df78eab33525d08d6e5fb8d27136e95/s/i/single_hop_belma.png</text:p>
          </table:table-cell>
          <table:table-cell table:style-name="ce2" office:value-type="string">
            <text:p>Danimarca</text:p>
          </table:table-cell>
          <table:table-cell table:style-name="ce2" office:value-type="string">
            <text:p>IPA India Pale Ale</text:p>
          </table:table-cell>
          <table:table-cell table:style-name="ce2" office:value-type="string">
            <text:p>Arancio opalescente</text:p>
          </table:table-cell>
          <table:table-cell table:style-name="ce2" office:value-type="string">
            <text:p>6.5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3,21 / 5&lt;/td&gt; &lt;/tr&gt; &lt;tr class="odd"&gt; &lt;th class="title birra_beeradvocade"&gt;Voto Beer Advocate&lt;/th&gt; &lt;td class="data birra_beeradvocade"&gt;4,10 / 5&lt;/td&gt; &lt;td class="empty"&gt;&amp;nbsp;&lt;/td&gt; &lt;th class="title birra_gusto"&gt;Sottostile&lt;/th&gt; &lt;td class="data birra_gusto last"&gt;India Pale Ale (Single Hop)&lt;/td&gt; &lt;/tr&gt; &lt;tr class="even"&gt; &lt;th class="title birra_stile"&gt;Stile&lt;/th&gt; &lt;td class="data birra_stile"&gt;IPA India Pale Ale&lt;/td&gt; &lt;td class="empty"&gt;&amp;nbsp;&lt;/td&gt; &lt;th class="title birra_temperatura"&gt;Temperatura di servizio&lt;/th&gt; &lt;td class="data birra_temperatura last"&gt;6/8°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Dal colore arancio opalescente con una schiuma soffice e bianca, elargisce un aroma dominato da fragranze di malti chiari e soprattutto luppolo, che dona note erbacee, di frutta tropicale ed agrumi. Al palato nessun colpo di scena: solide note agrumate, resinose e di frutta tropicale. E’ possibile rilevare anche una leggera saporosità di spezie dolci che conferiscono alla birra un tenue e strano tocco belga. Una birra nel complesso estremamente rinfrescante e piacevole con un retrogusto secco ed amaro come da aspettativa.&lt;br&gt; Siamo di fronte ad una serie di Single Hop che possono fare scuola: tutte le birre sono prodotte, infatti, con la stessa ricetta e l’unica diversità è il singolo luppolo impiegato di volta in volta. Anche la gradazione alcolica è la stessa, in modo da poter concentrare la degustazione sulle diverse note che ogni luppolo riesce a trasmettere. In questo caso il luppolo statunitense “Belma”. &lt;/div&gt; &lt;div class="box-collateral box-description"&gt; &lt;span itemprop="description"&gt; &lt;/span&gt; &lt;/div&gt;</text:p>
          </table:table-cell>
        </table:table-row>
        <table:table-row table:style-name="ro2">
          <table:table-cell table:style-name="ce2" office:value-type="string">
            <text:p>1673885796-262</text:p>
          </table:table-cell>
          <table:table-cell table:style-name="ce2" office:value-type="string">
            <text:p>https://www.cantinadellabirra.it/shop/brauerei-aying-lager-hell.html</text:p>
          </table:table-cell>
          <table:table-cell table:style-name="ce2" office:value-type="string">
            <text:p>Ayinger Lager Hell</text:p>
          </table:table-cell>
          <table:table-cell table:style-name="ce2" office:value-type="string">
            <text:p>https://www.cantinadellabirra.it/media/catalog/product/cache/1/image/460x750/9df78eab33525d08d6e5fb8d27136e95/1/1/1161-ayinger-lagerhell-flasche.png</text:p>
          </table:table-cell>
          <table:table-cell table:style-name="ce2" office:value-type="string">
            <text:p>Germania</text:p>
          </table:table-cell>
          <table:table-cell table:style-name="ce2" office:value-type="string">
            <text:p>Helles</text:p>
          </table:table-cell>
          <table:table-cell table:style-name="ce2" office:value-type="string">
            <text:p>Biondo dorato</text:p>
          </table:table-cell>
          <table:table-cell table:style-name="ce2" office:value-type="string">
            <text:p>4.9 %</text:p>
          </table:table-cell>
          <table:table-cell table:style-name="ce2" office:value-type="string">
            <text:p>Calice</text:p>
          </table:table-cell>
          <table:table-cell table:style-name="ce2" office:value-type="string">
            <text:p>Aying Brauerei</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1.8&lt;/td&gt; &lt;td class="empty"&gt;&amp;nbsp;&lt;/td&gt; &lt;th class="title birra_ratebeer"&gt;Voto RateBeer&lt;/th&gt; &lt;td class="data birra_ratebeer last"&gt;3.15 / 5&lt;/td&gt; &lt;/tr&gt; &lt;tr class="odd"&gt; &lt;th class="title birra_beeradvocade"&gt;Voto Beer Advocate&lt;/th&gt; &lt;td class="data birra_beeradvocade"&gt;83 / 100&lt;/td&gt; &lt;td class="empty"&gt;&amp;nbsp;&lt;/td&gt; &lt;th class="title birra_gusto"&gt;Sottostile&lt;/th&gt; &lt;td class="data birra_gusto last"&gt;Dortmunder/Helles&lt;/td&gt; &lt;/tr&gt; &lt;tr class="even"&gt; &lt;th class="title birra_stile"&gt;Stile&lt;/th&gt; &lt;td class="data birra_stile"&gt;Helles&lt;/td&gt; &lt;td class="empty"&gt;&amp;nbsp;&lt;/td&gt; &lt;th class="title birra_temperatura"&gt;Temperatura di servizio&lt;/th&gt; &lt;td class="data birra_temperatura last"&gt;5/7°C&lt;/td&gt; &lt;/tr&gt; &lt;tr class="odd"&gt; &lt;th class="title birra_confezioni"&gt;Formati disponibili&lt;/th&gt; &lt;td class="data birra_confezioni"&gt;Bottiglia 50cl&lt;/td&gt; &lt;td class="empty"&gt;&amp;nbsp;&lt;/td&gt; &lt;th class="title birra_extra"&gt;Extra&lt;/th&gt; &lt;td class="data birra_extra last"&gt;Birra iconica, Premiata&lt;/td&gt; &lt;/tr&gt; &lt;tr class="last even"&gt; &lt;th class="title allergeni"&gt;Allergeni&lt;/th&gt; &lt;td class="data allergeni last"&gt;Orzo&lt;/td&gt; &lt;/tr&gt;&lt;/tbody&gt; &lt;/table&gt; &lt;script type="text/javascript"&gt;decorateTable('product-attribute-specs-table')&lt;/script&gt; &lt;div class="std" id="block-desc-product"&gt; Questa birra, che veste un colore biondo dorato, elargisce aromi di malto e miele. Il bouquet dei luppoli è quasi esclusivamente erbaceo con una leggera nota speziata. L’ingresso in bocca è dettato dalle note dolci del malto e del miele. Il luppolo svolge un ruolo di pulizia ed entra in scena delicatamente, portando con sé una delicata vena erbacea che poi va a definire anche il retrogusto. Birra dissetante ed estremamente facile da bere.&lt;br&gt; &lt;br&gt; &lt;strong&gt;European Beer Challenge 2021&lt;/strong&gt;&lt;br&gt; &lt;u&gt;Medaglia di Bronzo nella categoria Helles&lt;/u&gt; &lt;/div&gt; &lt;div class="box-collateral box-description"&gt; &lt;span itemprop="description"&gt; &lt;/span&gt; &lt;/div&gt;</text:p>
          </table:table-cell>
        </table:table-row>
        <table:table-row table:style-name="ro2">
          <table:table-cell table:style-name="ce2" office:value-type="string">
            <text:p>1673885799-263</text:p>
          </table:table-cell>
          <table:table-cell table:style-name="ce2" office:value-type="string">
            <text:p>https://www.cantinadellabirra.it/shop/mikkeller-draft-bear-imperial-pilsner.html</text:p>
          </table:table-cell>
          <table:table-cell table:style-name="ce2" office:value-type="string">
            <text:p>Mikkeller Draft Bear Imperial Pilsner</text:p>
          </table:table-cell>
          <table:table-cell table:style-name="ce2" office:value-type="string">
            <text:p>https://www.cantinadellabirra.it/media/catalog/product/cache/1/image/460x750/9df78eab33525d08d6e5fb8d27136e95/m/i/mikkeller_draft_bear_33cl_cantina_della_birra.png</text:p>
          </table:table-cell>
          <table:table-cell table:style-name="ce2" office:value-type="string">
            <text:p>Danimarca</text:p>
          </table:table-cell>
          <table:table-cell table:style-name="ce2" office:value-type="string">
            <text:p>Strong Lager / Imperial Pils</text:p>
          </table:table-cell>
          <table:table-cell table:style-name="ce2" office:value-type="string">
            <text:p>Ambrato opalescente</text:p>
          </table:table-cell>
          <table:table-cell table:style-name="ce2" office:value-type="string">
            <text:p>8.0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7&lt;/td&gt; &lt;td class="empty"&gt;&amp;nbsp;&lt;/td&gt; &lt;th class="title birra_ratebeer"&gt;Voto RateBeer&lt;/th&gt; &lt;td class="data birra_ratebeer last"&gt;97 / 100 &lt;/td&gt; &lt;/tr&gt; &lt;tr class="odd"&gt; &lt;th class="title birra_beeradvocade"&gt;Voto Beer Advocate&lt;/th&gt; &lt;td class="data birra_beeradvocade"&gt;89 / 100&lt;/td&gt; &lt;td class="empty"&gt;&amp;nbsp;&lt;/td&gt; &lt;th class="title birra_stile"&gt;Stile&lt;/th&gt; &lt;td class="data birra_stile last"&gt;Strong Lager / Imperial Pils&lt;/td&gt; &lt;/tr&gt; &lt;tr class="even"&gt; &lt;th class="title birra_temperatura"&gt;Temperatura di servizio&lt;/th&gt; &lt;td class="data birra_temperatura"&gt;8-10°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Una Pilsner imperiale molto luppolata ed asciutta. Con i suoi aromi di grano, miele e caramello, ma soprattutto con le sue potenti note di luppolo e con un alto contenuto alcolico, l'unico riferimento allo stile Pilsner è il gusto pulito del lievito Lager. Retrogusto finale piacevolvente equilibrato. &lt;/div&gt; &lt;div class="box-collateral box-description"&gt; &lt;span itemprop="description"&gt; &lt;/span&gt; &lt;/div&gt;</text:p>
          </table:table-cell>
        </table:table-row>
        <table:table-row table:style-name="ro2">
          <table:table-cell table:style-name="ce2" office:value-type="string">
            <text:p>1673885801-264</text:p>
          </table:table-cell>
          <table:table-cell table:style-name="ce2" office:value-type="string">
            <text:p>https://www.cantinadellabirra.it/shop/mikkeller-crooked-moon-tattoo.html</text:p>
          </table:table-cell>
          <table:table-cell table:style-name="ce2" office:value-type="string">
            <text:p>Mikkeller Crooked Moon Tattoo</text:p>
          </table:table-cell>
          <table:table-cell table:style-name="ce2" office:value-type="string">
            <text:p>https://www.cantinadellabirra.it/media/catalog/product/cache/1/image/460x750/9df78eab33525d08d6e5fb8d27136e95/c/r/crooked-moon.png</text:p>
          </table:table-cell>
          <table:table-cell table:style-name="ce2" office:value-type="string">
            <text:p>Danimarca</text:p>
          </table:table-cell>
          <table:table-cell table:style-name="ce2" office:value-type="string">
            <text:p>Imperial / Double IPA</text:p>
          </table:table-cell>
          <table:table-cell table:style-name="ce2" office:value-type="string">
            <text:p>Ambrato</text:p>
          </table:table-cell>
          <table:table-cell table:style-name="ce2" office:value-type="string">
            <text:p>9.0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9&lt;/td&gt; &lt;td class="empty"&gt;&amp;nbsp;&lt;/td&gt; &lt;th class="title birra_ratebeer"&gt;Voto RateBeer&lt;/th&gt; &lt;td class="data birra_ratebeer last"&gt;99 / 100 &lt;/td&gt; &lt;/tr&gt; &lt;tr class="odd"&gt; &lt;th class="title birra_beeradvocade"&gt;Voto Beer Advocate&lt;/th&gt; &lt;td class="data birra_beeradvocade"&gt;92 / 100&lt;/td&gt; &lt;td class="empty"&gt;&amp;nbsp;&lt;/td&gt; &lt;th class="title birra_stile"&gt;Stile&lt;/th&gt; &lt;td class="data birra_stile last"&gt;Imperial / Double IPA&lt;/td&gt; &lt;/tr&gt; &lt;tr class="even"&gt; &lt;th class="title birra_temperatura"&gt;Temperatura di servizio&lt;/th&gt; &lt;td class="data birra_temperatura"&gt;8/10°C&lt;/td&gt; &lt;td class="empty"&gt;&amp;nbsp;&lt;/td&gt; &lt;th class="title birra_confezioni"&gt;Formati disponibili&lt;/th&gt; &lt;td class="data birra_confezioni last"&gt;Bottiglia 33cl&lt;/td&gt; &lt;/tr&gt; &lt;tr class="last odd"&gt; &lt;th class="title birra_extra"&gt;Extra&lt;/th&gt; &lt;td class="data birra_extra"&gt;Da non perdere&lt;/td&gt; &lt;td class="empty"&gt;&amp;nbsp;&lt;/td&gt; &lt;th class="title allergeni"&gt;Allergeni&lt;/th&gt; &lt;td class="data allergeni last"&gt;Orzo&lt;/td&gt; &lt;/tr&gt; &lt;/tbody&gt; &lt;/table&gt; &lt;script type="text/javascript"&gt;decorateTable('product-attribute-specs-table')&lt;/script&gt; &lt;div class="std" id="block-desc-product"&gt; Imperial Ipa creata per gli amanti del luppolo. Estremamente fruttata sia al naso che al palato, è elegante e molto equilibrata, con discrete note maltate. Note di pesca, frutta tropicale e cocco accompagnano tutta la bevuta. &lt;/div&gt; &lt;div class="box-collateral box-description"&gt; &lt;span itemprop="description"&gt; &lt;/span&gt; &lt;/div&gt;</text:p>
          </table:table-cell>
        </table:table-row>
        <table:table-row table:style-name="ro2">
          <table:table-cell table:style-name="ce2" office:value-type="string">
            <text:p>1673885804-265</text:p>
          </table:table-cell>
          <table:table-cell table:style-name="ce2" office:value-type="string">
            <text:p>https://www.cantinadellabirra.it/shop/dubuisson-cuvee-des-trolls.html</text:p>
          </table:table-cell>
          <table:table-cell table:style-name="ce2" office:value-type="string">
            <text:p>Cuvee des Trolls</text:p>
          </table:table-cell>
          <table:table-cell table:style-name="ce2" office:value-type="string">
            <text:p>https://www.cantinadellabirra.it/media/catalog/product/cache/1/image/460x750/9df78eab33525d08d6e5fb8d27136e95/c/u/cuvee_des_trolls_33cl_cantina_della_birra_1.png</text:p>
          </table:table-cell>
          <table:table-cell table:style-name="ce2" office:value-type="string">
            <text:p>Belgio</text:p>
          </table:table-cell>
          <table:table-cell table:style-name="ce2" office:value-type="string">
            <text:p>Golden Ale / Blonde Ale</text:p>
          </table:table-cell>
          <table:table-cell table:style-name="ce2" office:value-type="string">
            <text:p>Dorato opalescente</text:p>
          </table:table-cell>
          <table:table-cell table:style-name="ce4" office:value-type="percentage" office:value="0.07">
            <text:p>7,00%</text:p>
          </table:table-cell>
          <table:table-cell table:style-name="ce2" office:value-type="string">
            <text:p>Pinta</text:p>
          </table:table-cell>
          <table:table-cell table:style-name="ce2" office:value-type="string">
            <text:p>Dubuisson</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8&lt;/td&gt; &lt;td class="empty"&gt;&amp;nbsp;&lt;/td&gt; &lt;th class="title birra_ratebeer"&gt;Voto RateBeer&lt;/th&gt; &lt;td class="data birra_ratebeer last"&gt;3.08 / 5&lt;/td&gt; &lt;/tr&gt; &lt;tr class="odd"&gt; &lt;th class="title birra_beeradvocade"&gt;Voto Beer Advocate&lt;/th&gt; &lt;td class="data birra_beeradvocade"&gt;80 / 100&lt;/td&gt; &lt;td class="empty"&gt;&amp;nbsp;&lt;/td&gt; &lt;th class="title birra_stile"&gt;Stile&lt;/th&gt; &lt;td class="data birra_stile last"&gt;Golden Ale / Blonde Ale&lt;/td&gt; &lt;/tr&gt; &lt;tr class="even"&gt; &lt;th class="title birra_ibu"&gt;IBU&lt;/th&gt; &lt;td class="data birra_ibu"&gt;15&lt;/td&gt; &lt;td class="empty"&gt;&amp;nbsp;&lt;/td&gt; &lt;th class="title birra_temperatura"&gt;Temperatura di servizio&lt;/th&gt; &lt;td class="data birra_temperatura last"&gt;6° - 8°C&lt;/td&gt; &lt;/tr&gt; &lt;tr class="odd"&gt; &lt;th class="title birra_confezioni"&gt;Formati disponibili&lt;/th&gt; &lt;td class="data birra_confezioni"&gt;Bottiglia 33cl, Bottiglia 75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lt;p&gt;Nata nel 2000 nei tini della micro-birreria La Brasse-Temps, creata dal birraio Dubuisson a Lovaino, si presenta con un colore dorato opalescente, essendo non filtrata e quindi naturalmente torbida.&lt;br&gt; Schiuma bianca di medie dimensioni e persistenza.&lt;/p&gt;&lt;br&gt; &lt;p&gt;Il simpatico e dispettoso Troll raffigurato in etichetta anticipa in qualche modo la vivacità degli aromi di questa birra, nella quale le scorze d’arancia inserite in cottura si combinano alla perfezione con le intense note luppolate, dando vita a profumi floreali, agrumati e fruttati. Sono inoltre presenti fragranze di lievito, miele d’acacia e crosta di pane.&lt;br&gt; All'assaggio si dimostra equilibrata: vengono riproposti i morbidi toni mielati, di malto biscottato, caramello e frutta (pera e pesca), insieme ad una saporosità agrumata e floreale. Tutto merito di una calibrata luppolatura.&lt;br&gt; Una birra fresca e beverina con un retrogusto amarognolo dominato dall’elemento hoppy.&lt;/p&gt; &lt;/div&gt; &lt;div class="box-collateral box-description"&gt; &lt;span itemprop="description"&gt; &lt;/span&gt; &lt;/div&gt;</text:p>
          </table:table-cell>
        </table:table-row>
        <table:table-row table:style-name="ro2">
          <table:table-cell table:style-name="ce2" office:value-type="string">
            <text:p>1673885807-266</text:p>
          </table:table-cell>
          <table:table-cell table:style-name="ce2" office:value-type="string">
            <text:p>https://www.cantinadellabirra.it/shop/brasserie-d-achouffe-chouffe-soleil.html</text:p>
          </table:table-cell>
          <table:table-cell table:style-name="ce2" office:value-type="string">
            <text:p>Chouffe Soleil</text:p>
          </table:table-cell>
          <table:table-cell table:style-name="ce2" office:value-type="string">
            <text:p>https://www.cantinadellabirra.it/media/catalog/product/cache/1/image/460x750/9df78eab33525d08d6e5fb8d27136e95/c/h/chouffe_soleil_cantina_della_birra33cl_1.png</text:p>
          </table:table-cell>
          <table:table-cell table:style-name="ce2" office:value-type="string">
            <text:p>Belgio</text:p>
          </table:table-cell>
          <table:table-cell table:style-name="ce2" office:value-type="string">
            <text:p>Golden Ale / Blonde Ale</text:p>
          </table:table-cell>
          <table:table-cell table:style-name="ce2" office:value-type="string">
            <text:p>Dorato opalescente con riflessi arancioni</text:p>
          </table:table-cell>
          <table:table-cell table:style-name="ce2" office:value-type="string">
            <text:p>6.0 %</text:p>
          </table:table-cell>
          <table:table-cell table:style-name="ce2" office:value-type="string">
            <text:p>Pinta</text:p>
          </table:table-cell>
          <table:table-cell table:style-name="ce2" office:value-type="string">
            <text:p>d’Achouff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78 / 100&lt;/td&gt; &lt;/tr&gt; &lt;tr class="odd"&gt; &lt;th class="title birra_beeradvocade"&gt;Voto Beer Advocate&lt;/th&gt; &lt;td class="data birra_beeradvocade"&gt;84 / 100&lt;/td&gt; &lt;td class="empty"&gt;&amp;nbsp;&lt;/td&gt; &lt;th class="title birra_stile"&gt;Stile&lt;/th&gt; &lt;td class="data birra_stile last"&gt;Golden Ale / Blonde Ale&lt;/td&gt; &lt;/tr&gt; &lt;tr class="even"&gt; &lt;th class="title birra_temperatura"&gt;Temperatura di servizio&lt;/th&gt; &lt;td class="data birra_temperatura"&gt;6° - 8 °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lt;p&gt;Questa Belgian Ale versa un colore dorato leggermente velato con riflessi arancioni e con una schiuma bianca di medie dimensioni e persistenza.&lt;/p&gt;&lt;br&gt; &lt;p&gt;L’aroma è di malto, frutta (pesca in primis), spezie, luppolo, lievito ed agrumi.Al palato, con un buon livello di carbonatazione, sono evidenti le note luppolate, bilanciate in maniera ottimale da una dolce saporosità devolta dal malto utilizzato.&lt;br&gt; Birra dalla buona bevibilità complice anche il “basso” contenuto alcolico, si congeda con un lungo retrogusto con toni amaricanti da luppolo in evidenza.&lt;br&gt; Ideale per festeggiare il ritorno della bella stagione.&lt;/p&gt; &lt;/div&gt; &lt;div class="box-collateral box-description"&gt; &lt;span itemprop="description"&gt; &lt;/span&gt; &lt;/div&gt;</text:p>
          </table:table-cell>
        </table:table-row>
        <table:table-row table:style-name="ro2">
          <table:table-cell table:style-name="ce2" office:value-type="string">
            <text:p>1673885810-267</text:p>
          </table:table-cell>
          <table:table-cell table:style-name="ce2" office:value-type="string">
            <text:p>https://www.cantinadellabirra.it/shop/schneider-weisse-helle-weisse-tap1.html</text:p>
          </table:table-cell>
          <table:table-cell table:style-name="ce2" office:value-type="string">
            <text:p>Helle Weisse TAP1</text:p>
          </table:table-cell>
          <table:table-cell table:style-name="ce2" office:value-type="string">
            <text:p>https://www.cantinadellabirra.it/media/catalog/product/cache/1/image/460x750/9df78eab33525d08d6e5fb8d27136e95/h/e/helleweisse.png</text:p>
          </table:table-cell>
          <table:table-cell table:style-name="ce2" office:value-type="string">
            <text:p>Germania</text:p>
          </table:table-cell>
          <table:table-cell table:style-name="ce2" office:value-type="string">
            <text:p>Weiss</text:p>
          </table:table-cell>
          <table:table-cell table:style-name="ce2" office:value-type="string">
            <text:p>Dorato leggermente velato</text:p>
          </table:table-cell>
          <table:table-cell table:style-name="ce2" office:value-type="string">
            <text:p>5.2 %</text:p>
          </table:table-cell>
          <table:table-cell table:style-name="ce2" office:value-type="string">
            <text:p>Weizenglass</text:p>
          </table:table-cell>
          <table:table-cell table:style-name="ce2" office:value-type="string">
            <text:p>Schneider-Weiss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5&lt;/td&gt; &lt;td class="empty"&gt;&amp;nbsp;&lt;/td&gt; &lt;th class="title birra_ratebeer"&gt;Voto RateBeer&lt;/th&gt; &lt;td class="data birra_ratebeer last"&gt;88 / 100&lt;/td&gt; &lt;/tr&gt; &lt;tr class="odd"&gt; &lt;th class="title birra_beeradvocade"&gt;Voto Beer Advocate&lt;/th&gt; &lt;td class="data birra_beeradvocade"&gt;92 / 100&lt;/td&gt; &lt;td class="empty"&gt;&amp;nbsp;&lt;/td&gt; &lt;th class="title birra_stile"&gt;Stile&lt;/th&gt; &lt;td class="data birra_stile last"&gt;Weiss&lt;/td&gt; &lt;/tr&gt; &lt;tr class="even"&gt; &lt;th class="title birra_ibu"&gt;IBU&lt;/th&gt; &lt;td class="data birra_ibu"&gt;14&lt;/td&gt; &lt;td class="empty"&gt;&amp;nbsp;&lt;/td&gt; &lt;th class="title birra_temperatura"&gt;Temperatura di servizio&lt;/th&gt; &lt;td class="data birra_temperatura last"&gt; 6° - 8°C&lt;/td&gt; &lt;/tr&gt; &lt;tr class="last odd"&gt; &lt;th class="title birra_confezioni"&gt;Formati disponibili&lt;/th&gt; &lt;td class="data birra_confezioni"&gt;Bottiglia 50cl&lt;/td&gt; &lt;td class="empty"&gt;&amp;nbsp;&lt;/td&gt; &lt;th class="title allergeni"&gt;Allergeni&lt;/th&gt; &lt;td class="data allergeni last"&gt;Orzo, Frumento&lt;/td&gt; &lt;/tr&gt; &lt;/tbody&gt; &lt;/table&gt; &lt;script type="text/javascript"&gt;decorateTable('product-attribute-specs-table')&lt;/script&gt; &lt;div class="std" id="block-desc-product"&gt; &lt;p&gt;Colore dorato profondo, leggermente velato con riflessi rame. &lt;br&gt;Corpo particolarmente torbido, lascia comunque trasparire una rapida e consistente fermentazione interna. &lt;br&gt;La schiuma di colore bianco albume, è cremosa, a trama fine e compatta, con una buona persistenza. Aroma intrigante, variegato e pulito: l’impatto è tipico dello stile, fresco e lievemente acidulo, in cui convivono sentori agrodolci (scorza d’arancia), note pungenti e frizzantine delle spezie (coriandolo, pepe del lievito) e leggeri sentori di biscotto e banana matura. &lt;br&gt;Caratterizzato da un imbocco pieno e rotondo, vengono riproposti in sostanza le fragranze percepite all’olfatto con le note astringenti degli agrumi più accentuate. Retrogusto secco che lascia la bocca pulita e fresca.&lt;/p&gt; &lt;/div&gt; &lt;div class="box-collateral box-description"&gt; &lt;span itemprop="description"&gt; &lt;/span&gt; &lt;/div&gt;</text:p>
          </table:table-cell>
        </table:table-row>
        <table:table-row table:style-name="ro2">
          <table:table-cell table:style-name="ce2" office:value-type="string">
            <text:p>1673885813-268</text:p>
          </table:table-cell>
          <table:table-cell table:style-name="ce2" office:value-type="string">
            <text:p>https://www.cantinadellabirra.it/shop/schneider-weisse-kristall-tap2.html</text:p>
          </table:table-cell>
          <table:table-cell table:style-name="ce2" office:value-type="string">
            <text:p>Kristall TAP2</text:p>
          </table:table-cell>
          <table:table-cell table:style-name="ce2" office:value-type="string">
            <text:p>https://www.cantinadellabirra.it/media/catalog/product/cache/1/image/460x750/9df78eab33525d08d6e5fb8d27136e95/k/r/kristal.png</text:p>
          </table:table-cell>
          <table:table-cell table:style-name="ce2" office:value-type="string">
            <text:p>Germania</text:p>
          </table:table-cell>
          <table:table-cell table:style-name="ce2" office:value-type="string">
            <text:p>Weiss</text:p>
          </table:table-cell>
          <table:table-cell table:style-name="ce2" office:value-type="string">
            <text:p>Biondo cristallino</text:p>
          </table:table-cell>
          <table:table-cell table:style-name="ce2" office:value-type="string">
            <text:p>5.3 %</text:p>
          </table:table-cell>
          <table:table-cell table:style-name="ce2" office:value-type="string">
            <text:p>Weizenglass</text:p>
          </table:table-cell>
          <table:table-cell table:style-name="ce2" office:value-type="string">
            <text:p>Schneider-Weiss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50&lt;/td&gt; &lt;td class="empty"&gt;&amp;nbsp;&lt;/td&gt; &lt;th class="title birra_ratebeer"&gt;Voto RateBeer&lt;/th&gt; &lt;td class="data birra_ratebeer last"&gt;3.10 / 5&lt;/td&gt; &lt;/tr&gt; &lt;tr class="odd"&gt; &lt;th class="title birra_beeradvocade"&gt;Voto Beer Advocate&lt;/th&gt; &lt;td class="data birra_beeradvocade"&gt;86 / 100&lt;/td&gt; &lt;td class="empty"&gt;&amp;nbsp;&lt;/td&gt; &lt;th class="title birra_gusto"&gt;Sottostile&lt;/th&gt; &lt;td class="data birra_gusto last"&gt;German Kristallweizen&lt;/td&gt; &lt;/tr&gt; &lt;tr class="even"&gt; &lt;th class="title birra_stile"&gt;Stile&lt;/th&gt; &lt;td class="data birra_stile"&gt;Weiss&lt;/td&gt; &lt;td class="empty"&gt;&amp;nbsp;&lt;/td&gt; &lt;th class="title birra_ibu"&gt;IBU&lt;/th&gt; &lt;td class="data birra_ibu last"&gt;16&lt;/td&gt; &lt;/tr&gt; &lt;tr class="odd"&gt; &lt;th class="title birra_temperatura"&gt;Temperatura di servizio&lt;/th&gt; &lt;td class="data birra_temperatura"&gt;6° - 8°C&lt;/td&gt; &lt;td class="empty"&gt;&amp;nbsp;&lt;/td&gt; &lt;th class="title birra_confezioni"&gt;Formati disponibili&lt;/th&gt; &lt;td class="data birra_confezioni last"&gt;Bottiglia 50cl&lt;/td&gt; &lt;/tr&gt; &lt;tr class="last even"&gt; &lt;th class="title birra_extra"&gt;Extra&lt;/th&gt; &lt;td class="data birra_extra"&gt;Birra iconica&lt;/td&gt; &lt;td class="empty"&gt;&amp;nbsp;&lt;/td&gt; &lt;th class="title allergeni"&gt;Allergeni&lt;/th&gt; &lt;td class="data allergeni last"&gt;Orzo, Frumento&lt;/td&gt; &lt;/tr&gt; &lt;/tbody&gt; &lt;/table&gt; &lt;script type="text/javascript"&gt;decorateTable('product-attribute-specs-table')&lt;/script&gt; &lt;div class="std" id="block-desc-product"&gt; &lt;p&gt;Questa Weizen filtrata dal colore dorato e cristallino, con una lieve velatura ed una schiuma bianca di medie dimensioni e persistenza, emana fragranze erbacee, fruttate di banana, frumento ed agrumi (scorza di limone). &lt;br&gt;In bocca, con una bassa carbonatazione, sprigiona freschezza: malti e luppoli sono bilanciati con maestria ed accompagnati da note fruttate e citriche.&lt;br&gt; Frizzante e rinfrescante lascia la bocca molto pulita ed un retrogusto secco.&lt;/p&gt; &lt;/div&gt; &lt;div class="box-collateral box-description"&gt; &lt;span itemprop="description"&gt; &lt;/span&gt; &lt;/div&gt;</text:p>
          </table:table-cell>
        </table:table-row>
        <table:table-row table:style-name="ro2">
          <table:table-cell table:style-name="ce2" office:value-type="string">
            <text:p>1673885815-269</text:p>
          </table:table-cell>
          <table:table-cell table:style-name="ce2" office:value-type="string">
            <text:p>https://www.cantinadellabirra.it/shop/schneider-weisse-festweisse-tap4.html</text:p>
          </table:table-cell>
          <table:table-cell table:style-name="ce2" office:value-type="string">
            <text:p>Festweisse TAP4</text:p>
          </table:table-cell>
          <table:table-cell table:style-name="ce2" office:value-type="string">
            <text:p>https://www.cantinadellabirra.it/media/catalog/product/cache/1/image/460x750/9df78eab33525d08d6e5fb8d27136e95/f/e/festweisse.tap4.png</text:p>
          </table:table-cell>
          <table:table-cell table:style-name="ce2" office:value-type="string">
            <text:p>Germania</text:p>
          </table:table-cell>
          <table:table-cell table:style-name="ce2" office:value-type="string">
            <text:p>Weiss</text:p>
          </table:table-cell>
          <table:table-cell table:style-name="ce2" office:value-type="string">
            <text:p>Dorato con riflessi arancioni</text:p>
          </table:table-cell>
          <table:table-cell table:style-name="ce2" office:value-type="string">
            <text:p>6.2 %</text:p>
          </table:table-cell>
          <table:table-cell table:style-name="ce2" office:value-type="string">
            <text:p>Weizenglass</text:p>
          </table:table-cell>
          <table:table-cell table:style-name="ce2" office:value-type="string">
            <text:p>Schneider-Weiss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8&lt;/td&gt; &lt;td class="empty"&gt;&amp;nbsp;&lt;/td&gt; &lt;th class="title birra_ratebeer"&gt;Voto RateBeer&lt;/th&gt; &lt;td class="data birra_ratebeer last"&gt;92 / 100&lt;/td&gt; &lt;/tr&gt; &lt;tr class="odd"&gt; &lt;th class="title birra_beeradvocade"&gt;Voto Beer Advocate&lt;/th&gt; &lt;td class="data birra_beeradvocade"&gt;91 / 100&lt;/td&gt; &lt;td class="empty"&gt;&amp;nbsp;&lt;/td&gt; &lt;th class="title birra_gusto"&gt;Sottostile&lt;/th&gt; &lt;td class="data birra_gusto last"&gt;German Hefeweizen&lt;/td&gt; &lt;/tr&gt; &lt;tr class="even"&gt; &lt;th class="title birra_stile"&gt;Stile&lt;/th&gt; &lt;td class="data birra_stile"&gt;Weiss&lt;/td&gt; &lt;td class="empty"&gt;&amp;nbsp;&lt;/td&gt; &lt;th class="title birra_ibu"&gt;IBU&lt;/th&gt; &lt;td class="data birra_ibu last"&gt;28&lt;/td&gt; &lt;/tr&gt; &lt;tr class="odd"&gt; &lt;th class="title birra_temperatura"&gt;Temperatura di servizio&lt;/th&gt; &lt;td class="data birra_temperatura"&gt;6° /8°C&lt;/td&gt; &lt;td class="empty"&gt;&amp;nbsp;&lt;/td&gt; &lt;th class="title birra_confezioni"&gt;Formati disponibili&lt;/th&gt; &lt;td class="data birra_confezioni last"&gt;Bottiglia 50cl&lt;/td&gt; &lt;/tr&gt; &lt;tr class="last even"&gt; &lt;th class="title birra_extra"&gt;Extra&lt;/th&gt; &lt;td class="data birra_extra"&gt;Birra iconica&lt;/td&gt; &lt;td class="empty"&gt;&amp;nbsp;&lt;/td&gt; &lt;th class="title allergeni"&gt;Allergeni&lt;/th&gt; &lt;td class="data allergeni last"&gt;Orzo, Frumento&lt;/td&gt; &lt;/tr&gt; &lt;/tbody&gt; &lt;/table&gt; &lt;script type="text/javascript"&gt;decorateTable('product-attribute-specs-table')&lt;/script&gt; &lt;div class="std" id="block-desc-product"&gt; Aroma dal carattere maltato (pane) con note agrumate (arancia e limone), fruttate (banana), speziate (chiodi di garofano) ed un tocco floreale. Corpo medio, carbonatazione vivace, consistenza morbida. Cremosa al palato, con un gusto decisamente maltato cui si affiancano toni fruttati, di miele ed un leggero caramello. Finale asciutto ed astringente con retrogusto secco e finemente amaro che lascia la bocca pulita. “Ideale per le celebrazioni, la "Meine Festweisse" è la birra di frumento dorato lucido, rinnovata nella ricetta tradizionale risalente all'epoca d'oro del birrificio che fino al 1942 partecipava all' Oktoberfest. La sua fresca nota agrumata deriva dal prezioso luppolo Cascade e dal fruttato lievito Schneider: una vera delizia, senza rivali in freschezza e bevibilità”. &lt;/div&gt; &lt;div class="box-collateral box-description"&gt; &lt;span itemprop="description"&gt; &lt;/span&gt; &lt;/div&gt;</text:p>
          </table:table-cell>
        </table:table-row>
        <table:table-row table:style-name="ro2">
          <table:table-cell table:style-name="ce2" office:value-type="string">
            <text:p>1673885818-270</text:p>
          </table:table-cell>
          <table:table-cell table:style-name="ce2" office:value-type="string">
            <text:p>https://www.cantinadellabirra.it/shop/birra-del-borgo-pinta.html</text:p>
          </table:table-cell>
          <table:table-cell table:style-name="ce2" office:value-type="string">
            <text:p>Pinta Birra del Borgo</text:p>
          </table:table-cell>
          <table:table-cell table:style-name="ce2" office:value-type="string">
            <text:p>https://www.cantinadellabirra.it/media/catalog/product/cache/1/image/460x750/9df78eab33525d08d6e5fb8d27136e95/r/e/reale_2.png</text:p>
          </table:table-cell>
          <table:table-cell table:number-columns-repeated="8" table:style-name="ce2" office:value-type="string">
            <text:p>null</text:p>
          </table:table-cell>
        </table:table-row>
        <table:table-row table:style-name="ro2">
          <table:table-cell table:style-name="ce2" office:value-type="string">
            <text:p>1673885820-271</text:p>
          </table:table-cell>
          <table:table-cell table:style-name="ce2" office:value-type="string">
            <text:p>https://www.cantinadellabirra.it/shop/shipyard-brewing-company-pinta-fuggles-ipa.html</text:p>
          </table:table-cell>
          <table:table-cell table:style-name="ce2" office:value-type="string">
            <text:p>Pinta Shipyard Fuggles IPA</text:p>
          </table:table-cell>
          <table:table-cell table:style-name="ce2" office:value-type="string">
            <text:p>https://www.cantinadellabirra.it/media/catalog/product/cache/1/image/460x750/9df78eab33525d08d6e5fb8d27136e95/s/h/shipyard_4.png</text:p>
          </table:table-cell>
          <table:table-cell table:number-columns-repeated="8" table:style-name="ce2" office:value-type="string">
            <text:p>null</text:p>
          </table:table-cell>
        </table:table-row>
        <table:table-row table:style-name="ro2">
          <table:table-cell table:style-name="ce2" office:value-type="string">
            <text:p>1673885823-272</text:p>
          </table:table-cell>
          <table:table-cell table:style-name="ce2" office:value-type="string">
            <text:p>https://www.cantinadellabirra.it/shop/birrificio-indipendente-elav-stakanov.html</text:p>
          </table:table-cell>
          <table:table-cell table:style-name="ce2" office:value-type="string">
            <text:p>Stakanov</text:p>
          </table:table-cell>
          <table:table-cell table:style-name="ce2" office:value-type="string">
            <text:p>https://www.cantinadellabirra.it/media/catalog/product/cache/1/image/460x750/9df78eab33525d08d6e5fb8d27136e95/s/t/stakanov.png</text:p>
          </table:table-cell>
          <table:table-cell table:style-name="ce2" office:value-type="string">
            <text:p>Italia</text:p>
          </table:table-cell>
          <table:table-cell table:style-name="ce2" office:value-type="string">
            <text:p>Session IPA</text:p>
          </table:table-cell>
          <table:table-cell table:style-name="ce2" office:value-type="string">
            <text:p>Arancio velato</text:p>
          </table:table-cell>
          <table:table-cell table:style-name="ce2" office:value-type="string">
            <text:p>4.5 %</text:p>
          </table:table-cell>
          <table:table-cell table:style-name="ce2" office:value-type="string">
            <text:p>Pinta</text:p>
          </table:table-cell>
          <table:table-cell table:style-name="ce2" office:value-type="string">
            <text:p>Elav</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0&lt;/td&gt; &lt;td class="empty"&gt;&amp;nbsp;&lt;/td&gt; &lt;th class="title birra_ratebeer"&gt;Voto RateBeer&lt;/th&gt; &lt;td class="data birra_ratebeer last"&gt;3.13 / 5&lt;/td&gt; &lt;/tr&gt; &lt;tr class="odd"&gt; &lt;th class="title birra_beeradvocade"&gt;Voto Beer Advocate&lt;/th&gt; &lt;td class="data birra_beeradvocade"&gt;3.36 / 5&lt;/td&gt; &lt;td class="empty"&gt;&amp;nbsp;&lt;/td&gt; &lt;th class="title birra_gusto"&gt;Sottostile&lt;/th&gt; &lt;td class="data birra_gusto last"&gt;Session Beer&lt;/td&gt; &lt;/tr&gt; &lt;tr class="even"&gt; &lt;th class="title birra_stile"&gt;Stile&lt;/th&gt; &lt;td class="data birra_stile"&gt;Session IPA&lt;/td&gt; &lt;td class="empty"&gt;&amp;nbsp;&lt;/td&gt; &lt;th class="title birra_ibu"&gt;IBU&lt;/th&gt; &lt;td class="data birra_ibu last"&gt;34.9&lt;/td&gt; &lt;/tr&gt; &lt;tr class="odd"&gt; &lt;th class="title birra_temperatura"&gt;Temperatura di servizio&lt;/th&gt; &lt;td class="data birra_temperatura"&gt;5 /7°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Session Beer dal colore arancio, leggermente velato, con una schiuma bianca abbastanza persistente. Sentori olfattivi inebrianti e “ruffiani”, fruttati e particolarmente agrumati; grazie all'utilizzo del solo luppolo Centennial, in secondo piano si percepiscono note floreali ed erbacee. In bocca è caratterizzata da un perfetto equilibrio tra i malti e i luppoli, apparentemente dolce al primo impatto, man mano che la si riscalda emergono note agrumate. Una birra estremamente beverina, che grazie ad un corpo leggero regala un percorso lineare fino ad arrivare al finale che caratterizzato da un' amaro di impressionante finezza. &lt;/div&gt; &lt;div class="box-collateral box-description"&gt; &lt;span itemprop="description"&gt; &lt;/span&gt; &lt;/div&gt;</text:p>
          </table:table-cell>
        </table:table-row>
        <table:table-row table:style-name="ro2">
          <table:table-cell table:style-name="ce2" office:value-type="string">
            <text:p>1673885826-273</text:p>
          </table:table-cell>
          <table:table-cell table:style-name="ce2" office:value-type="string">
            <text:p>https://www.cantinadellabirra.it/shop/birra-del-borgo-bdbigbodyibu.html</text:p>
          </table:table-cell>
          <table:table-cell table:style-name="ce2" office:value-type="string">
            <text:p>BdBi(G)BodyIbu</text:p>
          </table:table-cell>
          <table:table-cell table:style-name="ce2" office:value-type="string">
            <text:p>https://www.cantinadellabirra.it/media/catalog/product/cache/1/image/460x750/9df78eab33525d08d6e5fb8d27136e95/b/i/birra_del_borgo_bdbbigbodyibu_1.png</text:p>
          </table:table-cell>
          <table:table-cell table:style-name="ce2" office:value-type="string">
            <text:p>Italia</text:p>
          </table:table-cell>
          <table:table-cell table:style-name="ce2" office:value-type="string">
            <text:p>IPA India Pale Ale</text:p>
          </table:table-cell>
          <table:table-cell table:style-name="ce2" office:value-type="string">
            <text:p>Ambrato</text:p>
          </table:table-cell>
          <table:table-cell table:style-name="ce2" office:value-type="string">
            <text:p>7.1 %</text:p>
          </table:table-cell>
          <table:table-cell table:style-name="ce2" office:value-type="string">
            <text:p>Pinta</text:p>
          </table:table-cell>
          <table:table-cell table:style-name="ce2" office:value-type="string">
            <text:p>Birra del Borg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7.1&lt;/td&gt; &lt;td class="empty"&gt;&amp;nbsp;&lt;/td&gt; &lt;th class="title birra_ratebeer"&gt;Voto RateBeer&lt;/th&gt; &lt;td class="data birra_ratebeer last"&gt;88 / 100&lt;/td&gt; &lt;/tr&gt; &lt;tr class="odd"&gt; &lt;th class="title birra_beeradvocade"&gt;Voto Beer Advocate&lt;/th&gt; &lt;td class="data birra_beeradvocade"&gt;3.93 / 5&lt;/td&gt; &lt;td class="empty"&gt;&amp;nbsp;&lt;/td&gt; &lt;th class="title birra_gusto"&gt;Sottostile&lt;/th&gt; &lt;td class="data birra_gusto last"&gt;Sperimentale&lt;/td&gt; &lt;/tr&gt; &lt;tr class="even"&gt; &lt;th class="title birra_stile"&gt;Stile&lt;/th&gt; &lt;td class="data birra_stile"&gt;IPA India Pale Ale&lt;/td&gt; &lt;td class="empty"&gt;&amp;nbsp;&lt;/td&gt; &lt;th class="title birra_ibu"&gt;IBU&lt;/th&gt; &lt;td class="data birra_ibu last"&gt;100&lt;/td&gt; &lt;/tr&gt; &lt;tr class="odd"&gt; &lt;th class="title birra_temperatura"&gt;Temperatura di servizio&lt;/th&gt; &lt;td class="data birra_temperatura"&gt;12°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Questa India Pale Ale, dal colore ambrato, è caratterizzata da una massiccia presenza di diverse varietà di luppoli che danno luogo a profumi straordinari ed una carica di amaro davvero notevole. Impetuosa e potente elargisce intensi aromi di resina di pino, agrumi e spezie con sporadiche fragranze caramellate. Al gusto appare profonda ma rinfrescante con una sapidità di tostato e frutta secca (nocciole) che bilanciano le intense note di resina di pino. Chiude chiaramente secca ed amara. &lt;/div&gt; &lt;div class="box-collateral box-description"&gt; &lt;span itemprop="description"&gt; &lt;/span&gt; &lt;/div&gt;</text:p>
          </table:table-cell>
        </table:table-row>
        <table:table-row table:style-name="ro2">
          <table:table-cell table:style-name="ce2" office:value-type="string">
            <text:p>1673885828-274</text:p>
          </table:table-cell>
          <table:table-cell table:style-name="ce2" office:value-type="string">
            <text:p>https://www.cantinadellabirra.it/shop/mikkeller-cream-ale.html</text:p>
          </table:table-cell>
          <table:table-cell table:style-name="ce2" office:value-type="string">
            <text:p>Mikkeller Cream Ale</text:p>
          </table:table-cell>
          <table:table-cell table:style-name="ce2" office:value-type="string">
            <text:p>https://www.cantinadellabirra.it/media/catalog/product/cache/1/image/460x750/9df78eab33525d08d6e5fb8d27136e95/c/r/creame_alejpg.png</text:p>
          </table:table-cell>
          <table:table-cell table:style-name="ce2" office:value-type="string">
            <text:p>Danimarca</text:p>
          </table:table-cell>
          <table:table-cell table:style-name="ce2" office:value-type="string">
            <text:p>Cream Ale</text:p>
          </table:table-cell>
          <table:table-cell table:style-name="ce2" office:value-type="string">
            <text:p>Dorato</text:p>
          </table:table-cell>
          <table:table-cell table:style-name="ce2" office:value-type="string">
            <text:p>5.0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10&lt;/td&gt; &lt;td class="empty"&gt;&amp;nbsp;&lt;/td&gt; &lt;th class="title birra_ratebeer"&gt;Voto RateBeer&lt;/th&gt; &lt;td class="data birra_ratebeer last"&gt;90 / 100 &lt;/td&gt; &lt;/tr&gt; &lt;tr class="odd"&gt; &lt;th class="title birra_beeradvocade"&gt;Voto Beer Advocate&lt;/th&gt; &lt;td class="data birra_beeradvocade"&gt;85 / 100&lt;/td&gt; &lt;td class="empty"&gt;&amp;nbsp;&lt;/td&gt; &lt;th class="title birra_stile"&gt;Stile&lt;/th&gt; &lt;td class="data birra_stile last"&gt;Cream Ale&lt;/td&gt; &lt;/tr&gt; &lt;tr class="even"&gt; &lt;th class="title birra_temperatura"&gt;Temperatura di servizio&lt;/th&gt; &lt;td class="data birra_temperatura"&gt;8-10°C&lt;/td&gt; &lt;td class="empty"&gt;&amp;nbsp;&lt;/td&gt; &lt;th class="title birra_confezioni"&gt;Formati disponibili&lt;/th&gt; &lt;td class="data birra_confezioni last"&gt;Bottiglia 33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Questa birra prende spunto dallo stile birraio Cream Ale prodotto prima dell'avvento del proibizionismo in America, inizialmente erano leggermente più alcoliche e decisamente più luppolate di quelle a cui siamo abituati oggi. Al naso emergono sentori di cereali, erbacei con una punta citrica. A livello gustativo si percepiscono note di cicoria, fieno ed agrumi, con un'amarezza intensa e persistente sul finale. &lt;/div&gt; &lt;div class="box-collateral box-description"&gt; &lt;span itemprop="description"&gt; &lt;/span&gt; &lt;/div&gt;</text:p>
          </table:table-cell>
        </table:table-row>
        <table:table-row table:style-name="ro2">
          <table:table-cell table:style-name="ce2" office:value-type="string">
            <text:p>1673885831-275</text:p>
          </table:table-cell>
          <table:table-cell table:style-name="ce2" office:value-type="string">
            <text:p>https://www.cantinadellabirra.it/shop/mikkeller-arh-hvad.html</text:p>
          </table:table-cell>
          <table:table-cell table:style-name="ce2" office:value-type="string">
            <text:p>Mikkeller Arh Hvad?!</text:p>
          </table:table-cell>
          <table:table-cell table:style-name="ce2" office:value-type="string">
            <text:p>https://www.cantinadellabirra.it/media/catalog/product/cache/1/image/460x750/9df78eab33525d08d6e5fb8d27136e95/m/i/mikkeller_arh_hvad_33cl_cantina_della_birra.png</text:p>
          </table:table-cell>
          <table:table-cell table:style-name="ce2" office:value-type="string">
            <text:p>Danimarca</text:p>
          </table:table-cell>
          <table:table-cell table:style-name="ce2" office:value-type="string">
            <text:p>Belgian Pale Ale</text:p>
          </table:table-cell>
          <table:table-cell table:style-name="ce2" office:value-type="string">
            <text:p>Ambrato</text:p>
          </table:table-cell>
          <table:table-cell table:style-name="ce2" office:value-type="string">
            <text:p>6.8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6&lt;/td&gt; &lt;td class="empty"&gt;&amp;nbsp;&lt;/td&gt; &lt;th class="title birra_ratebeer"&gt;Voto RateBeer&lt;/th&gt; &lt;td class="data birra_ratebeer last"&gt;96 / 100 &lt;/td&gt; &lt;/tr&gt; &lt;tr class="odd"&gt; &lt;th class="title birra_beeradvocade"&gt;Voto Beer Advocate&lt;/th&gt; &lt;td class="data birra_beeradvocade"&gt;84 / 100&lt;/td&gt; &lt;td class="empty"&gt;&amp;nbsp;&lt;/td&gt; &lt;th class="title birra_gusto"&gt;Sottostile&lt;/th&gt; &lt;td class="data birra_gusto last"&gt;Belgian Ale&lt;/td&gt; &lt;/tr&gt; &lt;tr class="even"&gt; &lt;th class="title birra_stile"&gt;Stile&lt;/th&gt; &lt;td class="data birra_stile"&gt;Belgian Pale Ale&lt;/td&gt; &lt;td class="empty"&gt;&amp;nbsp;&lt;/td&gt; &lt;th class="title birra_temperatura"&gt;Temperatura di servizio&lt;/th&gt; &lt;td class="data birra_temperatura last"&gt;6-8°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Belgian Ale che vuole riprodurre la blasonata birra Orval, tra le preferite di Mikkeller. Di color ambrato presenta una struttura maltata con sentori pepati, fruttati e di lievito piccante. In bocca è complessa e vengono riproposte le fragranze olfattive, esteri e fenoli. Finale secco. &lt;/div&gt; &lt;div class="box-collateral box-description"&gt; &lt;span itemprop="description"&gt; &lt;/span&gt; &lt;/div&gt;</text:p>
          </table:table-cell>
        </table:table-row>
        <table:table-row table:style-name="ro2">
          <table:table-cell table:style-name="ce2" office:value-type="string">
            <text:p>1673885834-276</text:p>
          </table:table-cell>
          <table:table-cell table:style-name="ce2" office:value-type="string">
            <text:p>https://www.cantinadellabirra.it/shop/mikkeller-the-american-dream.html</text:p>
          </table:table-cell>
          <table:table-cell table:style-name="ce2" office:value-type="string">
            <text:p>Mikkeller The American Dream</text:p>
          </table:table-cell>
          <table:table-cell table:style-name="ce2" office:value-type="string">
            <text:p>https://www.cantinadellabirra.it/media/catalog/product/cache/1/image/460x750/9df78eab33525d08d6e5fb8d27136e95/a/m/american.dreampng.png</text:p>
          </table:table-cell>
          <table:table-cell table:style-name="ce2" office:value-type="string">
            <text:p>Danimarca</text:p>
          </table:table-cell>
          <table:table-cell table:style-name="ce2" office:value-type="string">
            <text:p>Premium Lager</text:p>
          </table:table-cell>
          <table:table-cell table:style-name="ce2" office:value-type="string">
            <text:p>Rame</text:p>
          </table:table-cell>
          <table:table-cell table:style-name="ce2" office:value-type="string">
            <text:p>4.6 %</text:p>
          </table:table-cell>
          <table:table-cell table:style-name="ce2" office:value-type="string">
            <text:p>Calice</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0.2&lt;/td&gt; &lt;td class="empty"&gt;&amp;nbsp;&lt;/td&gt; &lt;th class="title birra_ratebeer"&gt;Voto RateBeer&lt;/th&gt; &lt;td class="data birra_ratebeer last"&gt;97 / 100 &lt;/td&gt; &lt;/tr&gt; &lt;tr class="odd"&gt; &lt;th class="title birra_beeradvocade"&gt;Voto Beer Advocate&lt;/th&gt; &lt;td class="data birra_beeradvocade"&gt;88 / 100&lt;/td&gt; &lt;td class="empty"&gt;&amp;nbsp;&lt;/td&gt; &lt;th class="title birra_stile"&gt;Stile&lt;/th&gt; &lt;td class="data birra_stile last"&gt;Premium Lager&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 Lattina 50cl&lt;/td&gt; &lt;/tr&gt; &lt;tr class="last odd"&gt; &lt;th class="title allergeni"&gt;Allergeni&lt;/th&gt; &lt;td class="data allergeni last"&gt;Orzo&lt;/td&gt; &lt;/tr&gt;&lt;/tbody&gt; &lt;/table&gt; &lt;script type="text/javascript"&gt;decorateTable('product-attribute-specs-table')&lt;/script&gt; &lt;div class="std" id="block-desc-product"&gt; Questa birra europea nello stile ma americana nei luppoli, al naso la sensazione percepita è la sua componente erbacea ed agrumata data dai luppoli utilizzati; al palato l'attacco è di malto tostato e di biscotto ma si torna ben presto ad un amaro erbaceo e citrico. Il finale è secco, rimane un retrogusto corto, amaro ed erbaceo. &lt;/div&gt; &lt;div class="box-collateral box-description"&gt; &lt;span itemprop="description"&gt; &lt;/span&gt; &lt;/div&gt;</text:p>
          </table:table-cell>
        </table:table-row>
        <table:table-row table:style-name="ro2">
          <table:table-cell table:style-name="ce2" office:value-type="string">
            <text:p>1673885836-277</text:p>
          </table:table-cell>
          <table:table-cell table:style-name="ce2" office:value-type="string">
            <text:p>https://www.cantinadellabirra.it/shop/mikkeller-single-hop-summit.html</text:p>
          </table:table-cell>
          <table:table-cell table:style-name="ce2" office:value-type="string">
            <text:p>Mikkeller Single Hop Summit</text:p>
          </table:table-cell>
          <table:table-cell table:style-name="ce2" office:value-type="string">
            <text:p>https://www.cantinadellabirra.it/media/catalog/product/cache/1/image/460x750/9df78eab33525d08d6e5fb8d27136e95/m/i/mikkeller_summit_single_hop_ipa_33cl_cantina_della_birra.png</text:p>
          </table:table-cell>
          <table:table-cell table:style-name="ce2" office:value-type="string">
            <text:p>Danimarca</text:p>
          </table:table-cell>
          <table:table-cell table:style-name="ce2" office:value-type="string">
            <text:p>IPA India Pale Ale</text:p>
          </table:table-cell>
          <table:table-cell table:style-name="ce2" office:value-type="string">
            <text:p>Ambrato</text:p>
          </table:table-cell>
          <table:table-cell table:style-name="ce2" office:value-type="string">
            <text:p>6.9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8&lt;/td&gt; &lt;td class="empty"&gt;&amp;nbsp;&lt;/td&gt; &lt;th class="title birra_ratebeer"&gt;Voto RateBeer&lt;/th&gt; &lt;td class="data birra_ratebeer last"&gt;91 / 100 &lt;/td&gt; &lt;/tr&gt; &lt;tr class="odd"&gt; &lt;th class="title birra_beeradvocade"&gt;Voto Beer Advocate&lt;/th&gt; &lt;td class="data birra_beeradvocade"&gt;86 / 100&lt;/td&gt; &lt;td class="empty"&gt;&amp;nbsp;&lt;/td&gt; &lt;th class="title birra_gusto"&gt;Sottostile&lt;/th&gt; &lt;td class="data birra_gusto last"&gt;India Pale Ale (Single Hop)&lt;/td&gt; &lt;/tr&gt; &lt;tr class="even"&gt; &lt;th class="title birra_stile"&gt;Stile&lt;/th&gt; &lt;td class="data birra_stile"&gt;IPA India Pale Ale&lt;/td&gt; &lt;td class="empty"&gt;&amp;nbsp;&lt;/td&gt; &lt;th class="title birra_temperatura"&gt;Temperatura di servizio&lt;/th&gt; &lt;td class="data birra_temperatura last"&gt;6/8°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Dal colore ambrato scuro opalescente e con una sottile e duratura schiuma bianca la Summit di Mikkeller ci dona intensi profumi agrumati (limone e pompelmo) affiancati da fragranze di caramello e malto biscottato. All’imbocco troviamo note di malto e caramello poi la birra vira prepotentemente verso una saporosità agrumata e di frutta. Il finale è resinoso ed intensamente amaro con forti note di pino, abete, ginepro ed erbe aromatiche.&lt;br&gt; Siamo di fronte ad una serie di Single Hop che possono fare scuola: tutte le birre sono prodotte, infatti, con la stessa ricetta e l’unica diversità è il singolo luppolo impiegato di volta in volta. Anche la gradazione alcolica è la stessa, in modo da poter concentrare la degustazione sulle diverse note che ogni luppolo riesce a trasmettere. In questo caso il luppolo americano “Summit”. &lt;/div&gt; &lt;div class="box-collateral box-description"&gt; &lt;span itemprop="description"&gt; &lt;/span&gt; &lt;/div&gt;</text:p>
          </table:table-cell>
        </table:table-row>
        <table:table-row table:style-name="ro2">
          <table:table-cell table:style-name="ce2" office:value-type="string">
            <text:p>1673885839-278</text:p>
          </table:table-cell>
          <table:table-cell table:style-name="ce2" office:value-type="string">
            <text:p>https://www.cantinadellabirra.it/shop/mikkeller-single-hop-centennial.html</text:p>
          </table:table-cell>
          <table:table-cell table:style-name="ce2" office:value-type="string">
            <text:p>Mikkeller Single Hop Centennial</text:p>
          </table:table-cell>
          <table:table-cell table:style-name="ce2" office:value-type="string">
            <text:p>https://www.cantinadellabirra.it/media/catalog/product/cache/1/image/460x750/9df78eab33525d08d6e5fb8d27136e95/m/i/mikkeller_centennial_single_hop_ipa_33cl_cantina_della_birra.png</text:p>
          </table:table-cell>
          <table:table-cell table:style-name="ce2" office:value-type="string">
            <text:p>Danimarca</text:p>
          </table:table-cell>
          <table:table-cell table:style-name="ce2" office:value-type="string">
            <text:p>IPA India Pale Ale</text:p>
          </table:table-cell>
          <table:table-cell table:style-name="ce2" office:value-type="string">
            <text:p>Ambrato opalescente</text:p>
          </table:table-cell>
          <table:table-cell table:style-name="ce2" office:value-type="string">
            <text:p>6.9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8&lt;/td&gt; &lt;td class="empty"&gt;&amp;nbsp;&lt;/td&gt; &lt;th class="title birra_ratebeer"&gt;Voto RateBeer&lt;/th&gt; &lt;td class="data birra_ratebeer last"&gt;97 / 100 &lt;/td&gt; &lt;/tr&gt; &lt;tr class="odd"&gt; &lt;th class="title birra_beeradvocade"&gt;Voto Beer Advocate&lt;/th&gt; &lt;td class="data birra_beeradvocade"&gt;91 / 100&lt;/td&gt; &lt;td class="empty"&gt;&amp;nbsp;&lt;/td&gt; &lt;th class="title birra_gusto"&gt;Sottostile&lt;/th&gt; &lt;td class="data birra_gusto last"&gt;India Pale Ale (Single Hop)&lt;/td&gt; &lt;/tr&gt; &lt;tr class="even"&gt; &lt;th class="title birra_stile"&gt;Stile&lt;/th&gt; &lt;td class="data birra_stile"&gt;IPA India Pale Ale&lt;/td&gt; &lt;td class="empty"&gt;&amp;nbsp;&lt;/td&gt; &lt;th class="title birra_ibu"&gt;IBU&lt;/th&gt; &lt;td class="data birra_ibu last"&gt;56&lt;/td&gt; &lt;/tr&gt; &lt;tr class="odd"&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La&amp;nbsp;Centennial&amp;nbsp;è di colore ambrato opalescente. La schiuma è ocra, fine e cremosa, molto persistente. Al naso sviluppa sentori principalmente citrici (pompelmo e lime) e di pino. In bocca arriva diretta, brusca, ma a parte un amaro che si attenua abbastanza presto (sempre scorza di agrumi e pompelmo) sono il malto ed il caramello a guidare le danze. Finisce molto secca, un po’ astringente, retrogusto molto amaro, resinoso che “gratta” il palato. &lt;br&gt; Siamo di fronte ad una serie di Single Hop che possono fare scuola: tutte le birre sono prodotte, infatti, con la stessa ricetta e l’unica diversità è il singolo luppolo impiegato di volta in volta. Anche la gradazione alcolica è la stessa, in modo da poter concentrare la degustazione sulle diverse note che ogni luppolo riesce a trasmettere. In questo caso il luppolo americano “Centennial”.&lt;br&gt; &lt;/div&gt; &lt;div class="box-collateral box-description"&gt; &lt;span itemprop="description"&gt; &lt;/span&gt; &lt;/div&gt;</text:p>
          </table:table-cell>
        </table:table-row>
        <table:table-row table:style-name="ro2">
          <table:table-cell table:style-name="ce2" office:value-type="string">
            <text:p>1673885841-279</text:p>
          </table:table-cell>
          <table:table-cell table:style-name="ce2" office:value-type="string">
            <text:p>https://www.cantinadellabirra.it/shop/mikkeller-single-hop-bravo.html</text:p>
          </table:table-cell>
          <table:table-cell table:style-name="ce2" office:value-type="string">
            <text:p>Mikkeller Single Hop Bravo</text:p>
          </table:table-cell>
          <table:table-cell table:style-name="ce2" office:value-type="string">
            <text:p>https://www.cantinadellabirra.it/media/catalog/product/cache/1/image/460x750/9df78eab33525d08d6e5fb8d27136e95/m/i/mikkeller_bravo_single_hop_ipa_33cl_cantina_della_birra.png</text:p>
          </table:table-cell>
          <table:table-cell table:style-name="ce2" office:value-type="string">
            <text:p>Danimarca</text:p>
          </table:table-cell>
          <table:table-cell table:style-name="ce2" office:value-type="string">
            <text:p>IPA India Pale Ale</text:p>
          </table:table-cell>
          <table:table-cell table:style-name="ce2" office:value-type="string">
            <text:p>Ambrato</text:p>
          </table:table-cell>
          <table:table-cell table:style-name="ce2" office:value-type="string">
            <text:p>6.9 %</text:p>
          </table:table-cell>
          <table:table-cell table:style-name="ce2" office:value-type="string">
            <text:p>Pinta</text:p>
          </table:table-cell>
          <table:table-cell table:style-name="ce2" office:value-type="string">
            <text:p>Mikkell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8&lt;/td&gt; &lt;td class="empty"&gt;&amp;nbsp;&lt;/td&gt; &lt;th class="title birra_ratebeer"&gt;Voto RateBeer&lt;/th&gt; &lt;td class="data birra_ratebeer last"&gt;89 / 100 &lt;/td&gt; &lt;/tr&gt; &lt;tr class="odd"&gt; &lt;th class="title birra_beeradvocade"&gt;Voto Beer Advocate&lt;/th&gt; &lt;td class="data birra_beeradvocade"&gt;83 / 100&lt;/td&gt; &lt;td class="empty"&gt;&amp;nbsp;&lt;/td&gt; &lt;th class="title birra_gusto"&gt;Sottostile&lt;/th&gt; &lt;td class="data birra_gusto last"&gt;India Pale Ale (Single Hop)&lt;/td&gt; &lt;/tr&gt; &lt;tr class="even"&gt; &lt;th class="title birra_stile"&gt;Stile&lt;/th&gt; &lt;td class="data birra_stile"&gt;IPA India Pale Ale&lt;/td&gt; &lt;td class="empty"&gt;&amp;nbsp;&lt;/td&gt; &lt;th class="title birra_temperatura"&gt;Temperatura di servizio&lt;/th&gt; &lt;td class="data birra_temperatura last"&gt;8-10°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a serie si presta sia ad un’ipotetica degustazione in orizzontale per poterne cogliere le differenze (la base dei malti è sempre la stessa), sia per essere una sorta di “manuale” pratico per homebrewers. Tutte le birre sono brassate, infatti, con la stessa ricetta, l’unica differenza è il singolo luppolo utilizzato di volta in volta. Anche la gradazione alcolica è la medesima, in modo da potersi concentrare ed apprezzare le diversità che ogni luppolo riesce ad esprimere. In questo caso il luppolo americano “Bravo”. &lt;/div&gt; &lt;div class="box-collateral box-description"&gt; &lt;span itemprop="description"&gt; &lt;/span&gt; &lt;/div&gt;</text:p>
          </table:table-cell>
        </table:table-row>
        <table:table-row table:style-name="ro2">
          <table:table-cell table:style-name="ce2" office:value-type="string">
            <text:p>1673885844-280</text:p>
          </table:table-cell>
          <table:table-cell table:style-name="ce2" office:value-type="string">
            <text:p>https://www.cantinadellabirra.it/shop/nogne-tiger-tripel.html</text:p>
          </table:table-cell>
          <table:table-cell table:style-name="ce2" office:value-type="string">
            <text:p>Nøgne Tiger Tripel</text:p>
          </table:table-cell>
          <table:table-cell table:style-name="ce2" office:value-type="string">
            <text:p>https://www.cantinadellabirra.it/media/catalog/product/cache/1/image/460x750/9df78eab33525d08d6e5fb8d27136e95/t/i/tiger.tripel.png</text:p>
          </table:table-cell>
          <table:table-cell table:style-name="ce2" office:value-type="string">
            <text:p>Norvegia</text:p>
          </table:table-cell>
          <table:table-cell table:style-name="ce2" office:value-type="string">
            <text:p>Abbey Tripel</text:p>
          </table:table-cell>
          <table:table-cell table:style-name="ce2" office:value-type="string">
            <text:p>Dorato intenso</text:p>
          </table:table-cell>
          <table:table-cell table:style-name="ce2" office:value-type="string">
            <text:p>9.0 %</text:p>
          </table:table-cell>
          <table:table-cell table:style-name="ce2" office:value-type="string">
            <text:p>Coppa</text:p>
          </table:table-cell>
          <table:table-cell table:style-name="ce2" office:value-type="string">
            <text:p>Nøgne Ø</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0.50&lt;/td&gt; &lt;td class="empty"&gt;&amp;nbsp;&lt;/td&gt; &lt;th class="title birra_ratebeer"&gt;Voto RateBeer&lt;/th&gt; &lt;td class="data birra_ratebeer last"&gt;91 / 100&lt;/td&gt; &lt;/tr&gt; &lt;tr class="odd"&gt; &lt;th class="title birra_beeradvocade"&gt;Voto Beer Advocate&lt;/th&gt; &lt;td class="data birra_beeradvocade"&gt;86 / 100&lt;/td&gt; &lt;td class="empty"&gt;&amp;nbsp;&lt;/td&gt; &lt;th class="title birra_stile"&gt;Stile&lt;/th&gt; &lt;td class="data birra_stile last"&gt;Abbey Tripel&lt;/td&gt; &lt;/tr&gt; &lt;tr class="even"&gt; &lt;th class="title birra_ibu"&gt;IBU&lt;/th&gt; &lt;td class="data birra_ibu"&gt;21&lt;/td&gt; &lt;td class="empty"&gt;&amp;nbsp;&lt;/td&gt; &lt;th class="title birra_temperatura"&gt;Temperatura di servizio&lt;/th&gt; &lt;td class="data birra_temperatura last"&gt;8° - 10°C&lt;/td&gt; &lt;/tr&gt; &lt;tr class="odd"&gt; &lt;th class="title birra_confezioni"&gt;Formati disponibili&lt;/th&gt; &lt;td class="data birra_confezioni"&gt;Bottiglia 33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Tripel prodotta con malto affumicato proveniente dalla Scozia. A livello olfattivo emergono principalmente sentori mielati e di lievito. Al palato il profilo sensoriale si arricchisce di note fruttate, speziate e di cereali. Birra caratterizzata da una bella dolcezza che è accompagnata da una piacevole vena affumicata. Finale persistente ed elegante. &lt;/div&gt; &lt;div class="box-collateral box-description"&gt; &lt;span itemprop="description"&gt; &lt;/span&gt; &lt;/div&gt;</text:p>
          </table:table-cell>
        </table:table-row>
        <table:table-row table:style-name="ro2">
          <table:table-cell table:style-name="ce2" office:value-type="string">
            <text:p>1673885847-281</text:p>
          </table:table-cell>
          <table:table-cell table:style-name="ce2" office:value-type="string">
            <text:p>https://www.cantinadellabirra.it/shop/nogne-saison.html</text:p>
          </table:table-cell>
          <table:table-cell table:style-name="ce2" office:value-type="string">
            <text:p>Nøgne Saison</text:p>
          </table:table-cell>
          <table:table-cell table:style-name="ce2" office:value-type="string">
            <text:p>https://www.cantinadellabirra.it/media/catalog/product/cache/1/image/460x750/9df78eab33525d08d6e5fb8d27136e95/s/a/saisonpng.png</text:p>
          </table:table-cell>
          <table:table-cell table:style-name="ce2" office:value-type="string">
            <text:p>Norvegia</text:p>
          </table:table-cell>
          <table:table-cell table:style-name="ce2" office:value-type="string">
            <text:p>Saison / Farmhouse Ale</text:p>
          </table:table-cell>
          <table:table-cell table:style-name="ce2" office:value-type="string">
            <text:p>Arancio</text:p>
          </table:table-cell>
          <table:table-cell table:style-name="ce2" office:value-type="string">
            <text:p>6.5 %</text:p>
          </table:table-cell>
          <table:table-cell table:style-name="ce2" office:value-type="string">
            <text:p>Calice a tulipano</text:p>
          </table:table-cell>
          <table:table-cell table:style-name="ce2" office:value-type="string">
            <text:p>Nøgne Ø</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50&lt;/td&gt; &lt;td class="empty"&gt;&amp;nbsp;&lt;/td&gt; &lt;th class="title birra_ratebeer"&gt;Voto RateBeer&lt;/th&gt; &lt;td class="data birra_ratebeer last"&gt;93 / 100&lt;/td&gt; &lt;/tr&gt; &lt;tr class="odd"&gt; &lt;th class="title birra_beeradvocade"&gt;Voto Beer Advocate&lt;/th&gt; &lt;td class="data birra_beeradvocade"&gt;85 / 100&lt;/td&gt; &lt;td class="empty"&gt;&amp;nbsp;&lt;/td&gt; &lt;th class="title birra_stile"&gt;Stile&lt;/th&gt; &lt;td class="data birra_stile last"&gt;Saison / Farmhouse Ale&lt;/td&gt; &lt;/tr&gt; &lt;tr class="even"&gt; &lt;th class="title birra_ibu"&gt;IBU&lt;/th&gt; &lt;td class="data birra_ibu"&gt;25&lt;/td&gt; &lt;td class="empty"&gt;&amp;nbsp;&lt;/td&gt; &lt;th class="title birra_temperatura"&gt;Temperatura di servizio&lt;/th&gt; &lt;td class="data birra_temperatura last"&gt;6° / 8°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Fresca e fruttata, questa Saison si presenta a livello olfattivo con spiccate note lievitose, speziate e di frutta tropicale. Sensazioni che si ripropongono anche a livello gustativo, dove possiamo trovare un ottimo bilanciamento, che portano ad un finale leggermente amaro e fruttato. &lt;/div&gt; &lt;div class="box-collateral box-description"&gt; &lt;span itemprop="description"&gt; &lt;/span&gt; &lt;/div&gt;</text:p>
          </table:table-cell>
        </table:table-row>
        <table:table-row table:style-name="ro2">
          <table:table-cell table:style-name="ce2" office:value-type="string">
            <text:p>1673885849-282</text:p>
          </table:table-cell>
          <table:table-cell table:style-name="ce2" office:value-type="string">
            <text:p>https://www.cantinadellabirra.it/shop/nogne-pale-ale.html</text:p>
          </table:table-cell>
          <table:table-cell table:style-name="ce2" office:value-type="string">
            <text:p>Nøgne Pale Ale</text:p>
          </table:table-cell>
          <table:table-cell table:style-name="ce2" office:value-type="string">
            <text:p>https://www.cantinadellabirra.it/media/catalog/product/cache/1/image/460x750/9df78eab33525d08d6e5fb8d27136e95/p/a/pale.ale.png</text:p>
          </table:table-cell>
          <table:table-cell table:style-name="ce2" office:value-type="string">
            <text:p>Norvegia</text:p>
          </table:table-cell>
          <table:table-cell table:style-name="ce2" office:value-type="string">
            <text:p>APA American Pale Ale</text:p>
          </table:table-cell>
          <table:table-cell table:style-name="ce2" office:value-type="string">
            <text:p>Dorato</text:p>
          </table:table-cell>
          <table:table-cell table:style-name="ce2" office:value-type="string">
            <text:p>6.0 %</text:p>
          </table:table-cell>
          <table:table-cell table:style-name="ce2" office:value-type="string">
            <text:p>Pinta</text:p>
          </table:table-cell>
          <table:table-cell table:style-name="ce2" office:value-type="string">
            <text:p>Nøgne Ø</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50&lt;/td&gt; &lt;td class="empty"&gt;&amp;nbsp;&lt;/td&gt; &lt;th class="title birra_ratebeer"&gt;Voto RateBeer&lt;/th&gt; &lt;td class="data birra_ratebeer last"&gt;96 / 100&lt;/td&gt; &lt;/tr&gt; &lt;tr class="odd"&gt; &lt;th class="title birra_beeradvocade"&gt;Voto Beer Advocate&lt;/th&gt; &lt;td class="data birra_beeradvocade"&gt;85 / 100&lt;/td&gt; &lt;td class="empty"&gt;&amp;nbsp;&lt;/td&gt; &lt;th class="title birra_gusto"&gt;Sottostile&lt;/th&gt; &lt;td class="data birra_gusto last"&gt;Pale Ale&lt;/td&gt; &lt;/tr&gt; &lt;tr class="even"&gt; &lt;th class="title birra_stile"&gt;Stile&lt;/th&gt; &lt;td class="data birra_stile"&gt;APA American Pale Ale&lt;/td&gt; &lt;td class="empty"&gt;&amp;nbsp;&lt;/td&gt; &lt;th class="title birra_ibu"&gt;IBU&lt;/th&gt; &lt;td class="data birra_ibu last"&gt;40&lt;/td&gt; &lt;/tr&gt; &lt;tr class="odd"&gt; &lt;th class="title birra_temperatura"&gt;Temperatura di servizio&lt;/th&gt; &lt;td class="data birra_temperatura"&gt;8° - 10°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Pale Ale leggera e luppolata, adatta a qualsiasi clima e situazione. A livello olfattivo si percepiscono lievi note di lievito su uno sfondo di agrumi. Al palato queste stesse sensazioni si perfezionano e vengono arricchite da una bella e fresca componente erbacea che perdura anche nel retrogusto. &lt;/div&gt; &lt;div class="box-collateral box-description"&gt; &lt;span itemprop="description"&gt; &lt;/span&gt; &lt;/div&gt;</text:p>
          </table:table-cell>
        </table:table-row>
        <table:table-row table:style-name="ro2">
          <table:table-cell table:style-name="ce2" office:value-type="string">
            <text:p>1673885853-283</text:p>
          </table:table-cell>
          <table:table-cell table:style-name="ce2" office:value-type="string">
            <text:p>https://www.cantinadellabirra.it/shop/nogne-india-saison.html</text:p>
          </table:table-cell>
          <table:table-cell table:style-name="ce2" office:value-type="string">
            <text:p>Nøgne India Saison</text:p>
          </table:table-cell>
          <table:table-cell table:style-name="ce2" office:value-type="string">
            <text:p>https://www.cantinadellabirra.it/media/catalog/product/cache/1/image/460x750/9df78eab33525d08d6e5fb8d27136e95/i/n/india_saison_copia.png</text:p>
          </table:table-cell>
          <table:table-cell table:style-name="ce2" office:value-type="string">
            <text:p>Norvegia</text:p>
          </table:table-cell>
          <table:table-cell table:style-name="ce2" office:value-type="string">
            <text:p>Saison IPA</text:p>
          </table:table-cell>
          <table:table-cell table:style-name="ce2" office:value-type="string">
            <text:p>Rame</text:p>
          </table:table-cell>
          <table:table-cell table:style-name="ce2" office:value-type="string">
            <text:p>7.5 %</text:p>
          </table:table-cell>
          <table:table-cell table:style-name="ce2" office:value-type="string">
            <text:p>Calice a tulipano</text:p>
          </table:table-cell>
          <table:table-cell table:style-name="ce2" office:value-type="string">
            <text:p>Nøgne Ø</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lt;/td&gt; &lt;td class="empty"&gt;&amp;nbsp;&lt;/td&gt; &lt;th class="title birra_ratebeer"&gt;Voto RateBeer&lt;/th&gt; &lt;td class="data birra_ratebeer last"&gt;98 / 100&lt;/td&gt; &lt;/tr&gt; &lt;tr class="odd"&gt; &lt;th class="title birra_beeradvocade"&gt;Voto Beer Advocate&lt;/th&gt; &lt;td class="data birra_beeradvocade"&gt;88 / 100&lt;/td&gt; &lt;td class="empty"&gt;&amp;nbsp;&lt;/td&gt; &lt;th class="title birra_stile"&gt;Stile&lt;/th&gt; &lt;td class="data birra_stile last"&gt;Saison IPA&lt;/td&gt; &lt;/tr&gt; &lt;tr class="even"&gt; &lt;th class="title birra_ibu"&gt;IBU&lt;/th&gt; &lt;td class="data birra_ibu"&gt;40&lt;/td&gt; &lt;td class="empty"&gt;&amp;nbsp;&lt;/td&gt; &lt;th class="title birra_temperatura"&gt;Temperatura di servizio&lt;/th&gt; &lt;td class="data birra_temperatura last"&gt;6° - 8°C&lt;/td&gt; &lt;/tr&gt; &lt;tr class="last odd"&gt; &lt;th class="title birra_confezioni"&gt;Formati disponibili&lt;/th&gt; &lt;td class="data birra_confezioni"&gt;Bottiglia 50cl&lt;/td&gt; &lt;td class="empty"&gt;&amp;nbsp;&lt;/td&gt; &lt;th class="title allergeni"&gt;Allergeni&lt;/th&gt; &lt;td class="data allergeni last"&gt;Orzo&lt;/td&gt; &lt;/tr&gt; &lt;/tbody&gt; &lt;/table&gt; &lt;script type="text/javascript"&gt;decorateTable('product-attribute-specs-table')&lt;/script&gt; &lt;div class="std" id="block-desc-product"&gt; Saison luppolata frutto di una collaborazione con il birrificio australiano Bridge Road Brewers. Birra secca con una bella aromaticità data dai luppoli australiani che fanno emergere un profilo fruttato ed agrumato. A livello sensoriale si percepiscono note agrumate e di frutta tropicale accompagnate da accenni lievitosi e da una piacevole vena amara. Birra corposa ma di buona bevibilità grazie alla luppolatura utilizzata. &lt;/div&gt; &lt;div class="box-collateral box-description"&gt; &lt;span itemprop="description"&gt; &lt;/span&gt; &lt;/div&gt;</text:p>
          </table:table-cell>
        </table:table-row>
        <table:table-row table:style-name="ro2">
          <table:table-cell table:style-name="ce2" office:value-type="string">
            <text:p>1673885855-284</text:p>
          </table:table-cell>
          <table:table-cell table:style-name="ce2" office:value-type="string">
            <text:p>https://www.cantinadellabirra.it/shop/nogne-imperial-stout.html</text:p>
          </table:table-cell>
          <table:table-cell table:style-name="ce2" office:value-type="string">
            <text:p>Nøgne Imperial Stout</text:p>
          </table:table-cell>
          <table:table-cell table:style-name="ce2" office:value-type="string">
            <text:p>https://www.cantinadellabirra.it/media/catalog/product/cache/1/image/460x750/9df78eab33525d08d6e5fb8d27136e95/i/m/imperial.stout.png</text:p>
          </table:table-cell>
          <table:table-cell table:style-name="ce2" office:value-type="string">
            <text:p>Norvegia</text:p>
          </table:table-cell>
          <table:table-cell table:style-name="ce2" office:value-type="string">
            <text:p>Imperial Stout</text:p>
          </table:table-cell>
          <table:table-cell table:style-name="ce2" office:value-type="string">
            <text:p>Scuro impenetrabile</text:p>
          </table:table-cell>
          <table:table-cell table:style-name="ce2" office:value-type="string">
            <text:p>9.0 %</text:p>
          </table:table-cell>
          <table:table-cell table:style-name="ce2" office:value-type="string">
            <text:p>Pinta</text:p>
          </table:table-cell>
          <table:table-cell table:style-name="ce2" office:value-type="string">
            <text:p>Nøgne Ø</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3.00&lt;/td&gt; &lt;td class="empty"&gt;&amp;nbsp;&lt;/td&gt; &lt;th class="title birra_ratebeer"&gt;Voto RateBeer&lt;/th&gt; &lt;td class="data birra_ratebeer last"&gt;100 / 100&lt;/td&gt; &lt;/tr&gt; &lt;tr class="odd"&gt; &lt;th class="title birra_beeradvocade"&gt;Voto Beer Advocate&lt;/th&gt; &lt;td class="data birra_beeradvocade"&gt;92 / 100&lt;/td&gt; &lt;td class="empty"&gt;&amp;nbsp;&lt;/td&gt; &lt;th class="title birra_gusto"&gt;Sottostile&lt;/th&gt; &lt;td class="data birra_gusto last"&gt;Russian Imperial Stout&lt;/td&gt; &lt;/tr&gt; &lt;tr class="even"&gt; &lt;th class="title birra_stile"&gt;Stile&lt;/th&gt; &lt;td class="data birra_stile"&gt;Imperial Stout&lt;/td&gt; &lt;td class="empty"&gt;&amp;nbsp;&lt;/td&gt; &lt;th class="title birra_ibu"&gt;IBU&lt;/th&gt; &lt;td class="data birra_ibu last"&gt;75&lt;/td&gt; &lt;/tr&gt; &lt;tr class="odd"&gt; &lt;th class="title birra_temperatura"&gt;Temperatura di servizio&lt;/th&gt; &lt;td class="data birra_temperatura"&gt;12° - 14°C&lt;/td&gt; &lt;td class="empty"&gt;&amp;nbsp;&lt;/td&gt; &lt;th class="title birra_confezioni"&gt;Formati disponibili&lt;/th&gt; &lt;td class="data birra_confezioni last"&gt;Bottiglia 33cl&lt;/td&gt; &lt;/tr&gt; &lt;tr class="last even"&gt; &lt;th class="title birra_extra"&gt;Extra&lt;/th&gt; &lt;td class="data birra_extra"&gt;Birra da gioco, Birra iconica&lt;/td&gt; &lt;td class="empty"&gt;&amp;nbsp;&lt;/td&gt; &lt;th class="title allergeni"&gt;Allergeni&lt;/th&gt; &lt;td class="data allergeni last"&gt;Orzo&lt;/td&gt; &lt;/tr&gt; &lt;/tbody&gt; &lt;/table&gt; &lt;script type="text/javascript"&gt;decorateTable('product-attribute-specs-table')&lt;/script&gt; &lt;div class="std" id="block-desc-product"&gt; Versione “nøgneiana” di una Russian Imperial Stout. A livello sensoriale si percepiscono sentori di cioccolato, caffè, liquirizia, caramello, frutta sotto spirito e lievi note affumicate. Il palato è subito colpito da un imbocco deciso di caffè e malti tostati. Secca, si congeda con un bellissimo finale ricco di malti, elegantemente tostati, che lasciano un gustoso amaro privo di ogni bruciatura. &lt;/div&gt; &lt;div class="box-collateral box-description"&gt; &lt;span itemprop="description"&gt; &lt;/span&gt; &lt;/div&gt;</text:p>
          </table:table-cell>
        </table:table-row>
        <table:table-row table:style-name="ro2">
          <table:table-cell table:style-name="ce2" office:value-type="string">
            <text:p>1673885858-285</text:p>
          </table:table-cell>
          <table:table-cell table:style-name="ce2" office:value-type="string">
            <text:p>https://www.cantinadellabirra.it/shop/nogne-brown-ale.html</text:p>
          </table:table-cell>
          <table:table-cell table:style-name="ce2" office:value-type="string">
            <text:p>Nøgne Brown Ale</text:p>
          </table:table-cell>
          <table:table-cell table:style-name="ce2" office:value-type="string">
            <text:p>https://www.cantinadellabirra.it/media/catalog/product/cache/1/image/460x750/9df78eab33525d08d6e5fb8d27136e95/b/r/brown_ale_copia.png</text:p>
          </table:table-cell>
          <table:table-cell table:style-name="ce2" office:value-type="string">
            <text:p>Norvegia</text:p>
          </table:table-cell>
          <table:table-cell table:style-name="ce2" office:value-type="string">
            <text:p>Brown Ale</text:p>
          </table:table-cell>
          <table:table-cell table:style-name="ce2" office:value-type="string">
            <text:p>Marrone scuro</text:p>
          </table:table-cell>
          <table:table-cell table:style-name="ce2" office:value-type="string">
            <text:p>4.5 %</text:p>
          </table:table-cell>
          <table:table-cell table:style-name="ce2" office:value-type="string">
            <text:p>Pinta</text:p>
          </table:table-cell>
          <table:table-cell table:style-name="ce2" office:value-type="string">
            <text:p>Nøgne Ø</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lt;/td&gt; &lt;td class="empty"&gt;&amp;nbsp;&lt;/td&gt; &lt;th class="title birra_ratebeer"&gt;Voto RateBeer&lt;/th&gt; &lt;td class="data birra_ratebeer last"&gt;90 / 100&lt;/td&gt; &lt;/tr&gt; &lt;tr class="odd"&gt; &lt;th class="title birra_beeradvocade"&gt;Voto Beer Advocate&lt;/th&gt; &lt;td class="data birra_beeradvocade"&gt;87 / 100&lt;/td&gt; &lt;td class="empty"&gt;&amp;nbsp;&lt;/td&gt; &lt;th class="title birra_gusto"&gt;Sottostile&lt;/th&gt; &lt;td class="data birra_gusto last"&gt;English Brown Ale&lt;/td&gt; &lt;/tr&gt; &lt;tr class="even"&gt; &lt;th class="title birra_stile"&gt;Stile&lt;/th&gt; &lt;td class="data birra_stile"&gt;Brown Ale&lt;/td&gt; &lt;td class="empty"&gt;&amp;nbsp;&lt;/td&gt; &lt;th class="title birra_ibu"&gt;IBU&lt;/th&gt; &lt;td class="data birra_ibu last"&gt;25&lt;/td&gt; &lt;/tr&gt; &lt;tr class="odd"&gt; &lt;th class="title birra_temperatura"&gt;Temperatura di servizio&lt;/th&gt; &lt;td class="data birra_temperatura"&gt;8° - 10°C&lt;/td&gt; &lt;td class="empty"&gt;&amp;nbsp;&lt;/td&gt; &lt;th class="title birra_confezioni"&gt;Formati disponibili&lt;/th&gt; &lt;td class="data birra_confezioni last"&gt;Bottiglia 50cl&lt;/td&gt; &lt;/tr&gt; &lt;tr class="last even"&gt; &lt;th class="title allergeni"&gt;Allergeni&lt;/th&gt; &lt;td class="data allergeni last"&gt;Orzo&lt;/td&gt; &lt;/tr&gt;&lt;/tbody&gt; &lt;/table&gt; &lt;script type="text/javascript"&gt;decorateTable('product-attribute-specs-table')&lt;/script&gt; &lt;div class="std" id="block-desc-product"&gt; Classici malti inglesi per questa altrettanto classica Brown Ale, che vede un tocco "straniero" soltanto nella luppolatura tendente al nuovo mondo, benché fatta con luppoli europei. Fragranze e sapori di cioccolato, noci tostate, caffè espresso, malto e frutta. Il corpo è abbastanza leggero, ma sorprendentemente cremoso e ricorda quasi una Stout. &lt;/div&gt; &lt;div class="box-collateral box-description"&gt; &lt;span itemprop="description"&gt; &lt;/span&gt; &lt;/div&gt;</text:p>
          </table:table-cell>
        </table:table-row>
        <table:table-row table:style-name="ro2">
          <table:table-cell table:style-name="ce2" office:value-type="string">
            <text:p>1673885861-286</text:p>
          </table:table-cell>
          <table:table-cell table:style-name="ce2" office:value-type="string">
            <text:p>https://www.cantinadellabirra.it/shop/nogne-blonde-ale.html</text:p>
          </table:table-cell>
          <table:table-cell table:style-name="ce2" office:value-type="string">
            <text:p>Nøgne Blonde Ale</text:p>
          </table:table-cell>
          <table:table-cell table:style-name="ce2" office:value-type="string">
            <text:p>https://www.cantinadellabirra.it/media/catalog/product/cache/1/image/460x750/9df78eab33525d08d6e5fb8d27136e95/b/l/blonde.png</text:p>
          </table:table-cell>
          <table:table-cell table:style-name="ce2" office:value-type="string">
            <text:p>Norvegia</text:p>
          </table:table-cell>
          <table:table-cell table:style-name="ce2" office:value-type="string">
            <text:p>Belgian Ale</text:p>
          </table:table-cell>
          <table:table-cell table:style-name="ce2" office:value-type="string">
            <text:p>Dorato</text:p>
          </table:table-cell>
          <table:table-cell table:style-name="ce2" office:value-type="string">
            <text:p>4.5 %</text:p>
          </table:table-cell>
          <table:table-cell table:style-name="ce2" office:value-type="string">
            <text:p>Pinta</text:p>
          </table:table-cell>
          <table:table-cell table:style-name="ce2" office:value-type="string">
            <text:p>Nøgne Ø</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lt;/td&gt; &lt;td class="empty"&gt;&amp;nbsp;&lt;/td&gt; &lt;th class="title birra_ratebeer"&gt;Voto RateBeer&lt;/th&gt; &lt;td class="data birra_ratebeer last"&gt;77 / 100&lt;/td&gt; &lt;/tr&gt; &lt;tr class="odd"&gt; &lt;th class="title birra_beeradvocade"&gt;Voto Beer Advocate&lt;/th&gt; &lt;td class="data birra_beeradvocade"&gt;3.56 / 5&lt;/td&gt; &lt;td class="empty"&gt;&amp;nbsp;&lt;/td&gt; &lt;th class="title birra_stile"&gt;Stile&lt;/th&gt; &lt;td class="data birra_stile last"&gt;Belgian Ale&lt;/td&gt; &lt;/tr&gt; &lt;tr class="even"&gt; &lt;th class="title birra_ibu"&gt;IBU&lt;/th&gt; &lt;td class="data birra_ibu"&gt;17&lt;/td&gt; &lt;td class="empty"&gt;&amp;nbsp;&lt;/td&gt; &lt;th class="title birra_temperatura"&gt;Temperatura di servizio&lt;/th&gt; &lt;td class="data birra_temperatura last"&gt;6°/8°C&lt;/td&gt; &lt;/tr&gt; &lt;tr class="last odd"&gt; &lt;th class="title birra_confezioni"&gt;Formati disponibili&lt;/th&gt; &lt;td class="data birra_confezioni"&gt;Lattina 33cl&lt;/td&gt; &lt;td class="empty"&gt;&amp;nbsp;&lt;/td&gt; &lt;th class="title allergeni"&gt;Allergeni&lt;/th&gt; &lt;td class="data allergeni last"&gt;Orzo&lt;/td&gt; &lt;/tr&gt; &lt;/tbody&gt; &lt;/table&gt; &lt;script type="text/javascript"&gt;decorateTable('product-attribute-specs-table')&lt;/script&gt; &lt;div class="std" id="block-desc-product"&gt; Una birra rinfrescante e "beverina", al naso emergono sentori agrumati su uno sfondo dominato da toni "lievitosi". A livello sensoriale si percepiscono note di crosta di pane e scorza di limone che accompagnano una struttura leggera. Birra dissetante, perfetta per calmare l'arsura estiva. &lt;/div&gt; &lt;div class="box-collateral box-description"&gt; &lt;span itemprop="description"&gt; &lt;/span&gt; &lt;/div&gt;</text:p>
          </table:table-cell>
        </table:table-row>
        <table:table-row table:style-name="ro2">
          <table:table-cell table:style-name="ce2" office:value-type="string">
            <text:p>1673885863-287</text:p>
          </table:table-cell>
          <table:table-cell table:style-name="ce2" office:value-type="string">
            <text:p>https://www.cantinadellabirra.it/shop/bad-brewer-ipa.html</text:p>
          </table:table-cell>
          <table:table-cell table:style-name="ce2" office:value-type="string">
            <text:p>Bad Brewer IPA</text:p>
          </table:table-cell>
          <table:table-cell table:style-name="ce2" office:value-type="string">
            <text:p>https://www.cantinadellabirra.it/media/catalog/product/cache/1/image/460x750/9df78eab33525d08d6e5fb8d27136e95/b/a/bad_brewer_ipa_2021_1.png</text:p>
          </table:table-cell>
          <table:table-cell table:style-name="ce2" office:value-type="string">
            <text:p>Italia</text:p>
          </table:table-cell>
          <table:table-cell table:style-name="ce2" office:value-type="string">
            <text:p>IPA India Pale Ale</text:p>
          </table:table-cell>
          <table:table-cell table:style-name="ce2" office:value-type="string">
            <text:p>Dorato</text:p>
          </table:table-cell>
          <table:table-cell table:style-name="ce4" office:value-type="percentage" office:value="0.06">
            <text:p>6,00%</text:p>
          </table:table-cell>
          <table:table-cell table:style-name="ce2" office:value-type="string">
            <text:p>Pinta</text:p>
          </table:table-cell>
          <table:table-cell table:style-name="ce2" office:value-type="string">
            <text:p>Bad Brew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5&lt;/td&gt; &lt;td class="empty"&gt;&amp;nbsp;&lt;/td&gt; &lt;th class="title birra_ratebeer"&gt;Voto RateBeer&lt;/th&gt; &lt;td class="data birra_ratebeer last"&gt;3.16 / 5&lt;/td&gt; &lt;/tr&gt; &lt;tr class="odd"&gt; &lt;th class="title birra_ebc"&gt;EBC&lt;/th&gt; &lt;td class="data birra_ebc"&gt;16&lt;/td&gt; &lt;td class="empty"&gt;&amp;nbsp;&lt;/td&gt; &lt;th class="title birra_stile"&gt;Stile&lt;/th&gt; &lt;td class="data birra_stile last"&gt;IPA India Pale Ale&lt;/td&gt; &lt;/tr&gt; &lt;tr class="even"&gt; &lt;th class="title birra_ibu"&gt;IBU&lt;/th&gt; &lt;td class="data birra_ibu"&gt;54&lt;/td&gt; &lt;td class="empty"&gt;&amp;nbsp;&lt;/td&gt; &lt;th class="title birra_temperatura"&gt;Temperatura di servizio&lt;/th&gt; &lt;td class="data birra_temperatura last"&gt;6/8°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Dorata brillante con schiuma bianca, fine e persistente. Caratterizzata da importanti note agrumate (pompelmo, arancia) e tropicali, un delicato floreale ed erbaceo si affianca alla resina. Un bel bouquet frutto del generoso dry hopping. Buona e rotonda l’amarezza, delicata la componente maltata (biscotto e cereale). Nota curiosa per gli appassionati, come vuole lo stile, l’acqua utilizzata viene “burtonizzata”.&lt;br&gt; &lt;br&gt; &lt;br&gt; &lt;/div&gt; &lt;div class="box-collateral box-description"&gt; &lt;span itemprop="description"&gt; &lt;/span&gt; &lt;/div&gt;</text:p>
          </table:table-cell>
        </table:table-row>
        <table:table-row table:style-name="ro2">
          <table:table-cell table:style-name="ce2" office:value-type="string">
            <text:p>1673885866-288</text:p>
          </table:table-cell>
          <table:table-cell table:style-name="ce2" office:value-type="string">
            <text:p>https://www.cantinadellabirra.it/shop/bad-brewer-amber-ipa.html</text:p>
          </table:table-cell>
          <table:table-cell table:style-name="ce2" office:value-type="string">
            <text:p>Bad Brewer Amber IPA</text:p>
          </table:table-cell>
          <table:table-cell table:style-name="ce2" office:value-type="string">
            <text:p>https://www.cantinadellabirra.it/media/catalog/product/cache/1/image/460x750/9df78eab33525d08d6e5fb8d27136e95/b/a/bad_brewer_amber_ipa_2021_1.png</text:p>
          </table:table-cell>
          <table:table-cell table:style-name="ce2" office:value-type="string">
            <text:p>Italia</text:p>
          </table:table-cell>
          <table:table-cell table:style-name="ce2" office:value-type="string">
            <text:p>IPA India Pale Ale</text:p>
          </table:table-cell>
          <table:table-cell table:style-name="ce2" office:value-type="string">
            <text:p>Ambrato</text:p>
          </table:table-cell>
          <table:table-cell table:style-name="ce2" office:value-type="string">
            <text:p>6.5 %</text:p>
          </table:table-cell>
          <table:table-cell table:style-name="ce2" office:value-type="string">
            <text:p>Pinta</text:p>
          </table:table-cell>
          <table:table-cell table:style-name="ce2" office:value-type="string">
            <text:p>Bad Brewer</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5&lt;/td&gt; &lt;td class="empty"&gt;&amp;nbsp;&lt;/td&gt; &lt;th class="title birra_ebc"&gt;EBC&lt;/th&gt; &lt;td class="data birra_ebc last"&gt;23&lt;/td&gt; &lt;/tr&gt; &lt;tr class="odd"&gt; &lt;th class="title birra_gusto"&gt;Sottostile&lt;/th&gt; &lt;td class="data birra_gusto"&gt;Amber IPA&lt;/td&gt; &lt;td class="empty"&gt;&amp;nbsp;&lt;/td&gt; &lt;th class="title birra_stile"&gt;Stile&lt;/th&gt; &lt;td class="data birra_stile last"&gt;IPA India Pale Ale&lt;/td&gt; &lt;/tr&gt; &lt;tr class="even"&gt; &lt;th class="title birra_ibu"&gt;IBU&lt;/th&gt; &lt;td class="data birra_ibu"&gt;56&lt;/td&gt; &lt;td class="empty"&gt;&amp;nbsp;&lt;/td&gt; &lt;th class="title birra_temperatura"&gt;Temperatura di servizio&lt;/th&gt; &lt;td class="data birra_temperatura last"&gt;7°/9°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Amber IPA deve il suo nome al bel colore ambrato. Versata presenta un bel cappello di schiuma bianco e persistente. Al naso troviamo agrumi e resina, fresca frutta esotica, profumi dono del dry hopping con un mix di luppoli selezionati, a finire un dolce profumo di biscotto e un accenno di cacao. L’amaro è intenso, dissetante, e al palato ritroviamo la frutta e una buona dolcezza maltata. Finale abbastanza secco, con un buon retrogusto di biscotto, caramello, arancia e resina.&lt;br&gt; &lt;br&gt; &lt;/div&gt; &lt;div class="box-collateral box-description"&gt; &lt;span itemprop="description"&gt; &lt;/span&gt; &lt;/div&gt;</text:p>
          </table:table-cell>
        </table:table-row>
        <table:table-row table:style-name="ro2">
          <table:table-cell table:style-name="ce2" office:value-type="string">
            <text:p>1673885869-289</text:p>
          </table:table-cell>
          <table:table-cell table:style-name="ce2" office:value-type="string">
            <text:p>https://www.cantinadellabirra.it/shop/nogne-bitter.html</text:p>
          </table:table-cell>
          <table:table-cell table:style-name="ce2" office:value-type="string">
            <text:p>Nøgne Bitter</text:p>
          </table:table-cell>
          <table:table-cell table:style-name="ce2" office:value-type="string">
            <text:p>https://www.cantinadellabirra.it/media/catalog/product/cache/1/image/460x750/9df78eab33525d08d6e5fb8d27136e95/b/i/bitter_copia.png</text:p>
          </table:table-cell>
          <table:table-cell table:style-name="ce2" office:value-type="string">
            <text:p>Norvegia</text:p>
          </table:table-cell>
          <table:table-cell table:style-name="ce2" office:value-type="string">
            <text:p>Bitter</text:p>
          </table:table-cell>
          <table:table-cell table:style-name="ce2" office:value-type="string">
            <text:p>Ambrato</text:p>
          </table:table-cell>
          <table:table-cell table:style-name="ce2" office:value-type="string">
            <text:p>4.5 %</text:p>
          </table:table-cell>
          <table:table-cell table:style-name="ce2" office:value-type="string">
            <text:p>Pinta</text:p>
          </table:table-cell>
          <table:table-cell table:style-name="ce2" office:value-type="string">
            <text:p>Nøgne Ø</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lt;/td&gt; &lt;td class="empty"&gt;&amp;nbsp;&lt;/td&gt; &lt;th class="title birra_ratebeer"&gt;Voto RateBeer&lt;/th&gt; &lt;td class="data birra_ratebeer last"&gt;72 / 100&lt;/td&gt; &lt;/tr&gt; &lt;tr class="odd"&gt; &lt;th class="title birra_beeradvocade"&gt;Voto Beer Advocate&lt;/th&gt; &lt;td class="data birra_beeradvocade"&gt;3.67 / 5&lt;/td&gt; &lt;td class="empty"&gt;&amp;nbsp;&lt;/td&gt; &lt;th class="title birra_gusto"&gt;Sottostile&lt;/th&gt; &lt;td class="data birra_gusto last"&gt;Best Bitter&lt;/td&gt; &lt;/tr&gt; &lt;tr class="even"&gt; &lt;th class="title birra_stile"&gt;Stile&lt;/th&gt; &lt;td class="data birra_stile"&gt;Bitter&lt;/td&gt; &lt;td class="empty"&gt;&amp;nbsp;&lt;/td&gt; &lt;th class="title birra_ibu"&gt;IBU&lt;/th&gt; &lt;td class="data birra_ibu last"&gt;30&lt;/td&gt; &lt;/tr&gt; &lt;tr class="odd"&gt; &lt;th class="title birra_temperatura"&gt;Temperatura di servizio&lt;/th&gt; &lt;td class="data birra_temperatura"&gt;6° - 8°C&lt;/td&gt; &lt;td class="empty"&gt;&amp;nbsp;&lt;/td&gt; &lt;th class="title birra_confezioni"&gt;Formati disponibili&lt;/th&gt; &lt;td class="data birra_confezioni last"&gt;Bottiglia 50cl&lt;/td&gt; &lt;/tr&gt; &lt;tr class="last even"&gt; &lt;th class="title allergeni"&gt;Allergeni&lt;/th&gt; &lt;td class="data allergeni last"&gt;Orzo&lt;/td&gt; &lt;/tr&gt;&lt;/tbody&gt; &lt;/table&gt; &lt;script type="text/javascript"&gt;decorateTable('product-attribute-specs-table')&lt;/script&gt; &lt;div class="std" id="block-desc-product"&gt; Bitter con un deciso carattere luppolato dato dai luppoli utilizzati. A livello sensoriale emergono sentori erbacei, speziati ed agrumati (più scorza che polpa). Il corpo è leggero e la chiusura presenta una notevole amarezza. Birra con una buona bevibilità che la rende adatta ai più vari abbinamenti gastronomici durante tutto l'arco dell'anno. &lt;/div&gt; &lt;div class="box-collateral box-description"&gt; &lt;span itemprop="description"&gt; &lt;/span&gt; &lt;/div&gt;</text:p>
          </table:table-cell>
        </table:table-row>
        <table:table-row table:style-name="ro2">
          <table:table-cell table:style-name="ce2" office:value-type="string">
            <text:p>1673885872-290</text:p>
          </table:table-cell>
          <table:table-cell table:style-name="ce2" office:value-type="string">
            <text:p>https://www.cantinadellabirra.it/shop/schonram-schonramer-weissbier.html</text:p>
          </table:table-cell>
          <table:table-cell table:style-name="ce2" office:value-type="string">
            <text:p>Schönramer Weissbier</text:p>
          </table:table-cell>
          <table:table-cell table:style-name="ce2" office:value-type="string">
            <text:p>https://www.cantinadellabirra.it/media/catalog/product/cache/1/image/460x750/9df78eab33525d08d6e5fb8d27136e95/s/c/sch_nramer_hefeweissbier_hell_33cl_cantina_della_birra.png</text:p>
          </table:table-cell>
          <table:table-cell table:style-name="ce2" office:value-type="string">
            <text:p>Germania</text:p>
          </table:table-cell>
          <table:table-cell table:style-name="ce2" office:value-type="string">
            <text:p>Weiss</text:p>
          </table:table-cell>
          <table:table-cell table:style-name="ce2" office:value-type="string">
            <text:p>Dorato opalescente con riflessi arancioni</text:p>
          </table:table-cell>
          <table:table-cell table:style-name="ce2" office:value-type="string">
            <text:p>5.6%</text:p>
          </table:table-cell>
          <table:table-cell table:style-name="ce2" office:value-type="string">
            <text:p>Weizenglass</text:p>
          </table:table-cell>
          <table:table-cell table:style-name="ce2" office:value-type="string">
            <text:p>Schönram</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2&lt;/td&gt; &lt;td class="empty"&gt;&amp;nbsp;&lt;/td&gt; &lt;th class="title birra_ratebeer"&gt;Voto RateBeer&lt;/th&gt; &lt;td class="data birra_ratebeer last"&gt;3.05 / 5&lt;/td&gt; &lt;/tr&gt; &lt;tr class="odd"&gt; &lt;th class="title birra_beeradvocade"&gt;Voto Beer Advocate&lt;/th&gt; &lt;td class="data birra_beeradvocade"&gt;82 / 100&lt;/td&gt; &lt;td class="empty"&gt;&amp;nbsp;&lt;/td&gt; &lt;th class="title birra_stile"&gt;Stile&lt;/th&gt; &lt;td class="data birra_stile last"&gt;Weiss&lt;/td&gt; &lt;/tr&gt; &lt;tr class="even"&gt; &lt;th class="title birra_temperatura"&gt;Temperatura di servizio&lt;/th&gt; &lt;td class="data birra_temperatura"&gt;6/8°C&lt;/td&gt; &lt;td class="empty"&gt;&amp;nbsp;&lt;/td&gt; &lt;th class="title birra_confezioni"&gt;Formati disponibili&lt;/th&gt; &lt;td class="data birra_confezioni last"&gt;Bottiglia 50cl&lt;/td&gt; &lt;/tr&gt; &lt;tr class="last odd"&gt; &lt;th class="title allergeni"&gt;Allergeni&lt;/th&gt; &lt;td class="data allergeni last"&gt;Orzo, Frumento&lt;/td&gt; &lt;/tr&gt;&lt;/tbody&gt; &lt;/table&gt; &lt;script type="text/javascript"&gt;decorateTable('product-attribute-specs-table')&lt;/script&gt; &lt;div class="std" id="block-desc-product"&gt; Dal colore dorato opalescente, al naso si avvertono un aroma speziato di chiodi di garofano, fruttato di banana ed agrumato d’arancia, con una leggera finitura di vaniglia. Al palato il gusto è un po’ acidulo ma ben strutturato, si distinguono chiaramente frumento, spezie e frutta, con un amaro quasi impercettibile. Il finale, di buona persistenza, è fresco, leggero e con una luppolatura più pronunciata. &lt;/div&gt; &lt;div class="box-collateral box-description"&gt; &lt;span itemprop="description"&gt; &lt;/span&gt; &lt;/div&gt;</text:p>
          </table:table-cell>
        </table:table-row>
        <table:table-row table:style-name="ro2">
          <table:table-cell table:style-name="ce2" office:value-type="string">
            <text:p>1673885875-291</text:p>
          </table:table-cell>
          <table:table-cell table:style-name="ce2" office:value-type="string">
            <text:p>https://www.cantinadellabirra.it/shop/schonram-schonramer-saphir-bock.html</text:p>
          </table:table-cell>
          <table:table-cell table:style-name="ce2" office:value-type="string">
            <text:p>Schönramer Saphir Bock</text:p>
          </table:table-cell>
          <table:table-cell table:style-name="ce2" office:value-type="string">
            <text:p>https://www.cantinadellabirra.it/media/catalog/product/cache/1/image/460x750/9df78eab33525d08d6e5fb8d27136e95/s/a/saphir_bock_33cl_cantina_della_birra.png</text:p>
          </table:table-cell>
          <table:table-cell table:style-name="ce2" office:value-type="string">
            <text:p>Germania</text:p>
          </table:table-cell>
          <table:table-cell table:style-name="ce2" office:value-type="string">
            <text:p>Maibock / Helles Bock</text:p>
          </table:table-cell>
          <table:table-cell table:style-name="ce2" office:value-type="string">
            <text:p>Dorato con riflessi arancioni</text:p>
          </table:table-cell>
          <table:table-cell table:style-name="ce2" office:value-type="string">
            <text:p>8.0 %</text:p>
          </table:table-cell>
          <table:table-cell table:style-name="ce2" office:value-type="string">
            <text:p>Calice a tulipano</text:p>
          </table:table-cell>
          <table:table-cell table:style-name="ce2" office:value-type="string">
            <text:p>Schönram</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7&lt;/td&gt; &lt;td class="empty"&gt;&amp;nbsp;&lt;/td&gt; &lt;th class="title birra_ratebeer"&gt;Voto RateBeer&lt;/th&gt; &lt;td class="data birra_ratebeer last"&gt;72 / 100&lt;/td&gt; &lt;/tr&gt; &lt;tr class="odd"&gt; &lt;th class="title birra_beeradvocade"&gt;Voto Beer Advocate&lt;/th&gt; &lt;td class="data birra_beeradvocade"&gt;88 / 100&lt;/td&gt; &lt;td class="empty"&gt;&amp;nbsp;&lt;/td&gt; &lt;th class="title birra_stile"&gt;Stile&lt;/th&gt; &lt;td class="data birra_stile last"&gt;Maibock / Helles Bock&lt;/td&gt; &lt;/tr&gt; &lt;tr class="even"&gt; &lt;th class="title birra_ibu"&gt;IBU&lt;/th&gt; &lt;td class="data birra_ibu"&gt;43&lt;/td&gt; &lt;td class="empty"&gt;&amp;nbsp;&lt;/td&gt; &lt;th class="title birra_temperatura"&gt;Temperatura di servizio&lt;/th&gt; &lt;td class="data birra_temperatura last"&gt;8/10°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a Schonramer Saphir Bock è una birra “doppio malto” prodotta con la tecnica della Bassa Fermentazione e con un ceppo unico di luppolo Hallertau chiamato “Sapphire”. Al naso e al palato si presenta intensa e vellutata, dal gusto pieno di malto, frutta, agrumi con un finale lievemente luppolato (cosa insolita nelle classiche “Bock”). &lt;/div&gt; &lt;div class="box-collateral box-description"&gt; &lt;span itemprop="description"&gt; &lt;/span&gt; &lt;/div&gt;</text:p>
          </table:table-cell>
        </table:table-row>
        <table:table-row table:style-name="ro2">
          <table:table-cell table:style-name="ce2" office:value-type="string">
            <text:p>1673885877-292</text:p>
          </table:table-cell>
          <table:table-cell table:style-name="ce2" office:value-type="string">
            <text:p>https://www.cantinadellabirra.it/shop/schonram-schonramer-ipa.html</text:p>
          </table:table-cell>
          <table:table-cell table:style-name="ce2" office:value-type="string">
            <text:p>Schönramer IPA</text:p>
          </table:table-cell>
          <table:table-cell table:style-name="ce2" office:value-type="string">
            <text:p>https://www.cantinadellabirra.it/media/catalog/product/cache/1/image/460x750/9df78eab33525d08d6e5fb8d27136e95/i/p/ipa_33cl_cantina_della_birra.png</text:p>
          </table:table-cell>
          <table:table-cell table:style-name="ce2" office:value-type="string">
            <text:p>Germania</text:p>
          </table:table-cell>
          <table:table-cell table:style-name="ce2" office:value-type="string">
            <text:p>IPA India Pale Ale</text:p>
          </table:table-cell>
          <table:table-cell table:style-name="ce2" office:value-type="string">
            <text:p>Ambrato</text:p>
          </table:table-cell>
          <table:table-cell table:style-name="ce2" office:value-type="string">
            <text:p>7.8 %</text:p>
          </table:table-cell>
          <table:table-cell table:style-name="ce2" office:value-type="string">
            <text:p>Pinta</text:p>
          </table:table-cell>
          <table:table-cell table:style-name="ce2" office:value-type="string">
            <text:p>Schönram</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7.8&lt;/td&gt; &lt;td class="empty"&gt;&amp;nbsp;&lt;/td&gt; &lt;th class="title birra_ratebeer"&gt;Voto RateBeer&lt;/th&gt; &lt;td class="data birra_ratebeer last"&gt;91 / 100&lt;/td&gt; &lt;/tr&gt; &lt;tr class="odd"&gt; &lt;th class="title birra_beeradvocade"&gt;Voto Beer Advocate&lt;/th&gt; &lt;td class="data birra_beeradvocade"&gt;87 / 100&lt;/td&gt; &lt;td class="empty"&gt;&amp;nbsp;&lt;/td&gt; &lt;th class="title birra_gusto"&gt;Sottostile&lt;/th&gt; &lt;td class="data birra_gusto last"&gt;German India Pale Ale&lt;/td&gt; &lt;/tr&gt; &lt;tr class="even"&gt; &lt;th class="title birra_stile"&gt;Stile&lt;/th&gt; &lt;td class="data birra_stile"&gt;IPA India Pale Ale&lt;/td&gt; &lt;td class="empty"&gt;&amp;nbsp;&lt;/td&gt; &lt;th class="title birra_temperatura"&gt;Temperatura di servizio&lt;/th&gt; &lt;td class="data birra_temperatura last"&gt;6/8°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Aroma ricco di frutta tropicale, agrumi, con note dolci di malto e caramello. L’attacco in bocca è caratterizzato da una solida base maltata, seguito da note di frutta tropicale che richiamano le note olfattive; l’amaro, che arriva in un secondo tempo, è “resinoso” ma mai stucchevole. Gusto molto pulito e bilanciato, si tratta di una birra che lascia il palato secco e si congeda con un retrogusto amaro, leggermente fruttato, terminando in modo ideale il suo percorso. &lt;/div&gt; &lt;div class="box-collateral box-description"&gt; &lt;span itemprop="description"&gt; &lt;/span&gt; &lt;/div&gt;</text:p>
          </table:table-cell>
        </table:table-row>
        <table:table-row table:style-name="ro2">
          <table:table-cell table:style-name="ce2" office:value-type="string">
            <text:p>1673885880-293</text:p>
          </table:table-cell>
          <table:table-cell table:style-name="ce2" office:value-type="string">
            <text:p>https://www.cantinadellabirra.it/shop/schonram-schonramer-grunhopfen-pils.html</text:p>
          </table:table-cell>
          <table:table-cell table:style-name="ce2" office:value-type="string">
            <text:p>Schönramer Grünhopfen Pils</text:p>
          </table:table-cell>
          <table:table-cell table:style-name="ce2" office:value-type="string">
            <text:p>https://www.cantinadellabirra.it/media/catalog/product/cache/1/image/460x750/9df78eab33525d08d6e5fb8d27136e95/g/r/grunhopf_33cl_cantina_della_birra.png</text:p>
          </table:table-cell>
          <table:table-cell table:style-name="ce2" office:value-type="string">
            <text:p>Germania</text:p>
          </table:table-cell>
          <table:table-cell table:style-name="ce2" office:value-type="string">
            <text:p>Pils</text:p>
          </table:table-cell>
          <table:table-cell table:style-name="ce2" office:value-type="string">
            <text:p>Dorato opalescente</text:p>
          </table:table-cell>
          <table:table-cell table:style-name="ce2" office:value-type="string">
            <text:p>5.0%</text:p>
          </table:table-cell>
          <table:table-cell table:style-name="ce2" office:value-type="string">
            <text:p>Colonna</text:p>
          </table:table-cell>
          <table:table-cell table:style-name="ce2" office:value-type="string">
            <text:p>Schönram</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1.9&lt;/td&gt; &lt;td class="empty"&gt;&amp;nbsp;&lt;/td&gt; &lt;th class="title birra_ratebeer"&gt;Voto RateBeer&lt;/th&gt; &lt;td class="data birra_ratebeer last"&gt;88 / 100&lt;/td&gt; &lt;/tr&gt; &lt;tr class="odd"&gt; &lt;th class="title birra_beeradvocade"&gt;Voto Beer Advocate&lt;/th&gt; &lt;td class="data birra_beeradvocade"&gt;3.20 / 5&lt;/td&gt; &lt;td class="empty"&gt;&amp;nbsp;&lt;/td&gt; &lt;th class="title birra_gusto"&gt;Sottostile&lt;/th&gt; &lt;td class="data birra_gusto last"&gt;Bitter&lt;/td&gt; &lt;/tr&gt; &lt;tr class="even"&gt; &lt;th class="title birra_stile"&gt;Stile&lt;/th&gt; &lt;td class="data birra_stile"&gt;Pils&lt;/td&gt; &lt;td class="empty"&gt;&amp;nbsp;&lt;/td&gt; &lt;th class="title birra_ibu"&gt;IBU&lt;/th&gt; &lt;td class="data birra_ibu last"&gt;45&lt;/td&gt; &lt;/tr&gt; &lt;tr class="odd"&gt; &lt;th class="title birra_temperatura"&gt;Temperatura di servizio&lt;/th&gt; &lt;td class="data birra_temperatura"&gt;5/7°C&lt;/td&gt; &lt;td class="empty"&gt;&amp;nbsp;&lt;/td&gt; &lt;th class="title birra_confezioni"&gt;Formati disponibili&lt;/th&gt; &lt;td class="data birra_confezioni last"&gt;Bottiglia 33cl&lt;/td&gt; &lt;/tr&gt; &lt;tr class="last even"&gt; &lt;th class="title birra_extra"&gt;Extra&lt;/th&gt; &lt;td class="data birra_extra"&gt;Da non perdere&lt;/td&gt; &lt;td class="empty"&gt;&amp;nbsp;&lt;/td&gt; &lt;th class="title allergeni"&gt;Allergeni&lt;/th&gt; &lt;td class="data allergeni last"&gt;Orzo&lt;/td&gt; &lt;/tr&gt; &lt;/tbody&gt; &lt;/table&gt; &lt;script type="text/javascript"&gt;decorateTable('product-attribute-specs-table')&lt;/script&gt; &lt;div class="std" id="block-desc-product"&gt; Birra dal colore oro molto chiaro; i sentori olfattivi rappresentano l’aspetto più affascinante di questa Pilsner, soprattutto per l’elegante presenza di frutta tropicale, che la rende più simile ad una Bitter. L’impatto è fresco, ricco di frutta ed agrumi. In bocca l’ingresso è abbastanza rotondo, con una buona persistenza amarognola, prolungata e caratterizzata da una discreta astringenza citrica, che le permette di chiudere rinfrescando la gola. &lt;/div&gt; &lt;div class="box-collateral box-description"&gt; &lt;span itemprop="description"&gt; &lt;/span&gt; &lt;/div&gt;</text:p>
          </table:table-cell>
        </table:table-row>
        <table:table-row table:style-name="ro2">
          <table:table-cell table:style-name="ce2" office:value-type="string">
            <text:p>1673885883-294</text:p>
          </table:table-cell>
          <table:table-cell table:style-name="ce2" office:value-type="string">
            <text:p>https://www.cantinadellabirra.it/shop/oakham-ales-green-devil-ipa.html</text:p>
          </table:table-cell>
          <table:table-cell table:style-name="ce2" office:value-type="string">
            <text:p>Oakham Ales Green Devil IPA</text:p>
          </table:table-cell>
          <table:table-cell table:style-name="ce2" office:value-type="string">
            <text:p>https://www.cantinadellabirra.it/media/catalog/product/cache/1/image/460x750/9df78eab33525d08d6e5fb8d27136e95/o/a/oakham_green_devil_33cl_cantina_della_birra.png</text:p>
          </table:table-cell>
          <table:table-cell table:style-name="ce2" office:value-type="string">
            <text:p>Inghilterra</text:p>
          </table:table-cell>
          <table:table-cell table:style-name="ce2" office:value-type="string">
            <text:p>IPA India Pale Ale</text:p>
          </table:table-cell>
          <table:table-cell table:style-name="ce2" office:value-type="string">
            <text:p>Ambrato</text:p>
          </table:table-cell>
          <table:table-cell table:style-name="ce2" office:value-type="string">
            <text:p>6.0 %</text:p>
          </table:table-cell>
          <table:table-cell table:style-name="ce2" office:value-type="string">
            <text:p>Pinta</text:p>
          </table:table-cell>
          <table:table-cell table:style-name="ce2" office:value-type="string">
            <text:p>Oakham Ales</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5&lt;/td&gt; &lt;td class="empty"&gt;&amp;nbsp;&lt;/td&gt; &lt;th class="title birra_ratebeer"&gt;Voto RateBeer&lt;/th&gt; &lt;td class="data birra_ratebeer last"&gt;99 / 100&lt;/td&gt; &lt;/tr&gt; &lt;tr class="odd"&gt; &lt;th class="title birra_beeradvocade"&gt;Voto Beer Advocate&lt;/th&gt; &lt;td class="data birra_beeradvocade"&gt;86 / 100&lt;/td&gt; &lt;td class="empty"&gt;&amp;nbsp;&lt;/td&gt; &lt;th class="title birra_gusto"&gt;Sottostile&lt;/th&gt; &lt;td class="data birra_gusto last"&gt;American India Pale Ale&lt;/td&gt; &lt;/tr&gt; &lt;tr class="even"&gt; &lt;th class="title birra_stile"&gt;Stile&lt;/th&gt; &lt;td class="data birra_stile"&gt;IPA India Pale Ale&lt;/td&gt; &lt;td class="empty"&gt;&amp;nbsp;&lt;/td&gt; &lt;th class="title birra_ibu"&gt;IBU&lt;/th&gt; &lt;td class="data birra_ibu last"&gt;80&lt;/td&gt; &lt;/tr&gt; &lt;tr class="odd"&gt; &lt;th class="title birra_temperatura"&gt;Temperatura di servizio&lt;/th&gt; &lt;td class="data birra_temperatura"&gt;6/8°C&lt;/td&gt; &lt;td class="empty"&gt;&amp;nbsp;&lt;/td&gt; &lt;th class="title birra_confezioni"&gt;Formati disponibili&lt;/th&gt; &lt;td class="data birra_confezioni last"&gt;Bottiglia 50cl&lt;/td&gt; &lt;/tr&gt; &lt;tr class="last even"&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Questa&amp;nbsp;birra&amp;nbsp;si presenta con un colore giallo carico,&amp;nbsp;tendente al ramato,&amp;nbsp;leggermente velato. La&amp;nbsp;schiuma&amp;nbsp;è di un colore avana, molto&amp;nbsp;persistente, con delle bolle molto fini che la rendono molto&amp;nbsp;compatta. Al naso gli&amp;nbsp;aromi&amp;nbsp;sono molto&amp;nbsp;accattivanti, intensi e freschi. Quello che arriva prima di tutti è il&amp;nbsp;caramello, di seguito iniziano a sentirsi molto i&amp;nbsp;luppoli, sicuramente&amp;nbsp;esotici&amp;nbsp;e provenienti dell’emisfero sud. I profumi sono quelli della&amp;nbsp;frutta tropicale. In bocca&amp;nbsp;la parte maltata è bilanciata in modo straordinario con la luppolatura. A fine corsa, invece, l’amaro prende un po’ il sopravvento ed emerge in tutta la sua importanza.&lt;br&gt; &lt;/div&gt; &lt;div class="box-collateral box-description"&gt; &lt;span itemprop="description"&gt; &lt;/span&gt; &lt;/div&gt;</text:p>
          </table:table-cell>
        </table:table-row>
        <table:table-row table:style-name="ro2">
          <table:table-cell table:style-name="ce2" office:value-type="string">
            <text:p>1673885885-295</text:p>
          </table:table-cell>
          <table:table-cell table:style-name="ce2" office:value-type="string">
            <text:p>https://www.cantinadellabirra.it/shop/brouwerij-de-molen-op-top.html</text:p>
          </table:table-cell>
          <table:table-cell table:style-name="ce2" office:value-type="string">
            <text:p>Op &amp; Top</text:p>
          </table:table-cell>
          <table:table-cell table:style-name="ce2" office:value-type="string">
            <text:p>https://www.cantinadellabirra.it/media/catalog/product/cache/1/image/460x750/9df78eab33525d08d6e5fb8d27136e95/d/e/de_molen_op_top_33cl_cantina_della_birra.png</text:p>
          </table:table-cell>
          <table:table-cell table:style-name="ce2" office:value-type="string">
            <text:p>Olanda</text:p>
          </table:table-cell>
          <table:table-cell table:style-name="ce2" office:value-type="string">
            <text:p>Bitter</text:p>
          </table:table-cell>
          <table:table-cell table:style-name="ce2" office:value-type="string">
            <text:p>Dorato opalescente</text:p>
          </table:table-cell>
          <table:table-cell table:style-name="ce2" office:value-type="string">
            <text:p>4.5 %</text:p>
          </table:table-cell>
          <table:table-cell table:style-name="ce2" office:value-type="string">
            <text:p>Pinta</text:p>
          </table:table-cell>
          <table:table-cell table:style-name="ce2" office:value-type="string">
            <text:p>De Molen</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9&lt;/td&gt; &lt;td class="empty"&gt;&amp;nbsp;&lt;/td&gt; &lt;th class="title birra_ratebeer"&gt;Voto RateBeer&lt;/th&gt; &lt;td class="data birra_ratebeer last"&gt;85 / 100&lt;/td&gt; &lt;/tr&gt; &lt;tr class="odd"&gt; &lt;th class="title birra_beeradvocade"&gt;Voto Beer Advocate&lt;/th&gt; &lt;td class="data birra_beeradvocade"&gt;83 / 100&lt;/td&gt; &lt;td class="empty"&gt;&amp;nbsp;&lt;/td&gt; &lt;th class="title birra_gusto"&gt;Sottostile&lt;/th&gt; &lt;td class="data birra_gusto last"&gt;Best Bitter&lt;/td&gt; &lt;/tr&gt; &lt;tr class="even"&gt; &lt;th class="title birra_stile"&gt;Stile&lt;/th&gt; &lt;td class="data birra_stile"&gt;Bitter&lt;/td&gt; &lt;td class="empty"&gt;&amp;nbsp;&lt;/td&gt; &lt;th class="title birra_ibu"&gt;IBU&lt;/th&gt; &lt;td class="data birra_ibu last"&gt;30&lt;/td&gt; &lt;/tr&gt; &lt;tr class="odd"&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even"&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lt;strong&gt;Aspetto:&lt;/strong&gt; di colore dorato con una schiuma molto persistente.&lt;br&gt; &lt;br&gt;&lt;strong&gt;Sentori olfattivi:&lt;/strong&gt; agrumi (arancia, pompelmo e limone) e sentori dolci, di scorza, note resinose.&lt;br&gt; &lt;br&gt;&lt;strong&gt;Corpo e gusto:&lt;/strong&gt; leggermente maltata, spicca l’amaro dato dalla scorza di limone, emergono anche note erbacee.&lt;br&gt; &lt;br&gt;&lt;strong&gt;Retrogusto:&lt;/strong&gt; finale secco con un lungo retrogusto amaro. &lt;/div&gt; &lt;div class="box-collateral box-description"&gt; &lt;span itemprop="description"&gt; &lt;/span&gt; &lt;/div&gt;</text:p>
          </table:table-cell>
        </table:table-row>
        <table:table-row table:style-name="ro2">
          <table:table-cell table:style-name="ce2" office:value-type="string">
            <text:p>1673885888-296</text:p>
          </table:table-cell>
          <table:table-cell table:style-name="ce2" office:value-type="string">
            <text:p>https://www.cantinadellabirra.it/shop/engelszell-gregorius.html</text:p>
          </table:table-cell>
          <table:table-cell table:style-name="ce2" office:value-type="string">
            <text:p>Engelszell Gregorius</text:p>
          </table:table-cell>
          <table:table-cell table:style-name="ce2" office:value-type="string">
            <text:p>https://www.cantinadellabirra.it/media/catalog/product/cache/1/image/460x750/9df78eab33525d08d6e5fb8d27136e95/e/n/engelszell_gregorius_33cl_cantina_della_birra_.png</text:p>
          </table:table-cell>
          <table:table-cell table:style-name="ce2" office:value-type="string">
            <text:p>Austria</text:p>
          </table:table-cell>
          <table:table-cell table:style-name="ce2" office:value-type="string">
            <text:p>Abbey Quadrupel</text:p>
          </table:table-cell>
          <table:table-cell table:style-name="ce2" office:value-type="string">
            <text:p>Mogano Scuro</text:p>
          </table:table-cell>
          <table:table-cell table:style-name="ce2" office:value-type="string">
            <text:p>9.7 %</text:p>
          </table:table-cell>
          <table:table-cell table:style-name="ce2" office:value-type="string">
            <text:p>Coppa</text:p>
          </table:table-cell>
          <table:table-cell table:style-name="ce2" office:value-type="string">
            <text:p>Engelszell</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1&lt;/td&gt; &lt;td class="empty"&gt;&amp;nbsp;&lt;/td&gt; &lt;th class="title birra_ratebeer"&gt;Voto RateBeer&lt;/th&gt; &lt;td class="data birra_ratebeer last"&gt;95 / 100&lt;/td&gt; &lt;/tr&gt; &lt;tr class="odd"&gt; &lt;th class="title birra_beeradvocade"&gt;Voto Beer Advocate&lt;/th&gt; &lt;td class="data birra_beeradvocade"&gt;86 / 100&lt;/td&gt; &lt;td class="empty"&gt;&amp;nbsp;&lt;/td&gt; &lt;th class="title birra_stile"&gt;Stile&lt;/th&gt; &lt;td class="data birra_stile last"&gt;Abbey Quadrupel&lt;/td&gt; &lt;/tr&gt; &lt;tr class="even"&gt; &lt;th class="title birra_temperatura"&gt;Temperatura di servizio&lt;/th&gt; &lt;td class="data birra_temperatura"&gt;10° - 12°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Sicuramente la più grande novità degli ultimi anni nel mondo birraio: la prima Trappista prodotta in Austria! Si presenta con un colore mogano scuro con una testa di schiuma beige che però svanisce abbastanza rapidamente. Al naso offre un intenso bouquet: caramello, malti tostati, frutta rossa e frutta scura, vaniglia, spezie e miele. L’aroma di questa birra è sorprendente ed il gusto è a dir poco stupefacente. L’alcolicità è piuttosto marcata e il corpo è strutturato come da tradizione belga, ma di facile beva. Inizialmente dolce, il miele si sente subito al primo sorso, svela successivamente una sapidità inaspettatamente amara che infonde un tono secco unico. Preponderanti poi le note di liquirizia, cacao amaro, caramello e un buon tostato, ma anche un’intrigante nota fresca ed acidula. Si congeda con un retrogusto agrodolce. &lt;/div&gt; &lt;div class="box-collateral box-description"&gt; &lt;span itemprop="description"&gt; &lt;/span&gt; &lt;/div&gt;</text:p>
          </table:table-cell>
        </table:table-row>
        <table:table-row table:style-name="ro2">
          <table:table-cell table:style-name="ce2" office:value-type="string">
            <text:p>1673885891-297</text:p>
          </table:table-cell>
          <table:table-cell table:style-name="ce2" office:value-type="string">
            <text:p>https://www.cantinadellabirra.it/shop/engelszell-benno.html</text:p>
          </table:table-cell>
          <table:table-cell table:style-name="ce2" office:value-type="string">
            <text:p>Engelszell Benno</text:p>
          </table:table-cell>
          <table:table-cell table:style-name="ce2" office:value-type="string">
            <text:p>https://www.cantinadellabirra.it/media/catalog/product/cache/1/image/460x750/9df78eab33525d08d6e5fb8d27136e95/e/n/engelszell_benno_33cl_cantina_della_birra.jpg</text:p>
          </table:table-cell>
          <table:table-cell table:style-name="ce2" office:value-type="string">
            <text:p>Austria</text:p>
          </table:table-cell>
          <table:table-cell table:style-name="ce2" office:value-type="string">
            <text:p>Abbey Dubbel</text:p>
          </table:table-cell>
          <table:table-cell table:style-name="ce2" office:value-type="string">
            <text:p>Marrone scuro con riflessi arancio</text:p>
          </table:table-cell>
          <table:table-cell table:style-name="ce2" office:value-type="string">
            <text:p>6.9 %</text:p>
          </table:table-cell>
          <table:table-cell table:style-name="ce2" office:value-type="string">
            <text:p>Coppa</text:p>
          </table:table-cell>
          <table:table-cell table:style-name="ce2" office:value-type="string">
            <text:p>Engelszell</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78 / 100&lt;/td&gt; &lt;/tr&gt; &lt;tr class="odd"&gt; &lt;th class="title birra_beeradvocade"&gt;Voto Beer Advocate&lt;/th&gt; &lt;td class="data birra_beeradvocade"&gt;85 / 100&lt;/td&gt; &lt;td class="empty"&gt;&amp;nbsp;&lt;/td&gt; &lt;th class="title birra_stile"&gt;Stile&lt;/th&gt; &lt;td class="data birra_stile last"&gt;Abbey Dubbel&lt;/td&gt; &lt;/tr&gt; &lt;tr class="even"&gt; &lt;th class="title birra_ibu"&gt;IBU&lt;/th&gt; &lt;td class="data birra_ibu"&gt;29&lt;/td&gt; &lt;td class="empty"&gt;&amp;nbsp;&lt;/td&gt; &lt;th class="title birra_temperatura"&gt;Temperatura di servizio&lt;/th&gt; &lt;td class="data birra_temperatura last"&gt;7° - 9°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Birra austriaca nata nel Monastero di Engelszell che dal 2012 è stato autorizzato ad utilizzare il celeberrimo marchio Trappista per la sua produzione brassicola. Il suo nome è un omaggio alla memoria dell’Abate Benno Stumpf, stabilitosi ad Engelhartszell an der Donau nel corso del secondo conflitto mondiale. Si presenta con un colore marrone scuro con riflessi arancio e con una schiuma beige di medie dimensioni e persistenza. Fragranze floreali, fruttate (pera, mela, uva passa e banana), di caramello, malto, miele, spezie (chiodi di garofano) ed una nota lievitosa di Brettanomyces caratterizzano l’aroma. In bocca, inizialmente, è dolce con una saporosità di malto, lievito, miele, frutta e spezie. Entrano in scena poi note agrumate e luppolate che rendono la sua sapidità di una freschezza inaspettata. Retrogusto agrodolce ed asciutto. &lt;/div&gt; &lt;div class="box-collateral box-description"&gt; &lt;span itemprop="description"&gt; &lt;/span&gt; &lt;/div&gt;</text:p>
          </table:table-cell>
        </table:table-row>
        <table:table-row table:style-name="ro2">
          <table:table-cell table:style-name="ce2" office:value-type="string">
            <text:p>1673885894-298</text:p>
          </table:table-cell>
          <table:table-cell table:style-name="ce2" office:value-type="string">
            <text:p>https://www.cantinadellabirra.it/shop/sierra-nevada-celebration-ale.html</text:p>
          </table:table-cell>
          <table:table-cell table:style-name="ce2" office:value-type="string">
            <text:p>Sierra Nevada Celebration Ale</text:p>
          </table:table-cell>
          <table:table-cell table:style-name="ce2" office:value-type="string">
            <text:p>https://www.cantinadellabirra.it/media/catalog/product/cache/1/image/460x750/9df78eab33525d08d6e5fb8d27136e95/s/i/sierra_nevada_celebration_35_cantina_della_birra.png</text:p>
          </table:table-cell>
          <table:table-cell table:style-name="ce2" office:value-type="string">
            <text:p>Stati Uniti</text:p>
          </table:table-cell>
          <table:table-cell table:style-name="ce2" office:value-type="string">
            <text:p>IPA India Pale Ale</text:p>
          </table:table-cell>
          <table:table-cell table:style-name="ce2" office:value-type="string">
            <text:p>Ambrato carico con riflessi ramati</text:p>
          </table:table-cell>
          <table:table-cell table:style-name="ce2" office:value-type="string">
            <text:p>6.8 %</text:p>
          </table:table-cell>
          <table:table-cell table:style-name="ce2" office:value-type="string">
            <text:p>Pinta</text:p>
          </table:table-cell>
          <table:table-cell table:style-name="ce2" office:value-type="string">
            <text:p>Sierra Nevada</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lt;/td&gt; &lt;td class="empty"&gt;&amp;nbsp;&lt;/td&gt; &lt;th class="title birra_ratebeer"&gt;Voto RateBeer&lt;/th&gt; &lt;td class="data birra_ratebeer last"&gt;97 / 100&lt;/td&gt; &lt;/tr&gt; &lt;tr class="odd"&gt; &lt;th class="title birra_beeradvocade"&gt;Voto Beer Advocate&lt;/th&gt; &lt;td class="data birra_beeradvocade"&gt;93 / 100&lt;/td&gt; &lt;td class="empty"&gt;&amp;nbsp;&lt;/td&gt; &lt;th class="title birra_gusto"&gt;Sottostile&lt;/th&gt; &lt;td class="data birra_gusto last"&gt;American IPA &lt;/td&gt; &lt;/tr&gt; &lt;tr class="even"&gt; &lt;th class="title birra_stile"&gt;Stile&lt;/th&gt; &lt;td class="data birra_stile"&gt;IPA India Pale Ale&lt;/td&gt; &lt;td class="empty"&gt;&amp;nbsp;&lt;/td&gt; &lt;th class="title birra_ibu"&gt;IBU&lt;/th&gt; &lt;td class="data birra_ibu last"&gt;65&lt;/td&gt; &lt;/tr&gt; &lt;tr class="odd"&gt; &lt;th class="title birra_temperatura"&gt;Temperatura di servizio&lt;/th&gt; &lt;td class="data birra_temperatura"&gt;6-8 °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Definita “Fresh Hop” dallo stesso birrificio californiano per il ricorso a luppoli freschi, in questo caso Cascade, Chinook e Centennial impiegati entro circa una settimana dal raccolto, la Celebration Ale valorizza le note di questa materia prima che dona un profumo agrumato e tropicale, un’amarezza dai toni resinosi ed un finale asciutto di lunga durata, finemente amaro e leggermente speziato. Note che si abbinano ad un corpo rotondo e ben maltato, per una bevuta morbida ed appagante. La spiccata amarezza è ben equilibrata da toni di caramello che rendono la degustazione ricca e completa. “Abbiamo prodotto Celebration per la prima volta nel 1981, aprendo la strada alle Ipa in stile americano ed offrendo una nuova interpretazione delle birre Natalizie, spesso speziate e dolci. Famosa per i suoi aromi di agrumi e pino, Celebration è audace ed intenso, con luppoli Cascade, Centennial e Chinook, che onorano tutto ciò che abbiamo a Sierra Nevada”.&lt;br&gt; &lt;br&gt; &lt;/div&gt; &lt;div class="box-collateral box-description"&gt; &lt;span itemprop="description"&gt; &lt;/span&gt; &lt;/div&gt;</text:p>
          </table:table-cell>
        </table:table-row>
        <table:table-row table:style-name="ro2">
          <table:table-cell table:style-name="ce2" office:value-type="string">
            <text:p>1673885897-299</text:p>
          </table:table-cell>
          <table:table-cell table:style-name="ce2" office:value-type="string">
            <text:p>https://www.cantinadellabirra.it/shop/black-isle-organic-red-kite-ale.html</text:p>
          </table:table-cell>
          <table:table-cell table:style-name="ce2" office:value-type="string">
            <text:p>Black Isle Organic Red Kite Ale</text:p>
          </table:table-cell>
          <table:table-cell table:style-name="ce2" office:value-type="string">
            <text:p>https://www.cantinadellabirra.it/media/catalog/product/cache/1/image/460x750/9df78eab33525d08d6e5fb8d27136e95/r/e/red_kite_ale_black_isle_33cl_cantina_della_birra2.png</text:p>
          </table:table-cell>
          <table:table-cell table:style-name="ce2" office:value-type="string">
            <text:p>Scozia</text:p>
          </table:table-cell>
          <table:table-cell table:style-name="ce2" office:value-type="string">
            <text:p>Amber Ale</text:p>
          </table:table-cell>
          <table:table-cell table:style-name="ce2" office:value-type="string">
            <text:p>Rosso Rubino</text:p>
          </table:table-cell>
          <table:table-cell table:style-name="ce2" office:value-type="string">
            <text:p>4.2 %</text:p>
          </table:table-cell>
          <table:table-cell table:style-name="ce2" office:value-type="string">
            <text:p>Pinta</text:p>
          </table:table-cell>
          <table:table-cell table:style-name="ce2" office:value-type="string">
            <text:p>Black Isl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9.4&lt;/td&gt; &lt;td class="empty"&gt;&amp;nbsp;&lt;/td&gt; &lt;th class="title birra_ratebeer"&gt;Voto RateBeer&lt;/th&gt; &lt;td class="data birra_ratebeer last"&gt;3.21 / 5&lt;/td&gt; &lt;/tr&gt; &lt;tr class="odd"&gt; &lt;th class="title birra_beeradvocade"&gt;Voto Beer Advocate&lt;/th&gt; &lt;td class="data birra_beeradvocade"&gt;83 / 100&lt;/td&gt; &lt;td class="empty"&gt;&amp;nbsp;&lt;/td&gt; &lt;th class="title birra_gusto"&gt;Sottostile&lt;/th&gt; &lt;td class="data birra_gusto last"&gt;American Amber Ale&lt;/td&gt; &lt;/tr&gt; &lt;tr class="even"&gt; &lt;th class="title birra_stile"&gt;Stile&lt;/th&gt; &lt;td class="data birra_stile"&gt;Amber Ale&lt;/td&gt; &lt;td class="empty"&gt;&amp;nbsp;&lt;/td&gt; &lt;th class="title birra_temperatura"&gt;Temperatura di servizio&lt;/th&gt; &lt;td class="data birra_temperatura last"&gt;6/8° 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t;p&gt;Una birra adatta a chi vuole un prodotto poco alcolico, leggero e dolce. Ha bel colore rubino e naso che ricorda il caramello per questa bella interpretazione di ale inglese. Molto leggera in bocca ha note soprattutto dolci (caramello, nocciola) e finale poco amaro e ben secco.&lt;/p&gt;&lt;br&gt; &lt;p&gt;&lt;strong&gt;&lt;em&gt;Abbinamenti Consigliati&lt;/em&gt;&lt;/strong&gt;: &lt;br&gt;Abbinamento: brasato, carni alla griglia, fonduta valdaostana, pizza ai quattro formaggi, Parmigiano Reggiano stagionato, gorgonzola.&lt;/p&gt; &lt;/div&gt; &lt;div class="box-collateral box-description"&gt; &lt;span itemprop="description"&gt; &lt;/span&gt; &lt;/div&gt;</text:p>
          </table:table-cell>
        </table:table-row>
        <table:table-row table:style-name="ro2">
          <table:table-cell table:style-name="ce2" office:value-type="string">
            <text:p>1673885899-300</text:p>
          </table:table-cell>
          <table:table-cell table:style-name="ce2" office:value-type="string">
            <text:p>https://www.cantinadellabirra.it/shop/black-isle-organic-blonde.html</text:p>
          </table:table-cell>
          <table:table-cell table:style-name="ce2" office:value-type="string">
            <text:p>Black Isle Organic Blonde</text:p>
          </table:table-cell>
          <table:table-cell table:style-name="ce2" office:value-type="string">
            <text:p>https://www.cantinadellabirra.it/media/catalog/product/cache/1/image/460x750/9df78eab33525d08d6e5fb8d27136e95/b/l/blonde_black_isle_33cl_cantina_della_birra_3.png</text:p>
          </table:table-cell>
          <table:table-cell table:style-name="ce2" office:value-type="string">
            <text:p>Scozia</text:p>
          </table:table-cell>
          <table:table-cell table:style-name="ce2" office:value-type="string">
            <text:p>Pale Lager</text:p>
          </table:table-cell>
          <table:table-cell table:style-name="ce2" office:value-type="string">
            <text:p>Dorato</text:p>
          </table:table-cell>
          <table:table-cell table:style-name="ce2" office:value-type="string">
            <text:p>4.6 %</text:p>
          </table:table-cell>
          <table:table-cell table:style-name="ce2" office:value-type="string">
            <text:p>Calice</text:p>
          </table:table-cell>
          <table:table-cell table:style-name="ce2" office:value-type="string">
            <text:p>Black Isl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0.2&lt;/td&gt; &lt;td class="empty"&gt;&amp;nbsp;&lt;/td&gt; &lt;th class="title birra_ratebeer"&gt;Voto RateBeer&lt;/th&gt; &lt;td class="data birra_ratebeer last"&gt;2.94 / 5&lt;/td&gt; &lt;/tr&gt; &lt;tr class="odd"&gt; &lt;th class="title birra_beeradvocade"&gt;Voto Beer Advocate&lt;/th&gt; &lt;td class="data birra_beeradvocade"&gt;84 / 100&lt;/td&gt; &lt;td class="empty"&gt;&amp;nbsp;&lt;/td&gt; &lt;th class="title birra_gusto"&gt;Sottostile&lt;/th&gt; &lt;td class="data birra_gusto last"&gt;Euro Pale Lager&lt;/td&gt; &lt;/tr&gt; &lt;tr class="even"&gt; &lt;th class="title birra_stile"&gt;Stile&lt;/th&gt; &lt;td class="data birra_stile"&gt;Pale Lager&lt;/td&gt; &lt;td class="empty"&gt;&amp;nbsp;&lt;/td&gt; &lt;th class="title birra_temperatura"&gt;Temperatura di servizio&lt;/th&gt; &lt;td class="data birra_temperatura last"&gt;8/10° 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t;p&gt;Birra leggera ma con una personalità spiccata. Al naso si presenta con freschi sentori erbacei e dolci note di miele. Al palato è fragrante, leggera con una elegante stoffa maltata. Il finale è dominato dalla rotondità dei cereali e da una leggerissima nota amarognola particolarmente dissetante.&lt;/p&gt;&lt;br&gt; &lt;p&gt;&lt;strong&gt;&lt;em&gt;Abbinamenti Consigliati&lt;/em&gt;&lt;/strong&gt;: &lt;br&gt;Affettati: Salame, prosciutto crudo. Crostini di baccalà, fish and chips, pizza alle verdure, pizza margherita.&lt;br&gt; Pasta con broccoli, cotoletta alla milanese.&lt;/p&gt; &lt;/div&gt; &lt;div class="box-collateral box-description"&gt; &lt;span itemprop="description"&gt; &lt;/span&gt; &lt;/div&gt;</text:p>
          </table:table-cell>
        </table:table-row>
        <table:table-row table:style-name="ro2">
          <table:table-cell table:style-name="ce2" office:value-type="string">
            <text:p>1673885902-301</text:p>
          </table:table-cell>
          <table:table-cell table:style-name="ce2" office:value-type="string">
            <text:p>https://www.cantinadellabirra.it/shop/the-kernel-pale-ale-centennial.html</text:p>
          </table:table-cell>
          <table:table-cell table:style-name="ce2" office:value-type="string">
            <text:p>The Kernel Pale Ale Centennial</text:p>
          </table:table-cell>
          <table:table-cell table:style-name="ce2" office:value-type="string">
            <text:p>https://www.cantinadellabirra.it/media/catalog/product/cache/1/image/460x750/9df78eab33525d08d6e5fb8d27136e95/k/e/kernel_pale_centennial_citra_amarillo_simcoe_1.png</text:p>
          </table:table-cell>
          <table:table-cell table:style-name="ce2" office:value-type="string">
            <text:p>Inghilterra</text:p>
          </table:table-cell>
          <table:table-cell table:style-name="ce2" office:value-type="string">
            <text:p>APA American Pale Ale</text:p>
          </table:table-cell>
          <table:table-cell table:style-name="ce2" office:value-type="string">
            <text:p>Dorato</text:p>
          </table:table-cell>
          <table:table-cell table:style-name="ce2" office:value-type="string">
            <text:p>5.9 %</text:p>
          </table:table-cell>
          <table:table-cell table:style-name="ce2" office:value-type="string">
            <text:p>Pinta</text:p>
          </table:table-cell>
          <table:table-cell table:style-name="ce2" office:value-type="string">
            <text:p>The Kernel</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lt;/td&gt; &lt;td class="empty"&gt;&amp;nbsp;&lt;/td&gt; &lt;th class="title birra_ratebeer"&gt;Voto RateBeer&lt;/th&gt; &lt;td class="data birra_ratebeer last"&gt;94 / 100&lt;/td&gt; &lt;/tr&gt; &lt;tr class="odd"&gt; &lt;th class="title birra_beeradvocade"&gt;Voto Beer Advocate&lt;/th&gt; &lt;td class="data birra_beeradvocade"&gt;91 / 100&lt;/td&gt; &lt;td class="empty"&gt;&amp;nbsp;&lt;/td&gt; &lt;th class="title birra_stile"&gt;Stile&lt;/th&gt; &lt;td class="data birra_stile last"&gt;APA American Pale Ale&lt;/td&gt; &lt;/tr&gt; &lt;tr class="even"&gt; &lt;th class="title birra_temperatura"&gt;Temperatura di servizio&lt;/th&gt; &lt;td class="data birra_temperatura"&gt;8/10° 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Pale Ale” single hop realizzata con il celeberrimo luppolo statunitense “Centennial”, sovente soprannominato anche “Super Cascade” per via del suo profilo aromatico agrumato (in particolare di pompelmo e limone) e floreale. Corpo medio-leggero, carbonatazione morbida. Setosa, fresca e pulita al palato, con una sapidità fruttata (pesca), agrumata, un maltato moderato ed un tocco di caramello e qualche spezia. Finale erbaceo con un retrogusto secco ed un amaro tutto sommato abbastanza moderato. &lt;/div&gt; &lt;div class="box-collateral box-description"&gt; &lt;span itemprop="description"&gt; &lt;/span&gt; &lt;/div&gt;</text:p>
          </table:table-cell>
        </table:table-row>
        <table:table-row table:style-name="ro2">
          <table:table-cell table:style-name="ce2" office:value-type="string">
            <text:p>1673885905-302</text:p>
          </table:table-cell>
          <table:table-cell table:style-name="ce2" office:value-type="string">
            <text:p>https://www.cantinadellabirra.it/shop/moor-raw.html</text:p>
          </table:table-cell>
          <table:table-cell table:style-name="ce2" office:value-type="string">
            <text:p>Moor Raw</text:p>
          </table:table-cell>
          <table:table-cell table:style-name="ce2" office:value-type="string">
            <text:p>https://www.cantinadellabirra.it/media/catalog/product/cache/1/image/460x750/9df78eab33525d08d6e5fb8d27136e95/r/a/raw_5.png</text:p>
          </table:table-cell>
          <table:table-cell table:style-name="ce2" office:value-type="string">
            <text:p>Inghilterra</text:p>
          </table:table-cell>
          <table:table-cell table:style-name="ce2" office:value-type="string">
            <text:p>Bitter</text:p>
          </table:table-cell>
          <table:table-cell table:style-name="ce2" office:value-type="string">
            <text:p>Dorato opalescente</text:p>
          </table:table-cell>
          <table:table-cell table:style-name="ce2" office:value-type="string">
            <text:p>4.5 %</text:p>
          </table:table-cell>
          <table:table-cell table:style-name="ce2" office:value-type="string">
            <text:p>Pinta</text:p>
          </table:table-cell>
          <table:table-cell table:style-name="ce2" office:value-type="string">
            <text:p>Moor Beer Company</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0.70&lt;/td&gt; &lt;td class="empty"&gt;&amp;nbsp;&lt;/td&gt; &lt;th class="title birra_ratebeer"&gt;Voto RateBeer&lt;/th&gt; &lt;td class="data birra_ratebeer last"&gt;82 / 100&lt;/td&gt; &lt;/tr&gt; &lt;tr class="odd"&gt; &lt;th class="title birra_gusto"&gt;Sottostile&lt;/th&gt; &lt;td class="data birra_gusto"&gt;Best Bitter&lt;/td&gt; &lt;td class="empty"&gt;&amp;nbsp;&lt;/td&gt; &lt;th class="title birra_stile"&gt;Stile&lt;/th&gt; &lt;td class="data birra_stile last"&gt;Bitter&lt;/td&gt; &lt;/tr&gt; &lt;tr class="even"&gt; &lt;th class="title birra_temperatura"&gt;Temperatura di servizio&lt;/th&gt; &lt;td class="data birra_temperatura"&gt;6° - 8° C&lt;/td&gt; &lt;td class="empty"&gt;&amp;nbsp;&lt;/td&gt; &lt;th class="title birra_confezioni"&gt;Formati disponibili&lt;/th&gt; &lt;td class="data birra_confezioni last"&gt;Lattina 33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Questa Best Bitter è stata creata con un'accentuazione del carattere luppolato che ne ha esaltato le peculiarità aromatiche. Al naso si evidenziano note erbacee e citriche date dai luppoli, che vanno a sovrapporsi su una base fruttata. In bocca si percepisce il malto con sentori cereali e biscottati dietro il quale emergono toni di frutta gialla. Il finale è amaro e secco con una buona persistenza. &lt;/div&gt; &lt;div class="box-collateral box-description"&gt; &lt;span itemprop="description"&gt; &lt;/span&gt; &lt;/div&gt;</text:p>
          </table:table-cell>
        </table:table-row>
        <table:table-row table:style-name="ro2">
          <table:table-cell table:style-name="ce2" office:value-type="string">
            <text:p>1673885907-303</text:p>
          </table:table-cell>
          <table:table-cell table:style-name="ce2" office:value-type="string">
            <text:p>https://www.cantinadellabirra.it/shop/moor-nor-hop.html</text:p>
          </table:table-cell>
          <table:table-cell table:style-name="ce2" office:value-type="string">
            <text:p>Moor Nor' Hop</text:p>
          </table:table-cell>
          <table:table-cell table:style-name="ce2" office:value-type="string">
            <text:p>https://www.cantinadellabirra.it/media/catalog/product/cache/1/image/460x750/9df78eab33525d08d6e5fb8d27136e95/m/o/moor_2020_can_visual_norhop_small_1.png</text:p>
          </table:table-cell>
          <table:table-cell table:style-name="ce2" office:value-type="string">
            <text:p>Inghilterra</text:p>
          </table:table-cell>
          <table:table-cell table:style-name="ce2" office:value-type="string">
            <text:p>Strong Bitter / English Pale Ale</text:p>
          </table:table-cell>
          <table:table-cell table:style-name="ce2" office:value-type="string">
            <text:p>Dorato</text:p>
          </table:table-cell>
          <table:table-cell table:style-name="ce2" office:value-type="string">
            <text:p>4.1 %</text:p>
          </table:table-cell>
          <table:table-cell table:style-name="ce2" office:value-type="string">
            <text:p>Pinta</text:p>
          </table:table-cell>
          <table:table-cell table:style-name="ce2" office:value-type="string">
            <text:p>Moor Beer Company</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9.80&lt;/td&gt; &lt;td class="empty"&gt;&amp;nbsp;&lt;/td&gt; &lt;th class="title birra_ratebeer"&gt;Voto RateBeer&lt;/th&gt; &lt;td class="data birra_ratebeer last"&gt;96 / 100&lt;/td&gt; &lt;/tr&gt; &lt;tr class="odd"&gt; &lt;th class="title birra_beeradvocade"&gt;Voto Beer Advocate&lt;/th&gt; &lt;td class="data birra_beeradvocade"&gt;4.02 / 5&lt;/td&gt; &lt;td class="empty"&gt;&amp;nbsp;&lt;/td&gt; &lt;th class="title birra_stile"&gt;Stile&lt;/th&gt; &lt;td class="data birra_stile last"&gt;Strong Bitter / English Pale Ale&lt;/td&gt; &lt;/tr&gt; &lt;tr class="even"&gt; &lt;th class="title birra_ibu"&gt;IBU&lt;/th&gt; &lt;td class="data birra_ibu"&gt;30&lt;/td&gt; &lt;td class="empty"&gt;&amp;nbsp;&lt;/td&gt; &lt;th class="title birra_temperatura"&gt;Temperatura di servizio&lt;/th&gt; &lt;td class="data birra_temperatura last"&gt;8/10°C&lt;/td&gt; &lt;/tr&gt; &lt;tr class="odd"&gt; &lt;th class="title birra_confezioni"&gt;Formati disponibili&lt;/th&gt; &lt;td class="data birra_confezioni"&gt;Lattina 33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Pale Ale prodotta con un particolare luppolo americano che conferisce alla birra uno spiccato carattere floreale e citrico. Al naso emergono note di frutta tropicale, agrumi e luppolo fresco, oltre a tracce di sambuco e miele. Al palato si percepiscono sentori di pompelmo, pesca e mango, una vena erbacea e una punta di caramello. Il tutto, come da marchio di fabbrica Moor, in perfetto bilanciamento luppolo-malto. &lt;/div&gt; &lt;div class="box-collateral box-description"&gt; &lt;span itemprop="description"&gt; &lt;/span&gt; &lt;/div&gt;</text:p>
          </table:table-cell>
        </table:table-row>
        <table:table-row table:style-name="ro2">
          <table:table-cell table:style-name="ce2" office:value-type="string">
            <text:p>1673885910-304</text:p>
          </table:table-cell>
          <table:table-cell table:style-name="ce2" office:value-type="string">
            <text:p>https://www.cantinadellabirra.it/shop/moor-confidence.html</text:p>
          </table:table-cell>
          <table:table-cell table:style-name="ce2" office:value-type="string">
            <text:p>Moor Confidence</text:p>
          </table:table-cell>
          <table:table-cell table:style-name="ce2" office:value-type="string">
            <text:p>https://www.cantinadellabirra.it/media/catalog/product/cache/1/image/460x750/9df78eab33525d08d6e5fb8d27136e95/m/o/moor-confidence-can_1.png</text:p>
          </table:table-cell>
          <table:table-cell table:style-name="ce2" office:value-type="string">
            <text:p>Inghilterra</text:p>
          </table:table-cell>
          <table:table-cell table:style-name="ce2" office:value-type="string">
            <text:p>Amber Ale</text:p>
          </table:table-cell>
          <table:table-cell table:style-name="ce2" office:value-type="string">
            <text:p>Ambrato</text:p>
          </table:table-cell>
          <table:table-cell table:style-name="ce2" office:value-type="string">
            <text:p>4.6 %</text:p>
          </table:table-cell>
          <table:table-cell table:style-name="ce2" office:value-type="string">
            <text:p>Pinta</text:p>
          </table:table-cell>
          <table:table-cell table:style-name="ce2" office:value-type="string">
            <text:p>Moor Beer Company</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5&lt;/td&gt; &lt;td class="empty"&gt;&amp;nbsp;&lt;/td&gt; &lt;th class="title birra_ratebeer"&gt;Voto RateBeer&lt;/th&gt; &lt;td class="data birra_ratebeer last"&gt;86 / 100&lt;/td&gt; &lt;/tr&gt; &lt;tr class="odd"&gt; &lt;th class="title birra_beeradvocade"&gt;Voto Beer Advocate&lt;/th&gt; &lt;td class="data birra_beeradvocade"&gt;3.84 / 5&lt;/td&gt; &lt;td class="empty"&gt;&amp;nbsp;&lt;/td&gt; &lt;th class="title birra_stile"&gt;Stile&lt;/th&gt; &lt;td class="data birra_stile last"&gt;Amber Ale&lt;/td&gt; &lt;/tr&gt; &lt;tr class="even"&gt; &lt;th class="title birra_temperatura"&gt;Temperatura di servizio&lt;/th&gt; &lt;td class="data birra_temperatura"&gt;8/10°C&lt;/td&gt; &lt;td class="empty"&gt;&amp;nbsp;&lt;/td&gt; &lt;th class="title birra_confezioni"&gt;Formati disponibili&lt;/th&gt; &lt;td class="data birra_confezioni last"&gt;Lattina 33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Il nome Confidence deriva da una massima del maestro Jimmy Haw Woo, primo a portare l'arte del Kung Fu negli Stati Uniti, che sentenziò: "You can take my life but not my confidence". Questa Red Ale è dedicata ai suoi insegnamenti e al suo carattere. Si presenta con una base maltata solida, dove sentori di caramello son ben in evidenza assieme a note citriche ed amare. Birra con un buon carattere erbaceo. &lt;/div&gt; &lt;div class="box-collateral box-description"&gt; &lt;span itemprop="description"&gt; &lt;/span&gt; &lt;/div&gt;</text:p>
          </table:table-cell>
        </table:table-row>
        <table:table-row table:style-name="ro2">
          <table:table-cell table:style-name="ce2" office:value-type="string">
            <text:p>1673885913-305</text:p>
          </table:table-cell>
          <table:table-cell table:style-name="ce2" office:value-type="string">
            <text:p>https://www.cantinadellabirra.it/shop/moor-amoor.html</text:p>
          </table:table-cell>
          <table:table-cell table:style-name="ce2" office:value-type="string">
            <text:p>Moor Amoor</text:p>
          </table:table-cell>
          <table:table-cell table:style-name="ce2" office:value-type="string">
            <text:p>https://www.cantinadellabirra.it/media/catalog/product/cache/1/image/460x750/9df78eab33525d08d6e5fb8d27136e95/-/a/-amoor-beer.png</text:p>
          </table:table-cell>
          <table:table-cell table:style-name="ce2" office:value-type="string">
            <text:p>Inghilterra</text:p>
          </table:table-cell>
          <table:table-cell table:style-name="ce2" office:value-type="string">
            <text:p>Porter</text:p>
          </table:table-cell>
          <table:table-cell table:style-name="ce2" office:value-type="string">
            <text:p>Ebano Scuro</text:p>
          </table:table-cell>
          <table:table-cell table:style-name="ce2" office:value-type="string">
            <text:p>4.7 %</text:p>
          </table:table-cell>
          <table:table-cell table:style-name="ce2" office:value-type="string">
            <text:p>Pinta</text:p>
          </table:table-cell>
          <table:table-cell table:style-name="ce2" office:value-type="string">
            <text:p>Moor Beer Company</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20&lt;/td&gt; &lt;td class="empty"&gt;&amp;nbsp;&lt;/td&gt; &lt;th class="title birra_ratebeer"&gt;Voto RateBeer&lt;/th&gt; &lt;td class="data birra_ratebeer last"&gt;90 / 100&lt;/td&gt; &lt;/tr&gt; &lt;tr class="odd"&gt; &lt;th class="title birra_beeradvocade"&gt;Voto Beer Advocate&lt;/th&gt; &lt;td class="data birra_beeradvocade"&gt;3.32 / 5&lt;/td&gt; &lt;td class="empty"&gt;&amp;nbsp;&lt;/td&gt; &lt;th class="title birra_stile"&gt;Stile&lt;/th&gt; &lt;td class="data birra_stile last"&gt;Porter&lt;/td&gt; &lt;/tr&gt; &lt;tr class="even"&gt; &lt;th class="title birra_temperatura"&gt;Temperatura di servizio&lt;/th&gt; &lt;td class="data birra_temperatura"&gt;8/10°C&lt;/td&gt; &lt;td class="empty"&gt;&amp;nbsp;&lt;/td&gt; &lt;th class="title birra_confezioni"&gt;Formati disponibili&lt;/th&gt; &lt;td class="data birra_confezioni last"&gt;Lattina 33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Birra prodotta con una buona dose di malto che ne caratterizza in modo marcato il profilo aromatico. Al naso emerge il cioccolato fondente, accompagnato da note di caffè e malto tostato. La componente fruttata e terrosa, deriva dalla sapiente calibratura dei luppoli utilizzati. Al palato ritornano gli elementi tostati, oltre a note di caramello, caffè e cioccolato. La chiusura mostra una lieve vena amara. &lt;/div&gt; &lt;div class="box-collateral box-description"&gt; &lt;span itemprop="description"&gt; &lt;/span&gt; &lt;/div&gt;</text:p>
          </table:table-cell>
        </table:table-row>
        <table:table-row table:style-name="ro2">
          <table:table-cell table:style-name="ce2" office:value-type="string">
            <text:p>1673885916-306</text:p>
          </table:table-cell>
          <table:table-cell table:style-name="ce2" office:value-type="string">
            <text:p>https://www.cantinadellabirra.it/shop/harviestoun-schiehallion.html</text:p>
          </table:table-cell>
          <table:table-cell table:style-name="ce2" office:value-type="string">
            <text:p>Schiehallion</text:p>
          </table:table-cell>
          <table:table-cell table:style-name="ce2" office:value-type="string">
            <text:p>https://www.cantinadellabirra.it/media/catalog/product/cache/1/image/460x750/9df78eab33525d08d6e5fb8d27136e95/h/a/harviestoun_schiehallion_33cl_cantina_della_birra.png</text:p>
          </table:table-cell>
          <table:table-cell table:style-name="ce2" office:value-type="string">
            <text:p>Scozia</text:p>
          </table:table-cell>
          <table:table-cell table:style-name="ce2" office:value-type="string">
            <text:p>Premium Lager</text:p>
          </table:table-cell>
          <table:table-cell table:style-name="ce2" office:value-type="string">
            <text:p>Dorato</text:p>
          </table:table-cell>
          <table:table-cell table:style-name="ce2" office:value-type="string">
            <text:p>4.8 %</text:p>
          </table:table-cell>
          <table:table-cell table:style-name="ce2" office:value-type="string">
            <text:p>Calice</text:p>
          </table:table-cell>
          <table:table-cell table:style-name="ce2" office:value-type="string">
            <text:p>Harviestoun</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0.6&lt;/td&gt; &lt;td class="empty"&gt;&amp;nbsp;&lt;/td&gt; &lt;th class="title birra_ratebeer"&gt;Voto RateBeer&lt;/th&gt; &lt;td class="data birra_ratebeer last"&gt;82 / 100&lt;/td&gt; &lt;/tr&gt; &lt;tr class="odd"&gt; &lt;th class="title birra_beeradvocade"&gt;Voto Beer Advocate&lt;/th&gt; &lt;td class="data birra_beeradvocade"&gt;85 / 100&lt;/td&gt; &lt;td class="empty"&gt;&amp;nbsp;&lt;/td&gt; &lt;th class="title birra_stile"&gt;Stile&lt;/th&gt; &lt;td class="data birra_stile last"&gt;Premium Lager&lt;/td&gt; &lt;/tr&gt; &lt;tr class="even"&gt; &lt;th class="title birra_ibu"&gt;IBU&lt;/th&gt; &lt;td class="data birra_ibu"&gt;34&lt;/td&gt; &lt;td class="empty"&gt;&amp;nbsp;&lt;/td&gt; &lt;th class="title birra_temperatura"&gt;Temperatura di servizio&lt;/th&gt; &lt;td class="data birra_temperatura last"&gt;5/7°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a Schiehallion è una birra versatile, rinfrescante e pluripremiata. A livello sensoriale le fragranze che si sviluppano sono erbacee (erba appena tagliata) e di frutta tropicale con una freschezza finale data da note agrumate, in particolar modo di pompelmo. La schiuma è copiosa e persistente e nasconde, oltre ad una buona luppolatura, anche una dolcezza data dal malto che la rende estremamente piacevole. &lt;/div&gt; &lt;div class="box-collateral box-description"&gt; &lt;span itemprop="description"&gt; &lt;/span&gt; &lt;/div&gt;</text:p>
          </table:table-cell>
        </table:table-row>
        <table:table-row table:style-name="ro2">
          <table:table-cell table:style-name="ce2" office:value-type="string">
            <text:p>1673885919-307</text:p>
          </table:table-cell>
          <table:table-cell table:style-name="ce2" office:value-type="string">
            <text:p>https://www.cantinadellabirra.it/shop/harviestoun-broken-dial.html</text:p>
          </table:table-cell>
          <table:table-cell table:style-name="ce2" office:value-type="string">
            <text:p>Broken Dial</text:p>
          </table:table-cell>
          <table:table-cell table:style-name="ce2" office:value-type="string">
            <text:p>https://www.cantinadellabirra.it/media/catalog/product/cache/1/image/460x750/9df78eab33525d08d6e5fb8d27136e95/b/r/broken_2_copia.png</text:p>
          </table:table-cell>
          <table:table-cell table:style-name="ce2" office:value-type="string">
            <text:p>Scozia</text:p>
          </table:table-cell>
          <table:table-cell table:style-name="ce2" office:value-type="string">
            <text:p>Amber Ale</text:p>
          </table:table-cell>
          <table:table-cell table:style-name="ce2" office:value-type="string">
            <text:p>Ambrato</text:p>
          </table:table-cell>
          <table:table-cell table:style-name="ce2" office:value-type="string">
            <text:p>4.5 %</text:p>
          </table:table-cell>
          <table:table-cell table:style-name="ce2" office:value-type="string">
            <text:p>Pinta</text:p>
          </table:table-cell>
          <table:table-cell table:style-name="ce2" office:value-type="string">
            <text:p>Harviestoun</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0&lt;/td&gt; &lt;td class="empty"&gt;&amp;nbsp;&lt;/td&gt; &lt;th class="title birra_ratebeer"&gt;Voto RateBeer&lt;/th&gt; &lt;td class="data birra_ratebeer last"&gt;3.22 / 5&lt;/td&gt; &lt;/tr&gt; &lt;tr class="odd"&gt; &lt;th class="title birra_beeradvocade"&gt;Voto Beer Advocate&lt;/th&gt; &lt;td class="data birra_beeradvocade"&gt;3.77 / 5&lt;/td&gt; &lt;td class="empty"&gt;&amp;nbsp;&lt;/td&gt; &lt;th class="title birra_gusto"&gt;Sottostile&lt;/th&gt; &lt;td class="data birra_gusto last"&gt;American Amber Ale&lt;/td&gt; &lt;/tr&gt; &lt;tr class="even"&gt; &lt;th class="title birra_stile"&gt;Stile&lt;/th&gt; &lt;td class="data birra_stile"&gt;Amber Ale&lt;/td&gt; &lt;td class="empty"&gt;&amp;nbsp;&lt;/td&gt; &lt;th class="title birra_ibu"&gt;IBU&lt;/th&gt; &lt;td class="data birra_ibu last"&gt;34&lt;/td&gt; &lt;/tr&gt; &lt;tr class="odd"&gt; &lt;th class="title birra_temperatura"&gt;Temperatura di servizio&lt;/th&gt; &lt;td class="data birra_temperatura"&gt;6/8° 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Versa un colore ambrato con una sottile schiuma bianca. Amber Ale caratterizzata da fragranze di frutta tropicale, erbe, agrumi (pompelmo e mandarino) e resina, perfettamente equilibrate da sentori di malto, caramello e miele. Bouquet che viene ulteriormente impreziosito da toni legnosi e di sottobosco derivati dai luppoli impiegati. Al palato emerge il carattere maltato con vene tostate bilanciato da note floreali e di scorza d’agrumi che portano ad un finale secco e moderatamente amaro. &lt;/div&gt; &lt;div class="box-collateral box-description"&gt; &lt;span itemprop="description"&gt; &lt;/span&gt; &lt;/div&gt;</text:p>
          </table:table-cell>
        </table:table-row>
        <table:table-row table:style-name="ro2">
          <table:table-cell table:style-name="ce2" office:value-type="string">
            <text:p>1673885922-308</text:p>
          </table:table-cell>
          <table:table-cell table:style-name="ce2" office:value-type="string">
            <text:p>https://www.cantinadellabirra.it/shop/birrificio-brewdog-dogma.html</text:p>
          </table:table-cell>
          <table:table-cell table:style-name="ce2" office:value-type="string">
            <text:p>Dogma</text:p>
          </table:table-cell>
          <table:table-cell table:style-name="ce2" office:value-type="string">
            <text:p>https://www.cantinadellabirra.it/media/catalog/product/cache/1/image/460x750/9df78eab33525d08d6e5fb8d27136e95/b/r/brewdog-dogma.png</text:p>
          </table:table-cell>
          <table:table-cell table:style-name="ce2" office:value-type="string">
            <text:p>Scozia</text:p>
          </table:table-cell>
          <table:table-cell table:style-name="ce2" office:value-type="string">
            <text:p>Scotch Ale</text:p>
          </table:table-cell>
          <table:table-cell table:style-name="ce2" office:value-type="string">
            <text:p>Ebano Scuro</text:p>
          </table:table-cell>
          <table:table-cell table:style-name="ce2" office:value-type="string">
            <text:p>7.4 %</text:p>
          </table:table-cell>
          <table:table-cell table:style-name="ce2" office:value-type="string">
            <text:p>Coppa</text:p>
          </table:table-cell>
          <table:table-cell table:style-name="ce2" office:value-type="string">
            <text:p>BrewDog</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8&lt;/td&gt; &lt;td class="empty"&gt;&amp;nbsp;&lt;/td&gt; &lt;th class="title birra_ratebeer"&gt;Voto RateBeer&lt;/th&gt; &lt;td class="data birra_ratebeer last"&gt;95 / 100&lt;/td&gt; &lt;/tr&gt; &lt;tr class="odd"&gt; &lt;th class="title birra_beeradvocade"&gt;Voto Beer Advocate&lt;/th&gt; &lt;td class="data birra_beeradvocade"&gt;81 / 100&lt;/td&gt; &lt;td class="empty"&gt;&amp;nbsp;&lt;/td&gt; &lt;th class="title birra_stile"&gt;Stile&lt;/th&gt; &lt;td class="data birra_stile last"&gt;Scotch Ale&lt;/td&gt; &lt;/tr&gt; &lt;tr class="even"&gt; &lt;th class="title birra_ibu"&gt;IBU&lt;/th&gt; &lt;td class="data birra_ibu"&gt;65&lt;/td&gt; &lt;td class="empty"&gt;&amp;nbsp;&lt;/td&gt; &lt;th class="title birra_temperatura"&gt;Temperatura di servizio&lt;/th&gt; &lt;td class="data birra_temperatura last"&gt;10 - 12 °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a Dogma è una Scotch Ale prodotta con dieci malti diversi. L'aggiunta di miele di erica scozzese contribuisce a dare aromaticità e carattere alla birra. Infatti, le note amare di caffè e cioccolato sono ben bilanciate dalla “dolcezza balsamica” di questo tipo di miele, che a sua volta rimane calibrata e non stucchevole. Aspetto interessante è la grande persistenza di questa birra in un gioco sensoriale tra l’amaro e il dolce. &lt;/div&gt; &lt;div class="box-collateral box-description"&gt; &lt;span itemprop="description"&gt; &lt;/span&gt; &lt;/div&gt;</text:p>
          </table:table-cell>
        </table:table-row>
        <table:table-row table:style-name="ro2">
          <table:table-cell table:style-name="ce2" office:value-type="string">
            <text:p>1673885924-309</text:p>
          </table:table-cell>
          <table:table-cell table:style-name="ce2" office:value-type="string">
            <text:p>https://www.cantinadellabirra.it/shop/de-glazen-toren-ondineke-tripel.html</text:p>
          </table:table-cell>
          <table:table-cell table:style-name="ce2" office:value-type="string">
            <text:p>Ondineke Tripel</text:p>
          </table:table-cell>
          <table:table-cell table:style-name="ce2" office:value-type="string">
            <text:p>https://www.cantinadellabirra.it/media/catalog/product/cache/1/image/460x750/9df78eab33525d08d6e5fb8d27136e95/o/n/ondineke_tripel_33cl_cantina_della_birra.png</text:p>
          </table:table-cell>
          <table:table-cell table:style-name="ce2" office:value-type="string">
            <text:p>Belgio</text:p>
          </table:table-cell>
          <table:table-cell table:style-name="ce2" office:value-type="string">
            <text:p>Abbey Tripel</text:p>
          </table:table-cell>
          <table:table-cell table:style-name="ce2" office:value-type="string">
            <text:p>Dorato opalescente</text:p>
          </table:table-cell>
          <table:table-cell table:style-name="ce2" office:value-type="string">
            <text:p>8.5 %</text:p>
          </table:table-cell>
          <table:table-cell table:style-name="ce2" office:value-type="string">
            <text:p>Coppa</text:p>
          </table:table-cell>
          <table:table-cell table:style-name="ce2" office:value-type="string">
            <text:p>De Glazen Toren</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lt;/td&gt; &lt;td class="empty"&gt;&amp;nbsp;&lt;/td&gt; &lt;th class="title birra_ratebeer"&gt;Voto RateBeer&lt;/th&gt; &lt;td class="data birra_ratebeer last"&gt;94 / 100&lt;/td&gt; &lt;/tr&gt; &lt;tr class="odd"&gt; &lt;th class="title birra_beeradvocade"&gt;Voto Beer Advocate&lt;/th&gt; &lt;td class="data birra_beeradvocade"&gt;91 / 100&lt;/td&gt; &lt;td class="empty"&gt;&amp;nbsp;&lt;/td&gt; &lt;th class="title birra_stile"&gt;Stile&lt;/th&gt; &lt;td class="data birra_stile last"&gt;Abbey Tripel&lt;/td&gt; &lt;/tr&gt; &lt;tr class="even"&gt; &lt;th class="title birra_ibu"&gt;IBU&lt;/th&gt; &lt;td class="data birra_ibu"&gt;25&lt;/td&gt; &lt;td class="empty"&gt;&amp;nbsp;&lt;/td&gt; &lt;th class="title birra_temperatura"&gt;Temperatura di servizio&lt;/th&gt; &lt;td class="data birra_temperatura last"&gt;7/9°C&lt;/td&gt; &lt;/tr&gt; &lt;tr class="odd"&gt; &lt;th class="title birra_confezioni"&gt;Formati disponibili&lt;/th&gt; &lt;td class="data birra_confezioni"&gt;Bottiglia 75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Ondineke (Oilsjtersen Triple) è la seconda birra, in ordine di tempo, prodotta dal birrificio De Glazen Toren. Per produrla viene utilizzato il luppolo della zona intorno alla città di Aalst (Hallertau Mittlefruh). Tutto ciò ha fatto sì che il consiglio comunale della città l’abbia scelta quale “birra della città”: il giallo e il rosso dell’etichetta, sono, difatti i colori municipali. Birra dal bel colore biondo, con schiuma abbondante fine e non molto persistente. Al naso ha un inizio fruttato, molto abboccato, di frutta bianca matura e una nota fuggente di caramello, seguono poi aromi speziati, di lievito ed agrumati. Al palato alterna note maltate, speziate a note più secche ed astringenti, lievemente citriche, che però non contrastano con la sensazione globale di rotondità che il corpo di questa birra offre. Il finale è discretamente lungo e persistente, con la prevalenza di note agrumate. &lt;/div&gt; &lt;div class="box-collateral box-description"&gt; &lt;span itemprop="description"&gt; &lt;/span&gt; &lt;/div&gt;</text:p>
          </table:table-cell>
        </table:table-row>
        <table:table-row table:style-name="ro2">
          <table:table-cell table:style-name="ce2" office:value-type="string">
            <text:p>1673885927-310</text:p>
          </table:table-cell>
          <table:table-cell table:style-name="ce2" office:value-type="string">
            <text:p>https://www.cantinadellabirra.it/shop/de-dochter-van-de-korenaar-noblesse.html</text:p>
          </table:table-cell>
          <table:table-cell table:style-name="ce2" office:value-type="string">
            <text:p>Noblesse</text:p>
          </table:table-cell>
          <table:table-cell table:style-name="ce2" office:value-type="string">
            <text:p>https://www.cantinadellabirra.it/media/catalog/product/cache/1/image/460x750/9df78eab33525d08d6e5fb8d27136e95/n/o/noblesse_33cl_cantina_della_birra_.png</text:p>
          </table:table-cell>
          <table:table-cell table:style-name="ce2" office:value-type="string">
            <text:p>Belgio</text:p>
          </table:table-cell>
          <table:table-cell table:style-name="ce2" office:value-type="string">
            <text:p>Belgian Ale</text:p>
          </table:table-cell>
          <table:table-cell table:style-name="ce2" office:value-type="string">
            <text:p>Dorato opalescente</text:p>
          </table:table-cell>
          <table:table-cell table:style-name="ce2" office:value-type="string">
            <text:p>5.5 %</text:p>
          </table:table-cell>
          <table:table-cell table:style-name="ce2" office:value-type="string">
            <text:p>Pinta</text:p>
          </table:table-cell>
          <table:table-cell table:style-name="ce2" office:value-type="string">
            <text:p>De Dochter van de Korenaar</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94 / 100&lt;/td&gt; &lt;/tr&gt; &lt;tr class="odd"&gt; &lt;th class="title birra_beeradvocade"&gt;Voto Beer Advocate&lt;/th&gt; &lt;td class="data birra_beeradvocade"&gt;84 / 100&lt;/td&gt; &lt;td class="empty"&gt;&amp;nbsp;&lt;/td&gt; &lt;th class="title birra_gusto"&gt;Sottostile&lt;/th&gt; &lt;td class="data birra_gusto last"&gt;Belgian Pale Ale&lt;/td&gt; &lt;/tr&gt; &lt;tr class="even"&gt; &lt;th class="title birra_stile"&gt;Stile&lt;/th&gt; &lt;td class="data birra_stile"&gt;Belgian Ale&lt;/td&gt; &lt;td class="empty"&gt;&amp;nbsp;&lt;/td&gt; &lt;th class="title birra_temperatura"&gt;Temperatura di servizio&lt;/th&gt; &lt;td class="data birra_temperatura last"&gt;6/8°C&lt;/td&gt; &lt;/tr&gt; &lt;tr class="odd"&gt; &lt;th class="title birra_confezioni"&gt;Formati disponibili&lt;/th&gt; &lt;td class="data birra_confezioni"&gt;Bottiglia 33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Questa birra, dal colore arancione opalescente, promana gradevoli profumi agrumati, floreali, fruttati, di cereali, miele e di lievito belga. In bocca è molto compatta e morbida con il malto che, inizialmente, la fa da padrone lasciando un po’ in sottofondo le fragranze fruttate avvertite al naso. Vira poi decisamente verso l’amaro con finiture speziate che possono far ricordare una pils, per via dei sapori puliti, che lasciano il palato asciutto. &lt;/div&gt; &lt;div class="box-collateral box-description"&gt; &lt;span itemprop="description"&gt; &lt;/span&gt; &lt;/div&gt;</text:p>
          </table:table-cell>
        </table:table-row>
        <table:table-row table:style-name="ro2">
          <table:table-cell table:style-name="ce2" office:value-type="string">
            <text:p>1673885930-311</text:p>
          </table:table-cell>
          <table:table-cell table:style-name="ce2" office:value-type="string">
            <text:p>https://www.cantinadellabirra.it/shop/de-ranke-xx-bitter.html</text:p>
          </table:table-cell>
          <table:table-cell table:style-name="ce2" office:value-type="string">
            <text:p>XX-Bitter</text:p>
          </table:table-cell>
          <table:table-cell table:style-name="ce2" office:value-type="string">
            <text:p>https://www.cantinadellabirra.it/media/catalog/product/cache/1/image/460x750/9df78eab33525d08d6e5fb8d27136e95/x/x/xxbitter_1.png</text:p>
          </table:table-cell>
          <table:table-cell table:style-name="ce2" office:value-type="string">
            <text:p>Belgio</text:p>
          </table:table-cell>
          <table:table-cell table:style-name="ce2" office:value-type="string">
            <text:p>Belgian Ale</text:p>
          </table:table-cell>
          <table:table-cell table:style-name="ce2" office:value-type="string">
            <text:p>Giallo paglierino leggermente velato</text:p>
          </table:table-cell>
          <table:table-cell table:style-name="ce2" office:value-type="string">
            <text:p>6.2 %</text:p>
          </table:table-cell>
          <table:table-cell table:style-name="ce2" office:value-type="string">
            <text:p>Pinta</text:p>
          </table:table-cell>
          <table:table-cell table:style-name="ce2" office:value-type="string">
            <text:p>De Rank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lt;/td&gt; &lt;td class="empty"&gt;&amp;nbsp;&lt;/td&gt; &lt;th class="title birra_ratebeer"&gt;Voto RateBeer&lt;/th&gt; &lt;td class="data birra_ratebeer last"&gt;97 / 100&lt;/td&gt; &lt;/tr&gt; &lt;tr class="odd"&gt; &lt;th class="title birra_beeradvocade"&gt;Voto Beer Advocate&lt;/th&gt; &lt;td class="data birra_beeradvocade"&gt;91 / 100&lt;/td&gt; &lt;td class="empty"&gt;&amp;nbsp;&lt;/td&gt; &lt;th class="title birra_gusto"&gt;Sottostile&lt;/th&gt; &lt;td class="data birra_gusto last"&gt;Belgian IPA&lt;/td&gt; &lt;/tr&gt; &lt;tr class="even"&gt; &lt;th class="title birra_stile"&gt;Stile&lt;/th&gt; &lt;td class="data birra_stile"&gt;Belgian Ale&lt;/td&gt; &lt;td class="empty"&gt;&amp;nbsp;&lt;/td&gt; &lt;th class="title birra_ibu"&gt;IBU&lt;/th&gt; &lt;td class="data birra_ibu last"&gt;65&lt;/td&gt; &lt;/tr&gt; &lt;tr class="odd"&gt; &lt;th class="title birra_temperatura"&gt;Temperatura di servizio&lt;/th&gt; &lt;td class="data birra_temperatura"&gt;6/8°C&lt;/td&gt; &lt;td class="empty"&gt;&amp;nbsp;&lt;/td&gt; &lt;th class="title birra_confezioni"&gt;Formati disponibili&lt;/th&gt; &lt;td class="data birra_confezioni last"&gt;Bottiglia 33cl, Bottiglia 75cl&lt;/td&gt; &lt;/tr&gt; &lt;tr class="last even"&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Si presenta di color giallo lievemente velato, con schiuma bianca, compatta e molto persistente. Al naso l'aroma è luppolato, con sentori floreali, erbacei e note speziate ed agrumate. Al palato il gusto è decisamente amaro e ben luppolato, con richiamo alle note di malto e spezie percepite all'olfatto. Poco carbonata, finale molto secco dalla lunga persistenza amara. &lt;/div&gt; &lt;div class="box-collateral box-description"&gt; &lt;span itemprop="description"&gt; &lt;/span&gt; &lt;/div&gt;</text:p>
          </table:table-cell>
        </table:table-row>
        <table:table-row table:style-name="ro2">
          <table:table-cell table:style-name="ce2" office:value-type="string">
            <text:p>1673885933-312</text:p>
          </table:table-cell>
          <table:table-cell table:style-name="ce2" office:value-type="string">
            <text:p>https://www.cantinadellabirra.it/shop/de-ranke-guldenberg.html</text:p>
          </table:table-cell>
          <table:table-cell table:style-name="ce2" office:value-type="string">
            <text:p>Guldenberg</text:p>
          </table:table-cell>
          <table:table-cell table:style-name="ce2" office:value-type="string">
            <text:p>https://www.cantinadellabirra.it/media/catalog/product/cache/1/image/460x750/9df78eab33525d08d6e5fb8d27136e95/g/u/guldenberg_3.png</text:p>
          </table:table-cell>
          <table:table-cell table:style-name="ce2" office:value-type="string">
            <text:p>Belgio</text:p>
          </table:table-cell>
          <table:table-cell table:style-name="ce2" office:value-type="string">
            <text:p>Abbey Tripel</text:p>
          </table:table-cell>
          <table:table-cell table:style-name="ce2" office:value-type="string">
            <text:p>Dorato con riflessi arancioni</text:p>
          </table:table-cell>
          <table:table-cell table:style-name="ce2" office:value-type="string">
            <text:p>8.5 %</text:p>
          </table:table-cell>
          <table:table-cell table:style-name="ce2" office:value-type="string">
            <text:p>Coppa</text:p>
          </table:table-cell>
          <table:table-cell table:style-name="ce2" office:value-type="string">
            <text:p>De Rank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lt;/td&gt; &lt;td class="empty"&gt;&amp;nbsp;&lt;/td&gt; &lt;th class="title birra_ratebeer"&gt;Voto RateBeer&lt;/th&gt; &lt;td class="data birra_ratebeer last"&gt;96 / 100&lt;/td&gt; &lt;/tr&gt; &lt;tr class="odd"&gt; &lt;th class="title birra_beeradvocade"&gt;Voto Beer Advocate&lt;/th&gt; &lt;td class="data birra_beeradvocade"&gt;91 / 100&lt;/td&gt; &lt;td class="empty"&gt;&amp;nbsp;&lt;/td&gt; &lt;th class="title birra_gusto"&gt;Sottostile&lt;/th&gt; &lt;td class="data birra_gusto last"&gt;Belgian Strong Ale&lt;/td&gt; &lt;/tr&gt; &lt;tr class="even"&gt; &lt;th class="title birra_stile"&gt;Stile&lt;/th&gt; &lt;td class="data birra_stile"&gt;Abbey Tripel&lt;/td&gt; &lt;td class="empty"&gt;&amp;nbsp;&lt;/td&gt; &lt;th class="title birra_ibu"&gt;IBU&lt;/th&gt; &lt;td class="data birra_ibu last"&gt;50&lt;/td&gt; &lt;/tr&gt; &lt;tr class="odd"&gt; &lt;th class="title birra_temperatura"&gt;Temperatura di servizio&lt;/th&gt; &lt;td class="data birra_temperatura"&gt;7/9°C&lt;/td&gt; &lt;td class="empty"&gt;&amp;nbsp;&lt;/td&gt; &lt;th class="title birra_confezioni"&gt;Formati disponibili&lt;/th&gt; &lt;td class="data birra_confezioni last"&gt;Bottiglia 33cl, Bottiglia 75cl&lt;/td&gt; &lt;/tr&gt; &lt;tr class="last even"&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Una birra non filtrata e non pastorizzata che ha ormai conquistato tanti palati, anche i più esigenti. Colore dorato opalescente con una bella testa di schiuma bianca persistente. Al naso presenta aromi erbacei, fruttati, leggermente agrumati e di lievito. In bocca esplodono le note fruttate ed agrumate che si adagiano su una “coperta” di malto dolce, con una saporosità affine a quella di una speziata appena sfornata. Dopo aver sedotto il palato con una dolcezza sopraffina, il gusto evolve rapidamente verso un secco luppolato. Il retrogusto è amaro e persistente, con una vaga nota di malto, che sembra chiedere aiuto da lontano... &lt;/div&gt; &lt;div class="box-collateral box-description"&gt; &lt;span itemprop="description"&gt; &lt;/span&gt; &lt;/div&gt;</text:p>
          </table:table-cell>
        </table:table-row>
        <table:table-row table:style-name="ro2">
          <table:table-cell table:style-name="ce2" office:value-type="string">
            <text:p>1673885936-313</text:p>
          </table:table-cell>
          <table:table-cell table:style-name="ce2" office:value-type="string">
            <text:p>https://www.cantinadellabirra.it/shop/de-graal-quest.html</text:p>
          </table:table-cell>
          <table:table-cell table:style-name="ce2" office:value-type="string">
            <text:p>De Graal Quest</text:p>
          </table:table-cell>
          <table:table-cell table:style-name="ce2" office:value-type="string">
            <text:p>https://www.cantinadellabirra.it/media/catalog/product/cache/1/image/460x750/9df78eab33525d08d6e5fb8d27136e95/d/e/de_graal_quest_33cl_cantina_della_birra.png</text:p>
          </table:table-cell>
          <table:table-cell table:style-name="ce2" office:value-type="string">
            <text:p>Belgio</text:p>
          </table:table-cell>
          <table:table-cell table:style-name="ce2" office:value-type="string">
            <text:p>Abbey Tripel</text:p>
          </table:table-cell>
          <table:table-cell table:style-name="ce2" office:value-type="string">
            <text:p>Dorato opalescente</text:p>
          </table:table-cell>
          <table:table-cell table:style-name="ce4" office:value-type="percentage" office:value="0.09">
            <text:p>9,00%</text:p>
          </table:table-cell>
          <table:table-cell table:style-name="ce2" office:value-type="string">
            <text:p>Coppa</text:p>
          </table:table-cell>
          <table:table-cell table:style-name="ce2" office:value-type="string">
            <text:p>De Graal</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6&lt;/td&gt; &lt;td class="empty"&gt;&amp;nbsp;&lt;/td&gt; &lt;th class="title birra_ratebeer"&gt;Voto RateBeer&lt;/th&gt; &lt;td class="data birra_ratebeer last"&gt;75 / 100&lt;/td&gt; &lt;/tr&gt; &lt;tr class="odd"&gt; &lt;th class="title birra_beeradvocade"&gt;Voto Beer Advocate&lt;/th&gt; &lt;td class="data birra_beeradvocade"&gt;74 / 100&lt;/td&gt; &lt;td class="empty"&gt;&amp;nbsp;&lt;/td&gt; &lt;th class="title birra_gusto"&gt;Sottostile&lt;/th&gt; &lt;td class="data birra_gusto last"&gt;Belgian Strong Ale&lt;/td&gt; &lt;/tr&gt; &lt;tr class="even"&gt; &lt;th class="title birra_stile"&gt;Stile&lt;/th&gt; &lt;td class="data birra_stile"&gt;Abbey Tripel&lt;/td&gt; &lt;td class="empty"&gt;&amp;nbsp;&lt;/td&gt; &lt;th class="title birra_temperatura"&gt;Temperatura di servizio&lt;/th&gt; &lt;td class="data birra_temperatura last"&gt;7/9 °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Posizionata tra una Belgian Strong Ale bionda ed una Tripel tradizionale, si presenta di un colore giallo pallido con una testa bianca soffice, abbastanza persistente. Profuma di frutta (banana e melone), lievito, agrumi (scorza d’arancia e di limone) e caramello; in background note floreali ed erbacee. Il gusto è dolce, caratterizzato da una saporosità di malti chiari, frutta, con un retrogusto finale di luppolo e spezie. Il birraio Wim Saeyens, con il suo dottorato in Scienze Farmaceutiche, ha messo a disposizione del settore della birra il proprio bagaglio di conoscenze scientifiche: la De Graal Quest è priva di zuccheri, adatta quindi ad un pubblico di diabetici. &lt;/div&gt; &lt;div class="box-collateral box-description"&gt; &lt;span itemprop="description"&gt; &lt;/span&gt; &lt;/div&gt;</text:p>
          </table:table-cell>
        </table:table-row>
        <table:table-row table:style-name="ro2">
          <table:table-cell table:style-name="ce2" office:value-type="string">
            <text:p>1673885938-314</text:p>
          </table:table-cell>
          <table:table-cell table:style-name="ce2" office:value-type="string">
            <text:p>https://www.cantinadellabirra.it/shop/de-graal-tripel.html</text:p>
          </table:table-cell>
          <table:table-cell table:style-name="ce2" office:value-type="string">
            <text:p>De Graal Tripel</text:p>
          </table:table-cell>
          <table:table-cell table:style-name="ce2" office:value-type="string">
            <text:p>https://www.cantinadellabirra.it/media/catalog/product/cache/1/image/460x750/9df78eab33525d08d6e5fb8d27136e95/d/e/de_graal_tripel_33cl_cantina_della_birra.png</text:p>
          </table:table-cell>
          <table:table-cell table:style-name="ce2" office:value-type="string">
            <text:p>Belgio</text:p>
          </table:table-cell>
          <table:table-cell table:style-name="ce2" office:value-type="string">
            <text:p>Abbey Tripel</text:p>
          </table:table-cell>
          <table:table-cell table:style-name="ce2" office:value-type="string">
            <text:p>Dorato carico</text:p>
          </table:table-cell>
          <table:table-cell table:style-name="ce4" office:value-type="percentage" office:value="0.09">
            <text:p>9,00%</text:p>
          </table:table-cell>
          <table:table-cell table:style-name="ce2" office:value-type="string">
            <text:p>Coppa</text:p>
          </table:table-cell>
          <table:table-cell table:style-name="ce2" office:value-type="string">
            <text:p>De Graal</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8&lt;/td&gt; &lt;td class="empty"&gt;&amp;nbsp;&lt;/td&gt; &lt;th class="title birra_ratebeer"&gt;Voto RateBeer&lt;/th&gt; &lt;td class="data birra_ratebeer last"&gt;90 / 100&lt;/td&gt; &lt;/tr&gt; &lt;tr class="odd"&gt; &lt;th class="title birra_beeradvocade"&gt;Voto Beer Advocate&lt;/th&gt; &lt;td class="data birra_beeradvocade"&gt;85 / 100&lt;/td&gt; &lt;td class="empty"&gt;&amp;nbsp;&lt;/td&gt; &lt;th class="title birra_stile"&gt;Stile&lt;/th&gt; &lt;td class="data birra_stile last"&gt;Abbey Tripel&lt;/td&gt; &lt;/tr&gt; &lt;tr class="even"&gt; &lt;th class="title birra_ibu"&gt;IBU&lt;/th&gt; &lt;td class="data birra_ibu"&gt;30&lt;/td&gt; &lt;td class="empty"&gt;&amp;nbsp;&lt;/td&gt; &lt;th class="title birra_temperatura"&gt;Temperatura di servizio&lt;/th&gt; &lt;td class="data birra_temperatura last"&gt;7/9 °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a De Graal Tripel è una birra dal colore dorato carico con una schiuma bianca abbondante ed abbastanza persistente. L’olfatto è pungente con evidenti fragranze speziate (coriandolo); si percepiscono, inoltre, aromi di malto, luppolo, frutta secca (noci), lievito e leggere note fruttate (pera e pesca). Il gusto è dichiaratamente dolce; in bocca si ripete il refrain olfattivo ( coriandolo, pere e noci) con una leggera nota pepata. Il luppolo si affaccia timidamente solo sul finale, in ogni caso dolce. Il corpo spiazza le attese; ci sarebbe da aspettarsi un bel “macigno” ma, al contrario, è di un’equilibrata morbidezza. &lt;/div&gt; &lt;div class="box-collateral box-description"&gt; &lt;span itemprop="description"&gt; &lt;/span&gt; &lt;/div&gt;</text:p>
          </table:table-cell>
        </table:table-row>
        <table:table-row table:style-name="ro2">
          <table:table-cell table:style-name="ce2" office:value-type="string">
            <text:p>1673885941-315</text:p>
          </table:table-cell>
          <table:table-cell table:style-name="ce2" office:value-type="string">
            <text:p>https://www.cantinadellabirra.it/shop/de-graal-dubbel.html</text:p>
          </table:table-cell>
          <table:table-cell table:style-name="ce2" office:value-type="string">
            <text:p>De Graal Dubbel</text:p>
          </table:table-cell>
          <table:table-cell table:style-name="ce2" office:value-type="string">
            <text:p>https://www.cantinadellabirra.it/media/catalog/product/cache/1/image/460x750/9df78eab33525d08d6e5fb8d27136e95/d/e/de_graal_dubbel_33cl_cantina_della_birra.png</text:p>
          </table:table-cell>
          <table:table-cell table:style-name="ce2" office:value-type="string">
            <text:p>Belgio</text:p>
          </table:table-cell>
          <table:table-cell table:style-name="ce2" office:value-type="string">
            <text:p>Abbey Dubbel</text:p>
          </table:table-cell>
          <table:table-cell table:style-name="ce2" office:value-type="string">
            <text:p>Bruno con riflessi arancioni</text:p>
          </table:table-cell>
          <table:table-cell table:style-name="ce2" office:value-type="string">
            <text:p>6.5 %</text:p>
          </table:table-cell>
          <table:table-cell table:style-name="ce2" office:value-type="string">
            <text:p>Coppa</text:p>
          </table:table-cell>
          <table:table-cell table:style-name="ce2" office:value-type="string">
            <text:p>De Graal</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8&lt;/td&gt; &lt;td class="empty"&gt;&amp;nbsp;&lt;/td&gt; &lt;th class="title birra_ratebeer"&gt;Voto RateBeer&lt;/th&gt; &lt;td class="data birra_ratebeer last"&gt;3.24 / 5&lt;/td&gt; &lt;/tr&gt; &lt;tr class="odd"&gt; &lt;th class="title birra_beeradvocade"&gt;Voto Beer Advocate&lt;/th&gt; &lt;td class="data birra_beeradvocade"&gt;81 / 100&lt;/td&gt; &lt;td class="empty"&gt;&amp;nbsp;&lt;/td&gt; &lt;th class="title birra_stile"&gt;Stile&lt;/th&gt; &lt;td class="data birra_stile last"&gt;Abbey Dubbel&lt;/td&gt; &lt;/tr&gt; &lt;tr class="even"&gt; &lt;th class="title birra_ibu"&gt;IBU&lt;/th&gt; &lt;td class="data birra_ibu"&gt;27&lt;/td&gt; &lt;td class="empty"&gt;&amp;nbsp;&lt;/td&gt; &lt;th class="title birra_temperatura"&gt;Temperatura di servizio&lt;/th&gt; &lt;td class="data birra_temperatura last"&gt;7/9 °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Come la sorella bionda, anche nella Dubbel viene eseguito un Dry Hopping (aggiunta di una piccola percentuale di foglie di luppolo a fermentazione avviata, che conferisce un aroma più spiccato di luppolo alla birra). Colore marrone lievemente opalescente, non troppo scuro, con notevoli riflessi ramati. Si distingue per una vivace complessità aromatica che evidenzia toni fruttati di fragola e prugna, floreali ed erbacei da luppolo, ricche note di frutta secca (mandorle e nocciole), fragranze speziate e di miele. In bocca l'ingresso è morbido e dolce di malto caramellato e frutta matura, con un’evidente nota speziata ed una saporosità astringete di luppolo che accompagna tutta la degustazione. Di carbonatazione media, finisce con un retrogusto leggermente erbaceo. &lt;/div&gt; &lt;div class="box-collateral box-description"&gt; &lt;span itemprop="description"&gt; &lt;/span&gt; &lt;/div&gt;</text:p>
          </table:table-cell>
        </table:table-row>
        <table:table-row table:style-name="ro2">
          <table:table-cell table:style-name="ce2" office:value-type="string">
            <text:p>1673885944-316</text:p>
          </table:table-cell>
          <table:table-cell table:style-name="ce2" office:value-type="string">
            <text:p>https://www.cantinadellabirra.it/shop/de-graal-blond.html</text:p>
          </table:table-cell>
          <table:table-cell table:style-name="ce2" office:value-type="string">
            <text:p>De Graal Blond</text:p>
          </table:table-cell>
          <table:table-cell table:style-name="ce2" office:value-type="string">
            <text:p>https://www.cantinadellabirra.it/media/catalog/product/cache/1/image/460x750/9df78eab33525d08d6e5fb8d27136e95/d/e/de_graal_blond_33cl_cantina_della_birra.png</text:p>
          </table:table-cell>
          <table:table-cell table:style-name="ce2" office:value-type="string">
            <text:p>Belgio</text:p>
          </table:table-cell>
          <table:table-cell table:style-name="ce2" office:value-type="string">
            <text:p>Golden Ale / Blonde Ale</text:p>
          </table:table-cell>
          <table:table-cell table:style-name="ce2" office:value-type="string">
            <text:p>Biondo dorato con riflessi arancioni</text:p>
          </table:table-cell>
          <table:table-cell table:style-name="ce2" office:value-type="string">
            <text:p>6.5 %</text:p>
          </table:table-cell>
          <table:table-cell table:style-name="ce2" office:value-type="string">
            <text:p>Pinta</text:p>
          </table:table-cell>
          <table:table-cell table:style-name="ce2" office:value-type="string">
            <text:p>De Graal</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3&lt;/td&gt; &lt;td class="empty"&gt;&amp;nbsp;&lt;/td&gt; &lt;th class="title birra_ratebeer"&gt;Voto RateBeer&lt;/th&gt; &lt;td class="data birra_ratebeer last"&gt;63 / 100&lt;/td&gt; &lt;/tr&gt; &lt;tr class="odd"&gt; &lt;th class="title birra_beeradvocade"&gt;Voto Beer Advocate&lt;/th&gt; &lt;td class="data birra_beeradvocade"&gt;84 / 100&lt;/td&gt; &lt;td class="empty"&gt;&amp;nbsp;&lt;/td&gt; &lt;th class="title birra_stile"&gt;Stile&lt;/th&gt; &lt;td class="data birra_stile last"&gt;Golden Ale / Blonde Ale&lt;/td&gt; &lt;/tr&gt; &lt;tr class="even"&gt; &lt;th class="title birra_ibu"&gt;IBU&lt;/th&gt; &lt;td class="data birra_ibu"&gt;25&lt;/td&gt; &lt;td class="empty"&gt;&amp;nbsp;&lt;/td&gt; &lt;th class="title birra_temperatura"&gt;Temperatura di servizio&lt;/th&gt; &lt;td class="data birra_temperatura last"&gt;6/8°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Birra dal colore dorato con riflessi arancioni dalla schiuma bianca abbastanza copiosa, di media persistenza. Al naso emana freschi sentori di cereali, miele, frutta, floreali, luppolo fresco (viene utilizzata la tecnica del Dry Hopping) e spezie (coriandolo, chiodi di garofano e pepe). In bocca è decisamente equilibrata, con una tendenza dolce di malti chiari, lievito e frutta fresca ben sostenuta da una componente più amaricante che dà vita a un finale equilibrato e lievemente aspro. &lt;br&gt; &lt;br&gt; &lt;/div&gt; &lt;div class="box-collateral box-description"&gt; &lt;span itemprop="description"&gt; &lt;/span&gt; &lt;/div&gt;</text:p>
          </table:table-cell>
        </table:table-row>
        <table:table-row table:style-name="ro2">
          <table:table-cell table:style-name="ce2" office:value-type="string">
            <text:p>1673885947-317</text:p>
          </table:table-cell>
          <table:table-cell table:style-name="ce2" office:value-type="string">
            <text:p>https://www.cantinadellabirra.it/shop/de-la-senne-brussels-calling.html</text:p>
          </table:table-cell>
          <table:table-cell table:style-name="ce2" office:value-type="string">
            <text:p>Brussels Calling</text:p>
          </table:table-cell>
          <table:table-cell table:style-name="ce2" office:value-type="string">
            <text:p>https://www.cantinadellabirra.it/media/catalog/product/cache/1/image/460x750/9df78eab33525d08d6e5fb8d27136e95/b/r/brussels-calling.png</text:p>
          </table:table-cell>
          <table:table-cell table:style-name="ce2" office:value-type="string">
            <text:p>Belgio</text:p>
          </table:table-cell>
          <table:table-cell table:style-name="ce2" office:value-type="string">
            <text:p>Belgian Pale Ale</text:p>
          </table:table-cell>
          <table:table-cell table:style-name="ce2" office:value-type="string">
            <text:p>Dorato opalescente</text:p>
          </table:table-cell>
          <table:table-cell table:style-name="ce4" office:value-type="percentage" office:value="0.06">
            <text:p>6,00%</text:p>
          </table:table-cell>
          <table:table-cell table:style-name="ce2" office:value-type="string">
            <text:p>Pinta</text:p>
          </table:table-cell>
          <table:table-cell table:style-name="ce2" office:value-type="string">
            <text:p>De la Senn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95 / 100&lt;/td&gt; &lt;/tr&gt; &lt;tr class="odd"&gt; &lt;th class="title birra_beeradvocade"&gt;Voto Beer Advocate&lt;/th&gt; &lt;td class="data birra_beeradvocade"&gt;88 / 100&lt;/td&gt; &lt;td class="empty"&gt;&amp;nbsp;&lt;/td&gt; &lt;th class="title birra_stile"&gt;Stile&lt;/th&gt; &lt;td class="data birra_stile last"&gt;Belgian Pal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Realizzata in produzione limitata dalla Brasserie de La Senne e brassata una sola volta all’anno a fine Dicembre in occasione del compleanno del birrificio, questa Belgian Ale dal colore dorato molto nebuloso e con un enorme testa bianca schiumosa e molto persistente, al naso elargisce subito la sua freschezza: fiori, agrumi e frutta la fanno da padroni assieme a finiture speziate e di lievito. In bocca è morbida e pulita ed in principio si presenta leggermente dolce, per poi virare decisamente su toni fruttati, agrumati, floreali ed erbacei donati dal luppolo che in questa birra è l’attore protagonista. Termina con un retrogusto secco ed amaro che lascia il palato pulitissimo. Estremamente dissetante. &lt;/div&gt; &lt;div class="box-collateral box-description"&gt; &lt;span itemprop="description"&gt; &lt;/span&gt; &lt;/div&gt;</text:p>
          </table:table-cell>
        </table:table-row>
        <table:table-row table:style-name="ro2">
          <table:table-cell table:style-name="ce2" office:value-type="string">
            <text:p>1673885949-318</text:p>
          </table:table-cell>
          <table:table-cell table:style-name="ce2" office:value-type="string">
            <text:p>https://www.cantinadellabirra.it/shop/de-la-senne-black-in-japan.html</text:p>
          </table:table-cell>
          <table:table-cell table:style-name="ce2" office:value-type="string">
            <text:p>Black In Japan</text:p>
          </table:table-cell>
          <table:table-cell table:style-name="ce2" office:value-type="string">
            <text:p>https://www.cantinadellabirra.it/media/catalog/product/cache/1/image/460x750/9df78eab33525d08d6e5fb8d27136e95/b/l/black_in_japan_cantina_della_birra.png</text:p>
          </table:table-cell>
          <table:table-cell table:style-name="ce2" office:value-type="string">
            <text:p>Belgio</text:p>
          </table:table-cell>
          <table:table-cell table:style-name="ce2" office:value-type="string">
            <text:p>Black India Pale Ale</text:p>
          </table:table-cell>
          <table:table-cell table:style-name="ce2" office:value-type="string">
            <text:p>bruno intenso</text:p>
          </table:table-cell>
          <table:table-cell table:style-name="ce2" office:value-type="string">
            <text:p>7.2 %</text:p>
          </table:table-cell>
          <table:table-cell table:style-name="ce2" office:value-type="string">
            <text:p>Pinta</text:p>
          </table:table-cell>
          <table:table-cell table:style-name="ce2" office:value-type="string">
            <text:p>De la Senn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lt;/td&gt; &lt;td class="empty"&gt;&amp;nbsp;&lt;/td&gt; &lt;th class="title birra_ratebeer"&gt;Voto RateBeer&lt;/th&gt; &lt;td class="data birra_ratebeer last"&gt;97 / 100&lt;/td&gt; &lt;/tr&gt; &lt;tr class="odd"&gt; &lt;th class="title birra_beeradvocade"&gt;Voto Beer Advocate&lt;/th&gt; &lt;td class="data birra_beeradvocade"&gt;88 / 100&lt;/td&gt; &lt;td class="empty"&gt;&amp;nbsp;&lt;/td&gt; &lt;th class="title birra_stile"&gt;Stile&lt;/th&gt; &lt;td class="data birra_stile last"&gt;Black India Pale Ale&lt;/td&gt; &lt;/tr&gt; &lt;tr class="even"&gt; &lt;th class="title birra_temperatura"&gt;Temperatura di servizio&lt;/th&gt; &lt;td class="data birra_temperatura"&gt;7/9°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Prodotta in collaborazione con Luc “Bim” Lafontaine, capo birraio della famigerata Brasserie “Dieu du Ciel” di Montreal, viene brassata con l’utilizzo del luppolo giapponese Sorachi Ace. Si presenta con un colore bruno intenso e con una schiuma abbondante e discretamente persistente. L’aroma è luppolato con note citriche ed agrumate ben sviluppate, contornate da lievi sentori erbacei e quelli più decisi dei malti tostati che ricordano il caffè e il cacao. L’ingresso in bocca è maltato, con le note tostate del caffè e del cioccolato amaro subito avvertibili; evolve poi verso i canoni luppolati ed agrumati del Sorachi Ace. Scorza d’arancio, pompelmo, ma soprattutto il limone sono le note più facilmente distinguibili. Queste note luppolate si riallacciano a quelle tostate del caffè, caratterizzando insieme ad esse il lungo e secco retrogusto. &lt;/div&gt; &lt;div class="box-collateral box-description"&gt; &lt;span itemprop="description"&gt; &lt;/span&gt; &lt;/div&gt;</text:p>
          </table:table-cell>
        </table:table-row>
        <table:table-row table:style-name="ro2">
          <table:table-cell table:style-name="ce2" office:value-type="string">
            <text:p>1673885952-319</text:p>
          </table:table-cell>
          <table:table-cell table:style-name="ce2" office:value-type="string">
            <text:p>https://www.cantinadellabirra.it/shop/retorto-malanima.html</text:p>
          </table:table-cell>
          <table:table-cell table:style-name="ce2" office:value-type="string">
            <text:p>Malanima</text:p>
          </table:table-cell>
          <table:table-cell table:style-name="ce2" office:value-type="string">
            <text:p>https://www.cantinadellabirra.it/media/catalog/product/cache/1/image/460x750/9df78eab33525d08d6e5fb8d27136e95/m/a/malanima_50cl_cantina_della_birra_2.png</text:p>
          </table:table-cell>
          <table:table-cell table:style-name="ce2" office:value-type="string">
            <text:p>Italia</text:p>
          </table:table-cell>
          <table:table-cell table:style-name="ce2" office:value-type="string">
            <text:p>Barley Wine</text:p>
          </table:table-cell>
          <table:table-cell table:style-name="ce2" office:value-type="string">
            <text:p>Scuro</text:p>
          </table:table-cell>
          <table:table-cell table:style-name="ce2" office:value-type="string">
            <text:p>12.5 %</text:p>
          </table:table-cell>
          <table:table-cell table:style-name="ce2" office:value-type="string">
            <text:p>Balloon</text:p>
          </table:table-cell>
          <table:table-cell table:style-name="ce2" office:value-type="string">
            <text:p>Retort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7.00&lt;/td&gt; &lt;td class="empty"&gt;&amp;nbsp;&lt;/td&gt; &lt;th class="title birra_gusto"&gt;Sottostile&lt;/th&gt; &lt;td class="data birra_gusto last"&gt;English Barley Wine&lt;/td&gt; &lt;/tr&gt; &lt;tr class="odd"&gt; &lt;th class="title birra_stile"&gt;Stile&lt;/th&gt; &lt;td class="data birra_stile"&gt;Barley Wine&lt;/td&gt; &lt;td class="empty"&gt;&amp;nbsp;&lt;/td&gt; &lt;th class="title birra_temperatura"&gt;Temperatura di servizio&lt;/th&gt; &lt;td class="data birra_temperatura last"&gt;10° - 12°C&lt;/td&gt; &lt;/tr&gt; &lt;tr class="even"&gt; &lt;th class="title birra_confezioni"&gt;Formati disponibili&lt;/th&gt; &lt;td class="data birra_confezioni"&gt;Bottiglia 50cl&lt;/td&gt; &lt;td class="empty"&gt;&amp;nbsp;&lt;/td&gt; &lt;th class="title birra_extra"&gt;Extra&lt;/th&gt; &lt;td class="data birra_extra last"&gt;Da non perdere&lt;/td&gt; &lt;/tr&gt; &lt;tr class="last odd"&gt; &lt;th class="title allergeni"&gt;Allergeni&lt;/th&gt; &lt;td class="data allergeni last"&gt;Orzo&lt;/td&gt; &lt;/tr&gt;&lt;/tbody&gt; &lt;/table&gt; &lt;script type="text/javascript"&gt;decorateTable('product-attribute-specs-table')&lt;/script&gt; &lt;div class="std" id="block-desc-product"&gt; Edizione limitatissima della Malalingua invecchiata 9 mesi in caratello di Vin Santo di produzione del territorio. Per garantire una qualità impareggiabile vengono imbottigliate solo quello che il caratello può fornire, circa 400 bottiglie da 0,5 litri per cui tutto il processo viene svolto manualmente, compresi etichettatura, tappatura e confezionamento. Ogni bottiglia viene singolarmente numerata, sempre con procedura manuale, al fine di rimarcare l’unicità di ogni bicchiere. &lt;/div&gt; &lt;div class="box-collateral box-description"&gt; &lt;span itemprop="description"&gt; &lt;/span&gt; &lt;/div&gt;</text:p>
          </table:table-cell>
        </table:table-row>
        <table:table-row table:style-name="ro2">
          <table:table-cell table:style-name="ce2" office:value-type="string">
            <text:p>1673885954-320</text:p>
          </table:table-cell>
          <table:table-cell table:style-name="ce2" office:value-type="string">
            <text:p>https://www.cantinadellabirra.it/shop/retorto-malalingua.html</text:p>
          </table:table-cell>
          <table:table-cell table:style-name="ce2" office:value-type="string">
            <text:p>Malalingua</text:p>
          </table:table-cell>
          <table:table-cell table:style-name="ce2" office:value-type="string">
            <text:p>https://www.cantinadellabirra.it/media/catalog/product/cache/1/image/460x750/9df78eab33525d08d6e5fb8d27136e95/m/a/malalingua-big.png</text:p>
          </table:table-cell>
          <table:table-cell table:style-name="ce2" office:value-type="string">
            <text:p>Italia</text:p>
          </table:table-cell>
          <table:table-cell table:style-name="ce2" office:value-type="string">
            <text:p>Barley Wine</text:p>
          </table:table-cell>
          <table:table-cell table:style-name="ce2" office:value-type="string">
            <text:p>Scuro</text:p>
          </table:table-cell>
          <table:table-cell table:style-name="ce4" office:value-type="percentage" office:value="0.12">
            <text:p>12,00%</text:p>
          </table:table-cell>
          <table:table-cell table:style-name="ce2" office:value-type="string">
            <text:p>Balloon</text:p>
          </table:table-cell>
          <table:table-cell table:style-name="ce2" office:value-type="string">
            <text:p>Retort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7.00&lt;/td&gt; &lt;td class="empty"&gt;&amp;nbsp;&lt;/td&gt; &lt;th class="title birra_ratebeer"&gt;Voto RateBeer&lt;/th&gt; &lt;td class="data birra_ratebeer last"&gt;3.83 / 5&lt;/td&gt; &lt;/tr&gt; &lt;tr class="odd"&gt; &lt;th class="title birra_gusto"&gt;Sottostile&lt;/th&gt; &lt;td class="data birra_gusto"&gt;English Barley Wine&lt;/td&gt; &lt;td class="empty"&gt;&amp;nbsp;&lt;/td&gt; &lt;th class="title birra_stile"&gt;Stile&lt;/th&gt; &lt;td class="data birra_stile last"&gt;Barley Wine&lt;/td&gt; &lt;/tr&gt; &lt;tr class="even"&gt; &lt;th class="title birra_temperatura"&gt;Temperatura di servizio&lt;/th&gt; &lt;td class="data birra_temperatura"&gt;10° - 12°C&lt;/td&gt; &lt;td class="empty"&gt;&amp;nbsp;&lt;/td&gt; &lt;th class="title birra_confezioni"&gt;Formati disponibili&lt;/th&gt; &lt;td class="data birra_confezioni last"&gt;Bottiglia 50cl&lt;/td&gt; &lt;/tr&gt; &lt;tr class="last odd"&gt; &lt;th class="title birra_extra"&gt;Extra&lt;/th&gt; &lt;td class="data birra_extra"&gt;Da non perdere&lt;/td&gt; &lt;td class="empty"&gt;&amp;nbsp;&lt;/td&gt; &lt;th class="title allergeni"&gt;Allergeni&lt;/th&gt; &lt;td class="data allergeni last"&gt;Orzo&lt;/td&gt; &lt;/tr&gt; &lt;/tbody&gt; &lt;/table&gt; &lt;script type="text/javascript"&gt;decorateTable('product-attribute-specs-table')&lt;/script&gt; &lt;div class="std" id="block-desc-product"&gt; Questa birra, prodotta in classico stile Barley Wine inglese, si veste con un abito dal colore ramato scuro. Aromi di frutta rossa sotto spirito, cacao, caramello e una sottile vena di torreffatto. In bocca è calda ed avvolgente, morbida e raffinata ma allo stesso tempo equilibrata con un finale abbastanza secco. La Malalingua del Birrificio Retorto ha primeggiato nel Campionato Italiano Birre Artigianali 2013 nella sua categoria.&lt;br&gt; &lt;br&gt; &lt;strong&gt;Birra dell'anno 2016&lt;/strong&gt;&lt;br&gt; &lt;u&gt;3° Classificata categoria 13 - Alta fermentazione, alto grado alcolico di ispirazione angloamericana (Barley Wine)&lt;/u&gt; &lt;/div&gt; &lt;div class="box-collateral box-description"&gt; &lt;span itemprop="description"&gt; &lt;/span&gt; &lt;/div&gt;</text:p>
          </table:table-cell>
        </table:table-row>
        <table:table-row table:style-name="ro2">
          <table:table-cell table:style-name="ce2" office:value-type="string">
            <text:p>1673885957-321</text:p>
          </table:table-cell>
          <table:table-cell table:style-name="ce2" office:value-type="string">
            <text:p>https://www.cantinadellabirra.it/shop/flea-calice-strong.html</text:p>
          </table:table-cell>
          <table:table-cell table:style-name="ce2" office:value-type="string">
            <text:p>Calice Flea Strong</text:p>
          </table:table-cell>
          <table:table-cell table:style-name="ce2" office:value-type="string">
            <text:p>https://www.cantinadellabirra.it/media/catalog/product/cache/1/image/460x750/9df78eab33525d08d6e5fb8d27136e95/c/a/calice-strong-birra-flea_002__3.png</text:p>
          </table:table-cell>
          <table:table-cell table:number-columns-repeated="8" table:style-name="ce2" office:value-type="string">
            <text:p>null</text:p>
          </table:table-cell>
        </table:table-row>
        <table:table-row table:style-name="ro2">
          <table:table-cell table:style-name="ce2" office:value-type="string">
            <text:p>1673885959-322</text:p>
          </table:table-cell>
          <table:table-cell table:style-name="ce2" office:value-type="string">
            <text:p>https://www.cantinadellabirra.it/shop/shipyard-brewing-company-pinta-monkey-fist.html</text:p>
          </table:table-cell>
          <table:table-cell table:style-name="ce2" office:value-type="string">
            <text:p>Pinta Shipyard Monkey Fist</text:p>
          </table:table-cell>
          <table:table-cell table:style-name="ce2" office:value-type="string">
            <text:p>https://www.cantinadellabirra.it/media/catalog/product/cache/1/image/460x750/9df78eab33525d08d6e5fb8d27136e95/p/i/pinta_shypyard_monkey__1.png</text:p>
          </table:table-cell>
          <table:table-cell table:number-columns-repeated="8" table:style-name="ce2" office:value-type="string">
            <text:p>null</text:p>
          </table:table-cell>
        </table:table-row>
        <table:table-row table:style-name="ro2">
          <table:table-cell table:style-name="ce2" office:value-type="string">
            <text:p>1673885962-323</text:p>
          </table:table-cell>
          <table:table-cell table:style-name="ce2" office:value-type="string">
            <text:p>https://www.cantinadellabirra.it/shop/shipyard-brewing-company-pinta-blue-fin-stout.html</text:p>
          </table:table-cell>
          <table:table-cell table:style-name="ce2" office:value-type="string">
            <text:p>Pinta Shipyard Blue Fin Stout</text:p>
          </table:table-cell>
          <table:table-cell table:style-name="ce2" office:value-type="string">
            <text:p>https://www.cantinadellabirra.it/media/catalog/product/cache/1/image/460x750/9df78eab33525d08d6e5fb8d27136e95/p/i/pinta_shipyard_1.png</text:p>
          </table:table-cell>
          <table:table-cell table:number-columns-repeated="8" table:style-name="ce2" office:value-type="string">
            <text:p>null</text:p>
          </table:table-cell>
        </table:table-row>
        <table:table-row table:style-name="ro2">
          <table:table-cell table:style-name="ce2" office:value-type="string">
            <text:p>1673885964-324</text:p>
          </table:table-cell>
          <table:table-cell table:style-name="ce2" office:value-type="string">
            <text:p>https://www.cantinadellabirra.it/shop/birrificio-brewdog-bicchiere-cilindrico.html</text:p>
          </table:table-cell>
          <table:table-cell table:style-name="ce2" office:value-type="string">
            <text:p>Bicchiere cilindrico BrewDog Fake Lager</text:p>
          </table:table-cell>
          <table:table-cell table:style-name="ce2" office:value-type="string">
            <text:p>https://www.cantinadellabirra.it/media/catalog/product/cache/1/image/460x750/9df78eab33525d08d6e5fb8d27136e95/c/o/colonna_brewdog.png</text:p>
          </table:table-cell>
          <table:table-cell table:number-columns-repeated="8" table:style-name="ce2" office:value-type="string">
            <text:p>null</text:p>
          </table:table-cell>
        </table:table-row>
        <table:table-row table:style-name="ro2">
          <table:table-cell table:style-name="ce2" office:value-type="string">
            <text:p>1673885967-325</text:p>
          </table:table-cell>
          <table:table-cell table:style-name="ce2" office:value-type="string">
            <text:p>https://www.cantinadellabirra.it/shop/birrificio-brewdog-pinta-5-am.html</text:p>
          </table:table-cell>
          <table:table-cell table:style-name="ce2" office:value-type="string">
            <text:p>Pinta BrewDog 5 A.M</text:p>
          </table:table-cell>
          <table:table-cell table:style-name="ce2" office:value-type="string">
            <text:p>https://www.cantinadellabirra.it/media/catalog/product/cache/1/image/460x750/9df78eab33525d08d6e5fb8d27136e95/p/i/pinta_brewdog_2.png</text:p>
          </table:table-cell>
          <table:table-cell table:number-columns-repeated="8" table:style-name="ce2" office:value-type="string">
            <text:p>null</text:p>
          </table:table-cell>
        </table:table-row>
        <table:table-row table:style-name="ro2">
          <table:table-cell table:style-name="ce2" office:value-type="string">
            <text:p>1673885969-326</text:p>
          </table:table-cell>
          <table:table-cell table:style-name="ce2" office:value-type="string">
            <text:p>https://www.cantinadellabirra.it/shop/birra-amarcord-bodega-amarcord.html</text:p>
          </table:table-cell>
          <table:table-cell table:style-name="ce2" office:value-type="string">
            <text:p>Bodega Amarcord</text:p>
          </table:table-cell>
          <table:table-cell table:style-name="ce2" office:value-type="string">
            <text:p>https://www.cantinadellabirra.it/media/catalog/product/cache/1/image/460x750/9df78eab33525d08d6e5fb8d27136e95/b/o/bodega..png</text:p>
          </table:table-cell>
          <table:table-cell table:number-columns-repeated="8" table:style-name="ce2" office:value-type="string">
            <text:p>null</text:p>
          </table:table-cell>
        </table:table-row>
        <table:table-row table:style-name="ro2">
          <table:table-cell table:style-name="ce2" office:value-type="string">
            <text:p>1673885972-327</text:p>
          </table:table-cell>
          <table:table-cell table:style-name="ce2" office:value-type="string">
            <text:p>https://www.cantinadellabirra.it/shop/birra-del-borgo-perle-ai-porci.html</text:p>
          </table:table-cell>
          <table:table-cell table:style-name="ce2" office:value-type="string">
            <text:p>Perle ai Porci</text:p>
          </table:table-cell>
          <table:table-cell table:style-name="ce2" office:value-type="string">
            <text:p>https://www.cantinadellabirra.it/media/catalog/product/cache/1/image/460x750/9df78eab33525d08d6e5fb8d27136e95/p/e/perle_ai_porci_33cl_2021.png</text:p>
          </table:table-cell>
          <table:table-cell table:style-name="ce2" office:value-type="string">
            <text:p>Italia</text:p>
          </table:table-cell>
          <table:table-cell table:style-name="ce2" office:value-type="string">
            <text:p>Stout</text:p>
          </table:table-cell>
          <table:table-cell table:style-name="ce2" office:value-type="string">
            <text:p>Nero</text:p>
          </table:table-cell>
          <table:table-cell table:style-name="ce2" office:value-type="string">
            <text:p>5.2 %</text:p>
          </table:table-cell>
          <table:table-cell table:style-name="ce2" office:value-type="string">
            <text:p>Pinta</text:p>
          </table:table-cell>
          <table:table-cell table:style-name="ce2" office:value-type="string">
            <text:p>Birra del Borg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2&lt;/td&gt; &lt;td class="empty"&gt;&amp;nbsp;&lt;/td&gt; &lt;th class="title birra_ratebeer"&gt;Voto RateBeer&lt;/th&gt; &lt;td class="data birra_ratebeer last"&gt;89 / 100&lt;/td&gt; &lt;/tr&gt; &lt;tr class="odd"&gt; &lt;th class="title birra_beeradvocade"&gt;Voto Beer Advocate&lt;/th&gt; &lt;td class="data birra_beeradvocade"&gt;80 / 100&lt;/td&gt; &lt;td class="empty"&gt;&amp;nbsp;&lt;/td&gt; &lt;th class="title birra_ebc"&gt;EBC&lt;/th&gt; &lt;td class="data birra_ebc last"&gt;89&lt;/td&gt; &lt;/tr&gt; &lt;tr class="even"&gt; &lt;th class="title birra_gusto"&gt;Sottostile&lt;/th&gt; &lt;td class="data birra_gusto"&gt;Oyster Stout&lt;/td&gt; &lt;td class="empty"&gt;&amp;nbsp;&lt;/td&gt; &lt;th class="title birra_stile"&gt;Stile&lt;/th&gt; &lt;td class="data birra_stile last"&gt;Stout&lt;/td&gt; &lt;/tr&gt; &lt;tr class="odd"&gt; &lt;th class="title birra_ibu"&gt;IBU&lt;/th&gt; &lt;td class="data birra_ibu"&gt;39&lt;/td&gt; &lt;td class="empty"&gt;&amp;nbsp;&lt;/td&gt; &lt;th class="title birra_temperatura"&gt;Temperatura di servizio&lt;/th&gt; &lt;td class="data birra_temperatura last"&gt;12°C&lt;/td&gt; &lt;/tr&gt; &lt;tr class="even"&gt; &lt;th class="title birra_confezioni"&gt;Formati disponibili&lt;/th&gt; &lt;td class="data birra_confezioni"&gt;Bottiglia 33cl&lt;/td&gt; &lt;td class="empty"&gt;&amp;nbsp;&lt;/td&gt; &lt;th class="title birra_extra"&gt;Extra&lt;/th&gt; &lt;td class="data birra_extra last"&gt;Da non perdere&lt;/td&gt; &lt;/tr&gt; &lt;tr class="last odd"&gt; &lt;th class="title allergeni"&gt;Allergeni&lt;/th&gt; &lt;td class="data allergeni last"&gt;Orzo&lt;/td&gt; &lt;/tr&gt;&lt;/tbody&gt; &lt;/table&gt; &lt;script type="text/javascript"&gt;decorateTable('product-attribute-specs-table')&lt;/script&gt; &lt;div class="std" id="block-desc-product"&gt; &lt;p&gt;Ispirata alla tradizione nordica, è una stout a cui aggiungiamo durante la bollitura ostriche fresche (Fin de Claire bretoni) e Telline del Litorale Romano Presidio Slow Food (per dare un tocco di territorialità!) con tutto il guscio.&lt;/p&gt;&lt;br&gt; &lt;p&gt;Al naso presenta belle note tostate e leggermente sapide, minerali. In bocca risulta morbida e piena, con un piacevole finale salmastro, ma non invadente, dato dai molluschi.&lt;/p&gt;&lt;br&gt; &lt;p&gt;&lt;strong&gt;&lt;em&gt;Abbinamenti:&lt;/em&gt; &lt;/strong&gt;Ostriche e molluschi, per ricreare le emozioni dell’Oyster Day!&lt;/p&gt; &lt;/div&gt; &lt;div class="box-collateral box-description"&gt; &lt;span itemprop="description"&gt; &lt;/span&gt; &lt;/div&gt;</text:p>
          </table:table-cell>
        </table:table-row>
        <table:table-row table:style-name="ro2">
          <table:table-cell table:style-name="ce2" office:value-type="string">
            <text:p>1673885974-328</text:p>
          </table:table-cell>
          <table:table-cell table:style-name="ce2" office:value-type="string">
            <text:p>https://www.cantinadellabirra.it/shop/birra-amarcord-calice-ama.html</text:p>
          </table:table-cell>
          <table:table-cell table:style-name="ce2" office:value-type="string">
            <text:p>Calice AMA</text:p>
          </table:table-cell>
          <table:table-cell table:style-name="ce2" office:value-type="string">
            <text:p>https://www.cantinadellabirra.it/media/catalog/product/cache/1/image/460x750/9df78eab33525d08d6e5fb8d27136e95/c/a/calice_ama_3.png</text:p>
          </table:table-cell>
          <table:table-cell table:number-columns-repeated="8" table:style-name="ce2" office:value-type="string">
            <text:p>null</text:p>
          </table:table-cell>
        </table:table-row>
        <table:table-row table:style-name="ro2">
          <table:table-cell table:style-name="ce2" office:value-type="string">
            <text:p>1673885977-329</text:p>
          </table:table-cell>
          <table:table-cell table:style-name="ce2" office:value-type="string">
            <text:p>https://www.cantinadellabirra.it/shop/klosterbrauerei-reutberg-colonna-biconica.html</text:p>
          </table:table-cell>
          <table:table-cell table:style-name="ce2" office:value-type="string">
            <text:p>Colonna Biconica Reutberger</text:p>
          </table:table-cell>
          <table:table-cell table:style-name="ce2" office:value-type="string">
            <text:p>https://www.cantinadellabirra.it/media/catalog/product/cache/1/image/460x750/9df78eab33525d08d6e5fb8d27136e95/c/o/colonna_biconica.reutberg_1.png</text:p>
          </table:table-cell>
          <table:table-cell table:number-columns-repeated="8" table:style-name="ce2" office:value-type="string">
            <text:p>null</text:p>
          </table:table-cell>
        </table:table-row>
        <table:table-row table:style-name="ro2">
          <table:table-cell table:style-name="ce2" office:value-type="string">
            <text:p>1673885980-330</text:p>
          </table:table-cell>
          <table:table-cell table:style-name="ce2" office:value-type="string">
            <text:p>https://www.cantinadellabirra.it/shop/birrificio-indipendente-elav-no-war-rye-ipa.html</text:p>
          </table:table-cell>
          <table:table-cell table:style-name="ce2" office:value-type="string">
            <text:p>No War Rye IPA</text:p>
          </table:table-cell>
          <table:table-cell table:style-name="ce2" office:value-type="string">
            <text:p>https://www.cantinadellabirra.it/media/catalog/product/cache/1/image/460x750/9df78eab33525d08d6e5fb8d27136e95/n/o/no_war_33.png</text:p>
          </table:table-cell>
          <table:table-cell table:style-name="ce2" office:value-type="string">
            <text:p>Italia</text:p>
          </table:table-cell>
          <table:table-cell table:style-name="ce2" office:value-type="string">
            <text:p>IPA India Pale Ale</text:p>
          </table:table-cell>
          <table:table-cell table:style-name="ce2" office:value-type="string">
            <text:p>Giallo intenso</text:p>
          </table:table-cell>
          <table:table-cell table:style-name="ce2" office:value-type="string">
            <text:p>6.9 %</text:p>
          </table:table-cell>
          <table:table-cell table:style-name="ce2" office:value-type="string">
            <text:p>Pinta</text:p>
          </table:table-cell>
          <table:table-cell table:style-name="ce2" office:value-type="string">
            <text:p>Elav</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83 / 100&lt;/td&gt; &lt;/tr&gt; &lt;tr class="odd"&gt; &lt;th class="title birra_beeradvocade"&gt;Voto Beer Advocate&lt;/th&gt; &lt;td class="data birra_beeradvocade"&gt;3.8 / 5&lt;/td&gt; &lt;td class="empty"&gt;&amp;nbsp;&lt;/td&gt; &lt;th class="title birra_gusto"&gt;Sottostile&lt;/th&gt; &lt;td class="data birra_gusto last"&gt;Rye Ipa&lt;/td&gt; &lt;/tr&gt; &lt;tr class="even"&gt; &lt;th class="title birra_stile"&gt;Stile&lt;/th&gt; &lt;td class="data birra_stile"&gt;IPA India Pale Ale&lt;/td&gt; &lt;td class="empty"&gt;&amp;nbsp;&lt;/td&gt; &lt;th class="title birra_ibu"&gt;IBU&lt;/th&gt; &lt;td class="data birra_ibu last"&gt;30&lt;/td&gt; &lt;/tr&gt; &lt;tr class="odd"&gt; &lt;th class="title birra_temperatura"&gt;Temperatura di servizio&lt;/th&gt; &lt;td class="data birra_temperatura"&gt;6 / 8°C&lt;/td&gt; &lt;td class="empty"&gt;&amp;nbsp;&lt;/td&gt; &lt;th class="title birra_confezioni"&gt;Formati disponibili&lt;/th&gt; &lt;td class="data birra_confezioni last"&gt;Bottiglia 33cl&lt;/td&gt; &lt;/tr&gt; &lt;tr class="last even"&gt; &lt;th class="title birra_extra"&gt;Extra&lt;/th&gt; &lt;td class="data birra_extra"&gt;Premiata&lt;/td&gt; &lt;td class="empty"&gt;&amp;nbsp;&lt;/td&gt; &lt;th class="title allergeni"&gt;Allergeni&lt;/th&gt; &lt;td class="data allergeni last"&gt;Orzo, Segale&lt;/td&gt; &lt;/tr&gt; &lt;/tbody&gt; &lt;/table&gt; &lt;script type="text/javascript"&gt;decorateTable('product-attribute-specs-table')&lt;/script&gt; &lt;div class="std" id="block-desc-product"&gt; No War Rye Ipa è una birra di segale dal colore giallo intenso, supportata da una luppolatura importante (Citra e Williamette) che amplia elegantemente il suo ventaglio aromatico e accentua il caratteristico aroma speziato tipico della segale. Questo malto rende la birra leggera e secca e la schiuma cremosa e persistente.&lt;br&gt; &lt;br&gt; &lt;strong&gt;Slow Food Guida alle birre d’Italia 2021&lt;/strong&gt;&lt;br&gt; &lt;u&gt;Premiata come Birra Imperdibile (per le caratteristiche organolettiche di assoluto valore e l’equilibrio complessivo)&lt;/u&gt; &lt;/div&gt; &lt;div class="box-collateral box-description"&gt; &lt;span itemprop="description"&gt; &lt;/span&gt; &lt;/div&gt;</text:p>
          </table:table-cell>
        </table:table-row>
        <table:table-row table:style-name="ro2">
          <table:table-cell table:style-name="ce2" office:value-type="string">
            <text:p>1673885982-331</text:p>
          </table:table-cell>
          <table:table-cell table:style-name="ce2" office:value-type="string">
            <text:p>https://www.cantinadellabirra.it/shop/brasserie-de-rochefort-6.html</text:p>
          </table:table-cell>
          <table:table-cell table:style-name="ce2" office:value-type="string">
            <text:p>Rochefort 6</text:p>
          </table:table-cell>
          <table:table-cell table:style-name="ce2" office:value-type="string">
            <text:p>https://www.cantinadellabirra.it/media/catalog/product/cache/1/image/460x750/9df78eab33525d08d6e5fb8d27136e95/r/o/rochefort_6_33cl_cantina_della_birra.png</text:p>
          </table:table-cell>
          <table:table-cell table:style-name="ce2" office:value-type="string">
            <text:p>Belgio</text:p>
          </table:table-cell>
          <table:table-cell table:style-name="ce2" office:value-type="string">
            <text:p>Abbey Dubbel</text:p>
          </table:table-cell>
          <table:table-cell table:style-name="ce2" office:value-type="string">
            <text:p>Marrone con riflessi rame</text:p>
          </table:table-cell>
          <table:table-cell table:style-name="ce2" office:value-type="string">
            <text:p>7.5 %</text:p>
          </table:table-cell>
          <table:table-cell table:style-name="ce2" office:value-type="string">
            <text:p>Coppa</text:p>
          </table:table-cell>
          <table:table-cell table:style-name="ce2" office:value-type="string">
            <text:p>Rochefort</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5&lt;/td&gt; &lt;td class="empty"&gt;&amp;nbsp;&lt;/td&gt; &lt;th class="title birra_ratebeer"&gt;Voto RateBeer&lt;/th&gt; &lt;td class="data birra_ratebeer last"&gt;97 / 100&lt;/td&gt; &lt;/tr&gt; &lt;tr class="odd"&gt; &lt;th class="title birra_beeradvocade"&gt;Voto Beer Advocate&lt;/th&gt; &lt;td class="data birra_beeradvocade"&gt;92 / 100&lt;/td&gt; &lt;td class="empty"&gt;&amp;nbsp;&lt;/td&gt; &lt;th class="title birra_stile"&gt;Stile&lt;/th&gt; &lt;td class="data birra_stile last"&gt;Abbey Dubbel&lt;/td&gt; &lt;/tr&gt; &lt;tr class="even"&gt; &lt;th class="title birra_ibu"&gt;IBU&lt;/th&gt; &lt;td class="data birra_ibu"&gt;35&lt;/td&gt; &lt;td class="empty"&gt;&amp;nbsp;&lt;/td&gt; &lt;th class="title birra_temperatura"&gt;Temperatura di servizio&lt;/th&gt; &lt;td class="data birra_temperatura last"&gt;7 - 9°C&lt;/td&gt; &lt;/tr&gt; &lt;tr class="odd"&gt; &lt;th class="title birra_confezioni"&gt;Formati disponibili&lt;/th&gt; &lt;td class="data birra_confezioni"&gt;Bottiglia 33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Nota anche come “tappo rosso” e prodotta solo una volta all’anno, rappresenta la più antica birra Trappista di Rochefort e sino al 1958 era l'unica imbottigliata sia in bottiglie da 33cl che in bottiglie da 75cl. Naso moderatamente intenso ma abbastanza complesso con calde fragranze maltate (caramello, miele e toffee), fruttate (pera e mela verde), di frutta secca (noci), zucchero candito belga, fenoli speziati (pepe e chiodi di garofano), datteri, accenni agrumati (scorza di limone ed arancia), tenui sentori aspri con un tocco alcolico quando la birra si riscalda. Corpo medio con saturazione vivace. Al palato è intrigante e rotonda con una sensazione in bocca morbida e cremosa e una finitura liscia: il tema principale è una dolcezza abbastanza chiara con note di malto caramellato, frutta, zucchero candito e spezie, bilanciata da una leggera e piccante amarezza erbacea (più evidente nel retrogusto) con un accenno di tè Darjeeling. Finale secco, speziato, leggermente acidulo con una discreta alcolicità e qualche nota terrosa.&lt;br&gt; &lt;br&gt; &lt;/div&gt; &lt;div class="box-collateral box-description"&gt; &lt;span itemprop="description"&gt; &lt;/span&gt; &lt;/div&gt;</text:p>
          </table:table-cell>
        </table:table-row>
        <table:table-row table:style-name="ro2">
          <table:table-cell table:style-name="ce2" office:value-type="string">
            <text:p>1673885985-332</text:p>
          </table:table-cell>
          <table:table-cell table:style-name="ce2" office:value-type="string">
            <text:p>https://www.cantinadellabirra.it/shop/la-trappe-dubbel.html</text:p>
          </table:table-cell>
          <table:table-cell table:style-name="ce2" office:value-type="string">
            <text:p>La Trappe Dubbel</text:p>
          </table:table-cell>
          <table:table-cell table:style-name="ce2" office:value-type="string">
            <text:p>https://www.cantinadellabirra.it/media/catalog/product/cache/1/image/460x750/9df78eab33525d08d6e5fb8d27136e95/b/i/birra_la_trappe_blonde_1_3x24_.png</text:p>
          </table:table-cell>
          <table:table-cell table:style-name="ce2" office:value-type="string">
            <text:p>Olanda</text:p>
          </table:table-cell>
          <table:table-cell table:style-name="ce2" office:value-type="string">
            <text:p>Abbey Dubbel</text:p>
          </table:table-cell>
          <table:table-cell table:style-name="ce2" office:value-type="string">
            <text:p>Ambrato scuro con riflessi rossastri</text:p>
          </table:table-cell>
          <table:table-cell table:style-name="ce4" office:value-type="percentage" office:value="0.07">
            <text:p>7,00%</text:p>
          </table:table-cell>
          <table:table-cell table:style-name="ce2" office:value-type="string">
            <text:p>Coppa</text:p>
          </table:table-cell>
          <table:table-cell table:style-name="ce2" office:value-type="string">
            <text:p>La Trapp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2&lt;/td&gt; &lt;td class="empty"&gt;&amp;nbsp;&lt;/td&gt; &lt;th class="title birra_ratebeer"&gt;Voto RateBeer&lt;/th&gt; &lt;td class="data birra_ratebeer last"&gt;95 / 100&lt;/td&gt; &lt;/tr&gt; &lt;tr class="odd"&gt; &lt;th class="title birra_beeradvocade"&gt;Voto Beer Advocate&lt;/th&gt; &lt;td class="data birra_beeradvocade"&gt;89 / 100&lt;/td&gt; &lt;td class="empty"&gt;&amp;nbsp;&lt;/td&gt; &lt;th class="title birra_stile"&gt;Stile&lt;/th&gt; &lt;td class="data birra_stile last"&gt;Abbey Dubbel&lt;/td&gt; &lt;/tr&gt; &lt;tr class="even"&gt; &lt;th class="title birra_ibu"&gt;IBU&lt;/th&gt; &lt;td class="data birra_ibu"&gt;24&lt;/td&gt; &lt;td class="empty"&gt;&amp;nbsp;&lt;/td&gt; &lt;th class="title birra_temperatura"&gt;Temperatura di servizio&lt;/th&gt; &lt;td class="data birra_temperatura last"&gt;7/9°C&lt;/td&gt; &lt;/tr&gt; &lt;tr class="odd"&gt; &lt;th class="title birra_confezioni"&gt;Formati disponibili&lt;/th&gt; &lt;td class="data birra_confezioni"&gt;Bottiglia 33cl, Bottiglia 75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lt;p&gt;Dal colore ambrato scuro con riflessi rossastri ed una testa di schiuma beige di medie dimensioni e persistenza, promana intense fragranze di frutta matura (mela, ciliegia, banana, frutti di bosco, litchi e prugna), frutta secca (datteri), caramello, zucchero candito, crosta di pane, malto biscottato ed un profumo inebriante speziato di lievito (chiodi di garofano).&lt;br&gt; In bocca dove sostanzialmente ci vengono riproposti le note percepite al naso, è gradevole, strutturata e consistente, con una saporosità dolce di malto, caramello, note di confettura di ciliegie e liquirizia. &lt;br&gt;Molto gradevole la leggera finitura amara che emerge nella parte posteriore della bocca. &lt;br&gt;Il luppolo è presente ed arriva solo a fine corsa donando un retrogusto molto morbido e finemente secco ed amaro.&lt;/p&gt; &lt;/div&gt; &lt;div class="box-collateral box-description"&gt; &lt;span itemprop="description"&gt; &lt;/span&gt; &lt;/div&gt;</text:p>
          </table:table-cell>
        </table:table-row>
        <table:table-row table:style-name="ro2">
          <table:table-cell table:style-name="ce2" office:value-type="string">
            <text:p>1673885988-333</text:p>
          </table:table-cell>
          <table:table-cell table:style-name="ce2" office:value-type="string">
            <text:p>https://www.cantinadellabirra.it/shop/la-trappe-blond.html</text:p>
          </table:table-cell>
          <table:table-cell table:style-name="ce2" office:value-type="string">
            <text:p>La Trappe Blond</text:p>
          </table:table-cell>
          <table:table-cell table:style-name="ce2" office:value-type="string">
            <text:p>https://www.cantinadellabirra.it/media/catalog/product/cache/1/image/460x750/9df78eab33525d08d6e5fb8d27136e95/l/a/la_trappe_blond_cantina_della_birra.png</text:p>
          </table:table-cell>
          <table:table-cell table:style-name="ce2" office:value-type="string">
            <text:p>Olanda</text:p>
          </table:table-cell>
          <table:table-cell table:style-name="ce2" office:value-type="string">
            <text:p>Golden Ale / Blonde Ale</text:p>
          </table:table-cell>
          <table:table-cell table:style-name="ce2" office:value-type="string">
            <text:p>Dorato antico opalescente</text:p>
          </table:table-cell>
          <table:table-cell table:style-name="ce2" office:value-type="string">
            <text:p>6.5%</text:p>
          </table:table-cell>
          <table:table-cell table:style-name="ce2" office:value-type="string">
            <text:p>Pinta</text:p>
          </table:table-cell>
          <table:table-cell table:style-name="ce2" office:value-type="string">
            <text:p>La Trapp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5&lt;/td&gt; &lt;td class="empty"&gt;&amp;nbsp;&lt;/td&gt; &lt;th class="title birra_ratebeer"&gt;Voto RateBeer&lt;/th&gt; &lt;td class="data birra_ratebeer last"&gt;81 / 100&lt;/td&gt; &lt;/tr&gt; &lt;tr class="odd"&gt; &lt;th class="title birra_beeradvocade"&gt;Voto Beer Advocate&lt;/th&gt; &lt;td class="data birra_beeradvocade"&gt;85 / 100&lt;/td&gt; &lt;td class="empty"&gt;&amp;nbsp;&lt;/td&gt; &lt;th class="title birra_stile"&gt;Stile&lt;/th&gt; &lt;td class="data birra_stile last"&gt;Golden Ale / Blonde Ale&lt;/td&gt; &lt;/tr&gt; &lt;tr class="even"&gt; &lt;th class="title birra_ibu"&gt;IBU&lt;/th&gt; &lt;td class="data birra_ibu"&gt;15&lt;/td&gt; &lt;td class="empty"&gt;&amp;nbsp;&lt;/td&gt; &lt;th class="title birra_temperatura"&gt;Temperatura di servizio&lt;/th&gt; &lt;td class="data birra_temperatura last"&gt;6/8°C&lt;/td&gt; &lt;/tr&gt; &lt;tr class="odd"&gt; &lt;th class="title birra_confezioni"&gt;Formati disponibili&lt;/th&gt; &lt;td class="data birra_confezioni"&gt;Bottiglia 33cl, Bottiglia 75cl&lt;/td&gt; &lt;td class="empty"&gt;&amp;nbsp;&lt;/td&gt; &lt;th class="title birra_extra"&gt;Extra&lt;/th&gt; &lt;td class="data birra_extra last"&gt;Birra iconica, Premiata&lt;/td&gt; &lt;/tr&gt; &lt;tr class="last even"&gt; &lt;th class="title allergeni"&gt;Allergeni&lt;/th&gt; &lt;td class="data allergeni last"&gt;Orzo&lt;/td&gt; &lt;/tr&gt;&lt;/tbody&gt; &lt;/table&gt; &lt;script type="text/javascript"&gt;decorateTable('product-attribute-specs-table')&lt;/script&gt; &lt;div class="std" id="block-desc-product"&gt; Si presenta di colore dorato opalescente con schiuma bianca. Il naso viene accolto da leggeri sentori aspri che richiamano la frutta (banana, pera e pesca), sentori agrumati (arancio), note mielate e lievi sentori speziati dati dal lievito utilizzato. Dal corpo leggero e una buona carbonatazione, si percepiscono al palato note di biscotto, pera, banana e note speziate. Finale secco e retrogusto leggermente amaro.&lt;br&gt; &lt;br&gt; &lt;strong&gt;Brussels Beer Challenge 2021&lt;/strong&gt;&lt;br&gt; &lt;u&gt;Medaglia di bronzo nella categoria Trappist Style Blond&lt;/u&gt; &lt;/div&gt; &lt;div class="box-collateral box-description"&gt; &lt;span itemprop="description"&gt; &lt;/span&gt; &lt;/div&gt;</text:p>
          </table:table-cell>
        </table:table-row>
        <table:table-row table:style-name="ro2">
          <table:table-cell table:style-name="ce2" office:value-type="string">
            <text:p>1673885991-334</text:p>
          </table:table-cell>
          <table:table-cell table:style-name="ce2" office:value-type="string">
            <text:p>https://www.cantinadellabirra.it/shop/hibu-vaitra.html</text:p>
          </table:table-cell>
          <table:table-cell table:style-name="ce2" office:value-type="string">
            <text:p>Vaitrà</text:p>
          </table:table-cell>
          <table:table-cell table:style-name="ce2" office:value-type="string">
            <text:p>https://www.cantinadellabirra.it/media/catalog/product/cache/1/image/460x750/9df78eab33525d08d6e5fb8d27136e95/v/a/vaitrajpg.png</text:p>
          </table:table-cell>
          <table:table-cell table:style-name="ce2" office:value-type="string">
            <text:p>Italia</text:p>
          </table:table-cell>
          <table:table-cell table:style-name="ce2" office:value-type="string">
            <text:p>APA American Pale Ale</text:p>
          </table:table-cell>
          <table:table-cell table:style-name="ce2" office:value-type="string">
            <text:p>Ramato</text:p>
          </table:table-cell>
          <table:table-cell table:style-name="ce2" office:value-type="string">
            <text:p>6.3%</text:p>
          </table:table-cell>
          <table:table-cell table:style-name="ce2" office:value-type="string">
            <text:p>Pinta</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5&lt;/td&gt; &lt;td class="empty"&gt;&amp;nbsp;&lt;/td&gt; &lt;th class="title birra_ratebeer"&gt;Voto RateBeer&lt;/th&gt; &lt;td class="data birra_ratebeer last"&gt;82 / 100&lt;/td&gt; &lt;/tr&gt; &lt;tr class="odd"&gt; &lt;th class="title birra_beeradvocade"&gt;Voto Beer Advocate&lt;/th&gt; &lt;td class="data birra_beeradvocade"&gt;3.5 / 5&lt;/td&gt; &lt;td class="empty"&gt;&amp;nbsp;&lt;/td&gt; &lt;th class="title birra_gusto"&gt;Sottostile&lt;/th&gt; &lt;td class="data birra_gusto last"&gt;APA&lt;/td&gt; &lt;/tr&gt; &lt;tr class="even"&gt; &lt;th class="title birra_stile"&gt;Stile&lt;/th&gt; &lt;td class="data birra_stile"&gt;APA American Pale Ale&lt;/td&gt; &lt;td class="empty"&gt;&amp;nbsp;&lt;/td&gt; &lt;th class="title birra_ibu"&gt;IBU&lt;/th&gt; &lt;td class="data birra_ibu last"&gt;60&lt;/td&gt; &lt;/tr&gt; &lt;tr class="odd"&gt; &lt;th class="title birra_temperatura"&gt;Temperatura di servizio&lt;/th&gt; &lt;td class="data birra_temperatura"&gt;10°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Color ambrato con riflessi rame, schiuma cremosa, compatta e persistente. Al naso note di agrumi (mandarino e pompelmo). Corpo medio, bassa carbonazione. In bocca, intenso gusto amaro dove i luppoli americani sono in grande evidenza, ma ben bilanciati dalle note di caramello del malto. &lt;/div&gt; &lt;div class="box-collateral box-description"&gt; &lt;span itemprop="description"&gt; &lt;/span&gt; &lt;/div&gt;</text:p>
          </table:table-cell>
        </table:table-row>
        <table:table-row table:style-name="ro2">
          <table:table-cell table:style-name="ce2" office:value-type="string">
            <text:p>1673885994-335</text:p>
          </table:table-cell>
          <table:table-cell table:style-name="ce2" office:value-type="string">
            <text:p>https://www.cantinadellabirra.it/shop/hibu-tribeca.html</text:p>
          </table:table-cell>
          <table:table-cell table:style-name="ce2" office:value-type="string">
            <text:p>Tribeca</text:p>
          </table:table-cell>
          <table:table-cell table:style-name="ce2" office:value-type="string">
            <text:p>https://www.cantinadellabirra.it/media/catalog/product/cache/1/image/460x750/9df78eab33525d08d6e5fb8d27136e95/h/i/hibu-tribeca-nuova-bott.png</text:p>
          </table:table-cell>
          <table:table-cell table:style-name="ce2" office:value-type="string">
            <text:p>Italia</text:p>
          </table:table-cell>
          <table:table-cell table:style-name="ce2" office:value-type="string">
            <text:p>Barley Wine</text:p>
          </table:table-cell>
          <table:table-cell table:style-name="ce2" office:value-type="string">
            <text:p>Ambrato chiaro</text:p>
          </table:table-cell>
          <table:table-cell table:style-name="ce2" office:value-type="string">
            <text:p>9.5%</text:p>
          </table:table-cell>
          <table:table-cell table:style-name="ce2" office:value-type="string">
            <text:p>Balloon</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9&lt;/td&gt; &lt;td class="empty"&gt;&amp;nbsp;&lt;/td&gt; &lt;th class="title birra_ratebeer"&gt;Voto RateBeer&lt;/th&gt; &lt;td class="data birra_ratebeer last"&gt;2.50 / 5&lt;/td&gt; &lt;/tr&gt; &lt;tr class="odd"&gt; &lt;th class="title birra_gusto"&gt;Sottostile&lt;/th&gt; &lt;td class="data birra_gusto"&gt;English Barley Wine&lt;/td&gt; &lt;td class="empty"&gt;&amp;nbsp;&lt;/td&gt; &lt;th class="title birra_stile"&gt;Stile&lt;/th&gt; &lt;td class="data birra_stile last"&gt;Barley Wine&lt;/td&gt; &lt;/tr&gt; &lt;tr class="even"&gt; &lt;th class="title birra_ibu"&gt;IBU&lt;/th&gt; &lt;td class="data birra_ibu"&gt;50&lt;/td&gt; &lt;td class="empty"&gt;&amp;nbsp;&lt;/td&gt; &lt;th class="title birra_temperatura"&gt;Temperatura di servizio&lt;/th&gt; &lt;td class="data birra_temperatura last"&gt;12°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Colore ambrato chiaro, schiuma fine, cremosa e molto persistente. Al naso: un aroma molto dolce ed etilico, ricco di esteri che richiamano l'albicocca, l'uvetta, la pesca sotto spirito e sentori di frutta candita. Al palato: birra piena, lievemente carbonata, rotonda e morbida in bocca. Al gusto: frutta sotto spirito assieme a note di melassa e caramello. L'alcool è molto ben nascosto. La decisa luppolatura rende l'assaggio equilibrato in modo da non restare mai stucchevole, sul finale un retrogusto morbido, alcolico e vinoso. Il birrificio Hibu ha voluto osare, producendo una birra complessa ma nello stesso tempo facile da bere. L'utilizzo del lievito da Rhum rende maggiormente particolare e caratterizzante il prodotto. &lt;/div&gt; &lt;div class="box-collateral box-description"&gt; &lt;span itemprop="description"&gt; &lt;/span&gt; &lt;/div&gt;</text:p>
          </table:table-cell>
        </table:table-row>
        <table:table-row table:style-name="ro2">
          <table:table-cell table:style-name="ce2" office:value-type="string">
            <text:p>1673885996-336</text:p>
          </table:table-cell>
          <table:table-cell table:style-name="ce2" office:value-type="string">
            <text:p>https://www.cantinadellabirra.it/shop/bavik-de-brabandere-petrus-blond.html</text:p>
          </table:table-cell>
          <table:table-cell table:style-name="ce2" office:value-type="string">
            <text:p>Petrus Blond</text:p>
          </table:table-cell>
          <table:table-cell table:style-name="ce2" office:value-type="string">
            <text:p>https://www.cantinadellabirra.it/media/catalog/product/cache/1/image/460x750/9df78eab33525d08d6e5fb8d27136e95/p/e/petrus_blond_fles_75cl_002_.png</text:p>
          </table:table-cell>
          <table:table-cell table:style-name="ce2" office:value-type="string">
            <text:p>Belgio</text:p>
          </table:table-cell>
          <table:table-cell table:style-name="ce2" office:value-type="string">
            <text:p>Belgian Ale</text:p>
          </table:table-cell>
          <table:table-cell table:style-name="ce2" office:value-type="string">
            <text:p>Oro carico</text:p>
          </table:table-cell>
          <table:table-cell table:style-name="ce2" office:value-type="string">
            <text:p>6.6%</text:p>
          </table:table-cell>
          <table:table-cell table:style-name="ce2" office:value-type="string">
            <text:p>Pinta</text:p>
          </table:table-cell>
          <table:table-cell table:style-name="ce2" office:value-type="string">
            <text:p>Bavik De Brabander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25&lt;/td&gt; &lt;td class="empty"&gt;&amp;nbsp;&lt;/td&gt; &lt;th class="title birra_ratebeer"&gt;Voto RateBeer&lt;/th&gt; &lt;td class="data birra_ratebeer last"&gt;3.09 / 5&lt;/td&gt; &lt;/tr&gt; &lt;tr class="odd"&gt; &lt;th class="title birra_beeradvocade"&gt;Voto Beer Advocate&lt;/th&gt; &lt;td class="data birra_beeradvocade"&gt;80 / 100&lt;/td&gt; &lt;td class="empty"&gt;&amp;nbsp;&lt;/td&gt; &lt;th class="title birra_gusto"&gt;Sottostile&lt;/th&gt; &lt;td class="data birra_gusto last"&gt;Belgian Pale Ale&lt;/td&gt; &lt;/tr&gt; &lt;tr class="even"&gt; &lt;th class="title birra_stile"&gt;Stile&lt;/th&gt; &lt;td class="data birra_stile"&gt;Belgian Ale&lt;/td&gt; &lt;td class="empty"&gt;&amp;nbsp;&lt;/td&gt; &lt;th class="title birra_temperatura"&gt;Temperatura di servizio&lt;/th&gt; &lt;td class="data birra_temperatura last"&gt;8/10°C&lt;/td&gt; &lt;/tr&gt; &lt;tr class="last odd"&gt; &lt;th class="title birra_confezioni"&gt;Formati disponibili&lt;/th&gt; &lt;td class="data birra_confezioni"&gt;Bottiglia 75cl&lt;/td&gt; &lt;td class="empty"&gt;&amp;nbsp;&lt;/td&gt; &lt;th class="title allergeni"&gt;Allergeni&lt;/th&gt; &lt;td class="data allergeni last"&gt;Orzo&lt;/td&gt; &lt;/tr&gt; &lt;/tbody&gt; &lt;/table&gt; &lt;script type="text/javascript"&gt;decorateTable('product-attribute-specs-table')&lt;/script&gt; &lt;div class="std" id="block-desc-product"&gt; Si presenta con un bel colore oro carico, leggermente velato, sormontato da una schiuma bianca, fine e cremosa, con una buona persistenza. L’aroma, pulitissimo, fa risaltare una bella speziatura donata dai lieviti, piacevolmente piccante, seguita da note fruttate di albicocca e polpa d’arancio. In bocca la troviamo molto vivace, con una carbonazione sostenuta, molto piacevole sovrapposta alla speziatura dei lieviti; l’imbocco maltato di pane è seguito da note fruttate che richiamano l’aroma (arancio e albicocca), per un una bevuta che si mantiene sul dolce. Sul finale viene suggerito lo stesso fruttato sciroppato. Ottimo aroma, pulito e convincente. In bocca il livello cala leggermente anche a causa di una pulizia meno accurata. Piacevole da bere e ben fatta. &lt;/div&gt; &lt;div class="box-collateral box-description"&gt; &lt;span itemprop="description"&gt; &lt;/span&gt; &lt;/div&gt;</text:p>
          </table:table-cell>
        </table:table-row>
        <table:table-row table:style-name="ro2">
          <table:table-cell table:style-name="ce2" office:value-type="string">
            <text:p>1673885999-337</text:p>
          </table:table-cell>
          <table:table-cell table:style-name="ce2" office:value-type="string">
            <text:p>https://www.cantinadellabirra.it/shop/hibu-trhibu.html</text:p>
          </table:table-cell>
          <table:table-cell table:style-name="ce2" office:value-type="string">
            <text:p>Trhibu</text:p>
          </table:table-cell>
          <table:table-cell table:style-name="ce2" office:value-type="string">
            <text:p>https://www.cantinadellabirra.it/media/catalog/product/cache/1/image/460x750/9df78eab33525d08d6e5fb8d27136e95/t/r/trhibu.png</text:p>
          </table:table-cell>
          <table:table-cell table:style-name="ce2" office:value-type="string">
            <text:p>Italia</text:p>
          </table:table-cell>
          <table:table-cell table:style-name="ce2" office:value-type="string">
            <text:p>IPA India Pale Ale</text:p>
          </table:table-cell>
          <table:table-cell table:style-name="ce2" office:value-type="string">
            <text:p>Oro intenso</text:p>
          </table:table-cell>
          <table:table-cell table:style-name="ce2" office:value-type="string">
            <text:p>6.9%</text:p>
          </table:table-cell>
          <table:table-cell table:style-name="ce2" office:value-type="string">
            <text:p>Pinta</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lt;/td&gt; &lt;td class="empty"&gt;&amp;nbsp;&lt;/td&gt; &lt;th class="title birra_ratebeer"&gt;Voto RateBeer&lt;/th&gt; &lt;td class="data birra_ratebeer last"&gt;3.50 / 5&lt;/td&gt; &lt;/tr&gt; &lt;tr class="odd"&gt; &lt;th class="title birra_gusto"&gt;Sottostile&lt;/th&gt; &lt;td class="data birra_gusto"&gt;American India Pale Ale&lt;/td&gt; &lt;td class="empty"&gt;&amp;nbsp;&lt;/td&gt; &lt;th class="title birra_stile"&gt;Stile&lt;/th&gt; &lt;td class="data birra_stile last"&gt;IPA India Pale Ale&lt;/td&gt; &lt;/tr&gt; &lt;tr class="even"&gt; &lt;th class="title birra_ibu"&gt;IBU&lt;/th&gt; &lt;td class="data birra_ibu"&gt;60&lt;/td&gt; &lt;td class="empty"&gt;&amp;nbsp;&lt;/td&gt; &lt;th class="title birra_temperatura"&gt;Temperatura di servizio&lt;/th&gt; &lt;td class="data birra_temperatura last"&gt;10°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Si presenta di color oro, molto intenso quasi limpido. La schiuma, molto persistente, è bianca, fine e cremosa. L'aroma pulito è molto gradevole; Spiccano sentori floreali e di agrumi (pompelmo e arancio). Ottima anche al palato, con una bella morbidezza, molto beverina e scorrevole in bocca, decisamente "watery" senza mai essere sfuggente, con una carbonazione media ed un corpo medio. L'imbocco di biscotto è seguito da note di polpa di pompelmo, bilanciate subito da un amaro intenso di resina e scorza di pompelmo, elegante, pulito, mai raschiante. C'è il giusto livello di secchezza, l'alcol è molto ben nascosto e il retrogusto è lungo, intenso e resinoso. &lt;/div&gt; &lt;div class="box-collateral box-description"&gt; &lt;span itemprop="description"&gt; &lt;/span&gt; &lt;/div&gt;</text:p>
          </table:table-cell>
        </table:table-row>
        <table:table-row table:style-name="ro2">
          <table:table-cell table:style-name="ce2" office:value-type="string">
            <text:p>1673886002-338</text:p>
          </table:table-cell>
          <table:table-cell table:style-name="ce2" office:value-type="string">
            <text:p>https://www.cantinadellabirra.it/shop/hibu-mood.html</text:p>
          </table:table-cell>
          <table:table-cell table:style-name="ce2" office:value-type="string">
            <text:p>Mood</text:p>
          </table:table-cell>
          <table:table-cell table:style-name="ce2" office:value-type="string">
            <text:p>https://www.cantinadellabirra.it/media/catalog/product/cache/1/image/460x750/9df78eab33525d08d6e5fb8d27136e95/m/o/mood.png</text:p>
          </table:table-cell>
          <table:table-cell table:style-name="ce2" office:value-type="string">
            <text:p>Italia</text:p>
          </table:table-cell>
          <table:table-cell table:style-name="ce2" office:value-type="string">
            <text:p>Imperial Porter</text:p>
          </table:table-cell>
          <table:table-cell table:style-name="ce2" office:value-type="string">
            <text:p>Marrone scuro</text:p>
          </table:table-cell>
          <table:table-cell table:style-name="ce2" office:value-type="string">
            <text:p>7.5 %</text:p>
          </table:table-cell>
          <table:table-cell table:style-name="ce2" office:value-type="string">
            <text:p>Pinta</text:p>
          </table:table-cell>
          <table:table-cell table:style-name="ce2" office:value-type="string">
            <text:p>Hibu</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5&lt;/td&gt; &lt;td class="empty"&gt;&amp;nbsp;&lt;/td&gt; &lt;th class="title birra_ratebeer"&gt;Voto RateBeer&lt;/th&gt; &lt;td class="data birra_ratebeer last"&gt;3.53 / 5&lt;/td&gt; &lt;/tr&gt; &lt;tr class="odd"&gt; &lt;th class="title birra_stile"&gt;Stile&lt;/th&gt; &lt;td class="data birra_stile"&gt;Imperial Porter&lt;/td&gt; &lt;td class="empty"&gt;&amp;nbsp;&lt;/td&gt; &lt;th class="title birra_ibu"&gt;IBU&lt;/th&gt; &lt;td class="data birra_ibu last"&gt;55&lt;/td&gt; &lt;/tr&gt; &lt;tr class="even"&gt; &lt;th class="title birra_temperatura"&gt;Temperatura di servizio&lt;/th&gt; &lt;td class="data birra_temperatura"&gt;10°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Imperial Porter" atipica di colore marrone scuro con schiuma persistente, fine e cremosa. Al naso una lieve liquirizia, tostature e cioccolato amaro con un aroma molto pulito. L'utilizzo di luppoli non solo europei da un carattere decisamente particolare. In bocca ce grande pulizia e sopratutto un ottimo equilibrio tra tostature (orzo), cioccolato e caffè; più in secondo piano troviamo note di liquirizia e prugna. Ottima pulizia con grande equilibrio tra le varie componenti; l'alcool è praticamente impercettibile, regalando una grande facilità di bevuta che non sacrifica mai l'intensità del gusto. Chiude secca, lasciando un lungo retrogusto amaro di tostature.&lt;br&gt; &lt;br&gt; &lt;/div&gt; &lt;div class="box-collateral box-description"&gt; &lt;span itemprop="description"&gt; &lt;/span&gt; &lt;/div&gt;</text:p>
          </table:table-cell>
        </table:table-row>
        <table:table-row table:style-name="ro2">
          <table:table-cell table:style-name="ce2" office:value-type="string">
            <text:p>1673886004-339</text:p>
          </table:table-cell>
          <table:table-cell table:style-name="ce2" office:value-type="string">
            <text:p>https://www.cantinadellabirra.it/shop/hibu-gotha.html</text:p>
          </table:table-cell>
          <table:table-cell table:style-name="ce2" office:value-type="string">
            <text:p>Gotha</text:p>
          </table:table-cell>
          <table:table-cell table:style-name="ce2" office:value-type="string">
            <text:p>https://www.cantinadellabirra.it/media/catalog/product/cache/1/image/460x750/9df78eab33525d08d6e5fb8d27136e95/g/o/gotha.png</text:p>
          </table:table-cell>
          <table:table-cell table:style-name="ce2" office:value-type="string">
            <text:p>Italia</text:p>
          </table:table-cell>
          <table:table-cell table:style-name="ce2" office:value-type="string">
            <text:p>Abbey Tripel</text:p>
          </table:table-cell>
          <table:table-cell table:style-name="ce2" office:value-type="string">
            <text:p>Giallo carico</text:p>
          </table:table-cell>
          <table:table-cell table:style-name="ce2" office:value-type="string">
            <text:p>7.7 %</text:p>
          </table:table-cell>
          <table:table-cell table:style-name="ce2" office:value-type="string">
            <text:p>Coppa</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7&lt;/td&gt; &lt;td class="empty"&gt;&amp;nbsp;&lt;/td&gt; &lt;th class="title birra_ratebeer"&gt;Voto RateBeer&lt;/th&gt; &lt;td class="data birra_ratebeer last"&gt;2.88 / 5&lt;/td&gt; &lt;/tr&gt; &lt;tr class="odd"&gt; &lt;th class="title birra_gusto"&gt;Sottostile&lt;/th&gt; &lt;td class="data birra_gusto"&gt;Triple Hop&lt;/td&gt; &lt;td class="empty"&gt;&amp;nbsp;&lt;/td&gt; &lt;th class="title birra_stile"&gt;Stile&lt;/th&gt; &lt;td class="data birra_stile last"&gt;Abbey Tripel&lt;/td&gt; &lt;/tr&gt; &lt;tr class="even"&gt; &lt;th class="title birra_ibu"&gt;IBU&lt;/th&gt; &lt;td class="data birra_ibu"&gt;40&lt;/td&gt; &lt;td class="empty"&gt;&amp;nbsp;&lt;/td&gt; &lt;th class="title birra_temperatura"&gt;Temperatura di servizio&lt;/th&gt; &lt;td class="data birra_temperatura last"&gt;12°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a ricerca della qualità e l'affinamento della tecnica birraia del Birrificio Hibu trovano la loro massima espressione in questa birra in classico stile belga. Il colore giallo carico di schiuma persistente sono il preludio di una birra dalle note speziate e di frutta, tendente all' agrumato. La percezione di una birra più alcolica è presente ma non intensa come la gradazione porterebbe a pensare. La dolcezza iniziale più marcata, viene perfettamente controbilanciata da un amaro non persistente sul finale.&lt;br&gt; &lt;/div&gt; &lt;div class="box-collateral box-description"&gt; &lt;span itemprop="description"&gt; &lt;/span&gt; &lt;/div&gt;</text:p>
          </table:table-cell>
        </table:table-row>
        <table:table-row table:style-name="ro2">
          <table:table-cell table:style-name="ce2" office:value-type="string">
            <text:p>1673886007-340</text:p>
          </table:table-cell>
          <table:table-cell table:style-name="ce2" office:value-type="string">
            <text:p>https://www.cantinadellabirra.it/shop/hibu-entropia.html</text:p>
          </table:table-cell>
          <table:table-cell table:style-name="ce2" office:value-type="string">
            <text:p>Entropia</text:p>
          </table:table-cell>
          <table:table-cell table:style-name="ce2" office:value-type="string">
            <text:p>https://www.cantinadellabirra.it/media/catalog/product/cache/1/image/460x750/9df78eab33525d08d6e5fb8d27136e95/e/n/entropia.png</text:p>
          </table:table-cell>
          <table:table-cell table:style-name="ce2" office:value-type="string">
            <text:p>Italia</text:p>
          </table:table-cell>
          <table:table-cell table:style-name="ce2" office:value-type="string">
            <text:p>Golden Ale / Blonde Ale</text:p>
          </table:table-cell>
          <table:table-cell table:style-name="ce2" office:value-type="string">
            <text:p>Giallo paglierino</text:p>
          </table:table-cell>
          <table:table-cell table:style-name="ce2" office:value-type="string">
            <text:p>4.5 %</text:p>
          </table:table-cell>
          <table:table-cell table:style-name="ce2" office:value-type="string">
            <text:p>Pinta</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0.5&lt;/td&gt; &lt;td class="empty"&gt;&amp;nbsp;&lt;/td&gt; &lt;th class="title birra_ratebeer"&gt;Voto RateBeer&lt;/th&gt; &lt;td class="data birra_ratebeer last"&gt;2.72 / 5&lt;/td&gt; &lt;/tr&gt; &lt;tr class="odd"&gt; &lt;th class="title birra_gusto"&gt;Sottostile&lt;/th&gt; &lt;td class="data birra_gusto"&gt;Belgian Pale Ale&lt;/td&gt; &lt;td class="empty"&gt;&amp;nbsp;&lt;/td&gt; &lt;th class="title birra_stile"&gt;Stile&lt;/th&gt; &lt;td class="data birra_stile last"&gt;Golden Ale / Blonde Ale&lt;/td&gt; &lt;/tr&gt; &lt;tr class="even"&gt; &lt;th class="title birra_ibu"&gt;IBU&lt;/th&gt; &lt;td class="data birra_ibu"&gt;35&lt;/td&gt; &lt;td class="empty"&gt;&amp;nbsp;&lt;/td&gt; &lt;th class="title birra_temperatura"&gt;Temperatura di servizio&lt;/th&gt; &lt;td class="data birra_temperatura last"&gt;8°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Birra leggera dal colore giallo paglierino, ispirata allo stile Belgian Pale Ale. Si presenta con una schiuma aderente e compatta; al naso sprigiona un delicato sentore erbaceo ed agrumato da luppolo. Risulta dissetante, piacevolmente secca con finale amaro. &lt;/div&gt; &lt;div class="box-collateral box-description"&gt; &lt;span itemprop="description"&gt; &lt;/span&gt; &lt;/div&gt;</text:p>
          </table:table-cell>
        </table:table-row>
        <table:table-row table:style-name="ro2">
          <table:table-cell table:style-name="ce2" office:value-type="string">
            <text:p>1673886010-341</text:p>
          </table:table-cell>
          <table:table-cell table:style-name="ce2" office:value-type="string">
            <text:p>https://www.cantinadellabirra.it/shop/hibu-eil.html</text:p>
          </table:table-cell>
          <table:table-cell table:style-name="ce2" office:value-type="string">
            <text:p>Eil</text:p>
          </table:table-cell>
          <table:table-cell table:style-name="ce2" office:value-type="string">
            <text:p>https://www.cantinadellabirra.it/media/catalog/product/cache/1/image/460x750/9df78eab33525d08d6e5fb8d27136e95/e/i/eil.png</text:p>
          </table:table-cell>
          <table:table-cell table:style-name="ce2" office:value-type="string">
            <text:p>Italia</text:p>
          </table:table-cell>
          <table:table-cell table:style-name="ce2" office:value-type="string">
            <text:p>Belgian Ale</text:p>
          </table:table-cell>
          <table:table-cell table:style-name="ce2" office:value-type="string">
            <text:p>Ambrato opalescente</text:p>
          </table:table-cell>
          <table:table-cell table:style-name="ce4" office:value-type="percentage" office:value="0.06">
            <text:p>6,00%</text:p>
          </table:table-cell>
          <table:table-cell table:style-name="ce2" office:value-type="string">
            <text:p>Pinta</text:p>
          </table:table-cell>
          <table:table-cell table:style-name="ce2" office:value-type="string">
            <text:p>Hibu</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9&lt;/td&gt; &lt;td class="empty"&gt;&amp;nbsp;&lt;/td&gt; &lt;th class="title birra_ratebeer"&gt;Voto RateBeer&lt;/th&gt; &lt;td class="data birra_ratebeer last"&gt;3.3 / 5&lt;/td&gt; &lt;/tr&gt; &lt;tr class="odd"&gt; &lt;th class="title birra_stile"&gt;Stile&lt;/th&gt; &lt;td class="data birra_stile"&gt;Belgian Ale&lt;/td&gt; &lt;td class="empty"&gt;&amp;nbsp;&lt;/td&gt; &lt;th class="title birra_ibu"&gt;IBU&lt;/th&gt; &lt;td class="data birra_ibu last"&gt;33&lt;/td&gt; &lt;/tr&gt; &lt;tr class="even"&gt; &lt;th class="title birra_temperatura"&gt;Temperatura di servizio&lt;/th&gt; &lt;td class="data birra_temperatura"&gt;10°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Birra ambrata leggermente opalescente dall'evidente richiamo allo stile Belgian Ale. E' la prima nata del birrificio Hibu: presenta una schiuma compatta e persistente; il profumo intenso con note di prugna, caramello frutta tropicale: ananas e mango, si unisce piacevolmente alla dolcezza dei malti e al tenue sentore di amaro da luppolo lasciando un' impronta di notevole durata. Questa equilibrata bilanciatura tra opposti trova la sua completezza in abbinamento a risotti e primi elaborati.&lt;br&gt; &lt;/div&gt; &lt;div class="box-collateral box-description"&gt; &lt;span itemprop="description"&gt; &lt;/span&gt; &lt;/div&gt;</text:p>
          </table:table-cell>
        </table:table-row>
        <table:table-row table:style-name="ro2">
          <table:table-cell table:style-name="ce2" office:value-type="string">
            <text:p>1673886012-342</text:p>
          </table:table-cell>
          <table:table-cell table:style-name="ce2" office:value-type="string">
            <text:p>https://www.cantinadellabirra.it/shop/cornish-orchards-cider-gold-sparkling.html</text:p>
          </table:table-cell>
          <table:table-cell table:style-name="ce2" office:value-type="string">
            <text:p>Sidro Cornish Orchards Gold Sparkling</text:p>
          </table:table-cell>
          <table:table-cell table:style-name="ce2" office:value-type="string">
            <text:p>https://www.cantinadellabirra.it/media/catalog/product/cache/1/image/460x750/9df78eab33525d08d6e5fb8d27136e95/g/o/gold_spark_cantina_della_birra.png</text:p>
          </table:table-cell>
          <table:table-cell table:style-name="ce2" office:value-type="string">
            <text:p>Inghilterra</text:p>
          </table:table-cell>
          <table:table-cell table:style-name="ce2" office:value-type="string">
            <text:p>Sidro</text:p>
          </table:table-cell>
          <table:table-cell table:style-name="ce2" office:value-type="string">
            <text:p>Giallo Dorato</text:p>
          </table:table-cell>
          <table:table-cell table:style-name="ce2" office:value-type="string">
            <text:p>5.8 %</text:p>
          </table:table-cell>
          <table:table-cell table:style-name="ce2" office:value-type="string">
            <text:p>Calice</text:p>
          </table:table-cell>
          <table:table-cell table:style-name="ce2" office:value-type="string">
            <text:p>Cornish Orchards Cider</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grado_saccarometrico"&gt;Gradi Plato&lt;/th&gt; &lt;td class="data birra_grado_saccarometrico last"&gt;5&lt;/td&gt; &lt;/tr&gt; &lt;tr class="even"&gt; &lt;th class="title birra_ratebeer"&gt;Voto RateBeer&lt;/th&gt; &lt;td class="data birra_ratebeer"&gt;3.06 / 5&lt;/td&gt; &lt;td class="empty"&gt;&amp;nbsp;&lt;/td&gt; &lt;th class="title birra_stile"&gt;Stile&lt;/th&gt; &lt;td class="data birra_stile last"&gt;Sidro&lt;/td&gt; &lt;/tr&gt; &lt;tr class="odd"&gt; &lt;th class="title birra_temperatura"&gt;Temperatura di servizio&lt;/th&gt; &lt;td class="data birra_temperatura"&gt;6 - 8°C&lt;/td&gt; &lt;td class="empty"&gt;&amp;nbsp;&lt;/td&gt; &lt;th class="title birra_confezioni"&gt;Formati disponibili&lt;/th&gt; &lt;td class="data birra_confezioni last"&gt;Bottiglia 50cl&lt;/td&gt; &lt;/tr&gt; &lt;tr class="last even"&gt; &lt;th class="title allergeni"&gt;Allergeni&lt;/th&gt; &lt;td class="data allergeni last"&gt;Orzo&lt;/td&gt; &lt;/tr&gt;&lt;/tbody&gt; &lt;/table&gt; &lt;script type="text/javascript"&gt;decorateTable('product-attribute-specs-table')&lt;/script&gt; &lt;div class="std" id="block-desc-product"&gt; Sidro di Cornovaglia frizzante semidolce. Un sidro molto popolare per la sua piacevolezza e bevibilità. E' un sidro fruttato, fragrante, ottenuto da una selezione di mele di tre varietà acide, dolci, e agrodolci. Fermentato con l'utilizzo di lieviti naturali e rifermentato in bottiglia per l'ottenimento di una fine gasatura. Il colore è giallo dorato intenso, di limpidezza quasi brillante. Al naso è dolce fruttato, con una chiara nota di freschezza. L'anidride carbonica stempera la dolcezza, rendendolo vivace e piacevole assieme alla giusta acidità. Finale pulito, piacevolmente astringente. &lt;/div&gt; &lt;div class="box-collateral box-description"&gt; &lt;span itemprop="description"&gt; &lt;/span&gt; &lt;/div&gt;</text:p>
          </table:table-cell>
        </table:table-row>
        <table:table-row table:style-name="ro2">
          <table:table-cell table:style-name="ce2" office:value-type="string">
            <text:p>1673886015-343</text:p>
          </table:table-cell>
          <table:table-cell table:style-name="ce2" office:value-type="string">
            <text:p>https://www.cantinadellabirra.it/shop/gulden-draak.html</text:p>
          </table:table-cell>
          <table:table-cell table:style-name="ce2" office:value-type="string">
            <text:p>Gulden Draak</text:p>
          </table:table-cell>
          <table:table-cell table:style-name="ce2" office:value-type="string">
            <text:p>https://www.cantinadellabirra.it/media/catalog/product/cache/1/image/460x750/9df78eab33525d08d6e5fb8d27136e95/g/u/guldendraak.png</text:p>
          </table:table-cell>
          <table:table-cell table:style-name="ce2" office:value-type="string">
            <text:p>Belgio</text:p>
          </table:table-cell>
          <table:table-cell table:style-name="ce2" office:value-type="string">
            <text:p>Belgian Strong Ale</text:p>
          </table:table-cell>
          <table:table-cell table:style-name="ce2" office:value-type="string">
            <text:p>Rosso carico</text:p>
          </table:table-cell>
          <table:table-cell table:style-name="ce2" office:value-type="string">
            <text:p>10.5 %</text:p>
          </table:table-cell>
          <table:table-cell table:style-name="ce2" office:value-type="string">
            <text:p>Calice a tulipano</text:p>
          </table:table-cell>
          <table:table-cell table:style-name="ce2" office:value-type="string">
            <text:p>Van Steenberg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3&lt;/td&gt; &lt;td class="empty"&gt;&amp;nbsp;&lt;/td&gt; &lt;th class="title birra_ratebeer"&gt;Voto RateBeer&lt;/th&gt; &lt;td class="data birra_ratebeer last"&gt;99 / 100&lt;/td&gt; &lt;/tr&gt; &lt;tr class="odd"&gt; &lt;th class="title birra_beeradvocade"&gt;Voto Beer Advocate&lt;/th&gt; &lt;td class="data birra_beeradvocade"&gt;94 / 100&lt;/td&gt; &lt;td class="empty"&gt;&amp;nbsp;&lt;/td&gt; &lt;th class="title birra_gusto"&gt;Sottostile&lt;/th&gt; &lt;td class="data birra_gusto last"&gt;Belgian Strong Dark Ale&lt;/td&gt; &lt;/tr&gt; &lt;tr class="even"&gt; &lt;th class="title birra_stile"&gt;Stile&lt;/th&gt; &lt;td class="data birra_stile"&gt;Belgian Strong Ale&lt;/td&gt; &lt;td class="empty"&gt;&amp;nbsp;&lt;/td&gt; &lt;th class="title birra_temperatura"&gt;Temperatura di servizio&lt;/th&gt; &lt;td class="data birra_temperatura last"&gt;6 - 8°C&lt;/td&gt; &lt;/tr&gt; &lt;tr class="odd"&gt; &lt;th class="title birra_confezioni"&gt;Formati disponibili&lt;/th&gt; &lt;td class="data birra_confezioni"&gt;Bottiglia 33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La Gulden Draak è una birra notevole, rifermentata in bottiglia e prodotta in Belgio. Alla vista si presenta con un colore rosso carico tendente al bruno con riflessi accesi; la schiuma abbondante assume invece un color panna/nocciola. Il gusto di questa birra è deciso e pungente; la frizzantezza seppur accentuata, non è fastidiosa. In bocca, in un primo momento, si sprigiona un forte sapore alcoolico con un accento dolciastro e mielato. Dopo aver sorseggiato la Gulden Draak permane al palato un tono amarognolo ed alcoolico. &lt;/div&gt; &lt;div class="box-collateral box-description"&gt; &lt;span itemprop="description"&gt; &lt;/span&gt; &lt;/div&gt;</text:p>
          </table:table-cell>
        </table:table-row>
        <table:table-row table:style-name="ro2">
          <table:table-cell table:style-name="ce2" office:value-type="string">
            <text:p>1673886018-344</text:p>
          </table:table-cell>
          <table:table-cell table:style-name="ce2" office:value-type="string">
            <text:p>https://www.cantinadellabirra.it/shop/la-cotta-marinera.html</text:p>
          </table:table-cell>
          <table:table-cell table:style-name="ce2" office:value-type="string">
            <text:p>Marinéra</text:p>
          </table:table-cell>
          <table:table-cell table:style-name="ce2" office:value-type="string">
            <text:p>https://www.cantinadellabirra.it/media/catalog/product/cache/1/image/460x750/9df78eab33525d08d6e5fb8d27136e95/m/a/marinera_75cl_cantina_della_birra_2.png</text:p>
          </table:table-cell>
          <table:table-cell table:style-name="ce2" office:value-type="string">
            <text:p>Italia</text:p>
          </table:table-cell>
          <table:table-cell table:style-name="ce2" office:value-type="string">
            <text:p>Golden Ale / Blonde Ale</text:p>
          </table:table-cell>
          <table:table-cell table:style-name="ce2" office:value-type="string">
            <text:p>Biondo paglierino</text:p>
          </table:table-cell>
          <table:table-cell table:style-name="ce2" office:value-type="string">
            <text:p>4.8 %</text:p>
          </table:table-cell>
          <table:table-cell table:style-name="ce2" office:value-type="string">
            <text:p>Pinta</text:p>
          </table:table-cell>
          <table:table-cell table:style-name="ce2" office:value-type="string">
            <text:p>La Cotta</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lt;/td&gt; &lt;td class="empty"&gt;&amp;nbsp;&lt;/td&gt; &lt;th class="title birra_stile"&gt;Stile&lt;/th&gt; &lt;td class="data birra_stile last"&gt;Golden Ale / Blonde Ale&lt;/td&gt; &lt;/tr&gt; &lt;tr class="odd"&gt; &lt;th class="title birra_temperatura"&gt;Temperatura di servizio&lt;/th&gt; &lt;td class="data birra_temperatura"&gt;6 / 8° C&lt;/td&gt; &lt;td class="empty"&gt;&amp;nbsp;&lt;/td&gt; &lt;th class="title birra_confezioni"&gt;Formati disponibili&lt;/th&gt; &lt;td class="data birra_confezioni last"&gt;Bottiglia 75cl&lt;/td&gt; &lt;/tr&gt; &lt;tr class="last even"&gt; &lt;th class="title allergeni"&gt;Allergeni&lt;/th&gt; &lt;td class="data allergeni last"&gt;Orzo&lt;/td&gt; &lt;/tr&gt;&lt;/tbody&gt; &lt;/table&gt; &lt;script type="text/javascript"&gt;decorateTable('product-attribute-specs-table')&lt;/script&gt; &lt;div class="std" id="block-desc-product"&gt; Marinéra è il nome della nuova birra La Cotta, un prodotto che nasce dall' armonico incontro tra Montefeltro e il mare, una birra elegante, fragrante e piacevolmente amara, con un'intensa nota iodata che rilascia grande freschezza. Marinéra è la sintesi sapiente dei mastri birrai La Cotta che, elaborando i prodotti preziosi provenienti dalla terra, orzo, avena e luppolo, miscelati al dolce sale marino integrale di Cervia, hanno saputo creare una birra da produzione agricola davvero unica, esclusiva e molto piacevole.&lt;br&gt; &lt;br&gt; &lt;/div&gt; &lt;div class="box-collateral box-description"&gt; &lt;span itemprop="description"&gt; &lt;/span&gt; &lt;/div&gt;</text:p>
          </table:table-cell>
        </table:table-row>
        <table:table-row table:style-name="ro2">
          <table:table-cell table:style-name="ce2" office:value-type="string">
            <text:p>1673886020-345</text:p>
          </table:table-cell>
          <table:table-cell table:style-name="ce2" office:value-type="string">
            <text:p>https://www.cantinadellabirra.it/shop/thornbridge-brewery-halcyon.html</text:p>
          </table:table-cell>
          <table:table-cell table:style-name="ce2" office:value-type="string">
            <text:p>Halcyon</text:p>
          </table:table-cell>
          <table:table-cell table:style-name="ce2" office:value-type="string">
            <text:p>https://www.cantinadellabirra.it/media/catalog/product/cache/1/image/460x750/9df78eab33525d08d6e5fb8d27136e95/h/a/halcyonfinal_grande_1.png</text:p>
          </table:table-cell>
          <table:table-cell table:style-name="ce2" office:value-type="string">
            <text:p>Inghilterra</text:p>
          </table:table-cell>
          <table:table-cell table:style-name="ce2" office:value-type="string">
            <text:p>Imperial / Double IPA</text:p>
          </table:table-cell>
          <table:table-cell table:style-name="ce2" office:value-type="string">
            <text:p>Dorato con riflessi arancioni</text:p>
          </table:table-cell>
          <table:table-cell table:style-name="ce2" office:value-type="string">
            <text:p>7.4 %</text:p>
          </table:table-cell>
          <table:table-cell table:style-name="ce2" office:value-type="string">
            <text:p>Pinta</text:p>
          </table:table-cell>
          <table:table-cell table:style-name="ce2" office:value-type="string">
            <text:p>Thornbridg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7.00&lt;/td&gt; &lt;td class="empty"&gt;&amp;nbsp;&lt;/td&gt; &lt;th class="title birra_ratebeer"&gt;Voto RateBeer&lt;/th&gt; &lt;td class="data birra_ratebeer last"&gt;98 / 100&lt;/td&gt; &lt;/tr&gt; &lt;tr class="odd"&gt; &lt;th class="title birra_beeradvocade"&gt;Voto Beer Advocate&lt;/th&gt; &lt;td class="data birra_beeradvocade"&gt;89 / 100&lt;/td&gt; &lt;td class="empty"&gt;&amp;nbsp;&lt;/td&gt; &lt;th class="title birra_gusto"&gt;Sottostile&lt;/th&gt; &lt;td class="data birra_gusto last"&gt;APA&lt;/td&gt; &lt;/tr&gt; &lt;tr class="even"&gt; &lt;th class="title birra_stile"&gt;Stile&lt;/th&gt; &lt;td class="data birra_stile"&gt;Imperial / Double IPA&lt;/td&gt; &lt;td class="empty"&gt;&amp;nbsp;&lt;/td&gt; &lt;th class="title birra_temperatura"&gt;Temperatura di servizio&lt;/th&gt; &lt;td class="data birra_temperatura last"&gt;6/8°C&lt;/td&gt; &lt;/tr&gt; &lt;tr class="odd"&gt; &lt;th class="title birra_confezioni"&gt;Formati disponibili&lt;/th&gt; &lt;td class="data birra_confezioni"&gt;Lattina 44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Dal colore dorato con riflessi arancioni e con una schiuma bianca che si dissolve abbastanza rapidamente, questa Imperial Ipa è fortemente luppolata; il suo aroma, difatti, è ricco di sentori erbacei, agrumati e di frutta tropicale. Il sapore è inizialmente moderatamente dolce con note di miele, caramello e malto biscottato. Immediatamente dopo si percepisce un’amarezza che si manifesta con note agrumate e resinose. Chiude con un lungo retrogusto agrodolce. &lt;/div&gt; &lt;div class="box-collateral box-description"&gt; &lt;span itemprop="description"&gt; &lt;/span&gt; &lt;/div&gt;</text:p>
          </table:table-cell>
        </table:table-row>
        <table:table-row table:style-name="ro2">
          <table:table-cell table:style-name="ce2" office:value-type="string">
            <text:p>1673886023-346</text:p>
          </table:table-cell>
          <table:table-cell table:style-name="ce2" office:value-type="string">
            <text:p>https://www.cantinadellabirra.it/shop/thornbridge-brewery-chiron.html</text:p>
          </table:table-cell>
          <table:table-cell table:style-name="ce2" office:value-type="string">
            <text:p>Chiron</text:p>
          </table:table-cell>
          <table:table-cell table:style-name="ce2" office:value-type="string">
            <text:p>https://www.cantinadellabirra.it/media/catalog/product/cache/1/image/460x750/9df78eab33525d08d6e5fb8d27136e95/t/n/tnb.ciron.lattina_1.png</text:p>
          </table:table-cell>
          <table:table-cell table:style-name="ce2" office:value-type="string">
            <text:p>Inghilterra</text:p>
          </table:table-cell>
          <table:table-cell table:style-name="ce2" office:value-type="string">
            <text:p>APA American Pale Ale</text:p>
          </table:table-cell>
          <table:table-cell table:style-name="ce2" office:value-type="string">
            <text:p>Dorato con riflessi aranciati</text:p>
          </table:table-cell>
          <table:table-cell table:style-name="ce4" office:value-type="percentage" office:value="0.05">
            <text:p>5,00%</text:p>
          </table:table-cell>
          <table:table-cell table:style-name="ce2" office:value-type="string">
            <text:p>Pinta</text:p>
          </table:table-cell>
          <table:table-cell table:style-name="ce2" office:value-type="string">
            <text:p>Thornbridg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00&lt;/td&gt; &lt;td class="empty"&gt;&amp;nbsp;&lt;/td&gt; &lt;th class="title birra_ratebeer"&gt;Voto RateBeer&lt;/th&gt; &lt;td class="data birra_ratebeer last"&gt;93 / 100&lt;/td&gt; &lt;/tr&gt; &lt;tr class="odd"&gt; &lt;th class="title birra_beeradvocade"&gt;Voto Beer Advocate&lt;/th&gt; &lt;td class="data birra_beeradvocade"&gt;88 / 100&lt;/td&gt; &lt;td class="empty"&gt;&amp;nbsp;&lt;/td&gt; &lt;th class="title birra_stile"&gt;Stile&lt;/th&gt; &lt;td class="data birra_stile last"&gt;APA American Pale Ale&lt;/td&gt; &lt;/tr&gt; &lt;tr class="even"&gt; &lt;th class="title birra_temperatura"&gt;Temperatura di servizio&lt;/th&gt; &lt;td class="data birra_temperatura"&gt;6/8°C&lt;/td&gt; &lt;td class="empty"&gt;&amp;nbsp;&lt;/td&gt; &lt;th class="title birra_confezioni"&gt;Formati disponibili&lt;/th&gt; &lt;td class="data birra_confezioni last"&gt;Lattina 33cl&lt;/td&gt; &lt;/tr&gt; &lt;tr class="last odd"&gt; &lt;th class="title allergeni"&gt;Allergeni&lt;/th&gt; &lt;td class="data allergeni last"&gt;Orzo&lt;/td&gt; &lt;/tr&gt;&lt;/tbody&gt; &lt;/table&gt; &lt;script type="text/javascript"&gt;decorateTable('product-attribute-specs-table')&lt;/script&gt; &lt;div class="std" id="block-desc-product"&gt; American Pale Ale dal colore dorato con riflessi aranciati. L'aroma è caratterizzato da sentori freschi di agrumi (pompelmo, mandarino, arancia) conferiti dal luppolo e lievi note speziate. Ben equilibrata al palato, l'ingresso è maltato, con note biscottate che lasciano pian piano spazio a sentori citrici ed agrumati. La bevuta è elegante e rinfrescante. &lt;/div&gt; &lt;div class="box-collateral box-description"&gt; &lt;span itemprop="description"&gt; &lt;/span&gt; &lt;/div&gt;</text:p>
          </table:table-cell>
        </table:table-row>
        <table:table-row table:style-name="ro2">
          <table:table-cell table:style-name="ce2" office:value-type="string">
            <text:p>1673886026-347</text:p>
          </table:table-cell>
          <table:table-cell table:style-name="ce2" office:value-type="string">
            <text:p>https://www.cantinadellabirra.it/shop/birra-del-borgo-equilibrista.html</text:p>
          </table:table-cell>
          <table:table-cell table:style-name="ce2" office:value-type="string">
            <text:p>Equilibrista</text:p>
          </table:table-cell>
          <table:table-cell table:style-name="ce2" office:value-type="string">
            <text:p>https://www.cantinadellabirra.it/media/catalog/product/cache/1/image/460x750/9df78eab33525d08d6e5fb8d27136e95/e/q/equilibrista.37.5cl.png</text:p>
          </table:table-cell>
          <table:table-cell table:style-name="ce2" office:value-type="string">
            <text:p>Italia</text:p>
          </table:table-cell>
          <table:table-cell table:style-name="ce2" office:value-type="string">
            <text:p>Italian Grape Ale</text:p>
          </table:table-cell>
          <table:table-cell table:style-name="ce2" office:value-type="string">
            <text:p>Ambrato scuro</text:p>
          </table:table-cell>
          <table:table-cell table:style-name="ce2" office:value-type="string">
            <text:p>10.9 %</text:p>
          </table:table-cell>
          <table:table-cell table:style-name="ce2" office:value-type="string">
            <text:p>Calice a chiudere</text:p>
          </table:table-cell>
          <table:table-cell table:style-name="ce2" office:value-type="string">
            <text:p>Birra del Borgo</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Fermentazione spontanea&lt;/td&gt; &lt;/tr&gt; &lt;tr class="even"&gt; &lt;th class="title birra_grado_saccarometrico"&gt;Gradi Plato&lt;/th&gt; &lt;td class="data birra_grado_saccarometrico"&gt;21.3&lt;/td&gt; &lt;td class="empty"&gt;&amp;nbsp;&lt;/td&gt; &lt;th class="title birra_ratebeer"&gt;Voto RateBeer&lt;/th&gt; &lt;td class="data birra_ratebeer last"&gt;87 / 100&lt;/td&gt; &lt;/tr&gt; &lt;tr class="odd"&gt; &lt;th class="title birra_beeradvocade"&gt;Voto Beer Advocate&lt;/th&gt; &lt;td class="data birra_beeradvocade"&gt;87 / 100&lt;/td&gt; &lt;td class="empty"&gt;&amp;nbsp;&lt;/td&gt; &lt;th class="title birra_gusto"&gt;Sottostile&lt;/th&gt; &lt;td class="data birra_gusto last"&gt;Bière de Champagne / Bière Brut&lt;/td&gt; &lt;/tr&gt; &lt;tr class="even"&gt; &lt;th class="title birra_stile"&gt;Stile&lt;/th&gt; &lt;td class="data birra_stile"&gt;Italian Grape Ale&lt;/td&gt; &lt;td class="empty"&gt;&amp;nbsp;&lt;/td&gt; &lt;th class="title birra_temperatura"&gt;Temperatura di servizio&lt;/th&gt; &lt;td class="data birra_temperatura last"&gt;10°C&lt;/td&gt; &lt;/tr&gt; &lt;tr class="odd"&gt; &lt;th class="title birra_confezioni"&gt;Formati disponibili&lt;/th&gt; &lt;td class="data birra_confezioni"&gt;Bottiglia 37.5cl&lt;/td&gt; &lt;td class="empty"&gt;&amp;nbsp;&lt;/td&gt; &lt;th class="title birra_extra"&gt;Extra&lt;/th&gt; &lt;td class="data birra_extra last"&gt;Birra iconica, Premiata&lt;/td&gt; &lt;/tr&gt; &lt;tr class="last even"&gt; &lt;th class="title allergeni"&gt;Allergeni&lt;/th&gt; &lt;td class="data allergeni last"&gt;Orzo&lt;/td&gt; &lt;/tr&gt;&lt;/tbody&gt; &lt;/table&gt; &lt;script type="text/javascript"&gt;decorateTable('product-attribute-specs-table')&lt;/script&gt; &lt;div class="std" id="block-desc-product"&gt; Un giovane Chianti seduce con la sua forza una Duchessa, lei lo ammalia con l'eleganza ed insieme vanno poi a sposarsi, con un corredo al 50% mosto di vino e 50% mosto di birra in un fermento unico, creando un'alchimia indimenticabile. L'unione prosegue in bottiglia con l'aggiunta del liqueur de tirage che li rende spumeggianti. Dimorano in bottiglia insieme ai loro piccoli lieviti, che doneranno fragranza al loro matrimonio. Invecchiano insieme e poi il mago Birraio dona loro nuova vita con il rito magico della sboccatura, aggiungendo la pozione, il liqueur d'expedition, come da antica ricetta tramandata di generazione in generazione.&lt;br&gt; &lt;br&gt; &lt;strong&gt;European Beer Challenge 2021&lt;/strong&gt;&lt;br&gt; &lt;u&gt;Medaglia d’Argento nella categoria Italian Grape Ale&lt;/u&gt;&lt;br&gt; &lt;br&gt; &lt;strong&gt;Brussels Beer Challenge 2020&lt;/strong&gt;&lt;br&gt; &lt;u&gt;Medaglia d'oro nella categoria "Italian style Grape Ale"&lt;/u&gt;&lt;br&gt; &lt;br&gt; &lt;strong&gt;Birra dell'anno 2016&lt;/strong&gt;&lt;br&gt; &lt;u&gt;1° Classificata categoria 26 - Italian Grape Ale&lt;/u&gt; &lt;/div&gt; &lt;div class="box-collateral box-description"&gt; &lt;span itemprop="description"&gt; &lt;/span&gt; &lt;/div&gt;</text:p>
          </table:table-cell>
        </table:table-row>
        <table:table-row table:style-name="ro2">
          <table:table-cell table:style-name="ce2" office:value-type="string">
            <text:p>1673886028-348</text:p>
          </table:table-cell>
          <table:table-cell table:style-name="ce2" office:value-type="string">
            <text:p>https://www.cantinadellabirra.it/shop/tap-it-brewing-ipa.html</text:p>
          </table:table-cell>
          <table:table-cell table:style-name="ce2" office:value-type="string">
            <text:p>Tap It IPA</text:p>
          </table:table-cell>
          <table:table-cell table:style-name="ce2" office:value-type="string">
            <text:p>https://www.cantinadellabirra.it/media/catalog/product/cache/1/image/460x750/9df78eab33525d08d6e5fb8d27136e95/t/a/tap_it_india_pale_ale_cantina_della_birra.png</text:p>
          </table:table-cell>
          <table:table-cell table:style-name="ce2" office:value-type="string">
            <text:p>Stati Uniti</text:p>
          </table:table-cell>
          <table:table-cell table:style-name="ce2" office:value-type="string">
            <text:p>IPA India Pale Ale</text:p>
          </table:table-cell>
          <table:table-cell table:style-name="ce2" office:value-type="string">
            <text:p>Biondo dorato</text:p>
          </table:table-cell>
          <table:table-cell table:style-name="ce4" office:value-type="percentage" office:value="0.07">
            <text:p>7,00%</text:p>
          </table:table-cell>
          <table:table-cell table:style-name="ce2" office:value-type="string">
            <text:p>Pinta</text:p>
          </table:table-cell>
          <table:table-cell table:style-name="ce2" office:value-type="string">
            <text:p>Tap It Brewing</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4&lt;/td&gt; &lt;td class="empty"&gt;&amp;nbsp;&lt;/td&gt; &lt;th class="title birra_ratebeer"&gt;Voto RateBeer&lt;/th&gt; &lt;td class="data birra_ratebeer last"&gt;96 / 100&lt;/td&gt; &lt;/tr&gt; &lt;tr class="odd"&gt; &lt;th class="title birra_beeradvocade"&gt;Voto Beer Advocate&lt;/th&gt; &lt;td class="data birra_beeradvocade"&gt;87 / 100&lt;/td&gt; &lt;td class="empty"&gt;&amp;nbsp;&lt;/td&gt; &lt;th class="title birra_gusto"&gt;Sottostile&lt;/th&gt; &lt;td class="data birra_gusto last"&gt;American India Pale Ale&lt;/td&gt; &lt;/tr&gt; &lt;tr class="even"&gt; &lt;th class="title birra_stile"&gt;Stile&lt;/th&gt; &lt;td class="data birra_stile"&gt;IPA India Pale Ale&lt;/td&gt; &lt;td class="empty"&gt;&amp;nbsp;&lt;/td&gt; &lt;th class="title birra_ibu"&gt;IBU&lt;/th&gt; &lt;td class="data birra_ibu last"&gt;72&lt;/td&gt; &lt;/tr&gt; &lt;tr class="odd"&gt; &lt;th class="title birra_temperatura"&gt;Temperatura di servizio&lt;/th&gt; &lt;td class="data birra_temperatura"&gt;7° - 9°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lt;p&gt;Questa birra, che si veste di un colore ambrato con una buona allacciatura, emana un'inteso profumo di agrumi (pompelmo e mandarino) e di luppolo. &lt;br&gt;Il corpo è ricco e suntuoso con evidenti note maltate e di caramello che bilanciano l'amaro donato dai luppoli. &lt;br&gt;Nel finale, ancora sensazioni agrumate che portano ad un retrogusto secco.&lt;/p&gt; &lt;/div&gt; &lt;div class="box-collateral box-description"&gt; &lt;span itemprop="description"&gt; &lt;/span&gt; &lt;/div&gt;</text:p>
          </table:table-cell>
        </table:table-row>
        <table:table-row table:style-name="ro2">
          <table:table-cell table:style-name="ce2" office:value-type="string">
            <text:p>1673886031-349</text:p>
          </table:table-cell>
          <table:table-cell table:style-name="ce2" office:value-type="string">
            <text:p>https://www.cantinadellabirra.it/shop/malastrana-original-pils.html</text:p>
          </table:table-cell>
          <table:table-cell table:style-name="ce2" office:value-type="string">
            <text:p>Malastrana Original Pils</text:p>
          </table:table-cell>
          <table:table-cell table:style-name="ce2" office:value-type="string">
            <text:p>https://www.cantinadellabirra.it/media/catalog/product/cache/1/image/460x750/9df78eab33525d08d6e5fb8d27136e95/o/r/original.png</text:p>
          </table:table-cell>
          <table:table-cell table:style-name="ce2" office:value-type="string">
            <text:p>Repubblica Ceca</text:p>
          </table:table-cell>
          <table:table-cell table:style-name="ce2" office:value-type="string">
            <text:p>Pils</text:p>
          </table:table-cell>
          <table:table-cell table:style-name="ce2" office:value-type="string">
            <text:p>Biondo</text:p>
          </table:table-cell>
          <table:table-cell table:style-name="ce2" office:value-type="string">
            <text:p>4.7 %</text:p>
          </table:table-cell>
          <table:table-cell table:style-name="ce2" office:value-type="string">
            <text:p>Colonna</text:p>
          </table:table-cell>
          <table:table-cell table:style-name="ce2" office:value-type="string">
            <text:p>Malastrana</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1&lt;/td&gt; &lt;td class="empty"&gt;&amp;nbsp;&lt;/td&gt; &lt;th class="title birra_ratebeer"&gt;Voto RateBeer&lt;/th&gt; &lt;td class="data birra_ratebeer last"&gt;3.26 / 5&lt;/td&gt; &lt;/tr&gt; &lt;tr class="odd"&gt; &lt;th class="title birra_stile"&gt;Stile&lt;/th&gt; &lt;td class="data birra_stile"&gt;Pils&lt;/td&gt; &lt;td class="empty"&gt;&amp;nbsp;&lt;/td&gt; &lt;th class="title birra_ibu"&gt;IBU&lt;/th&gt; &lt;td class="data birra_ibu last"&gt;32&lt;/td&gt; &lt;/tr&gt; &lt;tr class="even"&gt; &lt;th class="title birra_temperatura"&gt;Temperatura di servizio&lt;/th&gt; &lt;td class="data birra_temperatura"&gt;8° - 10°C&lt;/td&gt; &lt;td class="empty"&gt;&amp;nbsp;&lt;/td&gt; &lt;th class="title birra_confezioni"&gt;Formati disponibili&lt;/th&gt; &lt;td class="data birra_confezioni last"&gt;Bottiglia 50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L'espressione è tipica e unica delle birre Ceche, il retrogusto aromatico stile Pils rappresentato da una vera specialità, raccontata dalla città di Jilhava, il suo birrificio e dall'omonimo fiume perchè è da quelle terre che viene prodotta con il floreale luppolo di Zatec, malto e acqua purissima. Malastrana Original Pils ha conquistato l'unica medaglia assegnata nella categoria Bhoemian Style Pilsner (un bronzo, oro e argento non assegnate) alla New York International Beer Competition, giunta alla seconda edizione nel 2013&lt;br&gt; &lt;/div&gt; &lt;div class="box-collateral box-description"&gt; &lt;span itemprop="description"&gt; &lt;/span&gt; &lt;/div&gt;</text:p>
          </table:table-cell>
        </table:table-row>
        <table:table-row table:style-name="ro2">
          <table:table-cell table:style-name="ce2" office:value-type="string">
            <text:p>1673886034-350</text:p>
          </table:table-cell>
          <table:table-cell table:style-name="ce2" office:value-type="string">
            <text:p>https://www.cantinadellabirra.it/shop/toccalmatto-grand-cru.html</text:p>
          </table:table-cell>
          <table:table-cell table:style-name="ce2" office:value-type="string">
            <text:p>Grand Cru</text:p>
          </table:table-cell>
          <table:table-cell table:style-name="ce2" office:value-type="string">
            <text:p>https://www.cantinadellabirra.it/media/catalog/product/cache/1/image/460x750/9df78eab33525d08d6e5fb8d27136e95/t/o/toccalmatto-gran-cru-33cl.png</text:p>
          </table:table-cell>
          <table:table-cell table:style-name="ce2" office:value-type="string">
            <text:p>Italia</text:p>
          </table:table-cell>
          <table:table-cell table:style-name="ce2" office:value-type="string">
            <text:p>Abbey Tripel</text:p>
          </table:table-cell>
          <table:table-cell table:style-name="ce2" office:value-type="string">
            <text:p>Ambrato</text:p>
          </table:table-cell>
          <table:table-cell table:style-name="ce4" office:value-type="percentage" office:value="0.09">
            <text:p>9,00%</text:p>
          </table:table-cell>
          <table:table-cell table:style-name="ce2" office:value-type="string">
            <text:p>Coppa</text:p>
          </table:table-cell>
          <table:table-cell table:style-name="ce2" office:value-type="string">
            <text:p>Toccalmatt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70&lt;/td&gt; &lt;td class="empty"&gt;&amp;nbsp;&lt;/td&gt; &lt;th class="title birra_ratebeer"&gt;Voto RateBeer&lt;/th&gt; &lt;td class="data birra_ratebeer last"&gt;92 / 100&lt;/td&gt; &lt;/tr&gt; &lt;tr class="odd"&gt; &lt;th class="title birra_stile"&gt;Stile&lt;/th&gt; &lt;td class="data birra_stile"&gt;Abbey Tripel&lt;/td&gt; &lt;td class="empty"&gt;&amp;nbsp;&lt;/td&gt; &lt;th class="title birra_temperatura"&gt;Temperatura di servizio&lt;/th&gt; &lt;td class="data birra_temperatura last"&gt;8/10°C&lt;/td&gt; &lt;/tr&gt; &lt;tr class="last even"&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Dal colore ambrato con una sottile testa di schiuma bianca. Promana aromi di malto, frutta, spezie (chiodi di garofano, pepe e noce moscata), lievito ed alcol. In bocca, nonostante il suo grado alcolico che riscalda il palato, è gustosa con una saporosità di pane, caramello, zucchero di canna, frutta (marmellata di albicocca, crostata di mela, pera, banana ed uva) e scorza d’agrumi (arancia). E’ possibile percepire anche una lieve nota acidula e delle finiture erbacee. Retrogusto secco, finemente amaro. &lt;/div&gt; &lt;div class="box-collateral box-description"&gt; &lt;span itemprop="description"&gt; &lt;/span&gt; &lt;/div&gt;</text:p>
          </table:table-cell>
        </table:table-row>
        <table:table-row table:style-name="ro2">
          <table:table-cell table:style-name="ce2" office:value-type="string">
            <text:p>1673886037-351</text:p>
          </table:table-cell>
          <table:table-cell table:style-name="ce2" office:value-type="string">
            <text:p>https://www.cantinadellabirra.it/shop/toccalmatto-the-last-witch.html</text:p>
          </table:table-cell>
          <table:table-cell table:style-name="ce2" office:value-type="string">
            <text:p>The Last Witch</text:p>
          </table:table-cell>
          <table:table-cell table:style-name="ce2" office:value-type="string">
            <text:p>https://www.cantinadellabirra.it/media/catalog/product/cache/1/image/460x750/9df78eab33525d08d6e5fb8d27136e95/l/a/last.witch.png</text:p>
          </table:table-cell>
          <table:table-cell table:style-name="ce2" office:value-type="string">
            <text:p>Italia</text:p>
          </table:table-cell>
          <table:table-cell table:style-name="ce2" office:value-type="string">
            <text:p>Scotch Ale</text:p>
          </table:table-cell>
          <table:table-cell table:style-name="ce2" office:value-type="string">
            <text:p>Scuro</text:p>
          </table:table-cell>
          <table:table-cell table:style-name="ce2" office:value-type="string">
            <text:p>7.8 %</text:p>
          </table:table-cell>
          <table:table-cell table:style-name="ce2" office:value-type="string">
            <text:p>Coppa</text:p>
          </table:table-cell>
          <table:table-cell table:style-name="ce2" office:value-type="string">
            <text:p>Toccalmatt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7.60&lt;/td&gt; &lt;td class="empty"&gt;&amp;nbsp;&lt;/td&gt; &lt;th class="title birra_ratebeer"&gt;Voto RateBeer&lt;/th&gt; &lt;td class="data birra_ratebeer last"&gt;94 / 100&lt;/td&gt; &lt;/tr&gt; &lt;tr class="odd"&gt; &lt;th class="title birra_beeradvocade"&gt;Voto Beer Advocate&lt;/th&gt; &lt;td class="data birra_beeradvocade"&gt;3.75 / 5&lt;/td&gt; &lt;td class="empty"&gt;&amp;nbsp;&lt;/td&gt; &lt;th class="title birra_stile"&gt;Stile&lt;/th&gt; &lt;td class="data birra_stile last"&gt;Scotch Ale&lt;/td&gt; &lt;/tr&gt; &lt;tr class="even"&gt; &lt;th class="title birra_temperatura"&gt;Temperatura di servizio&lt;/th&gt; &lt;td class="data birra_temperatura"&gt;8/10°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Una tradizionale Scotch Ale "Wee Heavy" dal colore ramato con una piccola porzione di schiuma bianca. Aroma intenso e coinvolgente con profumi di caramello, frutta rossa, agrumi, erbe aromatiche ed un leggero tocco vinoso. In bocca, dove vengono riproposte le fragranze percepite all’olfatto, è morbida ed agrodolce, con una saporosità sontuosa ed elegante di malto tostato, miele di castagno, liquirizia e una leggera vena affumicata e torbata. Splendido retrogusto dove si alternano note secche, amare, di caramello e spezie. &lt;/div&gt; &lt;div class="box-collateral box-description"&gt; &lt;span itemprop="description"&gt; &lt;/span&gt; &lt;/div&gt;</text:p>
          </table:table-cell>
        </table:table-row>
        <table:table-row table:style-name="ro2">
          <table:table-cell table:style-name="ce2" office:value-type="string">
            <text:p>1673886039-352</text:p>
          </table:table-cell>
          <table:table-cell table:style-name="ce2" office:value-type="string">
            <text:p>https://www.cantinadellabirra.it/shop/toccalmatto-oceania.html</text:p>
          </table:table-cell>
          <table:table-cell table:style-name="ce2" office:value-type="string">
            <text:p>Oceania</text:p>
          </table:table-cell>
          <table:table-cell table:style-name="ce2" office:value-type="string">
            <text:p>https://www.cantinadellabirra.it/media/catalog/product/cache/1/image/460x750/9df78eab33525d08d6e5fb8d27136e95/t/o/toccalmatto-oceania-33cl_1.png</text:p>
          </table:table-cell>
          <table:table-cell table:style-name="ce2" office:value-type="string">
            <text:p>Italia</text:p>
          </table:table-cell>
          <table:table-cell table:style-name="ce2" office:value-type="string">
            <text:p>Saison / Farmhouse Ale</text:p>
          </table:table-cell>
          <table:table-cell table:style-name="ce2" office:value-type="string">
            <text:p>Biondo velato</text:p>
          </table:table-cell>
          <table:table-cell table:style-name="ce4" office:value-type="percentage" office:value="0.07">
            <text:p>7,00%</text:p>
          </table:table-cell>
          <table:table-cell table:style-name="ce2" office:value-type="string">
            <text:p>Calice a tulipano</text:p>
          </table:table-cell>
          <table:table-cell table:style-name="ce2" office:value-type="string">
            <text:p>Toccalmat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30&lt;/td&gt; &lt;td class="empty"&gt;&amp;nbsp;&lt;/td&gt; &lt;th class="title birra_ratebeer"&gt;Voto RateBeer&lt;/th&gt; &lt;td class="data birra_ratebeer last"&gt;90 / 100&lt;/td&gt; &lt;/tr&gt; &lt;tr class="odd"&gt; &lt;th class="title birra_beeradvocade"&gt;Voto Beer Advocate&lt;/th&gt; &lt;td class="data birra_beeradvocade"&gt;3.51 / 5&lt;/td&gt; &lt;td class="empty"&gt;&amp;nbsp;&lt;/td&gt; &lt;th class="title birra_stile"&gt;Stile&lt;/th&gt; &lt;td class="data birra_stile last"&gt;Saison / Farmhous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Luppolata abbondantemente con luppoli australiani e neozelandesi, Motueka, Galaxy e Pacific Jade. Al naso ed la palato i sentori sono freschi, fruttati, tropicali e speziati. Secca e dissetante al palato. &lt;/div&gt; &lt;div class="box-collateral box-description"&gt; &lt;span itemprop="description"&gt; &lt;/span&gt; &lt;/div&gt;</text:p>
          </table:table-cell>
        </table:table-row>
        <table:table-row table:style-name="ro2">
          <table:table-cell table:style-name="ce2" office:value-type="string">
            <text:p>1673886042-353</text:p>
          </table:table-cell>
          <table:table-cell table:style-name="ce2" office:value-type="string">
            <text:p>https://www.cantinadellabirra.it/shop/toccalmatto-surfing-hop.html</text:p>
          </table:table-cell>
          <table:table-cell table:style-name="ce2" office:value-type="string">
            <text:p>Surfing Hop</text:p>
          </table:table-cell>
          <table:table-cell table:style-name="ce2" office:value-type="string">
            <text:p>https://www.cantinadellabirra.it/media/catalog/product/cache/1/image/460x750/9df78eab33525d08d6e5fb8d27136e95/t/o/toccalmatto-surfing-hop-33cl_1_.png</text:p>
          </table:table-cell>
          <table:table-cell table:style-name="ce2" office:value-type="string">
            <text:p>Italia</text:p>
          </table:table-cell>
          <table:table-cell table:style-name="ce2" office:value-type="string">
            <text:p>Imperial / Double IPA</text:p>
          </table:table-cell>
          <table:table-cell table:style-name="ce2" office:value-type="string">
            <text:p>Ambrato scuro</text:p>
          </table:table-cell>
          <table:table-cell table:style-name="ce2" office:value-type="string">
            <text:p>8.5 %</text:p>
          </table:table-cell>
          <table:table-cell table:style-name="ce2" office:value-type="string">
            <text:p>Pinta</text:p>
          </table:table-cell>
          <table:table-cell table:style-name="ce2" office:value-type="string">
            <text:p>Toccalmat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50&lt;/td&gt; &lt;td class="empty"&gt;&amp;nbsp;&lt;/td&gt; &lt;th class="title birra_ratebeer"&gt;Voto RateBeer&lt;/th&gt; &lt;td class="data birra_ratebeer last"&gt;98 / 100&lt;/td&gt; &lt;/tr&gt; &lt;tr class="odd"&gt; &lt;th class="title birra_beeradvocade"&gt;Voto Beer Advocate&lt;/th&gt; &lt;td class="data birra_beeradvocade"&gt;97 / 100&lt;/td&gt; &lt;td class="empty"&gt;&amp;nbsp;&lt;/td&gt; &lt;th class="title birra_stile"&gt;Stile&lt;/th&gt; &lt;td class="data birra_stile last"&gt;Imperial / Double IPA&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Dal colore ambrato scuro quasi marrone, con una schiuma beige ampia, pannosa, con una buona persistenza. L'aroma è un’ondata di luppolo molto aggressivo e balsamico: agrumi, frutta (pesca), resina ed altri sentori terrosi, in sottofondo un po' di caramello. In bocca dimostra molto meno dei suoi 9,0 gradi alcolici, riproponendo sostanzialmente quanto abbiamo trovato all'aroma. Agrumi (pompelmo), resina, note "terrose"che sono ben bilanciate da una solida base di malto tostato e caramello. Lunghissimo retrogusto amaro e resinoso. &lt;/div&gt; &lt;div class="box-collateral box-description"&gt; &lt;span itemprop="description"&gt; &lt;/span&gt; &lt;/div&gt;</text:p>
          </table:table-cell>
        </table:table-row>
        <table:table-row table:style-name="ro2">
          <table:table-cell table:style-name="ce2" office:value-type="string">
            <text:p>1673886045-354</text:p>
          </table:table-cell>
          <table:table-cell table:style-name="ce2" office:value-type="string">
            <text:p>https://www.cantinadellabirra.it/shop/brasserie-st-germain-page-24-de-printemps.html</text:p>
          </table:table-cell>
          <table:table-cell table:style-name="ce2" office:value-type="string">
            <text:p>Page 24 De Printemps</text:p>
          </table:table-cell>
          <table:table-cell table:style-name="ce2" office:value-type="string">
            <text:p>https://www.cantinadellabirra.it/media/catalog/product/cache/1/image/460x750/9df78eab33525d08d6e5fb8d27136e95/p/a/page24spring.png</text:p>
          </table:table-cell>
          <table:table-cell table:style-name="ce2" office:value-type="string">
            <text:p>Francia</text:p>
          </table:table-cell>
          <table:table-cell table:style-name="ce2" office:value-type="string">
            <text:p>Bière de Garde</text:p>
          </table:table-cell>
          <table:table-cell table:style-name="ce2" office:value-type="string">
            <text:p>Ambrato</text:p>
          </table:table-cell>
          <table:table-cell table:style-name="ce4" office:value-type="percentage" office:value="0.06">
            <text:p>6,00%</text:p>
          </table:table-cell>
          <table:table-cell table:style-name="ce2" office:value-type="string">
            <text:p>Calice a tulipano</text:p>
          </table:table-cell>
          <table:table-cell table:style-name="ce2" office:value-type="string">
            <text:p>St. Germain Brasseri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75&lt;/td&gt; &lt;td class="empty"&gt;&amp;nbsp;&lt;/td&gt; &lt;th class="title birra_ratebeer"&gt;Voto RateBeer&lt;/th&gt; &lt;td class="data birra_ratebeer last"&gt;83 / 100&lt;/td&gt; &lt;/tr&gt; &lt;tr class="odd"&gt; &lt;th class="title birra_beeradvocade"&gt;Voto Beer Advocate&lt;/th&gt; &lt;td class="data birra_beeradvocade"&gt;88 / 100&lt;/td&gt; &lt;td class="empty"&gt;&amp;nbsp;&lt;/td&gt; &lt;th class="title birra_stile"&gt;Stile&lt;/th&gt; &lt;td class="data birra_stile last"&gt;Bière de Gard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75cl&lt;/td&gt; &lt;/tr&gt; &lt;tr class="last odd"&gt; &lt;th class="title allergeni"&gt;Allergeni&lt;/th&gt; &lt;td class="data allergeni last"&gt;Orzo&lt;/td&gt; &lt;/tr&gt;&lt;/tbody&gt; &lt;/table&gt; &lt;script type="text/javascript"&gt;decorateTable('product-attribute-specs-table')&lt;/script&gt; &lt;div class="std" id="block-desc-product"&gt; &lt;p&gt;Questa Bière de Garde è prodotta in inverno per essere goduta a pieno nei mesi più caldi della primavera e dell’estate, ma è piacevole in qualsiasi periodo dell’anno.&lt;/p&gt;&lt;br&gt; &lt;p&gt;Versa un colore arancio dorato con una schiuma bianca abbondante e persistente. All’olfatto sprigiona piacevoli aromi di malto, di cereali tostati, miele, agrumi, frutti e lievito.&lt;/p&gt;&lt;br&gt; &lt;p&gt;In bocca è morbida e rotonda con una sapidità di malti tostati, agrumi e lievito ben bilanciati da un amaro erbaceo da luppolo. In definitiva si tratta di una bella birra di primavera estremamente beverina.&lt;/p&gt; &lt;/div&gt; &lt;div class="box-collateral box-description"&gt; &lt;span itemprop="description"&gt; &lt;/span&gt; &lt;/div&gt;</text:p>
          </table:table-cell>
        </table:table-row>
        <table:table-row table:style-name="ro2">
          <table:table-cell table:style-name="ce2" office:value-type="string">
            <text:p>1673886047-355</text:p>
          </table:table-cell>
          <table:table-cell table:style-name="ce2" office:value-type="string">
            <text:p>https://www.cantinadellabirra.it/shop/brasserie-st-germain-page-24-black-edition-ipa.html</text:p>
          </table:table-cell>
          <table:table-cell table:style-name="ce2" office:value-type="string">
            <text:p>Page 24 Black Edition IPA</text:p>
          </table:table-cell>
          <table:table-cell table:style-name="ce2" office:value-type="string">
            <text:p>https://www.cantinadellabirra.it/media/catalog/product/cache/1/image/460x750/9df78eab33525d08d6e5fb8d27136e95/p/a/page_24_black_edition_ipa_33cl_cantina_della_birra.png</text:p>
          </table:table-cell>
          <table:table-cell table:style-name="ce2" office:value-type="string">
            <text:p>Francia</text:p>
          </table:table-cell>
          <table:table-cell table:style-name="ce2" office:value-type="string">
            <text:p>IPA India Pale Ale</text:p>
          </table:table-cell>
          <table:table-cell table:style-name="ce2" office:value-type="string">
            <text:p>Biondo</text:p>
          </table:table-cell>
          <table:table-cell table:style-name="ce2" office:value-type="string">
            <text:p>4.9 %</text:p>
          </table:table-cell>
          <table:table-cell table:style-name="ce2" office:value-type="string">
            <text:p>Pinta</text:p>
          </table:table-cell>
          <table:table-cell table:style-name="ce2" office:value-type="string">
            <text:p>St. Germain Brasseri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lt;/td&gt; &lt;td class="empty"&gt;&amp;nbsp;&lt;/td&gt; &lt;th class="title birra_ratebeer"&gt;Voto RateBeer&lt;/th&gt; &lt;td class="data birra_ratebeer last"&gt;3.5 / 5&lt;/td&gt; &lt;/tr&gt; &lt;tr class="odd"&gt; &lt;th class="title birra_stile"&gt;Stile&lt;/th&gt; &lt;td class="data birra_stile"&gt;IPA India Pale Ale&lt;/td&gt; &lt;td class="empty"&gt;&amp;nbsp;&lt;/td&gt; &lt;th class="title birra_temperatura"&gt;Temperatura di servizio&lt;/th&gt; &lt;td class="data birra_temperatura last"&gt;6°-8°C&lt;/td&gt; &lt;/tr&gt; &lt;tr class="last even"&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Anche questa IPA merita di appartenere alla limited series della Page 24. Si presenta con un colore rosso scuro con una schiuma densa e duratura. Aroma e gusto sono i classici dello stile: fruttato ed agrumato con una base maltata che elargisce note tostate e biscottate. Una birra che racchiude in sé la scuola americana ed inglese. &lt;/div&gt; &lt;div class="box-collateral box-description"&gt; &lt;span itemprop="description"&gt; &lt;/span&gt; &lt;/div&gt;</text:p>
          </table:table-cell>
        </table:table-row>
        <table:table-row table:style-name="ro2">
          <table:table-cell table:style-name="ce2" office:value-type="string">
            <text:p>1673886050-356</text:p>
          </table:table-cell>
          <table:table-cell table:style-name="ce2" office:value-type="string">
            <text:p>https://www.cantinadellabirra.it/shop/brasserie-st-germain-page-24-black-edition-stout.html</text:p>
          </table:table-cell>
          <table:table-cell table:style-name="ce2" office:value-type="string">
            <text:p>Page 24 Black Edition Stout</text:p>
          </table:table-cell>
          <table:table-cell table:style-name="ce2" office:value-type="string">
            <text:p>https://www.cantinadellabirra.it/media/catalog/product/cache/1/image/460x750/9df78eab33525d08d6e5fb8d27136e95/p/a/page_24_black_edition_stout_33cl_cantina_della_birra.jpg</text:p>
          </table:table-cell>
          <table:table-cell table:style-name="ce2" office:value-type="string">
            <text:p>Francia</text:p>
          </table:table-cell>
          <table:table-cell table:style-name="ce2" office:value-type="string">
            <text:p>Stout</text:p>
          </table:table-cell>
          <table:table-cell table:style-name="ce2" office:value-type="string">
            <text:p>Nero</text:p>
          </table:table-cell>
          <table:table-cell table:style-name="ce2" office:value-type="string">
            <text:p>3.9 %</text:p>
          </table:table-cell>
          <table:table-cell table:style-name="ce2" office:value-type="string">
            <text:p>Pinta</text:p>
          </table:table-cell>
          <table:table-cell table:style-name="ce2" office:value-type="string">
            <text:p>St. Germain Brasseri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9&lt;/td&gt; &lt;td class="empty"&gt;&amp;nbsp;&lt;/td&gt; &lt;th class="title birra_ratebeer"&gt;Voto RateBeer&lt;/th&gt; &lt;td class="data birra_ratebeer last"&gt;3.6 / 5&lt;/td&gt; &lt;/tr&gt; &lt;tr class="odd"&gt; &lt;th class="title birra_gusto"&gt;Sottostile&lt;/th&gt; &lt;td class="data birra_gusto"&gt;Dry Stout&lt;/td&gt; &lt;td class="empty"&gt;&amp;nbsp;&lt;/td&gt; &lt;th class="title birra_stile"&gt;Stile&lt;/th&gt; &lt;td class="data birra_stile last"&gt;Stout&lt;/td&gt; &lt;/tr&gt; &lt;tr class="even"&gt; &lt;th class="title birra_temperatura"&gt;Temperatura di servizio&lt;/th&gt; &lt;td class="data birra_temperatura"&gt;8° - 10°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Questa Dry Stout si veste di un colore nero profondo, con una schiuma color cappuccino, cremosa ed abbastanza persistente. Al naso emerge da subito un effluvio di malto tostato, cacao in polvere con leggere fragranze luppolate e speziate.&lt;br&gt; In bocca vengono riproposti i sentori olfattivi. Una birra estremamente beverina e ben fatta. Un’interpretazione moderna dello stile. &lt;/div&gt; &lt;div class="box-collateral box-description"&gt; &lt;span itemprop="description"&gt; &lt;/span&gt; &lt;/div&gt;</text:p>
          </table:table-cell>
        </table:table-row>
        <table:table-row table:style-name="ro2">
          <table:table-cell table:style-name="ce2" office:value-type="string">
            <text:p>1673886053-357</text:p>
          </table:table-cell>
          <table:table-cell table:style-name="ce2" office:value-type="string">
            <text:p>https://www.cantinadellabirra.it/shop/brasserie-st-germain-page-24-rhub-ipa.html</text:p>
          </table:table-cell>
          <table:table-cell table:style-name="ce2" office:value-type="string">
            <text:p>Page 24 Rhub' IPA</text:p>
          </table:table-cell>
          <table:table-cell table:style-name="ce2" office:value-type="string">
            <text:p>https://www.cantinadellabirra.it/media/catalog/product/cache/1/image/460x750/9df78eab33525d08d6e5fb8d27136e95/p/a/page_24_rhub_ipa_33cl_cantina_della_birra.png</text:p>
          </table:table-cell>
          <table:table-cell table:style-name="ce2" office:value-type="string">
            <text:p>Francia</text:p>
          </table:table-cell>
          <table:table-cell table:style-name="ce2" office:value-type="string">
            <text:p>IPA India Pale Ale</text:p>
          </table:table-cell>
          <table:table-cell table:style-name="ce2" office:value-type="string">
            <text:p>Giallo limone</text:p>
          </table:table-cell>
          <table:table-cell table:style-name="ce4" office:value-type="percentage" office:value="0.06">
            <text:p>6,00%</text:p>
          </table:table-cell>
          <table:table-cell table:style-name="ce2" office:value-type="string">
            <text:p>Pinta</text:p>
          </table:table-cell>
          <table:table-cell table:style-name="ce2" office:value-type="string">
            <text:p>St. Germain Brasserie</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lt;/td&gt; &lt;td class="empty"&gt;&amp;nbsp;&lt;/td&gt; &lt;th class="title birra_ratebeer"&gt;Voto RateBeer&lt;/th&gt; &lt;td class="data birra_ratebeer last"&gt;81 / 100&lt;/td&gt; &lt;/tr&gt; &lt;tr class="odd"&gt; &lt;th class="title birra_gusto"&gt;Sottostile&lt;/th&gt; &lt;td class="data birra_gusto"&gt;Fruit / Vegetable Beer&lt;/td&gt; &lt;td class="empty"&gt;&amp;nbsp;&lt;/td&gt; &lt;th class="title birra_stile"&gt;Stile&lt;/th&gt; &lt;td class="data birra_stile last"&gt;IPA India Pale Ale&lt;/td&gt; &lt;/tr&gt; &lt;tr class="even"&gt; &lt;th class="title birra_temperatura"&gt;Temperatura di servizio&lt;/th&gt; &lt;td class="data birra_temperatura"&gt;4/5°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Questa birra nasce dalla collaborazione tra il birrificio Page 24 e Nøgne Ø. Versa un colore dorato con un discreto cappello di schiuma bianca. L’aroma è di frutta tropicale (kiwi) ed erbaceo (rabarbaro). Il sapore è asciutto con note agrumate, di caramello e floreali. &lt;br&gt; Il succo si rabarbaro dona una sapidità leggermente acidula e man mano che la birra si riscalda emerge anche un leggero tono legnoso. Una birra morbida ed equilibrata, molto diversa dal concetto normale di IPA. &lt;/div&gt; &lt;div class="box-collateral box-description"&gt; &lt;span itemprop="description"&gt; &lt;/span&gt; &lt;/div&gt;</text:p>
          </table:table-cell>
        </table:table-row>
        <table:table-row table:style-name="ro2">
          <table:table-cell table:style-name="ce2" office:value-type="string">
            <text:p>1673886055-358</text:p>
          </table:table-cell>
          <table:table-cell table:style-name="ce2" office:value-type="string">
            <text:p>https://www.cantinadellabirra.it/shop/brasserie-st-germain-page-24-reserve-hildegarde-blonde.html</text:p>
          </table:table-cell>
          <table:table-cell table:style-name="ce2" office:value-type="string">
            <text:p>Page 24 Réserve Hildegarde Blonde</text:p>
          </table:table-cell>
          <table:table-cell table:style-name="ce2" office:value-type="string">
            <text:p>https://www.cantinadellabirra.it/media/catalog/product/cache/1/image/460x750/9df78eab33525d08d6e5fb8d27136e95/3/3/33cl_hildegarde_blonde.png</text:p>
          </table:table-cell>
          <table:table-cell table:style-name="ce2" office:value-type="string">
            <text:p>Francia</text:p>
          </table:table-cell>
          <table:table-cell table:style-name="ce2" office:value-type="string">
            <text:p>Bière de Garde</text:p>
          </table:table-cell>
          <table:table-cell table:style-name="ce2" office:value-type="string">
            <text:p>Biondo</text:p>
          </table:table-cell>
          <table:table-cell table:style-name="ce2" office:value-type="string">
            <text:p>6.9 %</text:p>
          </table:table-cell>
          <table:table-cell table:style-name="ce2" office:value-type="string">
            <text:p>Calice a tulipano</text:p>
          </table:table-cell>
          <table:table-cell table:style-name="ce2" office:value-type="string">
            <text:p>St. Germain Brasseri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lt;/td&gt; &lt;td class="empty"&gt;&amp;nbsp;&lt;/td&gt; &lt;th class="title birra_ratebeer"&gt;Voto RateBeer&lt;/th&gt; &lt;td class="data birra_ratebeer last"&gt;84 / 100&lt;/td&gt; &lt;/tr&gt; &lt;tr class="odd"&gt; &lt;th class="title birra_beeradvocade"&gt;Voto Beer Advocate&lt;/th&gt; &lt;td class="data birra_beeradvocade"&gt;85 / 100&lt;/td&gt; &lt;td class="empty"&gt;&amp;nbsp;&lt;/td&gt; &lt;th class="title birra_stile"&gt;Stile&lt;/th&gt; &lt;td class="data birra_stile last"&gt;Bière de Garde&lt;/td&gt; &lt;/tr&gt; &lt;tr class="even"&gt; &lt;th class="title birra_temperatura"&gt;Temperatura di servizio&lt;/th&gt; &lt;td class="data birra_temperatura"&gt;7/8°C&lt;/td&gt; &lt;td class="empty"&gt;&amp;nbsp;&lt;/td&gt; &lt;th class="title birra_confezioni"&gt;Formati disponibili&lt;/th&gt; &lt;td class="data birra_confezioni last"&gt;Bottiglia 33cl, Bottiglia 75cl&lt;/td&gt; &lt;/tr&gt; &lt;tr class="last odd"&gt; &lt;th class="title allergeni"&gt;Allergeni&lt;/th&gt; &lt;td class="data allergeni last"&gt;Orzo&lt;/td&gt; &lt;/tr&gt;&lt;/tbody&gt; &lt;/table&gt; &lt;script type="text/javascript"&gt;decorateTable('product-attribute-specs-table')&lt;/script&gt; &lt;div class="std" id="block-desc-product"&gt; &lt;p&gt;Questa birra, particolarmente gustosa e rinfrescante, si presenta con un bel colore dorato. Al naso sentori floreali e una leggera speziatura. Al palato sono invece i malti a dominare con una sapidità di zucchero candito.&lt;/p&gt;&lt;br&gt; &lt;p&gt;Man mano che la temperatura si alza, emergono leggere note fruttate di lievito; una birra che mostra molti più "muscoli" di quanti non ne dichiari (alc. 6.9%). Corpo medio, termina abboccata con leggere note erbacee e pepate.&lt;/p&gt; &lt;/div&gt; &lt;div class="box-collateral box-description"&gt; &lt;span itemprop="description"&gt; &lt;/span&gt; &lt;/div&gt;</text:p>
          </table:table-cell>
        </table:table-row>
        <table:table-row table:style-name="ro2">
          <table:table-cell table:style-name="ce2" office:value-type="string">
            <text:p>1673886058-359</text:p>
          </table:table-cell>
          <table:table-cell table:style-name="ce2" office:value-type="string">
            <text:p>https://www.cantinadellabirra.it/shop/birrificio-indipendente-elav-upperground.html</text:p>
          </table:table-cell>
          <table:table-cell table:style-name="ce2" office:value-type="string">
            <text:p>Upperground</text:p>
          </table:table-cell>
          <table:table-cell table:style-name="ce2" office:value-type="string">
            <text:p>https://www.cantinadellabirra.it/media/catalog/product/cache/1/image/460x750/9df78eab33525d08d6e5fb8d27136e95/u/p/upperground_sito.png</text:p>
          </table:table-cell>
          <table:table-cell table:style-name="ce2" office:value-type="string">
            <text:p>Italia</text:p>
          </table:table-cell>
          <table:table-cell table:style-name="ce2" office:value-type="string">
            <text:p>Belgian Pale Ale</text:p>
          </table:table-cell>
          <table:table-cell table:style-name="ce2" office:value-type="string">
            <text:p>Biondo</text:p>
          </table:table-cell>
          <table:table-cell table:style-name="ce4" office:value-type="percentage" office:value="0.05">
            <text:p>5,00%</text:p>
          </table:table-cell>
          <table:table-cell table:style-name="ce2" office:value-type="string">
            <text:p>Pinta</text:p>
          </table:table-cell>
          <table:table-cell table:style-name="ce2" office:value-type="string">
            <text:p>Elav</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4&lt;/td&gt; &lt;td class="empty"&gt;&amp;nbsp;&lt;/td&gt; &lt;th class="title birra_gusto"&gt;Sottostile&lt;/th&gt; &lt;td class="data birra_gusto last"&gt;Pale Ale&lt;/td&gt; &lt;/tr&gt; &lt;tr class="odd"&gt; &lt;th class="title birra_stile"&gt;Stile&lt;/th&gt; &lt;td class="data birra_stile"&gt;Belgian Pale Ale&lt;/td&gt; &lt;td class="empty"&gt;&amp;nbsp;&lt;/td&gt; &lt;th class="title birra_ibu"&gt;IBU&lt;/th&gt; &lt;td class="data birra_ibu last"&gt;25&lt;/td&gt; &lt;/tr&gt; &lt;tr class="even"&gt; &lt;th class="title birra_temperatura"&gt;Temperatura di servizio&lt;/th&gt; &lt;td class="data birra_temperatura"&gt;6 / 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Pale Ale Extra Single Hop...Bionda di carattere, fresca e dissetante per la quale viene utilizzato un singolo luppolo a luppolatura continua. &lt;/div&gt; &lt;div class="box-collateral box-description"&gt; &lt;span itemprop="description"&gt; &lt;/span&gt; &lt;/div&gt;</text:p>
          </table:table-cell>
        </table:table-row>
        <table:table-row table:style-name="ro2">
          <table:table-cell table:style-name="ce2" office:value-type="string">
            <text:p>1673886061-360</text:p>
          </table:table-cell>
          <table:table-cell table:style-name="ce2" office:value-type="string">
            <text:p>https://www.cantinadellabirra.it/shop/birrificio-indipendente-elav-uppercut-ipa.html</text:p>
          </table:table-cell>
          <table:table-cell table:style-name="ce2" office:value-type="string">
            <text:p>Uppercut IPA</text:p>
          </table:table-cell>
          <table:table-cell table:style-name="ce2" office:value-type="string">
            <text:p>https://www.cantinadellabirra.it/media/catalog/product/cache/1/image/460x750/9df78eab33525d08d6e5fb8d27136e95/u/p/uppercut_ipa_33cl_cantina_della_birra.png</text:p>
          </table:table-cell>
          <table:table-cell table:style-name="ce2" office:value-type="string">
            <text:p>Italia</text:p>
          </table:table-cell>
          <table:table-cell table:style-name="ce2" office:value-type="string">
            <text:p>IPA India Pale Ale</text:p>
          </table:table-cell>
          <table:table-cell table:style-name="ce2" office:value-type="string">
            <text:p>Ambrato</text:p>
          </table:table-cell>
          <table:table-cell table:style-name="ce2" office:value-type="string">
            <text:p>6.5 %</text:p>
          </table:table-cell>
          <table:table-cell table:style-name="ce2" office:value-type="string">
            <text:p>Pinta</text:p>
          </table:table-cell>
          <table:table-cell table:style-name="ce2" office:value-type="string">
            <text:p>Elav</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lt;/td&gt; &lt;td class="empty"&gt;&amp;nbsp;&lt;/td&gt; &lt;th class="title birra_ratebeer"&gt;Voto RateBeer&lt;/th&gt; &lt;td class="data birra_ratebeer last"&gt;3.27 / 5&lt;/td&gt; &lt;/tr&gt; &lt;tr class="odd"&gt; &lt;th class="title birra_beeradvocade"&gt;Voto Beer Advocate&lt;/th&gt; &lt;td class="data birra_beeradvocade"&gt;3.65 / 5&lt;/td&gt; &lt;td class="empty"&gt;&amp;nbsp;&lt;/td&gt; &lt;th class="title birra_stile"&gt;Stile&lt;/th&gt; &lt;td class="data birra_stile last"&gt;IPA India Pale Ale&lt;/td&gt; &lt;/tr&gt; &lt;tr class="even"&gt; &lt;th class="title birra_ibu"&gt;IBU&lt;/th&gt; &lt;td class="data birra_ibu"&gt;30&lt;/td&gt; &lt;td class="empty"&gt;&amp;nbsp;&lt;/td&gt; &lt;th class="title birra_temperatura"&gt;Temperatura di servizio&lt;/th&gt; &lt;td class="data birra_temperatura last"&gt;6 / 8°C&lt;/td&gt; &lt;/tr&gt; &lt;tr class="last odd"&gt; &lt;th class="title birra_confezioni"&gt;Formati disponibili&lt;/th&gt; &lt;td class="data birra_confezioni"&gt;Bottiglia 33cl, Bottiglia 75cl&lt;/td&gt; &lt;td class="empty"&gt;&amp;nbsp;&lt;/td&gt; &lt;th class="title allergeni"&gt;Allergeni&lt;/th&gt; &lt;td class="data allergeni last"&gt;Orzo&lt;/td&gt; &lt;/tr&gt; &lt;/tbody&gt; &lt;/table&gt; &lt;script type="text/javascript"&gt;decorateTable('product-attribute-specs-table')&lt;/script&gt; &lt;div class="std" id="block-desc-product"&gt; Uppercut Ipa, dal colore ambrato scuro, possiede un aroma di dolci frutti rossi e rosmarino. Per aumentarne l’eleganza infatti, nella fase finale di bollitura viene aggiunto del rosmarino che le dona un sentore leggermente balsamico che ben si lega con i profumi dei luppoli americani che la caratterizzano. &lt;/div&gt; &lt;div class="box-collateral box-description"&gt; &lt;span itemprop="description"&gt; &lt;/span&gt; &lt;/div&gt;</text:p>
          </table:table-cell>
        </table:table-row>
        <table:table-row table:style-name="ro2">
          <table:table-cell table:style-name="ce2" office:value-type="string">
            <text:p>1673886063-361</text:p>
          </table:table-cell>
          <table:table-cell table:style-name="ce2" office:value-type="string">
            <text:p>https://www.cantinadellabirra.it/shop/birra-opperbacco-violent-shared.html</text:p>
          </table:table-cell>
          <table:table-cell table:style-name="ce2" office:value-type="string">
            <text:p>Violent Shared</text:p>
          </table:table-cell>
          <table:table-cell table:style-name="ce2" office:value-type="string">
            <text:p>https://www.cantinadellabirra.it/media/catalog/product/cache/1/image/460x750/9df78eab33525d08d6e5fb8d27136e95/o/p/opperbacco_violent_shared_lattina.png</text:p>
          </table:table-cell>
          <table:table-cell table:style-name="ce2" office:value-type="string">
            <text:p>Italia</text:p>
          </table:table-cell>
          <table:table-cell table:style-name="ce2" office:value-type="string">
            <text:p>Session IPA</text:p>
          </table:table-cell>
          <table:table-cell table:style-name="ce2" office:value-type="string">
            <text:p>Ambrato chiaro</text:p>
          </table:table-cell>
          <table:table-cell table:style-name="ce2" office:value-type="string">
            <text:p>4.1 %</text:p>
          </table:table-cell>
          <table:table-cell table:style-name="ce2" office:value-type="string">
            <text:p>Pinta</text:p>
          </table:table-cell>
          <table:table-cell table:style-name="ce2" office:value-type="string">
            <text:p>Opperbacc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9.2&lt;/td&gt; &lt;td class="empty"&gt;&amp;nbsp;&lt;/td&gt; &lt;th class="title birra_ratebeer"&gt;Voto RateBeer&lt;/th&gt; &lt;td class="data birra_ratebeer last"&gt;3.6 / 5&lt;/td&gt; &lt;/tr&gt; &lt;tr class="odd"&gt; &lt;th class="title birra_stile"&gt;Stile&lt;/th&gt; &lt;td class="data birra_stile"&gt;Session IPA&lt;/td&gt; &lt;td class="empty"&gt;&amp;nbsp;&lt;/td&gt; &lt;th class="title birra_ibu"&gt;IBU&lt;/th&gt; &lt;td class="data birra_ibu last"&gt;70&lt;/td&gt; &lt;/tr&gt; &lt;tr class="even"&gt; &lt;th class="title birra_temperatura"&gt;Temperatura di servizio&lt;/th&gt; &lt;td class="data birra_temperatura"&gt;7/10°C&lt;/td&gt; &lt;td class="empty"&gt;&amp;nbsp;&lt;/td&gt; &lt;th class="title birra_confezioni"&gt;Formati disponibili&lt;/th&gt; &lt;td class="data birra_confezioni last"&gt;Lattina 33cl&lt;/td&gt; &lt;/tr&gt; &lt;tr class="last odd"&gt; &lt;th class="title birra_extra"&gt;Extra&lt;/th&gt; &lt;td class="data birra_extra"&gt;Da non perdere&lt;/td&gt; &lt;td class="empty"&gt;&amp;nbsp;&lt;/td&gt; &lt;th class="title allergeni"&gt;Allergeni&lt;/th&gt; &lt;td class="data allergeni last"&gt;Orzo&lt;/td&gt; &lt;/tr&gt; &lt;/tbody&gt; &lt;/table&gt; &lt;script type="text/javascript"&gt;decorateTable('product-attribute-specs-table')&lt;/script&gt; &lt;div class="std" id="block-desc-product"&gt; Session IPA di gradazione alcolica molto contenuta ma di luppolatura generosa (Mosaic e Chinook, anche in dry hopping) da 120 IBU. Peculiare l'aggiunta di limoni e pompelmi freschi frullati con tutta la buccia ed aggiunti al mosto in bollitura a conferire non solo l'aroma tipico della bucce d'agrume ma anche un'amarezza agrumata in questo caso non da luppolo. &lt;/div&gt; &lt;div class="box-collateral box-description"&gt; &lt;span itemprop="description"&gt; &lt;/span&gt; &lt;/div&gt;</text:p>
          </table:table-cell>
        </table:table-row>
        <table:table-row table:style-name="ro2">
          <table:table-cell table:style-name="ce2" office:value-type="string">
            <text:p>1673886066-362</text:p>
          </table:table-cell>
          <table:table-cell table:style-name="ce2" office:value-type="string">
            <text:p>https://www.cantinadellabirra.it/shop/schlenkerla-marzen.html</text:p>
          </table:table-cell>
          <table:table-cell table:style-name="ce2" office:value-type="string">
            <text:p>Schlenkerla Märzen</text:p>
          </table:table-cell>
          <table:table-cell table:style-name="ce2" office:value-type="string">
            <text:p>https://www.cantinadellabirra.it/media/catalog/product/cache/1/image/460x750/9df78eab33525d08d6e5fb8d27136e95/s/c/schlenkerla-rauchbier-marzen.png</text:p>
          </table:table-cell>
          <table:table-cell table:style-name="ce2" office:value-type="string">
            <text:p>Germania</text:p>
          </table:table-cell>
          <table:table-cell table:style-name="ce2" office:value-type="string">
            <text:p>Rauchbier</text:p>
          </table:table-cell>
          <table:table-cell table:style-name="ce2" office:value-type="string">
            <text:p>Bruno scuro con riflessi rosso rubino</text:p>
          </table:table-cell>
          <table:table-cell table:style-name="ce2" office:value-type="string">
            <text:p>5.1 %</text:p>
          </table:table-cell>
          <table:table-cell table:style-name="ce2" office:value-type="string">
            <text:p>Boccale</text:p>
          </table:table-cell>
          <table:table-cell table:style-name="ce2" office:value-type="string">
            <text:p>Heller Brauerei</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3.2&lt;/td&gt; &lt;td class="empty"&gt;&amp;nbsp;&lt;/td&gt; &lt;th class="title birra_ratebeer"&gt;Voto RateBeer&lt;/th&gt; &lt;td class="data birra_ratebeer last"&gt;97 / 100&lt;/td&gt; &lt;/tr&gt; &lt;tr class="odd"&gt; &lt;th class="title birra_beeradvocade"&gt;Voto Beer Advocate&lt;/th&gt; &lt;td class="data birra_beeradvocade"&gt;91 / 100&lt;/td&gt; &lt;td class="empty"&gt;&amp;nbsp;&lt;/td&gt; &lt;th class="title birra_gusto"&gt;Sottostile&lt;/th&gt; &lt;td class="data birra_gusto last"&gt;Rauchbier&lt;/td&gt; &lt;/tr&gt; &lt;tr class="even"&gt; &lt;th class="title birra_stile"&gt;Stile&lt;/th&gt; &lt;td class="data birra_stile"&gt;Rauchbier&lt;/td&gt; &lt;td class="empty"&gt;&amp;nbsp;&lt;/td&gt; &lt;th class="title birra_ibu"&gt;IBU&lt;/th&gt; &lt;td class="data birra_ibu last"&gt;30&lt;/td&gt; &lt;/tr&gt; &lt;tr class="odd"&gt; &lt;th class="title birra_temperatura"&gt;Temperatura di servizio&lt;/th&gt; &lt;td class="data birra_temperatura"&gt;8 / 10°C&lt;/td&gt; &lt;td class="empty"&gt;&amp;nbsp;&lt;/td&gt; &lt;th class="title birra_confezioni"&gt;Formati disponibili&lt;/th&gt; &lt;td class="data birra_confezioni last"&gt;Bottiglia 50cl&lt;/td&gt; &lt;/tr&gt; &lt;tr class="last even"&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lt;p&gt;Famosa birra affumicata di Bamberg, deve il suo caratteristico aroma e sapore al malto affumicato con legno di faggio bavarese.&lt;br&gt; Il nome è tutto un programma: Schlenkern difatti in una vecchia espressione germanica significa “barcollare”.&lt;br&gt;La leggenda narra che uno dei mastri birrai originali in seguito ad un incidente (qualcuno afferma anche a causa della birra) non riuscisse più a camminare dritto, da qui il soprannome Schlenkerla ereditato dalla birra per i posteri.&lt;/p&gt;&lt;br&gt; &lt;p&gt;&lt;br&gt; Dal colore scuro con riflessi rubino promana intensi profumi di speck, in background sentori di frutta (prugne e fichi), caramello e un po’ di caffè. &lt;br&gt;Il profilo aromatico e gustativo è un capolavoro di intensità, equilibrio e complessità.&lt;br&gt; La nota smoked è sempre presente, quasi invadente. Il palato viene assalito da un “falò” di speck e pane tostato, adagiati su note leggermente dolci che richiamano la frutta scura e il caramello. La parte centrale della bevuta permette al luppolo di conferire un amaro di basso livello con una nota citrica.&lt;br&gt; Il finale, quasi asciutto, è caratterizzato da note biscottate e da una fumosità persistente come se si fosse seduti intorno ad uno scintillante caminetto. &lt;br&gt;Un fuoriclasse di questo stile.&lt;/p&gt; &lt;/div&gt; &lt;div class="box-collateral box-description"&gt; &lt;span itemprop="description"&gt; &lt;/span&gt; &lt;/div&gt;</text:p>
          </table:table-cell>
        </table:table-row>
        <table:table-row table:style-name="ro2">
          <table:table-cell table:style-name="ce2" office:value-type="string">
            <text:p>1673886069-363</text:p>
          </table:table-cell>
          <table:table-cell table:style-name="ce2" office:value-type="string">
            <text:p>https://www.cantinadellabirra.it/shop/flea-bastola.html</text:p>
          </table:table-cell>
          <table:table-cell table:style-name="ce2" office:value-type="string">
            <text:p>Bastola</text:p>
          </table:table-cell>
          <table:table-cell table:style-name="ce2" office:value-type="string">
            <text:p>https://www.cantinadellabirra.it/media/catalog/product/cache/1/image/460x750/9df78eab33525d08d6e5fb8d27136e95/b/a/bastola_2019_2.png</text:p>
          </table:table-cell>
          <table:table-cell table:style-name="ce2" office:value-type="string">
            <text:p>Italia</text:p>
          </table:table-cell>
          <table:table-cell table:style-name="ce2" office:value-type="string">
            <text:p>Strong Bitter / English Pale Ale</text:p>
          </table:table-cell>
          <table:table-cell table:style-name="ce2" office:value-type="string">
            <text:p>Ambrato scuro</text:p>
          </table:table-cell>
          <table:table-cell table:style-name="ce2" office:value-type="string">
            <text:p>6.9 %</text:p>
          </table:table-cell>
          <table:table-cell table:style-name="ce2" office:value-type="string">
            <text:p>Pinta</text:p>
          </table:table-cell>
          <table:table-cell table:style-name="ce2" office:value-type="string">
            <text:p>Flea</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5&lt;/td&gt; &lt;td class="empty"&gt;&amp;nbsp;&lt;/td&gt; &lt;th class="title birra_stile"&gt;Stile&lt;/th&gt; &lt;td class="data birra_stile last"&gt;Strong Bitter / English Pale Ale&lt;/td&gt; &lt;/tr&gt; &lt;tr class="odd"&gt; &lt;th class="title birra_temperatura"&gt;Temperatura di servizio&lt;/th&gt; &lt;td class="data birra_temperatura"&gt;8 / 10°C&lt;/td&gt; &lt;td class="empty"&gt;&amp;nbsp;&lt;/td&gt; &lt;th class="title birra_confezioni"&gt;Formati disponibili&lt;/th&gt; &lt;td class="data birra_confezioni last"&gt;Bottiglia 33cl, Bottiglia 75cl&lt;/td&gt; &lt;/tr&gt; &lt;tr class="last even"&gt; &lt;th class="title birra_extra"&gt;Extra&lt;/th&gt; &lt;td class="data birra_extra"&gt;Premiata&lt;/td&gt; &lt;td class="empty"&gt;&amp;nbsp;&lt;/td&gt; &lt;th class="title allergeni"&gt;Allergeni&lt;/th&gt; &lt;td class="data allergeni last"&gt;Orzo&lt;/td&gt; &lt;/tr&gt; &lt;/tbody&gt; &lt;/table&gt; &lt;script type="text/javascript"&gt;decorateTable('product-attribute-specs-table')&lt;/script&gt; &lt;div class="std" id="block-desc-product"&gt; &lt;p&gt;Birra ambrata puro malto prodotta con malto d'orzo al 100%. Dal gusto intenso, secco, leggermente amaro e con un retrogusto di caramello e nocciola, dato dall' utilizzo di malti speciali. La schiuma è compatta, cremosa e aderente..&lt;br&gt; &lt;br&gt; I nomi del fermentato prodotto ha un chiaro riferimento alla cronistoria del passato: &lt;br&gt; &lt;br&gt; Strega, fattucchiera, lamia, genio malefico ed anima affatto persa. Aborrita da tutti, amata veracemente da nessuno e temuta da molti, la Bastola è il personaggio attorno al quale si sono sedimentate, nel corso dei secoli, tutte le leggende, le tradizioni ed il folclore della città di Gualdo Tadino.&lt;br&gt; Le cronache medievali locali la ritengono responsabile dell'incendio che distrusse la città nel XIII secolo e dalle cui ceneri rinacque la città odierna, grazie alla benevola opera urbanistica di Federico II. Poeti, artisti, scrittori e storici hanno dipinto la Bastola alternativamente come strega, anima perduta, malvagio essere notturno, spia o seducente maliarda e ancora oggi, nella festa popolare cittadina, ne viene rievocata ogni anno la sinistra figura e la condanna al rogo.&lt;br&gt; &lt;br&gt; &lt;strong&gt;World Beer Awards 2022&lt;/strong&gt;&lt;br&gt; &lt;u&gt;Medaglia d'argento nella categoria Pale Beer Amber (Italia)&lt;/u&gt; &lt;/p&gt;&lt;/div&gt; &lt;div class="box-collateral box-description"&gt; &lt;span itemprop="description"&gt; &lt;/span&gt; &lt;/div&gt;</text:p>
          </table:table-cell>
        </table:table-row>
        <table:table-row table:style-name="ro2">
          <table:table-cell table:style-name="ce2" office:value-type="string">
            <text:p>1673886071-364</text:p>
          </table:table-cell>
          <table:table-cell table:style-name="ce2" office:value-type="string">
            <text:p>https://www.cantinadellabirra.it/shop/flea-federico-secondo.html</text:p>
          </table:table-cell>
          <table:table-cell table:style-name="ce2" office:value-type="string">
            <text:p>Federico II</text:p>
          </table:table-cell>
          <table:table-cell table:style-name="ce2" office:value-type="string">
            <text:p>https://www.cantinadellabirra.it/media/catalog/product/cache/1/image/460x750/9df78eab33525d08d6e5fb8d27136e95/f/e/federico_ii_2019_2.png</text:p>
          </table:table-cell>
          <table:table-cell table:style-name="ce2" office:value-type="string">
            <text:p>Italia</text:p>
          </table:table-cell>
          <table:table-cell table:style-name="ce2" office:value-type="string">
            <text:p>Golden Ale / Blonde Ale</text:p>
          </table:table-cell>
          <table:table-cell table:style-name="ce2" office:value-type="string">
            <text:p>Giallo intenso</text:p>
          </table:table-cell>
          <table:table-cell table:style-name="ce2" office:value-type="string">
            <text:p>5.9 %</text:p>
          </table:table-cell>
          <table:table-cell table:style-name="ce2" office:value-type="string">
            <text:p>Pinta</text:p>
          </table:table-cell>
          <table:table-cell table:style-name="ce2" office:value-type="string">
            <text:p>Flea</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5&lt;/td&gt; &lt;td class="empty"&gt;&amp;nbsp;&lt;/td&gt; &lt;th class="title birra_stile"&gt;Stile&lt;/th&gt; &lt;td class="data birra_stile last"&gt;Golden Ale / Blonde Ale&lt;/td&gt; &lt;/tr&gt; &lt;tr class="odd"&gt; &lt;th class="title birra_temperatura"&gt;Temperatura di servizio&lt;/th&gt; &lt;td class="data birra_temperatura"&gt;6 / 8°C&lt;/td&gt; &lt;td class="empty"&gt;&amp;nbsp;&lt;/td&gt; &lt;th class="title birra_confezioni"&gt;Formati disponibili&lt;/th&gt; &lt;td class="data birra_confezioni last"&gt;Bottiglia 33cl, Bottiglia 75cl&lt;/td&gt; &lt;/tr&gt; &lt;tr class="last even"&gt; &lt;th class="title allergeni"&gt;Allergeni&lt;/th&gt; &lt;td class="data allergeni last"&gt;Orzo&lt;/td&gt; &lt;/tr&gt;&lt;/tbody&gt; &lt;/table&gt; &lt;script type="text/javascript"&gt;decorateTable('product-attribute-specs-table')&lt;/script&gt; &lt;div class="std" id="block-desc-product"&gt; &lt;p&gt;Birra chiara puro malto prodotta con malto d'orzo al 100%, dal gusto fresco tendenziamente amara e con un retrogusto erbaceo dato dall'utilizzo di luppoli selezionati, schiuma compatta, cremosa e aderente.&lt;br&gt; &lt;br&gt; I nomi del fermentato prodotto ha un chiaro riferimento alla cronistoria del passato: &lt;br&gt; &lt;br&gt; Lo Stupor Mundi e il primo uomo moderno assiso su un trono", il "precursore del Rinascimento": Federico II fu tutto questo e molto altro ancora. Fu uno tra i personaggi più importanti dell'età medievale, tra i pochi a segnare il corso dell'intera storia europea. Re di Sicilia, di Germania, di Gerusalemme e Imperatore del Sacro Romano Impero, Federico fu inoltre protettore di poeti ed artisti, lui stesso filosofo e letterato e fondatore della scuola poetica che diede avvio alla nostra letteratura. Il suo destino fu costantemente intrecciato con quello della penisola italiana e con quello della fedele città ghibellina di Gualdo Tadino in particolare, la cui devozione fu ricompensata dal sovrano che volle assicurarle l’avvenire, garantendole un nuovo tessuto umbro e plasmandone la storia per i secoli a venire. &lt;/p&gt;&lt;/div&gt; &lt;div class="box-collateral box-description"&gt; &lt;span itemprop="description"&gt; &lt;/span&gt; &lt;/div&gt;</text:p>
          </table:table-cell>
        </table:table-row>
        <table:table-row table:style-name="ro2">
          <table:table-cell table:style-name="ce2" office:value-type="string">
            <text:p>1673886074-365</text:p>
          </table:table-cell>
          <table:table-cell table:style-name="ce2" office:value-type="string">
            <text:p>https://www.cantinadellabirra.it/shop/flea-costanza.html</text:p>
          </table:table-cell>
          <table:table-cell table:style-name="ce2" office:value-type="string">
            <text:p>Costanza</text:p>
          </table:table-cell>
          <table:table-cell table:style-name="ce2" office:value-type="string">
            <text:p>https://www.cantinadellabirra.it/media/catalog/product/cache/1/image/460x750/9df78eab33525d08d6e5fb8d27136e95/c/o/costanza_2019_2.png</text:p>
          </table:table-cell>
          <table:table-cell table:style-name="ce2" office:value-type="string">
            <text:p>Italia</text:p>
          </table:table-cell>
          <table:table-cell table:style-name="ce2" office:value-type="string">
            <text:p>Golden Ale / Blonde Ale</text:p>
          </table:table-cell>
          <table:table-cell table:style-name="ce2" office:value-type="string">
            <text:p>Giallo chiaro</text:p>
          </table:table-cell>
          <table:table-cell table:style-name="ce2" office:value-type="string">
            <text:p>5.2 %</text:p>
          </table:table-cell>
          <table:table-cell table:style-name="ce2" office:value-type="string">
            <text:p>Pinta</text:p>
          </table:table-cell>
          <table:table-cell table:style-name="ce2" office:value-type="string">
            <text:p>Flea</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lt;/td&gt; &lt;td class="empty"&gt;&amp;nbsp;&lt;/td&gt; &lt;th class="title birra_stile"&gt;Stile&lt;/th&gt; &lt;td class="data birra_stile last"&gt;Golden Ale / Blonde Ale&lt;/td&gt; &lt;/tr&gt; &lt;tr class="odd"&gt; &lt;th class="title birra_temperatura"&gt;Temperatura di servizio&lt;/th&gt; &lt;td class="data birra_temperatura"&gt;4 / 6°C&lt;/td&gt; &lt;td class="empty"&gt;&amp;nbsp;&lt;/td&gt; &lt;th class="title birra_confezioni"&gt;Formati disponibili&lt;/th&gt; &lt;td class="data birra_confezioni last"&gt;Bottiglia 33cl, Bottiglia 75cl&lt;/td&gt; &lt;/tr&gt; &lt;tr class="last even"&gt; &lt;th class="title birra_extra"&gt;Extra&lt;/th&gt; &lt;td class="data birra_extra"&gt;Da non perdere&lt;/td&gt; &lt;td class="empty"&gt;&amp;nbsp;&lt;/td&gt; &lt;th class="title allergeni"&gt;Allergeni&lt;/th&gt; &lt;td class="data allergeni last"&gt;Orzo&lt;/td&gt; &lt;/tr&gt; &lt;/tbody&gt; &lt;/table&gt; &lt;script type="text/javascript"&gt;decorateTable('product-attribute-specs-table')&lt;/script&gt; &lt;div class="std" id="block-desc-product"&gt; &lt;p&gt;Birra chiara puro malto prodotta con malto d'orzo al 100%. Birra dal gusto fresco, leggermente fruttata, poco amara, schiuma compatta, cremosa e aderente. &lt;br&gt; &lt;br&gt; I nomi del fermentato prodotto ha un chiaro riferimento alla cronistoria del passato: &lt;br&gt; &lt;br&gt; La "gran Costanza" così celebrata da Dante, “colei che fu madre dell'imperatore Federico II di Svevia”. Costanza appare a Dante nel cielo della luna e il Sommo Poeta ne evoca l'immagine regale e ne sottolinea la risolutezza nella scena politica non meno che la finezza morale. Ma Costanza è anche il nome della prima moglie del sovrano svevo: figlia di Alfonso d'Aragona, la donna portò in dote al giovane consorte l'insegnamento di una vita colta, l'esigenza di un’educazione di rango, la raffinatezza delle occupazioni e delle arti di corte. La Birra Costanza è dunque la birra delle due regine.&lt;/p&gt; &lt;/div&gt; &lt;div class="box-collateral box-description"&gt; &lt;span itemprop="description"&gt; &lt;/span&gt; &lt;/div&gt;</text:p>
          </table:table-cell>
        </table:table-row>
        <table:table-row table:style-name="ro2">
          <table:table-cell table:style-name="ce2" office:value-type="string">
            <text:p>1673886077-366</text:p>
          </table:table-cell>
          <table:table-cell table:style-name="ce2" office:value-type="string">
            <text:p>https://www.cantinadellabirra.it/shop/flea-bianca-lancia.html</text:p>
          </table:table-cell>
          <table:table-cell table:style-name="ce2" office:value-type="string">
            <text:p>Bianca Lancia</text:p>
          </table:table-cell>
          <table:table-cell table:style-name="ce2" office:value-type="string">
            <text:p>https://www.cantinadellabirra.it/media/catalog/product/cache/1/image/460x750/9df78eab33525d08d6e5fb8d27136e95/b/i/bianca_lancia_2019_2.png</text:p>
          </table:table-cell>
          <table:table-cell table:style-name="ce2" office:value-type="string">
            <text:p>Italia</text:p>
          </table:table-cell>
          <table:table-cell table:style-name="ce2" office:value-type="string">
            <text:p>Blanche / Witbier</text:p>
          </table:table-cell>
          <table:table-cell table:style-name="ce2" office:value-type="string">
            <text:p>Giallo paglierino velato</text:p>
          </table:table-cell>
          <table:table-cell table:style-name="ce4" office:value-type="percentage" office:value="0.05">
            <text:p>5,00%</text:p>
          </table:table-cell>
          <table:table-cell table:style-name="ce2" office:value-type="string">
            <text:p>Pinta</text:p>
          </table:table-cell>
          <table:table-cell table:style-name="ce2" office:value-type="string">
            <text:p>Flea</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lt;/td&gt; &lt;td class="empty"&gt;&amp;nbsp;&lt;/td&gt; &lt;th class="title birra_ratebeer"&gt;Voto RateBeer&lt;/th&gt; &lt;td class="data birra_ratebeer last"&gt;3.19 / 5&lt;/td&gt; &lt;/tr&gt; &lt;tr class="odd"&gt; &lt;th class="title birra_stile"&gt;Stile&lt;/th&gt; &lt;td class="data birra_stile"&gt;Blanche / Witbier&lt;/td&gt; &lt;td class="empty"&gt;&amp;nbsp;&lt;/td&gt; &lt;th class="title birra_temperatura"&gt;Temperatura di servizio&lt;/th&gt; &lt;td class="data birra_temperatura last"&gt;4 / 6°C&lt;/td&gt; &lt;/tr&gt; &lt;tr class="even"&gt; &lt;th class="title birra_confezioni"&gt;Formati disponibili&lt;/th&gt; &lt;td class="data birra_confezioni"&gt;Bottiglia 33cl, Bottiglia 75cl&lt;/td&gt; &lt;td class="empty"&gt;&amp;nbsp;&lt;/td&gt; &lt;th class="title birra_extra"&gt;Extra&lt;/th&gt; &lt;td class="data birra_extra last"&gt;Da non perdere, Premiata&lt;/td&gt; &lt;/tr&gt; &lt;tr class="last odd"&gt; &lt;th class="title allergeni"&gt;Allergeni&lt;/th&gt; &lt;td class="data allergeni last"&gt;Orzo, Frumento&lt;/td&gt; &lt;/tr&gt;&lt;/tbody&gt; &lt;/table&gt; &lt;script type="text/javascript"&gt;decorateTable('product-attribute-specs-table')&lt;/script&gt; &lt;div class="std" id="block-desc-product"&gt; &lt;p&gt;Birra chiara puro malto prodotta con malto d'orzo e malto di frumento, dal gusto fresco, leggermente acidula, molto fruttata e poco amara, schiuma compatta, cremosa e aderente. &lt;br&gt; &lt;br&gt; I nomi del fermentato prodotto ha un chiaro riferimento alla cronistoria del passato: &lt;br&gt; &lt;br&gt; Erede della prestigiosa aristocrazia piemontese, Bianca Lancia, fu tra le quattro mogli di Federico II, quella che, secondo la tradizione, il sovrano amò di più. La relazione tra i due fu segreta e tormentata, ma tanto profonda e appassionata da essere l'unica, almeno stando alle cronache e alle leggende popolari, a durare lungo tutta la vita dell'imperatore. Soave e gentile, Bianca fu durante la vita di Federico, una presenza sempre costante e discreta. Si dice che il matrimonio avvenne soltanto alla fine della vita della donna, al fine di legittimare la posizione e l'ascesa politica del figlio nato dalla loro unione anni prima, quel re Manfredi che Dante Alighieri descrisse come “biondo era e bello di gentile aspetto”, che fu l'ultimo sovrano svevo del regno di Sicilia (1258).&lt;/p&gt;&lt;br&gt; &lt;br&gt; &lt;strong&gt;World Beer Awards 2022&lt;/strong&gt;&lt;br&gt; &lt;u&gt;Medaglia d'oro nella categoria Belgian Style Witbier (Italia)&lt;/u&gt;&lt;br&gt; &lt;br&gt; &lt;strong&gt;Birra dell'anno 2016&lt;/strong&gt;&lt;br&gt; &lt;u&gt;1° Classificata categoria 15 - Chiare, alta fermentazione, basso grado alcolico, di ispirazione belga&lt;/u&gt; &lt;/div&gt; &lt;div class="box-collateral box-description"&gt; &lt;span itemprop="description"&gt; &lt;/span&gt; &lt;/div&gt;</text:p>
          </table:table-cell>
        </table:table-row>
        <table:table-row table:style-name="ro2">
          <table:table-cell table:style-name="ce2" office:value-type="string">
            <text:p>1673886080-367</text:p>
          </table:table-cell>
          <table:table-cell table:style-name="ce2" office:value-type="string">
            <text:p>https://www.cantinadellabirra.it/shop/manzanita-brewing.html</text:p>
          </table:table-cell>
          <table:table-cell table:style-name="ce2" office:value-type="string">
            <text:p>Pinta Manzanita</text:p>
          </table:table-cell>
          <table:table-cell table:style-name="ce2" office:value-type="string">
            <text:p>https://www.cantinadellabirra.it/media/catalog/product/cache/1/image/460x750/9df78eab33525d08d6e5fb8d27136e95/b/i/bicchiere10_2_1.png</text:p>
          </table:table-cell>
          <table:table-cell table:number-columns-repeated="8" table:style-name="ce2" office:value-type="string">
            <text:p>null</text:p>
          </table:table-cell>
        </table:table-row>
        <table:table-row table:style-name="ro2">
          <table:table-cell table:style-name="ce2" office:value-type="string">
            <text:p>1673886082-368</text:p>
          </table:table-cell>
          <table:table-cell table:style-name="ce2" office:value-type="string">
            <text:p>https://www.cantinadellabirra.it/shop/toccalmatto-tabula-rasa.html</text:p>
          </table:table-cell>
          <table:table-cell table:style-name="ce2" office:value-type="string">
            <text:p>Tabula Rasa</text:p>
          </table:table-cell>
          <table:table-cell table:style-name="ce2" office:value-type="string">
            <text:p>https://www.cantinadellabirra.it/media/catalog/product/cache/1/image/460x750/9df78eab33525d08d6e5fb8d27136e95/t/a/tabularasa-33-toccalmattopng.png</text:p>
          </table:table-cell>
          <table:table-cell table:style-name="ce2" office:value-type="string">
            <text:p>Italia</text:p>
          </table:table-cell>
          <table:table-cell table:style-name="ce2" office:value-type="string">
            <text:p>Saison / Farmhouse Ale</text:p>
          </table:table-cell>
          <table:table-cell table:style-name="ce2" office:value-type="string">
            <text:p>Dorato intenso</text:p>
          </table:table-cell>
          <table:table-cell table:style-name="ce2" office:value-type="string">
            <text:p>5.3 %</text:p>
          </table:table-cell>
          <table:table-cell table:style-name="ce2" office:value-type="string">
            <text:p>Calice a tulipano</text:p>
          </table:table-cell>
          <table:table-cell table:style-name="ce2" office:value-type="string">
            <text:p>Toccalmatto</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1.6&lt;/td&gt; &lt;td class="empty"&gt;&amp;nbsp;&lt;/td&gt; &lt;th class="title birra_ratebeer"&gt;Voto RateBeer&lt;/th&gt; &lt;td class="data birra_ratebeer last"&gt;93 / 100&lt;/td&gt; &lt;/tr&gt; &lt;tr class="odd"&gt; &lt;th class="title birra_beeradvocade"&gt;Voto Beer Advocate&lt;/th&gt; &lt;td class="data birra_beeradvocade"&gt;4.15 / 5&lt;/td&gt; &lt;td class="empty"&gt;&amp;nbsp;&lt;/td&gt; &lt;th class="title birra_stile"&gt;Stile&lt;/th&gt; &lt;td class="data birra_stile last"&gt;Saison / Farmhous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Si presenta di colore dorato con schiuma bianca, compatta e persistente. Prodotta con luppoli americani, Perle, Simcoe e Amarillo. Al naso gli aromi sono intensi di frutta ed agrumi, note conferite dal dry hopping. Al palato risulta secca e beverina, perfetta come aperitivo o con piatti dai sapori orientali. &lt;/div&gt; &lt;div class="box-collateral box-description"&gt; &lt;span itemprop="description"&gt; &lt;/span&gt; &lt;/div&gt;</text:p>
          </table:table-cell>
        </table:table-row>
        <table:table-row table:style-name="ro2">
          <table:table-cell table:style-name="ce2" office:value-type="string">
            <text:p>1673886085-369</text:p>
          </table:table-cell>
          <table:table-cell table:style-name="ce2" office:value-type="string">
            <text:p>https://www.cantinadellabirra.it/shop/brasserie-dupont-moinette-biologique.html</text:p>
          </table:table-cell>
          <table:table-cell table:style-name="ce2" office:value-type="string">
            <text:p>Moinette Biologique</text:p>
          </table:table-cell>
          <table:table-cell table:style-name="ce2" office:value-type="string">
            <text:p>https://www.cantinadellabirra.it/media/catalog/product/cache/1/image/460x750/9df78eab33525d08d6e5fb8d27136e95/b/d/bdp.moinette.bio.33_1.png</text:p>
          </table:table-cell>
          <table:table-cell table:style-name="ce2" office:value-type="string">
            <text:p>Belgio</text:p>
          </table:table-cell>
          <table:table-cell table:style-name="ce2" office:value-type="string">
            <text:p>Belgian Strong Ale</text:p>
          </table:table-cell>
          <table:table-cell table:style-name="ce2" office:value-type="string">
            <text:p>Dorato opalescente</text:p>
          </table:table-cell>
          <table:table-cell table:style-name="ce2" office:value-type="string">
            <text:p>7.5 %</text:p>
          </table:table-cell>
          <table:table-cell table:style-name="ce2" office:value-type="string">
            <text:p>Calice a tulipano</text:p>
          </table:table-cell>
          <table:table-cell table:style-name="ce2" office:value-type="string">
            <text:p>Dupont</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98 / 100&lt;/td&gt; &lt;/tr&gt; &lt;tr class="odd"&gt; &lt;th class="title birra_gusto"&gt;Sottostile&lt;/th&gt; &lt;td class="data birra_gusto"&gt;Belgian Strong Golden Ale&lt;/td&gt; &lt;td class="empty"&gt;&amp;nbsp;&lt;/td&gt; &lt;th class="title birra_stile"&gt;Stile&lt;/th&gt; &lt;td class="data birra_stile last"&gt;Belgian Strong Ale&lt;/td&gt; &lt;/tr&gt; &lt;tr class="even"&gt; &lt;th class="title birra_ibu"&gt;IBU&lt;/th&gt; &lt;td class="data birra_ibu"&gt;28&lt;/td&gt; &lt;td class="empty"&gt;&amp;nbsp;&lt;/td&gt; &lt;th class="title birra_temperatura"&gt;Temperatura di servizio&lt;/th&gt; &lt;td class="data birra_temperatura last"&gt;7/9°C&lt;/td&gt; &lt;/tr&gt; &lt;tr class="last odd"&gt; &lt;th class="title birra_confezioni"&gt;Formati disponibili&lt;/th&gt; &lt;td class="data birra_confezioni"&gt;Bottiglia 33cl, Bottiglia 75cl&lt;/td&gt; &lt;td class="empty"&gt;&amp;nbsp;&lt;/td&gt; &lt;th class="title allergeni"&gt;Allergeni&lt;/th&gt; &lt;td class="data allergeni last"&gt;Orzo&lt;/td&gt; &lt;/tr&gt; &lt;/tbody&gt; &lt;/table&gt; &lt;script type="text/javascript"&gt;decorateTable('product-attribute-specs-table')&lt;/script&gt; &lt;div class="std" id="block-desc-product"&gt; &lt;p&gt;Questa birra fa parte della linea Bio delle birre prodotte da Dupont; l’azienda, difatti, rispettando rigorosamente le normative CEE in materia, sotto la supervisione dell’Ecocert (organismo europeo ufficiale di controllo), utilizza solo materie prime biologiche certificate, impegnandosi inoltre a non aggiungere nessun prodotto chimico né nella fermentazione, né nella maturazione. &lt;br&gt;Tali procedure le consentono di apporre sull’etichetta la dicitura “Biogarantie®”.&lt;/p&gt;&lt;br&gt; &lt;p&gt;Un grado in meno della Moinette Blonde, la stessa complessità e lo stesso splendido risultato finale. Creata nel 1990 appena dopo la Saison Biologique, ha bel colore dorato opalescente. La schiuma è abbondante, fine, ed abbastanza persistente.&lt;br&gt; Profuma di lievito, frutta gialla, agrumi, erbe e spezie. Il gusto è rotondo, riposante, molto dissetante ed offre ancora gli stessi ricordi estivi di frutta bianca matura, limone, lievito belga, luppolo e miele. &lt;br&gt;Con un’esemplare carbonatazione, ha un percorso molto regolare e si congeda al momento giusto con un retrogusto secco e leggermente amaro dimostrando e regalando un grande equilibrio.&lt;/p&gt; &lt;/div&gt; &lt;div class="box-collateral box-description"&gt; &lt;span itemprop="description"&gt; &lt;/span&gt; &lt;/div&gt;</text:p>
          </table:table-cell>
        </table:table-row>
        <table:table-row table:style-name="ro2">
          <table:table-cell table:style-name="ce2" office:value-type="string">
            <text:p>1673886088-370</text:p>
          </table:table-cell>
          <table:table-cell table:style-name="ce2" office:value-type="string">
            <text:p>https://www.cantinadellabirra.it/shop/birrificio-indipendente-elav-regina-d-inverno.html</text:p>
          </table:table-cell>
          <table:table-cell table:style-name="ce2" office:value-type="string">
            <text:p>Regina d'Inverno</text:p>
          </table:table-cell>
          <table:table-cell table:style-name="ce2" office:value-type="string">
            <text:p>https://www.cantinadellabirra.it/media/catalog/product/cache/1/image/460x750/9df78eab33525d08d6e5fb8d27136e95/r/e/regina_d_inverno_33cl_cantina_della_birra_1.png</text:p>
          </table:table-cell>
          <table:table-cell table:style-name="ce2" office:value-type="string">
            <text:p>Italia</text:p>
          </table:table-cell>
          <table:table-cell table:style-name="ce2" office:value-type="string">
            <text:p>Porter</text:p>
          </table:table-cell>
          <table:table-cell table:style-name="ce2" office:value-type="string">
            <text:p>Nero</text:p>
          </table:table-cell>
          <table:table-cell table:style-name="ce4" office:value-type="percentage" office:value="0.07">
            <text:p>7,00%</text:p>
          </table:table-cell>
          <table:table-cell table:style-name="ce2" office:value-type="string">
            <text:p>Pinta</text:p>
          </table:table-cell>
          <table:table-cell table:style-name="ce2" office:value-type="string">
            <text:p>Elav</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5&lt;/td&gt; &lt;td class="empty"&gt;&amp;nbsp;&lt;/td&gt; &lt;th class="title birra_ratebeer"&gt;Voto RateBeer&lt;/th&gt; &lt;td class="data birra_ratebeer last"&gt;85 / 100&lt;/td&gt; &lt;/tr&gt; &lt;tr class="odd"&gt; &lt;th class="title birra_beeradvocade"&gt;Voto Beer Advocate&lt;/th&gt; &lt;td class="data birra_beeradvocade"&gt;3.45 / 5&lt;/td&gt; &lt;td class="empty"&gt;&amp;nbsp;&lt;/td&gt; &lt;th class="title birra_stile"&gt;Stile&lt;/th&gt; &lt;td class="data birra_stile last"&gt;Porter&lt;/td&gt; &lt;/tr&gt; &lt;tr class="even"&gt; &lt;th class="title birra_ibu"&gt;IBU&lt;/th&gt; &lt;td class="data birra_ibu"&gt;40&lt;/td&gt; &lt;td class="empty"&gt;&amp;nbsp;&lt;/td&gt; &lt;th class="title birra_temperatura"&gt;Temperatura di servizio&lt;/th&gt; &lt;td class="data birra_temperatura last"&gt;10 / 12°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t;p&gt;Porter dal colore nero con schiuma beige intenso, quasi marrone, realizzata con aggiunta di zenzero, uvetta e scorza d'arancia amara. &lt;br&gt;Una vera esplosione di aromi. Le note tostate di caffè e cioccolato, tipiche dello stile, vengono impreziosite da sensazioni di dolcezza conferite dall’ uvetta e da note speziate e balsamiche apportate da zenzero e luppoli.&lt;br&gt; Il corpo è leggero e l’attacco al palato apparentemente dolce, lascia spazio a ciò che una vera Porter dovrebbe manifestare. Caffè, cioccolato e liquirizia primeggiano senza però nascondere la spezziatura originale dell’uvetta che le dona quel tocco in più di dolcezza e dello zenzero e scorza d’arancia che le regalano freschezza e, insieme ai luppoli, conducono la bevuta verso un finale piacevolmente amaro.&lt;/p&gt;&lt;br&gt; &lt;p&gt;La notevole etichetta di questa birra nasce dalla collaborazione con la Film-Maker portoghese Regina Pessoa che, ispirandosi al suo film “Kali the little vampire”, ha ripreso la riflessione sul contrasto buio/luce attraverso il disegno. Il protagonista in principio nega il proprio lato oscuro e arriva, solo alla fine, ad accettarlo scoprendone le qualità.&lt;/p&gt; &lt;/div&gt; &lt;div class="box-collateral box-description"&gt; &lt;span itemprop="description"&gt; &lt;/span&gt; &lt;/div&gt;</text:p>
          </table:table-cell>
        </table:table-row>
        <table:table-row table:style-name="ro2">
          <table:table-cell table:style-name="ce2" office:value-type="string">
            <text:p>1673886091-371</text:p>
          </table:table-cell>
          <table:table-cell table:style-name="ce2" office:value-type="string">
            <text:p>https://www.cantinadellabirra.it/shop/birrificio-indipendente-elav-belgian-dna.html</text:p>
          </table:table-cell>
          <table:table-cell table:style-name="ce2" office:value-type="string">
            <text:p>Belgian DNA</text:p>
          </table:table-cell>
          <table:table-cell table:style-name="ce2" office:value-type="string">
            <text:p>https://www.cantinadellabirra.it/media/catalog/product/cache/1/image/460x750/9df78eab33525d08d6e5fb8d27136e95/e/l/elav_belgian_dna_cantina_della_birra_1.png</text:p>
          </table:table-cell>
          <table:table-cell table:style-name="ce2" office:value-type="string">
            <text:p>Italia</text:p>
          </table:table-cell>
          <table:table-cell table:style-name="ce2" office:value-type="string">
            <text:p>Belgian Ale</text:p>
          </table:table-cell>
          <table:table-cell table:style-name="ce2" office:value-type="string">
            <text:p>Biondo Dorato</text:p>
          </table:table-cell>
          <table:table-cell table:style-name="ce2" office:value-type="string">
            <text:p>7.2 %</text:p>
          </table:table-cell>
          <table:table-cell table:style-name="ce2" office:value-type="string">
            <text:p>Pinta</text:p>
          </table:table-cell>
          <table:table-cell table:style-name="ce2" office:value-type="string">
            <text:p>Elav</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7&lt;/td&gt; &lt;td class="empty"&gt;&amp;nbsp;&lt;/td&gt; &lt;th class="title birra_ratebeer"&gt;Voto RateBeer&lt;/th&gt; &lt;td class="data birra_ratebeer last"&gt;3.26 / 5&lt;/td&gt; &lt;/tr&gt; &lt;tr class="odd"&gt; &lt;th class="title birra_gusto"&gt;Sottostile&lt;/th&gt; &lt;td class="data birra_gusto"&gt;Belgian Ale&lt;/td&gt; &lt;td class="empty"&gt;&amp;nbsp;&lt;/td&gt; &lt;th class="title birra_stile"&gt;Stile&lt;/th&gt; &lt;td class="data birra_stile last"&gt;Belgian Ale&lt;/td&gt; &lt;/tr&gt; &lt;tr class="even"&gt; &lt;th class="title birra_ibu"&gt;IBU&lt;/th&gt; &lt;td class="data birra_ibu"&gt;21&lt;/td&gt; &lt;td class="empty"&gt;&amp;nbsp;&lt;/td&gt; &lt;th class="title birra_temperatura"&gt;Temperatura di servizio&lt;/th&gt; &lt;td class="data birra_temperatura last"&gt;6/8°C&lt;/td&gt; &lt;/tr&gt; &lt;tr class="last odd"&gt; &lt;th class="title birra_confezioni"&gt;Formati disponibili&lt;/th&gt; &lt;td class="data birra_confezioni"&gt;Bottiglia 75cl&lt;/td&gt; &lt;td class="empty"&gt;&amp;nbsp;&lt;/td&gt; &lt;th class="title allergeni"&gt;Allergeni&lt;/th&gt; &lt;td class="data allergeni last"&gt;Orzo&lt;/td&gt; &lt;/tr&gt; &lt;/tbody&gt; &lt;/table&gt; &lt;script type="text/javascript"&gt;decorateTable('product-attribute-specs-table')&lt;/script&gt; &lt;div class="std" id="block-desc-product"&gt; Saison caratterizzata dalle tipiche note fruttate di lievito saison accompagnate da un'importante luppolatura e da una aggiunta in bollitura di erbe officinali (timo, ortica e maggiorana) che ne esaltano la naturale e tipica speziatura di questo lievito. Colore biondo dorato brillante con un'abbondante schiuma bianca &lt;/div&gt; &lt;div class="box-collateral box-description"&gt; &lt;span itemprop="description"&gt; &lt;/span&gt; &lt;/div&gt;</text:p>
          </table:table-cell>
        </table:table-row>
        <table:table-row table:style-name="ro2">
          <table:table-cell table:style-name="ce2" office:value-type="string">
            <text:p>1673886093-372</text:p>
          </table:table-cell>
          <table:table-cell table:style-name="ce2" office:value-type="string">
            <text:p>https://www.cantinadellabirra.it/shop/brouwerij-huyghe-mongozo-mango.html</text:p>
          </table:table-cell>
          <table:table-cell table:style-name="ce2" office:value-type="string">
            <text:p>Mongozo Mango</text:p>
          </table:table-cell>
          <table:table-cell table:style-name="ce2" office:value-type="string">
            <text:p>https://www.cantinadellabirra.it/media/catalog/product/cache/1/image/460x750/9df78eab33525d08d6e5fb8d27136e95/m/a/mango.jpg</text:p>
          </table:table-cell>
          <table:table-cell table:style-name="ce2" office:value-type="string">
            <text:p>Belgio</text:p>
          </table:table-cell>
          <table:table-cell table:style-name="ce2" office:value-type="string">
            <text:p>Fruit Beer</text:p>
          </table:table-cell>
          <table:table-cell table:style-name="ce2" office:value-type="string">
            <text:p>Biondo</text:p>
          </table:table-cell>
          <table:table-cell table:style-name="ce2" office:value-type="string">
            <text:p>3.6 %</text:p>
          </table:table-cell>
          <table:table-cell table:style-name="ce2" office:value-type="string">
            <text:p>Calice a chiudere</text:p>
          </table:table-cell>
          <table:table-cell table:style-name="ce2" office:value-type="string">
            <text:p>Huygh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97&lt;/td&gt; &lt;td class="empty"&gt;&amp;nbsp;&lt;/td&gt; &lt;th class="title birra_ratebeer"&gt;Voto RateBeer&lt;/th&gt; &lt;td class="data birra_ratebeer last"&gt;2.33 / 5 &lt;/td&gt; &lt;/tr&gt; &lt;tr class="odd"&gt; &lt;th class="title birra_stile"&gt;Stile&lt;/th&gt; &lt;td class="data birra_stile"&gt;Fruit Beer&lt;/td&gt; &lt;td class="empty"&gt;&amp;nbsp;&lt;/td&gt; &lt;th class="title birra_temperatura"&gt;Temperatura di servizio&lt;/th&gt; &lt;td class="data birra_temperatura last"&gt;6°-8°C&lt;/td&gt; &lt;/tr&gt; &lt;tr class="even"&gt; &lt;th class="title birra_confezioni"&gt;Formati disponibili&lt;/th&gt; &lt;td class="data birra_confezioni"&gt;Bottiglia 33cl&lt;/td&gt; &lt;td class="empty"&gt;&amp;nbsp;&lt;/td&gt; &lt;th class="title birra_extra"&gt;Extra&lt;/th&gt; &lt;td class="data birra_extra last"&gt;Da non perdere&lt;/td&gt; &lt;/tr&gt; &lt;tr class="last odd"&gt; &lt;th class="title allergeni"&gt;Allergeni&lt;/th&gt; &lt;td class="data allergeni last"&gt;Orzo&lt;/td&gt; &lt;/tr&gt;&lt;/tbody&gt; &lt;/table&gt; &lt;script type="text/javascript"&gt;decorateTable('product-attribute-specs-table')&lt;/script&gt; &lt;div class="std" id="block-desc-product"&gt; Questa Fruit Beer si presenta con un colore biondo tendente all’arancio, con un cappello di schiuma abbondante, abbastanza persistente. Al naso si elargisce spiccati aromi di frutta, soprattutto mango appena raccolto. In bocca è fresca e rinfrescante e vengono riproposti i sentori olfattivi. Il retrogusto leggermente amaro la rende ideale nelle calde serate estivale dove spesso viene servita in una noce di cocco. Tutti gli ingredienti di questa birra provengono dal commercio equo e solidale. &lt;/div&gt; &lt;div class="box-collateral box-description"&gt; &lt;span itemprop="description"&gt; &lt;/span&gt; &lt;/div&gt;</text:p>
          </table:table-cell>
        </table:table-row>
        <table:table-row table:style-name="ro2">
          <table:table-cell table:style-name="ce2" office:value-type="string">
            <text:p>1673886096-373</text:p>
          </table:table-cell>
          <table:table-cell table:style-name="ce2" office:value-type="string">
            <text:p>https://www.cantinadellabirra.it/shop/brouwerij-huyghe-florisgaarden-passion.html</text:p>
          </table:table-cell>
          <table:table-cell table:style-name="ce2" office:value-type="string">
            <text:p>Floris Passion</text:p>
          </table:table-cell>
          <table:table-cell table:style-name="ce2" office:value-type="string">
            <text:p>https://www.cantinadellabirra.it/media/catalog/product/cache/1/image/460x750/9df78eab33525d08d6e5fb8d27136e95/f/l/floris_passion_33.jpg</text:p>
          </table:table-cell>
          <table:table-cell table:style-name="ce2" office:value-type="string">
            <text:p>Belgio</text:p>
          </table:table-cell>
          <table:table-cell table:style-name="ce2" office:value-type="string">
            <text:p>Fruit Beer</text:p>
          </table:table-cell>
          <table:table-cell table:style-name="ce2" office:value-type="string">
            <text:p>Biondo</text:p>
          </table:table-cell>
          <table:table-cell table:style-name="ce2" office:value-type="string">
            <text:p>3.6 %</text:p>
          </table:table-cell>
          <table:table-cell table:style-name="ce2" office:value-type="string">
            <text:p>Calice a chiudere</text:p>
          </table:table-cell>
          <table:table-cell table:style-name="ce2" office:value-type="string">
            <text:p>Huygh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00&lt;/td&gt; &lt;td class="empty"&gt;&amp;nbsp;&lt;/td&gt; &lt;th class="title birra_ratebeer"&gt;Voto RateBeer&lt;/th&gt; &lt;td class="data birra_ratebeer last"&gt;2.49 / 5 &lt;/td&gt; &lt;/tr&gt; &lt;tr class="odd"&gt; &lt;th class="title birra_beeradvocade"&gt;Voto Beer Advocate&lt;/th&gt; &lt;td class="data birra_beeradvocade"&gt;2.91 / 5&lt;/td&gt; &lt;td class="empty"&gt;&amp;nbsp;&lt;/td&gt; &lt;th class="title birra_stile"&gt;Stile&lt;/th&gt; &lt;td class="data birra_stile last"&gt;Fruit Beer&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Dal colore dorato, al naso i sentori sono aciduli e pungenti di Maracuja (frutto della passione). I sentori lievemente aciduli dati dal frutto della passione la rendono un birra estremamente fresca e dissetante. Perfetta per lunghi aperitivi estivi. &lt;/div&gt; &lt;div class="box-collateral box-description"&gt; &lt;span itemprop="description"&gt; &lt;/span&gt; &lt;/div&gt;</text:p>
          </table:table-cell>
        </table:table-row>
        <table:table-row table:style-name="ro2">
          <table:table-cell table:style-name="ce2" office:value-type="string">
            <text:p>1673886099-374</text:p>
          </table:table-cell>
          <table:table-cell table:style-name="ce2" office:value-type="string">
            <text:p>https://www.cantinadellabirra.it/shop/brouwerij-huyghe-mere-noel.html</text:p>
          </table:table-cell>
          <table:table-cell table:style-name="ce2" office:value-type="string">
            <text:p>La Mere Noel</text:p>
          </table:table-cell>
          <table:table-cell table:style-name="ce2" office:value-type="string">
            <text:p>https://www.cantinadellabirra.it/media/catalog/product/cache/1/image/460x750/9df78eab33525d08d6e5fb8d27136e95/m/e/mere.noel.33.png</text:p>
          </table:table-cell>
          <table:table-cell table:style-name="ce2" office:value-type="string">
            <text:p>Belgio</text:p>
          </table:table-cell>
          <table:table-cell table:style-name="ce2" office:value-type="string">
            <text:p>Belgian Strong Ale</text:p>
          </table:table-cell>
          <table:table-cell table:style-name="ce2" office:value-type="string">
            <text:p>Biondo Dorato</text:p>
          </table:table-cell>
          <table:table-cell table:style-name="ce2" office:value-type="string">
            <text:p>8.5 %</text:p>
          </table:table-cell>
          <table:table-cell table:style-name="ce2" office:value-type="string">
            <text:p>Calice a tulipano</text:p>
          </table:table-cell>
          <table:table-cell table:style-name="ce2" office:value-type="string">
            <text:p>Huygh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00&lt;/td&gt; &lt;td class="empty"&gt;&amp;nbsp;&lt;/td&gt; &lt;th class="title birra_ratebeer"&gt;Voto RateBeer&lt;/th&gt; &lt;td class="data birra_ratebeer last"&gt;3.05 / 5&lt;/td&gt; &lt;/tr&gt; &lt;tr class="odd"&gt; &lt;th class="title birra_beeradvocade"&gt;Voto Beer Advocate&lt;/th&gt; &lt;td class="data birra_beeradvocade"&gt;3.5 / 5&lt;/td&gt; &lt;td class="empty"&gt;&amp;nbsp;&lt;/td&gt; &lt;th class="title birra_stile"&gt;Stile&lt;/th&gt; &lt;td class="data birra_stile last"&gt;Belgian Strong Ale&lt;/td&gt; &lt;/tr&gt; &lt;tr class="even"&gt; &lt;th class="title birra_temperatura"&gt;Temperatura di servizio&lt;/th&gt; &lt;td class="data birra_temperatura"&gt;10/12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Birra bionda dorata, doppio malto, ad alta fermentazione nata nel novembre del 1998. Schiuma bianca, fine e abbastanza persistente. Sentori olfattivi orientati sul caramello, sui frutti (pere, pesche, arancia, albicocca) agrumi (scorza di limone) e alcune note speziate (coriandolo, pepe nero, chiodi di garofano). Il gusto è corposo, fruttato e agrumato con una leggera nota maltata; la componente alcolica comincia a farsi sentire. Finale secco, luppolato e speziato. Un'interessante birra di Natale, ma non cosi speciale come l'etichetta sulla bottiglia suggerisce. &lt;/div&gt; &lt;div class="box-collateral box-description"&gt; &lt;span itemprop="description"&gt; &lt;/span&gt; &lt;/div&gt;</text:p>
          </table:table-cell>
        </table:table-row>
        <table:table-row table:style-name="ro2">
          <table:table-cell table:style-name="ce2" office:value-type="string">
            <text:p>1673886102-375</text:p>
          </table:table-cell>
          <table:table-cell table:style-name="ce2" office:value-type="string">
            <text:p>https://www.cantinadellabirra.it/shop/moor-revival.html</text:p>
          </table:table-cell>
          <table:table-cell table:style-name="ce2" office:value-type="string">
            <text:p>Moor Revival</text:p>
          </table:table-cell>
          <table:table-cell table:style-name="ce2" office:value-type="string">
            <text:p>https://www.cantinadellabirra.it/media/catalog/product/cache/1/image/460x750/9df78eab33525d08d6e5fb8d27136e95/m/o/moo.revival-latt-33_1.png</text:p>
          </table:table-cell>
          <table:table-cell table:style-name="ce2" office:value-type="string">
            <text:p>Inghilterra</text:p>
          </table:table-cell>
          <table:table-cell table:style-name="ce2" office:value-type="string">
            <text:p>Bitter</text:p>
          </table:table-cell>
          <table:table-cell table:style-name="ce2" office:value-type="string">
            <text:p>Dorato</text:p>
          </table:table-cell>
          <table:table-cell table:style-name="ce4" office:value-type="percentage" office:value="0.04">
            <text:p>4,00%</text:p>
          </table:table-cell>
          <table:table-cell table:style-name="ce2" office:value-type="string">
            <text:p>Pinta</text:p>
          </table:table-cell>
          <table:table-cell table:style-name="ce2" office:value-type="string">
            <text:p>Moor Beer Company</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9.50&lt;/td&gt; &lt;td class="empty"&gt;&amp;nbsp;&lt;/td&gt; &lt;th class="title birra_ratebeer"&gt;Voto RateBeer&lt;/th&gt; &lt;td class="data birra_ratebeer last"&gt;90 / 100&lt;/td&gt; &lt;/tr&gt; &lt;tr class="odd"&gt; &lt;th class="title birra_beeradvocade"&gt;Voto Beer Advocate&lt;/th&gt; &lt;td class="data birra_beeradvocade"&gt;87 / 100 &lt;/td&gt; &lt;td class="empty"&gt;&amp;nbsp;&lt;/td&gt; &lt;th class="title birra_stile"&gt;Stile&lt;/th&gt; &lt;td class="data birra_stile last"&gt;Bitter&lt;/td&gt; &lt;/tr&gt; &lt;tr class="even"&gt; &lt;th class="title birra_temperatura"&gt;Temperatura di servizio&lt;/th&gt; &lt;td class="data birra_temperatura"&gt;8/10°C&lt;/td&gt; &lt;td class="empty"&gt;&amp;nbsp;&lt;/td&gt; &lt;th class="title birra_confezioni"&gt;Formati disponibili&lt;/th&gt; &lt;td class="data birra_confezioni last"&gt;Lattina 33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Revival è definita una Hoppy Pale Ale per il suo carattere luppolato intenso. Il blend dei malti utilizzati unito al mix di luppoli americani preannunciano un ricco profilo aromatico; si percepiscono sentori citrici ed erbacei seguiti da una punta dolce. Al palato si ripresentano le sensazioni riscontrate a livello olfattivo. Birra con una buona amarezza ben bilanciata dai sentori biscottati e caramellati dei malti. &lt;/div&gt; &lt;div class="box-collateral box-description"&gt; &lt;span itemprop="description"&gt; &lt;/span&gt; &lt;/div&gt;</text:p>
          </table:table-cell>
        </table:table-row>
        <table:table-row table:style-name="ro2">
          <table:table-cell table:style-name="ce2" office:value-type="string">
            <text:p>1673886104-376</text:p>
          </table:table-cell>
          <table:table-cell table:style-name="ce2" office:value-type="string">
            <text:p>https://www.cantinadellabirra.it/shop/moor-radiance.html</text:p>
          </table:table-cell>
          <table:table-cell table:style-name="ce2" office:value-type="string">
            <text:p>Moor Radiance</text:p>
          </table:table-cell>
          <table:table-cell table:style-name="ce2" office:value-type="string">
            <text:p>https://www.cantinadellabirra.it/media/catalog/product/cache/1/image/460x750/9df78eab33525d08d6e5fb8d27136e95/r/a/radiance.png</text:p>
          </table:table-cell>
          <table:table-cell table:style-name="ce2" office:value-type="string">
            <text:p>Inghilterra</text:p>
          </table:table-cell>
          <table:table-cell table:style-name="ce2" office:value-type="string">
            <text:p>APA American Pale Ale</text:p>
          </table:table-cell>
          <table:table-cell table:style-name="ce2" office:value-type="string">
            <text:p>Ambrato</text:p>
          </table:table-cell>
          <table:table-cell table:style-name="ce4" office:value-type="percentage" office:value="0.05">
            <text:p>5,00%</text:p>
          </table:table-cell>
          <table:table-cell table:style-name="ce2" office:value-type="string">
            <text:p>Pinta</text:p>
          </table:table-cell>
          <table:table-cell table:style-name="ce2" office:value-type="string">
            <text:p>Moor Beer Company</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lt;/td&gt; &lt;td class="empty"&gt;&amp;nbsp;&lt;/td&gt; &lt;th class="title birra_ratebeer"&gt;Voto RateBeer&lt;/th&gt; &lt;td class="data birra_ratebeer last"&gt;87 / 100&lt;/td&gt; &lt;/tr&gt; &lt;tr class="odd"&gt; &lt;th class="title birra_beeradvocade"&gt;Voto Beer Advocate&lt;/th&gt; &lt;td class="data birra_beeradvocade"&gt;3.16 / 5&lt;/td&gt; &lt;td class="empty"&gt;&amp;nbsp;&lt;/td&gt; &lt;th class="title birra_stile"&gt;Stile&lt;/th&gt; &lt;td class="data birra_stile last"&gt;APA American Pale Ale&lt;/td&gt; &lt;/tr&gt; &lt;tr class="even"&gt; &lt;th class="title birra_temperatura"&gt;Temperatura di servizio&lt;/th&gt; &lt;td class="data birra_temperatura"&gt;8/10°C&lt;/td&gt; &lt;td class="empty"&gt;&amp;nbsp;&lt;/td&gt; &lt;th class="title birra_confezioni"&gt;Formati disponibili&lt;/th&gt; &lt;td class="data birra_confezioni last"&gt;Lattina 33cl&lt;/td&gt; &lt;/tr&gt; &lt;tr class="last odd"&gt; &lt;th class="title allergeni"&gt;Allergeni&lt;/th&gt; &lt;td class="data allergeni last"&gt;Orzo&lt;/td&gt; &lt;/tr&gt;&lt;/tbody&gt; &lt;/table&gt; &lt;script type="text/javascript"&gt;decorateTable('product-attribute-specs-table')&lt;/script&gt; &lt;div class="std" id="block-desc-product"&gt; Moor Radiance è la birra da bere in compagnia nelle calde sere di estate. Tuttavia, anche in inverno risulta essere una buona compagna per far riaffiorare i ricordi estivi. A livello olfattivo sono prevalenti i sentori erbacei e cereali. Le stesse percezioni si hanno anche al palato dove emergono note di fieno e mais. Adatta a chi desidera una birra rinfrescante e leggera ma con una componente erbacea spiccata e persistente. &lt;/div&gt; &lt;div class="box-collateral box-description"&gt; &lt;span itemprop="description"&gt; &lt;/span&gt; &lt;/div&gt;</text:p>
          </table:table-cell>
        </table:table-row>
        <table:table-row table:style-name="ro2">
          <table:table-cell table:style-name="ce2" office:value-type="string">
            <text:p>1673886107-377</text:p>
          </table:table-cell>
          <table:table-cell table:style-name="ce2" office:value-type="string">
            <text:p>https://www.cantinadellabirra.it/shop/moor-illusion.html</text:p>
          </table:table-cell>
          <table:table-cell table:style-name="ce2" office:value-type="string">
            <text:p>Moor Illusion</text:p>
          </table:table-cell>
          <table:table-cell table:style-name="ce2" office:value-type="string">
            <text:p>https://www.cantinadellabirra.it/media/catalog/product/cache/1/image/460x750/9df78eab33525d08d6e5fb8d27136e95/m/o/moor.illusion.png</text:p>
          </table:table-cell>
          <table:table-cell table:style-name="ce2" office:value-type="string">
            <text:p>Inghilterra</text:p>
          </table:table-cell>
          <table:table-cell table:style-name="ce2" office:value-type="string">
            <text:p>Black India Pale Ale</text:p>
          </table:table-cell>
          <table:table-cell table:style-name="ce2" office:value-type="string">
            <text:p>Nero</text:p>
          </table:table-cell>
          <table:table-cell table:style-name="ce2" office:value-type="string">
            <text:p>6.5 %</text:p>
          </table:table-cell>
          <table:table-cell table:style-name="ce2" office:value-type="string">
            <text:p>Pinta</text:p>
          </table:table-cell>
          <table:table-cell table:style-name="ce2" office:value-type="string">
            <text:p>Moor Beer Company</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ratebeer"&gt;Voto RateBeer&lt;/th&gt; &lt;td class="data birra_ratebeer"&gt;96 / 100&lt;/td&gt; &lt;td class="empty"&gt;&amp;nbsp;&lt;/td&gt; &lt;th class="title birra_beeradvocade"&gt;Voto Beer Advocate&lt;/th&gt; &lt;td class="data birra_beeradvocade last"&gt;3.95 / 5&lt;/td&gt; &lt;/tr&gt; &lt;tr class="odd"&gt; &lt;th class="title birra_gusto"&gt;Sottostile&lt;/th&gt; &lt;td class="data birra_gusto"&gt;American Black Ale&lt;/td&gt; &lt;td class="empty"&gt;&amp;nbsp;&lt;/td&gt; &lt;th class="title birra_stile"&gt;Stile&lt;/th&gt; &lt;td class="data birra_stile last"&gt;Black India Pale Ale&lt;/td&gt; &lt;/tr&gt; &lt;tr class="even"&gt; &lt;th class="title birra_temperatura"&gt;Temperatura di servizio&lt;/th&gt; &lt;td class="data birra_temperatura"&gt;8/10°C&lt;/td&gt; &lt;td class="empty"&gt;&amp;nbsp;&lt;/td&gt; &lt;th class="title birra_confezioni"&gt;Formati disponibili&lt;/th&gt; &lt;td class="data birra_confezioni last"&gt;Lattina 33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Illusion" poichè ha un'apparenza da Stout ma un contenuto da Ipa. Al naso i primi sentori sono erbacei e floreali e si poggiano su un fondo maltato di caffè e cioccolato. Dopo un inizio tostato e dolce, al palato emergono i luppoli che conferiscono un tenore amaro persistente. Birra adatta a chi ama i prodotti luppolati senza rinunciare alla piacevolezza dei malti scuri. Buona la bevibilità.&lt;br&gt; &lt;/div&gt; &lt;div class="box-collateral box-description"&gt; &lt;span itemprop="description"&gt; &lt;/span&gt; &lt;/div&gt;</text:p>
          </table:table-cell>
        </table:table-row>
        <table:table-row table:style-name="ro2">
          <table:table-cell table:style-name="ce2" office:value-type="string">
            <text:p>1673886109-378</text:p>
          </table:table-cell>
          <table:table-cell table:style-name="ce2" office:value-type="string">
            <text:p>https://www.cantinadellabirra.it/shop/moor-hoppiness.html</text:p>
          </table:table-cell>
          <table:table-cell table:style-name="ce2" office:value-type="string">
            <text:p>Moor Hoppiness</text:p>
          </table:table-cell>
          <table:table-cell table:style-name="ce2" office:value-type="string">
            <text:p>https://www.cantinadellabirra.it/media/catalog/product/cache/1/image/460x750/9df78eab33525d08d6e5fb8d27136e95/m/o/moo.hoppines.44cl_1.png</text:p>
          </table:table-cell>
          <table:table-cell table:style-name="ce2" office:value-type="string">
            <text:p>Inghilterra</text:p>
          </table:table-cell>
          <table:table-cell table:style-name="ce2" office:value-type="string">
            <text:p>IPA India Pale Ale</text:p>
          </table:table-cell>
          <table:table-cell table:style-name="ce2" office:value-type="string">
            <text:p>Ambrato</text:p>
          </table:table-cell>
          <table:table-cell table:style-name="ce2" office:value-type="string">
            <text:p>6.5 %</text:p>
          </table:table-cell>
          <table:table-cell table:style-name="ce2" office:value-type="string">
            <text:p>Pinta</text:p>
          </table:table-cell>
          <table:table-cell table:style-name="ce2" office:value-type="string">
            <text:p>Moor Beer Company</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30&lt;/td&gt; &lt;td class="empty"&gt;&amp;nbsp;&lt;/td&gt; &lt;th class="title birra_ratebeer"&gt;Voto RateBeer&lt;/th&gt; &lt;td class="data birra_ratebeer last"&gt;99 / 100&lt;/td&gt; &lt;/tr&gt; &lt;tr class="odd"&gt; &lt;th class="title birra_beeradvocade"&gt;Voto Beer Advocate&lt;/th&gt; &lt;td class="data birra_beeradvocade"&gt;85 / 100&lt;/td&gt; &lt;td class="empty"&gt;&amp;nbsp;&lt;/td&gt; &lt;th class="title birra_gusto"&gt;Sottostile&lt;/th&gt; &lt;td class="data birra_gusto last"&gt;American India Pale Ale&lt;/td&gt; &lt;/tr&gt; &lt;tr class="even"&gt; &lt;th class="title birra_stile"&gt;Stile&lt;/th&gt; &lt;td class="data birra_stile"&gt;IPA India Pale Ale&lt;/td&gt; &lt;td class="empty"&gt;&amp;nbsp;&lt;/td&gt; &lt;th class="title birra_temperatura"&gt;Temperatura di servizio&lt;/th&gt; &lt;td class="data birra_temperatura last"&gt;8/10°C&lt;/td&gt; &lt;/tr&gt; &lt;tr class="odd"&gt; &lt;th class="title birra_confezioni"&gt;Formati disponibili&lt;/th&gt; &lt;td class="data birra_confezioni"&gt;Lattina 44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Di color arancio scuro questa specialità inglese sprigiona un aroma intenso di resine del luppolo, erba, agrumi e un intenso finale fruttato. Il gusto si basa principalmente sui luppoli con qualche richiamo al malto caramel utilizzato per il brassaggio. Il finale, come d'altronde tutto il resto è decisamente luppolato, amaro, agrumato e asciutto. &lt;/div&gt; &lt;div class="box-collateral box-description"&gt; &lt;span itemprop="description"&gt; &lt;/span&gt; &lt;/div&gt;</text:p>
          </table:table-cell>
        </table:table-row>
        <table:table-row table:style-name="ro2">
          <table:table-cell table:style-name="ce2" office:value-type="string">
            <text:p>1673886112-379</text:p>
          </table:table-cell>
          <table:table-cell table:style-name="ce2" office:value-type="string">
            <text:p>https://www.cantinadellabirra.it/shop/birrificio-indipendente-elav-pinta.html</text:p>
          </table:table-cell>
          <table:table-cell table:style-name="ce2" office:value-type="string">
            <text:p>Pinta Elav</text:p>
          </table:table-cell>
          <table:table-cell table:style-name="ce2" office:value-type="string">
            <text:p>https://www.cantinadellabirra.it/media/catalog/product/cache/1/image/460x750/9df78eab33525d08d6e5fb8d27136e95/b/i/bicchiere_002_.png</text:p>
          </table:table-cell>
          <table:table-cell table:number-columns-repeated="8" table:style-name="ce2" office:value-type="string">
            <text:p>null</text:p>
          </table:table-cell>
        </table:table-row>
        <table:table-row table:style-name="ro2">
          <table:table-cell table:style-name="ce2" office:value-type="string">
            <text:p>1673886115-380</text:p>
          </table:table-cell>
          <table:table-cell table:style-name="ce2" office:value-type="string">
            <text:p>https://www.cantinadellabirra.it/shop/brouwerij-huyghe-bicchiere-cilindrico-florisbier.html</text:p>
          </table:table-cell>
          <table:table-cell table:style-name="ce2" office:value-type="string">
            <text:p>Bicchiere Florisbier</text:p>
          </table:table-cell>
          <table:table-cell table:style-name="ce2" office:value-type="string">
            <text:p>https://www.cantinadellabirra.it/media/catalog/product/cache/1/image/460x750/9df78eab33525d08d6e5fb8d27136e95/f/l/floris_passion_1.png</text:p>
          </table:table-cell>
          <table:table-cell table:number-columns-repeated="8" table:style-name="ce2" office:value-type="string">
            <text:p>null</text:p>
          </table:table-cell>
        </table:table-row>
        <table:table-row table:style-name="ro2">
          <table:table-cell table:style-name="ce2" office:value-type="string">
            <text:p>1673886117-381</text:p>
          </table:table-cell>
          <table:table-cell table:style-name="ce2" office:value-type="string">
            <text:p>https://www.cantinadellabirra.it/shop/malastrana-bohemian-beer.html</text:p>
          </table:table-cell>
          <table:table-cell table:style-name="ce2" office:value-type="string">
            <text:p>Malastrana Bohemian Beer</text:p>
          </table:table-cell>
          <table:table-cell table:style-name="ce2" office:value-type="string">
            <text:p>https://www.cantinadellabirra.it/media/catalog/product/cache/1/image/460x750/9df78eab33525d08d6e5fb8d27136e95/m/a/malastrana.bohemian.png</text:p>
          </table:table-cell>
          <table:table-cell table:style-name="ce2" office:value-type="string">
            <text:p>Repubblica Ceca</text:p>
          </table:table-cell>
          <table:table-cell table:style-name="ce2" office:value-type="string">
            <text:p>Pils</text:p>
          </table:table-cell>
          <table:table-cell table:style-name="ce2" office:value-type="string">
            <text:p>Biondo Dorato</text:p>
          </table:table-cell>
          <table:table-cell table:style-name="ce4" office:value-type="percentage" office:value="0.04">
            <text:p>4,00%</text:p>
          </table:table-cell>
          <table:table-cell table:style-name="ce2" office:value-type="string">
            <text:p>Colonna</text:p>
          </table:table-cell>
          <table:table-cell table:style-name="ce2" office:value-type="string">
            <text:p>Malastrana</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0&lt;/td&gt; &lt;td class="empty"&gt;&amp;nbsp;&lt;/td&gt; &lt;th class="title birra_stile"&gt;Stile&lt;/th&gt; &lt;td class="data birra_stile last"&gt;Pils&lt;/td&gt; &lt;/tr&gt; &lt;tr class="odd"&gt; &lt;th class="title birra_ibu"&gt;IBU&lt;/th&gt; &lt;td class="data birra_ibu"&gt;26&lt;/td&gt; &lt;td class="empty"&gt;&amp;nbsp;&lt;/td&gt; &lt;th class="title birra_temperatura"&gt;Temperatura di servizio&lt;/th&gt; &lt;td class="data birra_temperatura last"&gt;8° - 10°C&lt;/td&gt; &lt;/tr&gt; &lt;tr class="last even"&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t;p&gt;Una birra che ricorda il gusto della birre della bassa Bohemia di Ceske Budejiovice. Leggera ma senza compromessi, particolarità del prodotto sono la schiuma persistente, il colore dorato e un gusto più dolce.&lt;/p&gt; &lt;/div&gt; &lt;div class="box-collateral box-description"&gt; &lt;span itemprop="description"&gt; &lt;/span&gt; &lt;/div&gt;</text:p>
          </table:table-cell>
        </table:table-row>
        <table:table-row table:style-name="ro2">
          <table:table-cell table:style-name="ce2" office:value-type="string">
            <text:p>1673886120-382</text:p>
          </table:table-cell>
          <table:table-cell table:style-name="ce2" office:value-type="string">
            <text:p>https://www.cantinadellabirra.it/shop/brouwerij-huyghe-balloon-delirium-noel.html</text:p>
          </table:table-cell>
          <table:table-cell table:style-name="ce2" office:value-type="string">
            <text:p>Balloon Delirium Noel</text:p>
          </table:table-cell>
          <table:table-cell table:style-name="ce2" office:value-type="string">
            <text:p>https://www.cantinadellabirra.it/media/catalog/product/cache/1/image/460x750/9df78eab33525d08d6e5fb8d27136e95/d/e/delirium_noel_glass-60-251_536_0_1.png</text:p>
          </table:table-cell>
          <table:table-cell table:number-columns-repeated="8" table:style-name="ce2" office:value-type="string">
            <text:p>null</text:p>
          </table:table-cell>
        </table:table-row>
        <table:table-row table:style-name="ro2">
          <table:table-cell table:style-name="ce2" office:value-type="string">
            <text:p>1673886123-383</text:p>
          </table:table-cell>
          <table:table-cell table:style-name="ce2" office:value-type="string">
            <text:p>https://www.cantinadellabirra.it/shop/st-bernardus-christmas-ale.html</text:p>
          </table:table-cell>
          <table:table-cell table:style-name="ce2" office:value-type="string">
            <text:p>St. Bernardus Christmas Ale</text:p>
          </table:table-cell>
          <table:table-cell table:style-name="ce2" office:value-type="string">
            <text:p>https://www.cantinadellabirra.it/media/catalog/product/cache/1/image/460x750/9df78eab33525d08d6e5fb8d27136e95/s/b/sb.cxale.33cl_2.png</text:p>
          </table:table-cell>
          <table:table-cell table:style-name="ce2" office:value-type="string">
            <text:p>Belgio</text:p>
          </table:table-cell>
          <table:table-cell table:style-name="ce2" office:value-type="string">
            <text:p>Abbey Quadrupel</text:p>
          </table:table-cell>
          <table:table-cell table:style-name="ce2" office:value-type="string">
            <text:p>Marrone scuro con riflessi mogano</text:p>
          </table:table-cell>
          <table:table-cell table:style-name="ce4" office:value-type="percentage" office:value="0.1">
            <text:p>10,00%</text:p>
          </table:table-cell>
          <table:table-cell table:style-name="ce2" office:value-type="string">
            <text:p>Coppa</text:p>
          </table:table-cell>
          <table:table-cell table:style-name="ce2" office:value-type="string">
            <text:p>St. Bernardus</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1&lt;/td&gt; &lt;td class="empty"&gt;&amp;nbsp;&lt;/td&gt; &lt;th class="title birra_ratebeer"&gt;Voto RateBeer&lt;/th&gt; &lt;td class="data birra_ratebeer last"&gt;99 / 100&lt;/td&gt; &lt;/tr&gt; &lt;tr class="odd"&gt; &lt;th class="title birra_stile"&gt;Stile&lt;/th&gt; &lt;td class="data birra_stile"&gt;Abbey Quadrupel&lt;/td&gt; &lt;td class="empty"&gt;&amp;nbsp;&lt;/td&gt; &lt;th class="title birra_ibu"&gt;IBU&lt;/th&gt; &lt;td class="data birra_ibu last"&gt;28&lt;/td&gt; &lt;/tr&gt; &lt;tr class="even"&gt; &lt;th class="title birra_temperatura"&gt;Temperatura di servizio&lt;/th&gt; &lt;td class="data birra_temperatura"&gt;10 / 12°C&lt;/td&gt; &lt;td class="empty"&gt;&amp;nbsp;&lt;/td&gt; &lt;th class="title birra_confezioni"&gt;Formati disponibili&lt;/th&gt; &lt;td class="data birra_confezioni last"&gt;Bottiglia 33cl, Bottiglia 75cl&lt;/td&gt; &lt;/tr&gt; &lt;tr class="last odd"&gt; &lt;th class="title birra_extra"&gt;Extra&lt;/th&gt; &lt;td class="data birra_extra"&gt;Birra di Natale e Idee Regalo&lt;/td&gt; &lt;td class="empty"&gt;&amp;nbsp;&lt;/td&gt; &lt;th class="title allergeni"&gt;Allergeni&lt;/th&gt; &lt;td class="data allergeni last"&gt;Orzo&lt;/td&gt; &lt;/tr&gt; &lt;/tbody&gt; &lt;/table&gt; &lt;script type="text/javascript"&gt;decorateTable('product-attribute-specs-table')&lt;/script&gt; &lt;div class="std" id="block-desc-product"&gt; Prodotta ogni anno per le festività natalizie e le lunghe notti invernali, promana aromi fruttati (prugna, uva sultanina, fichi, mirtillo rosso, uva passa, frutti di bosco, ciliegie e ribes rosso), speziati (cannella), di caramello, frutta secca (noci), zucchero caramellato, marzapane, liquirizia, pane scuro, malto tostato, note alcoliche, tocchi erbacei (anice e zenzero) e temi liquorosi (china). Corpo pieno, saturazione abbastanza sostenuta, texture cremosa e consistenza quasi oleosa. Morbida, vellutata ed equilibrata, attacca con un sapore complesso che racchiude in sé un blend di frutti rossi e scuri, malto tostato, caramello, biscotti al burro ed un tocco di cioccolato e liquore che conducono ad un finale pulito e quasi secco, caratterizzato da un retrogusto caldo ed etilico con note aspre di frutta rossa. Una birra sorprendentemente facile da bere, delicata e complessa allo stesso tempo. &lt;br&gt; &lt;br&gt; Dice il birrificio: “Proprio come tutte le nostre birre, la Christmas Ale porta l'impronta del lievito St. Bernardus (risalente al 1946), che le conferisce una sua particolare unicità e complessità. Prodotta ogni anno per le festività natalizie è la birra da degustazione perfetta per riscaldare il tuo cuore: le lunghe notti invernali sono momenti ideali per assaporare questa birra con o senza amici”. &lt;/div&gt; &lt;div class="box-collateral box-description"&gt; &lt;span itemprop="description"&gt; &lt;/span&gt; &lt;/div&gt;</text:p>
          </table:table-cell>
        </table:table-row>
        <table:table-row table:style-name="ro2">
          <table:table-cell table:style-name="ce2" office:value-type="string">
            <text:p>1673886125-384</text:p>
          </table:table-cell>
          <table:table-cell table:style-name="ce2" office:value-type="string">
            <text:p>https://www.cantinadellabirra.it/shop/lienfmans-gluhkriek.html</text:p>
          </table:table-cell>
          <table:table-cell table:style-name="ce2" office:value-type="string">
            <text:p>Liefmans Gluhkriek</text:p>
          </table:table-cell>
          <table:table-cell table:style-name="ce2" office:value-type="string">
            <text:p>https://www.cantinadellabirra.it/media/catalog/product/cache/1/image/460x750/9df78eab33525d08d6e5fb8d27136e95/l/i/liefmans-gluhkriek.png</text:p>
          </table:table-cell>
          <table:table-cell table:style-name="ce2" office:value-type="string">
            <text:p>Belgio</text:p>
          </table:table-cell>
          <table:table-cell table:style-name="ce2" office:value-type="string">
            <text:p>Fruit Beer</text:p>
          </table:table-cell>
          <table:table-cell table:style-name="ce2" office:value-type="string">
            <text:p>Rosso Scuro</text:p>
          </table:table-cell>
          <table:table-cell table:style-name="ce2" office:value-type="string">
            <text:p>6.5 %</text:p>
          </table:table-cell>
          <table:table-cell table:style-name="ce2" office:value-type="string">
            <text:p>Calice a chiudere</text:p>
          </table:table-cell>
          <table:table-cell table:style-name="ce2" office:value-type="string">
            <text:p>Moortgat</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0&lt;/td&gt; &lt;td class="empty"&gt;&amp;nbsp;&lt;/td&gt; &lt;th class="title birra_ratebeer"&gt;Voto RateBeer&lt;/th&gt; &lt;td class="data birra_ratebeer last"&gt;91 / 100&lt;/td&gt; &lt;/tr&gt; &lt;tr class="odd"&gt; &lt;th class="title birra_beeradvocade"&gt;Voto Beer Advocate&lt;/th&gt; &lt;td class="data birra_beeradvocade"&gt;89 / 100&lt;/td&gt; &lt;td class="empty"&gt;&amp;nbsp;&lt;/td&gt; &lt;th class="title birra_stile"&gt;Stile&lt;/th&gt; &lt;td class="data birra_stile last"&gt;Fruit Beer&lt;/td&gt; &lt;/tr&gt; &lt;tr class="even"&gt; &lt;th class="title birra_temperatura"&gt;Temperatura di servizio&lt;/th&gt; &lt;td class="data birra_temperatura"&gt;65°-75°C&lt;/td&gt; &lt;td class="empty"&gt;&amp;nbsp;&lt;/td&gt; &lt;th class="title birra_confezioni"&gt;Formati disponibili&lt;/th&gt; &lt;td class="data birra_confezioni last"&gt;Bottiglia 75cl&lt;/td&gt; &lt;/tr&gt; &lt;tr class="last odd"&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Ecco una birra inusuale da assaporare durante una fredda serata d’inverno, una birra destinata ad essere servita e degustata calda (70°C), proprio come il vin brulè. La Liefmans Gluhkriek è una birra prodotta con fermentazione spontanea che prende spunto dalla classica Kriek della Liefmans, ma possiede note più speziate ed una maggiore quantità di ciliegie, circa 150 gr. per litro. Alla vista si presenta con un bel colore rosso scuro, quasi marrone, sormontata da una schiuma color rosa chiaro, persistente e compatta. Il naso viene subito stuzzicato dal forte aroma di ciliegia e frutti rossi (amarena, frutti di bosco, lamponi ed uva passa), con una leggera punta speziata di cannella e chiodi di garofano. Il gusto è molto particolare e si resta spiazzati non riuscendo ad identificare bene la giusta collocazione di una birra che, servita in questo modo, di birra ha veramente poco, ma rimane comunque ad un gradino di distanza dal classico vin brulè, in quanto si percepiscono le classiche note luppolate e maltate della birra, non evidenti ma comunque presenti sullo sfondo. Predominante è il sapore della ciliegia che avvolge tutto il palato e riempie la bocca con una gradevole sensazione agrodolce, mentre il calore (dovuto al procedimento che la porta a 70°C) gioca con la componente alcolica che, seppur leggera, stuzzica in maniera decisa la gola. Si congeda con un retrogusto finemente acidulo. &lt;/div&gt; &lt;div class="box-collateral box-description"&gt; &lt;span itemprop="description"&gt; &lt;/span&gt; &lt;/div&gt;</text:p>
          </table:table-cell>
        </table:table-row>
        <table:table-row table:style-name="ro2">
          <table:table-cell table:style-name="ce2" office:value-type="string">
            <text:p>1673886128-385</text:p>
          </table:table-cell>
          <table:table-cell table:style-name="ce2" office:value-type="string">
            <text:p>https://www.cantinadellabirra.it/shop/brasserie-artisanale-de-rulles-grande-10.html</text:p>
          </table:table-cell>
          <table:table-cell table:style-name="ce2" office:value-type="string">
            <text:p>La Rulles Grande 10</text:p>
          </table:table-cell>
          <table:table-cell table:style-name="ce2" office:value-type="string">
            <text:p>https://www.cantinadellabirra.it/media/catalog/product/cache/1/image/460x750/9df78eab33525d08d6e5fb8d27136e95/g/r/grande.10_1.png</text:p>
          </table:table-cell>
          <table:table-cell table:style-name="ce2" office:value-type="string">
            <text:p>Belgio</text:p>
          </table:table-cell>
          <table:table-cell table:style-name="ce2" office:value-type="string">
            <text:p>Belgian Strong Ale</text:p>
          </table:table-cell>
          <table:table-cell table:style-name="ce2" office:value-type="string">
            <text:p>Biondo chiaro</text:p>
          </table:table-cell>
          <table:table-cell table:style-name="ce4" office:value-type="percentage" office:value="0.1">
            <text:p>10,00%</text:p>
          </table:table-cell>
          <table:table-cell table:style-name="ce2" office:value-type="string">
            <text:p>Calice a tulipano</text:p>
          </table:table-cell>
          <table:table-cell table:style-name="ce2" office:value-type="string">
            <text:p>Brasserie Artisanale de Rulles</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0.00&lt;/td&gt; &lt;td class="empty"&gt;&amp;nbsp;&lt;/td&gt; &lt;th class="title birra_ratebeer"&gt;Voto RateBeer&lt;/th&gt; &lt;td class="data birra_ratebeer last"&gt;94 / 100&lt;/td&gt; &lt;/tr&gt; &lt;tr class="odd"&gt; &lt;th class="title birra_beeradvocade"&gt;Voto Beer Advocate&lt;/th&gt; &lt;td class="data birra_beeradvocade"&gt;85 / 100&lt;/td&gt; &lt;td class="empty"&gt;&amp;nbsp;&lt;/td&gt; &lt;th class="title birra_gusto"&gt;Sottostile&lt;/th&gt; &lt;td class="data birra_gusto last"&gt;Belgian Strong Amber Ale&lt;/td&gt; &lt;/tr&gt; &lt;tr class="even"&gt; &lt;th class="title birra_stile"&gt;Stile&lt;/th&gt; &lt;td class="data birra_stile"&gt;Belgian Strong Ale&lt;/td&gt; &lt;td class="empty"&gt;&amp;nbsp;&lt;/td&gt; &lt;th class="title birra_temperatura"&gt;Temperatura di servizio&lt;/th&gt; &lt;td class="data birra_temperatura last"&gt;8°-10°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t;p&gt;Birra speciale prodotta per festeggiare il 10° anniversario della nascita della Rulles e prodotta in quantità limitata. Si presenta di un colore biondo acceso, con aroma di malto e agrumi. In bocca è molto corposa, di tendenza dolce, con note di miele e fiori bianchi. Si avvertono anche note speziate, di lievito, oltre ad una sensazione di calore, data dal forte tenore alcolico.&lt;/p&gt; &lt;/div&gt; &lt;div class="box-collateral box-description"&gt; &lt;span itemprop="description"&gt; &lt;/span&gt; &lt;/div&gt;</text:p>
          </table:table-cell>
        </table:table-row>
        <table:table-row table:style-name="ro2">
          <table:table-cell table:style-name="ce2" office:value-type="string">
            <text:p>1673886131-386</text:p>
          </table:table-cell>
          <table:table-cell table:style-name="ce2" office:value-type="string">
            <text:p>https://www.cantinadellabirra.it/shop/dubuisson-bush-de-noel.html</text:p>
          </table:table-cell>
          <table:table-cell table:style-name="ce2" office:value-type="string">
            <text:p>Bush de Noel</text:p>
          </table:table-cell>
          <table:table-cell table:style-name="ce2" office:value-type="string">
            <text:p>https://www.cantinadellabirra.it/media/catalog/product/cache/1/image/460x750/9df78eab33525d08d6e5fb8d27136e95/b/u/bush.de.noel_1.png</text:p>
          </table:table-cell>
          <table:table-cell table:style-name="ce2" office:value-type="string">
            <text:p>Belgio</text:p>
          </table:table-cell>
          <table:table-cell table:style-name="ce2" office:value-type="string">
            <text:p>Belgian Strong Ale</text:p>
          </table:table-cell>
          <table:table-cell table:style-name="ce2" office:value-type="string">
            <text:p>Marrone con riflessi rubino</text:p>
          </table:table-cell>
          <table:table-cell table:style-name="ce4" office:value-type="percentage" office:value="0.12">
            <text:p>12,00%</text:p>
          </table:table-cell>
          <table:table-cell table:style-name="ce2" office:value-type="string">
            <text:p>Calice a tulipano</text:p>
          </table:table-cell>
          <table:table-cell table:style-name="ce2" office:value-type="string">
            <text:p>Dubuisson</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5&lt;/td&gt; &lt;td class="empty"&gt;&amp;nbsp;&lt;/td&gt; &lt;th class="title birra_ratebeer"&gt;Voto RateBeer&lt;/th&gt; &lt;td class="data birra_ratebeer last"&gt;94 / 100&lt;/td&gt; &lt;/tr&gt; &lt;tr class="odd"&gt; &lt;th class="title birra_beeradvocade"&gt;Voto Beer Advocate&lt;/th&gt; &lt;td class="data birra_beeradvocade"&gt;90 / 100&lt;/td&gt; &lt;td class="empty"&gt;&amp;nbsp;&lt;/td&gt; &lt;th class="title birra_stile"&gt;Stile&lt;/th&gt; &lt;td class="data birra_stile last"&gt;Belgian Strong Ale&lt;/td&gt; &lt;/tr&gt; &lt;tr class="even"&gt; &lt;th class="title birra_ibu"&gt;IBU&lt;/th&gt; &lt;td class="data birra_ibu"&gt;21&lt;/td&gt; &lt;td class="empty"&gt;&amp;nbsp;&lt;/td&gt; &lt;th class="title birra_temperatura"&gt;Temperatura di servizio&lt;/th&gt; &lt;td class="data birra_temperatura last"&gt;12/14°C&lt;/td&gt; &lt;/tr&gt; &lt;tr class="last odd"&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Prodotta con una cospicua quantità di malti caramellati e tostati, luppolo, zucchero naturale e acqua, la Bush de Noel nasce nel 1991 per rispondere alla domanda dei consumatori che richiedevano una birra calda e forte per il periodo natalizio: in pochissimo tempo è diventata un riferimento irrinunciabile nelle birre di fine anno. Aroma decisamente dolce con fragranze di caramello, zucchero di canna, frutta sotto spirito (uvetta, prugna, banana, uva passa e fichi), canditi, frutta secca, miele, pan di zenzero, vaniglia, spezie da lievito, un accenno di cioccolato e toni vinosi che ricordano il vino di Porto, Calvados, Rhum e Cognac. Corpo pieno, carbonatazione media, texture densa ed oleosa con mouthfeel morbida ed appiccicosa. Al palato, dove sostanzialmente il gusto segue il naso, è ricca, potente, altrettanto dolce e complessa con la nota alcolica ben in evidenza. Finale caldo ed alcolico caratterizzato da note maltate e fruttate che la rendono particolarmente accattivante. Ottima birra per una serata invernale. &lt;/div&gt; &lt;div class="box-collateral box-description"&gt; &lt;span itemprop="description"&gt; &lt;/span&gt; &lt;/div&gt;</text:p>
          </table:table-cell>
        </table:table-row>
        <table:table-row table:style-name="ro2">
          <table:table-cell table:style-name="ce2" office:value-type="string">
            <text:p>1673886134-387</text:p>
          </table:table-cell>
          <table:table-cell table:style-name="ce2" office:value-type="string">
            <text:p>https://www.cantinadellabirra.it/shop/brasserie-d-achouffe-chouffe-nice.html</text:p>
          </table:table-cell>
          <table:table-cell table:style-name="ce2" office:value-type="string">
            <text:p>N'Ice Chouffe</text:p>
          </table:table-cell>
          <table:table-cell table:style-name="ce2" office:value-type="string">
            <text:p>https://www.cantinadellabirra.it/media/catalog/product/cache/1/image/460x750/9df78eab33525d08d6e5fb8d27136e95/n/_/n_ice_chouffe_cantina_della_birra_2_1.png</text:p>
          </table:table-cell>
          <table:table-cell table:style-name="ce2" office:value-type="string">
            <text:p>Belgio</text:p>
          </table:table-cell>
          <table:table-cell table:style-name="ce2" office:value-type="string">
            <text:p>Belgian Strong Ale</text:p>
          </table:table-cell>
          <table:table-cell table:style-name="ce2" office:value-type="string">
            <text:p>Mogano con riflessi rosso rubino</text:p>
          </table:table-cell>
          <table:table-cell table:style-name="ce4" office:value-type="percentage" office:value="0.1">
            <text:p>10,00%</text:p>
          </table:table-cell>
          <table:table-cell table:style-name="ce2" office:value-type="string">
            <text:p>Calice a tulipano</text:p>
          </table:table-cell>
          <table:table-cell table:style-name="ce2" office:value-type="string">
            <text:p>d’Achouffe</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0.5&lt;/td&gt; &lt;td class="empty"&gt;&amp;nbsp;&lt;/td&gt; &lt;th class="title birra_ratebeer"&gt;Voto RateBeer&lt;/th&gt; &lt;td class="data birra_ratebeer last"&gt;98 / 100&lt;/td&gt; &lt;/tr&gt; &lt;tr class="odd"&gt; &lt;th class="title birra_beeradvocade"&gt;Voto Beer Advocate&lt;/th&gt; &lt;td class="data birra_beeradvocade"&gt;92 / 100&lt;/td&gt; &lt;td class="empty"&gt;&amp;nbsp;&lt;/td&gt; &lt;th class="title birra_gusto"&gt;Sottostile&lt;/th&gt; &lt;td class="data birra_gusto last"&gt;Belgian Strong Dark Ale&lt;/td&gt; &lt;/tr&gt; &lt;tr class="even"&gt; &lt;th class="title birra_stile"&gt;Stile&lt;/th&gt; &lt;td class="data birra_stile"&gt;Belgian Strong Ale&lt;/td&gt; &lt;td class="empty"&gt;&amp;nbsp;&lt;/td&gt; &lt;th class="title birra_ibu"&gt;IBU&lt;/th&gt; &lt;td class="data birra_ibu last"&gt;37&lt;/td&gt; &lt;/tr&gt; &lt;tr class="odd"&gt; &lt;th class="title birra_temperatura"&gt;Temperatura di servizio&lt;/th&gt; &lt;td class="data birra_temperatura"&gt;10/12 °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lt;strong&gt;Aspetto:&lt;/strong&gt; bellissima la sua veste color mogano con riflessi rosso rubino. La schiuma è fine e cremosa, molto persistente.&lt;br&gt; &lt;br&gt;&lt;strong&gt;Sentori olfattivi:&lt;/strong&gt; colpisce subito all'olfatto grazie ai suoi ricchi profumi, si avvertono sentori di frutti di bosco, frutta secca, caramello, zucchero candito, liquirizia, miele, agrumi (scorza d’arancia), finiture speziate (coriandolo, noce moscata, cannella) ed erbacee (timo).&lt;br&gt; &lt;br&gt;&lt;strong&gt;Corpo e gusto:&lt;/strong&gt; corpo medio e mediamente carbonata, al primo sorso risulta dolce ed emergono toffee e frutta che richiamano l'aroma.&lt;br&gt; &lt;br&gt;&lt;strong&gt;Retrogusto:&lt;/strong&gt; mediamente secca, leggermente amara e speziata.&lt;br&gt; &lt;/div&gt; &lt;div class="box-collateral box-description"&gt; &lt;span itemprop="description"&gt; &lt;/span&gt; &lt;/div&gt;</text:p>
          </table:table-cell>
        </table:table-row>
        <table:table-row table:style-name="ro2">
          <table:table-cell table:style-name="ce2" office:value-type="string">
            <text:p>1673886137-388</text:p>
          </table:table-cell>
          <table:table-cell table:style-name="ce2" office:value-type="string">
            <text:p>https://www.cantinadellabirra.it/shop/birra-del-borgo-25-dodici.html</text:p>
          </table:table-cell>
          <table:table-cell table:style-name="ce2" office:value-type="string">
            <text:p>25Dodici</text:p>
          </table:table-cell>
          <table:table-cell table:style-name="ce2" office:value-type="string">
            <text:p>https://www.cantinadellabirra.it/media/catalog/product/cache/1/image/460x750/9df78eab33525d08d6e5fb8d27136e95/b/i/birra-del-borgo-25dodici-33cl-250x487_1.png</text:p>
          </table:table-cell>
          <table:table-cell table:style-name="ce2" office:value-type="string">
            <text:p>Italia</text:p>
          </table:table-cell>
          <table:table-cell table:style-name="ce2" office:value-type="string">
            <text:p>Belgian Strong Ale</text:p>
          </table:table-cell>
          <table:table-cell table:style-name="ce2" office:value-type="string">
            <text:p>Ambrato chiaro</text:p>
          </table:table-cell>
          <table:table-cell table:style-name="ce2" office:value-type="string">
            <text:p>9.5 %</text:p>
          </table:table-cell>
          <table:table-cell table:style-name="ce2" office:value-type="string">
            <text:p>Calice a tulipano</text:p>
          </table:table-cell>
          <table:table-cell table:style-name="ce2" office:value-type="string">
            <text:p>Birra del Borg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9.4&lt;/td&gt; &lt;td class="empty"&gt;&amp;nbsp;&lt;/td&gt; &lt;th class="title birra_ratebeer"&gt;Voto RateBeer&lt;/th&gt; &lt;td class="data birra_ratebeer last"&gt;91 / 100&lt;/td&gt; &lt;/tr&gt; &lt;tr class="odd"&gt; &lt;th class="title birra_beeradvocade"&gt;Voto Beer Advocate&lt;/th&gt; &lt;td class="data birra_beeradvocade"&gt;82 / 100&lt;/td&gt; &lt;td class="empty"&gt;&amp;nbsp;&lt;/td&gt; &lt;th class="title birra_gusto"&gt;Sottostile&lt;/th&gt; &lt;td class="data birra_gusto last"&gt;Christmas Ale&lt;/td&gt; &lt;/tr&gt; &lt;tr class="even"&gt; &lt;th class="title birra_stile"&gt;Stile&lt;/th&gt; &lt;td class="data birra_stile"&gt;Belgian Strong Ale&lt;/td&gt; &lt;td class="empty"&gt;&amp;nbsp;&lt;/td&gt; &lt;th class="title birra_temperatura"&gt;Temperatura di servizio&lt;/th&gt; &lt;td class="data birra_temperatura last"&gt;12-14°C&lt;/td&gt; &lt;/tr&gt; &lt;tr class="last odd"&gt; &lt;th class="title birra_confezioni"&gt;Formati disponibili&lt;/th&gt; &lt;td class="data birra_confezioni"&gt;Bottiglia 33cl, Bottiglia 75cl&lt;/td&gt; &lt;td class="empty"&gt;&amp;nbsp;&lt;/td&gt; &lt;th class="title allergeni"&gt;Allergeni&lt;/th&gt; &lt;td class="data allergeni last"&gt;Orzo&lt;/td&gt; &lt;/tr&gt; &lt;/tbody&gt; &lt;/table&gt; &lt;script type="text/javascript"&gt;decorateTable('product-attribute-specs-table')&lt;/script&gt; &lt;div class="std" id="block-desc-product"&gt; La birra di natale del birrificio, calda, avvolgente, con un bel naso di frutta secca, principalmente uvetta sultanina e noci. In bocca i sentori di caramello e miele di castagno iniziale lasciano subito il posto al fruttato di ciliegia e ribes, con un piacevolissimo amaro finale. Intrigante da abbinare ad un panettone o anche... sotto l'albero! &lt;/div&gt; &lt;div class="box-collateral box-description"&gt; &lt;span itemprop="description"&gt; &lt;/span&gt; &lt;/div&gt;</text:p>
          </table:table-cell>
        </table:table-row>
        <table:table-row table:style-name="ro2">
          <table:table-cell table:style-name="ce2" office:value-type="string">
            <text:p>1673886139-389</text:p>
          </table:table-cell>
          <table:table-cell table:style-name="ce2" office:value-type="string">
            <text:p>https://www.cantinadellabirra.it/shop/galvanina-bio-green-tea.html</text:p>
          </table:table-cell>
          <table:table-cell table:style-name="ce2" office:value-type="string">
            <text:p>Galvanina Bio Green Tea</text:p>
          </table:table-cell>
          <table:table-cell table:style-name="ce2" office:value-type="string">
            <text:p>https://www.cantinadellabirra.it/media/catalog/product/cache/1/image/460x750/9df78eab33525d08d6e5fb8d27136e95/t/e/tea_verde.png</text:p>
          </table:table-cell>
          <table:table-cell table:style-name="ce2" office:value-type="string">
            <text:p>Italia</text:p>
          </table:table-cell>
          <table:table-cell table:style-name="ce2" office:value-type="string">
            <text:p>Bibita Analcolica</text:p>
          </table:table-cell>
          <table:table-cell table:style-name="ce2" office:value-type="string">
            <text:p>Verde</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Infuso di pregiate foglie di tè verde Chun Mee biologico selezionate e raccolte a mano, estratto di tè verde, succo di limone, zucchero di canna, in acqua minerale Galvanina. &lt;/div&gt; &lt;div class="box-collateral box-description"&gt; &lt;span itemprop="description"&gt; &lt;/span&gt; &lt;/div&gt;</text:p>
          </table:table-cell>
        </table:table-row>
        <table:table-row table:style-name="ro2">
          <table:table-cell table:style-name="ce2" office:value-type="string">
            <text:p>1673886142-390</text:p>
          </table:table-cell>
          <table:table-cell table:style-name="ce2" office:value-type="string">
            <text:p>https://www.cantinadellabirra.it/shop/galvanina-bio-peach-tea.html</text:p>
          </table:table-cell>
          <table:table-cell table:style-name="ce2" office:value-type="string">
            <text:p>Galvanina Bio Peach Tea</text:p>
          </table:table-cell>
          <table:table-cell table:style-name="ce2" office:value-type="string">
            <text:p>https://www.cantinadellabirra.it/media/catalog/product/cache/1/image/460x750/9df78eab33525d08d6e5fb8d27136e95/t/e/tea_pesca_cantina_della_birra.png</text:p>
          </table:table-cell>
          <table:table-cell table:style-name="ce2" office:value-type="string">
            <text:p>Italia</text:p>
          </table:table-cell>
          <table:table-cell table:style-name="ce2" office:value-type="string">
            <text:p>Bibita Analcolica</text:p>
          </table:table-cell>
          <table:table-cell table:style-name="ce2" office:value-type="string">
            <text:p>Pesca</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Infuso di pregiate foglie di tè nero Darjeeling biologico selezionate e raccolte a mano, succo di pesca, succo di limone, zucchero di canna, zucchero caramellizzato, in acqua minerale Galvanina. &lt;/div&gt; &lt;div class="box-collateral box-description"&gt; &lt;span itemprop="description"&gt; &lt;/span&gt; &lt;/div&gt;</text:p>
          </table:table-cell>
        </table:table-row>
        <table:table-row table:style-name="ro2">
          <table:table-cell table:style-name="ce2" office:value-type="string">
            <text:p>1673886144-391</text:p>
          </table:table-cell>
          <table:table-cell table:style-name="ce2" office:value-type="string">
            <text:p>https://www.cantinadellabirra.it/shop/galvanina-bio-lemon-tea.html</text:p>
          </table:table-cell>
          <table:table-cell table:style-name="ce2" office:value-type="string">
            <text:p>Galvanina Bio Lemon Tea</text:p>
          </table:table-cell>
          <table:table-cell table:style-name="ce2" office:value-type="string">
            <text:p>https://www.cantinadellabirra.it/media/catalog/product/cache/1/image/460x750/9df78eab33525d08d6e5fb8d27136e95/t/e/tea_limone_cantina_della_birra_.png</text:p>
          </table:table-cell>
          <table:table-cell table:style-name="ce2" office:value-type="string">
            <text:p>Italia</text:p>
          </table:table-cell>
          <table:table-cell table:style-name="ce2" office:value-type="string">
            <text:p>Bibita Analcolica</text:p>
          </table:table-cell>
          <table:table-cell table:style-name="ce2" office:value-type="string">
            <text:p>Giallo</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Infuso di pregiate foglie di tè nero Darjeeling biologico selezionate e raccolte a mano, succo di limone, zucchero di canna, zucchero caramellizzato, in acqua minerale Galvanina. &lt;/div&gt; &lt;div class="box-collateral box-description"&gt; &lt;span itemprop="description"&gt; &lt;/span&gt; &lt;/div&gt;</text:p>
          </table:table-cell>
        </table:table-row>
        <table:table-row table:style-name="ro2">
          <table:table-cell table:style-name="ce2" office:value-type="string">
            <text:p>1673886147-392</text:p>
          </table:table-cell>
          <table:table-cell table:style-name="ce2" office:value-type="string">
            <text:p>https://www.cantinadellabirra.it/shop/galvanina-bio-white-tea.html</text:p>
          </table:table-cell>
          <table:table-cell table:style-name="ce2" office:value-type="string">
            <text:p>Galvanina Bio White Tea</text:p>
          </table:table-cell>
          <table:table-cell table:style-name="ce2" office:value-type="string">
            <text:p>https://www.cantinadellabirra.it/media/catalog/product/cache/1/image/460x750/9df78eab33525d08d6e5fb8d27136e95/t/e/tea_bianco_cantina_della_birra.png</text:p>
          </table:table-cell>
          <table:table-cell table:style-name="ce2" office:value-type="string">
            <text:p>Italia</text:p>
          </table:table-cell>
          <table:table-cell table:style-name="ce2" office:value-type="string">
            <text:p>Bibita Analcolica</text:p>
          </table:table-cell>
          <table:table-cell table:style-name="ce2" office:value-type="string">
            <text:p>Bianco</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Infuso di pregiate foglie di tè bianco biologico selezionate e raccolte a mano, succo di Guava, succo di limone, aroma naturale di Fiore di Loto, estratto di tè bianco, zucchero di canna, in acqua minerale Galvanina. &lt;/div&gt; &lt;div class="box-collateral box-description"&gt; &lt;span itemprop="description"&gt; &lt;/span&gt; &lt;/div&gt;</text:p>
          </table:table-cell>
        </table:table-row>
        <table:table-row table:style-name="ro2">
          <table:table-cell table:style-name="ce2" office:value-type="string">
            <text:p>1673886150-393</text:p>
          </table:table-cell>
          <table:table-cell table:style-name="ce2" office:value-type="string">
            <text:p>https://www.cantinadellabirra.it/shop/galvanina-bio-pompelmo-rosso.html</text:p>
          </table:table-cell>
          <table:table-cell table:style-name="ce2" office:value-type="string">
            <text:p>Galvanina Bio Pompelmo Rosso</text:p>
          </table:table-cell>
          <table:table-cell table:style-name="ce2" office:value-type="string">
            <text:p>https://www.cantinadellabirra.it/media/catalog/product/cache/1/image/460x750/9df78eab33525d08d6e5fb8d27136e95/c/e/century_pompelmo_rosso_cantina_della_birra_1.png</text:p>
          </table:table-cell>
          <table:table-cell table:style-name="ce2" office:value-type="string">
            <text:p>Italia</text:p>
          </table:table-cell>
          <table:table-cell table:style-name="ce2" office:value-type="string">
            <text:p>Bibita Analcolica</text:p>
          </table:table-cell>
          <table:table-cell table:style-name="ce2" office:value-type="string">
            <text:p>Rosa scuro</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Pompelmi rossi biologici del Mediterraneomaturati sulla pianta e raccolti a mano, succo di carota nera, polpa di limone, zucchero di canna, in acqua minerale Galvanina con aggiunta di anidride carbonica di origine naturale. &lt;/div&gt; &lt;div class="box-collateral box-description"&gt; &lt;span itemprop="description"&gt; &lt;/span&gt; &lt;/div&gt;</text:p>
          </table:table-cell>
        </table:table-row>
        <table:table-row table:style-name="ro2">
          <table:table-cell table:style-name="ce2" office:value-type="string">
            <text:p>1673886152-394</text:p>
          </table:table-cell>
          <table:table-cell table:style-name="ce2" office:value-type="string">
            <text:p>https://www.cantinadellabirra.it/shop/galvanina-bio-mandarino.html</text:p>
          </table:table-cell>
          <table:table-cell table:style-name="ce2" office:value-type="string">
            <text:p>Galvanina Bio Mandarino</text:p>
          </table:table-cell>
          <table:table-cell table:style-name="ce2" office:value-type="string">
            <text:p>https://www.cantinadellabirra.it/media/catalog/product/cache/1/image/460x750/9df78eab33525d08d6e5fb8d27136e95/c/e/century_mandarino_cantina_della_birra.png</text:p>
          </table:table-cell>
          <table:table-cell table:style-name="ce2" office:value-type="string">
            <text:p>Italia</text:p>
          </table:table-cell>
          <table:table-cell table:style-name="ce2" office:value-type="string">
            <text:p>Bibita Analcolica</text:p>
          </table:table-cell>
          <table:table-cell table:style-name="ce2" office:value-type="string">
            <text:p>Arancione</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Mandarini biologici del Mediterraneo, maturati sulla pianta e raccolti a mano, succo di carota, polpa di agrumi, zucchero di canna, in acqua minerale Galvanina con aggiunta di anidride carbonica di origine naturale. &lt;/div&gt; &lt;div class="box-collateral box-description"&gt; &lt;span itemprop="description"&gt; &lt;/span&gt; &lt;/div&gt;</text:p>
          </table:table-cell>
        </table:table-row>
        <table:table-row table:style-name="ro2">
          <table:table-cell table:style-name="ce2" office:value-type="string">
            <text:p>1673886155-395</text:p>
          </table:table-cell>
          <table:table-cell table:style-name="ce2" office:value-type="string">
            <text:p>https://www.cantinadellabirra.it/shop/galvanina-bio-limonata.html</text:p>
          </table:table-cell>
          <table:table-cell table:style-name="ce2" office:value-type="string">
            <text:p>Galvanina Bio Limonata</text:p>
          </table:table-cell>
          <table:table-cell table:style-name="ce2" office:value-type="string">
            <text:p>https://www.cantinadellabirra.it/media/catalog/product/cache/1/image/460x750/9df78eab33525d08d6e5fb8d27136e95/c/e/century_limonata_cantina_della_birra.png</text:p>
          </table:table-cell>
          <table:table-cell table:style-name="ce2" office:value-type="string">
            <text:p>Italia</text:p>
          </table:table-cell>
          <table:table-cell table:style-name="ce2" office:value-type="string">
            <text:p>Bibita Analcolica</text:p>
          </table:table-cell>
          <table:table-cell table:style-name="ce2" office:value-type="string">
            <text:p>Chiaro</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Succo e polpa di Limoni biologici del Mediterraneo, maturati sulla pianta e raccolti a mano, zucchero di canna, in acqua minerale Galvanina con aggiunta di anidride carbonica di origine naturale. &lt;/div&gt; &lt;div class="box-collateral box-description"&gt; &lt;span itemprop="description"&gt; &lt;/span&gt; &lt;/div&gt;</text:p>
          </table:table-cell>
        </table:table-row>
        <table:table-row table:style-name="ro2">
          <table:table-cell table:style-name="ce2" office:value-type="string">
            <text:p>1673886157-396</text:p>
          </table:table-cell>
          <table:table-cell table:style-name="ce2" office:value-type="string">
            <text:p>https://www.cantinadellabirra.it/shop/galvanina-bio-ginger.html</text:p>
          </table:table-cell>
          <table:table-cell table:style-name="ce2" office:value-type="string">
            <text:p>Galvanina Bio Ginger</text:p>
          </table:table-cell>
          <table:table-cell table:style-name="ce2" office:value-type="string">
            <text:p>https://www.cantinadellabirra.it/media/catalog/product/cache/1/image/460x750/9df78eab33525d08d6e5fb8d27136e95/c/e/century_ginger_cantina_della_birra_.png</text:p>
          </table:table-cell>
          <table:table-cell table:style-name="ce2" office:value-type="string">
            <text:p>Italia</text:p>
          </table:table-cell>
          <table:table-cell table:style-name="ce2" office:value-type="string">
            <text:p>Bibita Analcolica</text:p>
          </table:table-cell>
          <table:table-cell table:style-name="ce2" office:value-type="string">
            <text:p>Arancione</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Aroma naturale di Ginger biologico del Mediterraneo raccolto a mano, zucchero di canna, succo di carota nera, in acqua minerale Galvanina con aggiunta di anidride carbonica di origine naturale. &lt;/div&gt; &lt;div class="box-collateral box-description"&gt; &lt;span itemprop="description"&gt; &lt;/span&gt; &lt;/div&gt;</text:p>
          </table:table-cell>
        </table:table-row>
        <table:table-row table:style-name="ro2">
          <table:table-cell table:style-name="ce2" office:value-type="string">
            <text:p>1673886160-397</text:p>
          </table:table-cell>
          <table:table-cell table:style-name="ce2" office:value-type="string">
            <text:p>https://www.cantinadellabirra.it/shop/galvanina-bio-gassosa.html</text:p>
          </table:table-cell>
          <table:table-cell table:style-name="ce2" office:value-type="string">
            <text:p>Galvanina Bio Gassosa</text:p>
          </table:table-cell>
          <table:table-cell table:style-name="ce2" office:value-type="string">
            <text:p>https://www.cantinadellabirra.it/media/catalog/product/cache/1/image/460x750/9df78eab33525d08d6e5fb8d27136e95/c/e/century_gassosa_cantina_della_birra_.png</text:p>
          </table:table-cell>
          <table:table-cell table:style-name="ce2" office:value-type="string">
            <text:p>Italia</text:p>
          </table:table-cell>
          <table:table-cell table:style-name="ce2" office:value-type="string">
            <text:p>Bibita Analcolica</text:p>
          </table:table-cell>
          <table:table-cell table:style-name="ce2" office:value-type="string">
            <text:p>Chiaro</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Aroma naturale di Limoni biologici del Mediterraneo, maturati sulla pianta e raccolti a mano, zucchero di canna, in acqua minerale Galvanina con aggiunta di anidride carbonica di origine naturale. &lt;/div&gt; &lt;div class="box-collateral box-description"&gt; &lt;span itemprop="description"&gt; &lt;/span&gt; &lt;/div&gt;</text:p>
          </table:table-cell>
        </table:table-row>
        <table:table-row table:style-name="ro2">
          <table:table-cell table:style-name="ce2" office:value-type="string">
            <text:p>1673886162-398</text:p>
          </table:table-cell>
          <table:table-cell table:style-name="ce2" office:value-type="string">
            <text:p>https://www.cantinadellabirra.it/shop/galvanina-bio-cola.html</text:p>
          </table:table-cell>
          <table:table-cell table:style-name="ce2" office:value-type="string">
            <text:p>Galvanina Bio Cola</text:p>
          </table:table-cell>
          <table:table-cell table:style-name="ce2" office:value-type="string">
            <text:p>https://www.cantinadellabirra.it/media/catalog/product/cache/1/image/460x750/9df78eab33525d08d6e5fb8d27136e95/c/e/century_cola_cantina_della_birra.png</text:p>
          </table:table-cell>
          <table:table-cell table:style-name="ce2" office:value-type="string">
            <text:p>Italia</text:p>
          </table:table-cell>
          <table:table-cell table:style-name="ce2" office:value-type="string">
            <text:p>Bibita Analcolica</text:p>
          </table:table-cell>
          <table:table-cell table:style-name="ce2" office:value-type="string">
            <text:p>Scuro</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Aromi naturali, zucchero di canna, zucchero caramellizzato, in acqua minerale Galvanina con aggiunta di anidride carbonica di origine naturale. &lt;/div&gt; &lt;div class="box-collateral box-description"&gt; &lt;span itemprop="description"&gt; &lt;/span&gt; &lt;/div&gt;</text:p>
          </table:table-cell>
        </table:table-row>
        <table:table-row table:style-name="ro2">
          <table:table-cell table:style-name="ce2" office:value-type="string">
            <text:p>1673886166-399</text:p>
          </table:table-cell>
          <table:table-cell table:style-name="ce2" office:value-type="string">
            <text:p>https://www.cantinadellabirra.it/shop/les-3-fourquets-lupulus-coppa-25cl.html</text:p>
          </table:table-cell>
          <table:table-cell table:style-name="ce2" office:value-type="string">
            <text:p>Coppa Lupulus 25cl</text:p>
          </table:table-cell>
          <table:table-cell table:style-name="ce2" office:value-type="string">
            <text:p>https://www.cantinadellabirra.it/media/catalog/product/cache/1/image/460x750/9df78eab33525d08d6e5fb8d27136e95/l/t/ltf.015cl_2.png</text:p>
          </table:table-cell>
          <table:table-cell table:number-columns-repeated="8" table:style-name="ce2" office:value-type="string">
            <text:p>null</text:p>
          </table:table-cell>
        </table:table-row>
        <table:table-row table:style-name="ro2">
          <table:table-cell table:style-name="ce2" office:value-type="string">
            <text:p>1673886168-400</text:p>
          </table:table-cell>
          <table:table-cell table:style-name="ce2" office:value-type="string">
            <text:p>https://www.cantinadellabirra.it/shop/galvanina-bio-chinotto.html</text:p>
          </table:table-cell>
          <table:table-cell table:style-name="ce2" office:value-type="string">
            <text:p>Galvanina Bio Chinotto</text:p>
          </table:table-cell>
          <table:table-cell table:style-name="ce2" office:value-type="string">
            <text:p>https://www.cantinadellabirra.it/media/catalog/product/cache/1/image/460x750/9df78eab33525d08d6e5fb8d27136e95/c/e/century_chinotto.png</text:p>
          </table:table-cell>
          <table:table-cell table:style-name="ce2" office:value-type="string">
            <text:p>Italia</text:p>
          </table:table-cell>
          <table:table-cell table:style-name="ce2" office:value-type="string">
            <text:p>Bibita Analcolica</text:p>
          </table:table-cell>
          <table:table-cell table:style-name="ce2" office:value-type="string">
            <text:p>Scuro</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Aroma naturale di Chinotto biologico del Mediterraneo, maturato sulla pianta e raccolto a mano, zucchero di canna, zucchero caramellizzato, in acqua minerale Galvanina con aggiunta di anidride carbonica di origine naturale. &lt;/div&gt; &lt;div class="box-collateral box-description"&gt; &lt;span itemprop="description"&gt; &lt;/span&gt; &lt;/div&gt;</text:p>
          </table:table-cell>
        </table:table-row>
        <table:table-row table:style-name="ro2">
          <table:table-cell table:style-name="ce2" office:value-type="string">
            <text:p>1673886171-401</text:p>
          </table:table-cell>
          <table:table-cell table:style-name="ce2" office:value-type="string">
            <text:p>https://www.cantinadellabirra.it/shop/galvanina-bio-cedrata.html</text:p>
          </table:table-cell>
          <table:table-cell table:style-name="ce2" office:value-type="string">
            <text:p>Galvanina Bio Cedrata</text:p>
          </table:table-cell>
          <table:table-cell table:style-name="ce2" office:value-type="string">
            <text:p>https://www.cantinadellabirra.it/media/catalog/product/cache/1/image/460x750/9df78eab33525d08d6e5fb8d27136e95/c/e/century_cedrata.png</text:p>
          </table:table-cell>
          <table:table-cell table:style-name="ce2" office:value-type="string">
            <text:p>Italia</text:p>
          </table:table-cell>
          <table:table-cell table:style-name="ce2" office:value-type="string">
            <text:p>Bibita Analcolica</text:p>
          </table:table-cell>
          <table:table-cell table:style-name="ce2" office:value-type="string">
            <text:p>Giallo</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Aroma naturale di Cedri biologici del Mediterraneo maturati sulla pianta e raccolti a mano, zucchero di canna, in acqua minerale Galvanina con aggiunta di anidride carbonica di origine naturale. &lt;/div&gt; &lt;div class="box-collateral box-description"&gt; &lt;span itemprop="description"&gt; &lt;/span&gt; &lt;/div&gt;</text:p>
          </table:table-cell>
        </table:table-row>
        <table:table-row table:style-name="ro2">
          <table:table-cell table:style-name="ce2" office:value-type="string">
            <text:p>1673886173-402</text:p>
          </table:table-cell>
          <table:table-cell table:style-name="ce2" office:value-type="string">
            <text:p>https://www.cantinadellabirra.it/shop/galvanina-bio-aranciata.html</text:p>
          </table:table-cell>
          <table:table-cell table:style-name="ce2" office:value-type="string">
            <text:p>Galvanina Bio Aranciata</text:p>
          </table:table-cell>
          <table:table-cell table:style-name="ce2" office:value-type="string">
            <text:p>https://www.cantinadellabirra.it/media/catalog/product/cache/1/image/460x750/9df78eab33525d08d6e5fb8d27136e95/c/e/century_aranciata.png</text:p>
          </table:table-cell>
          <table:table-cell table:style-name="ce2" office:value-type="string">
            <text:p>Italia</text:p>
          </table:table-cell>
          <table:table-cell table:style-name="ce2" office:value-type="string">
            <text:p>Bibita Analcolica</text:p>
          </table:table-cell>
          <table:table-cell table:style-name="ce2" office:value-type="string">
            <text:p>Giallo</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Arance biologiche del Mediterraneo, maturate sulla pianta e raccolte a mano, polpa di agrumi, zucchero di canna, in acqua minerale Galvanina con aggiunta di anidride carbonica di origine naturale. &lt;/div&gt; &lt;div class="box-collateral box-description"&gt; &lt;span itemprop="description"&gt; &lt;/span&gt; &lt;/div&gt;</text:p>
          </table:table-cell>
        </table:table-row>
        <table:table-row table:style-name="ro2">
          <table:table-cell table:style-name="ce2" office:value-type="string">
            <text:p>1673886176-403</text:p>
          </table:table-cell>
          <table:table-cell table:style-name="ce2" office:value-type="string">
            <text:p>https://www.cantinadellabirra.it/shop/galvanina-aranciata-rossa.html</text:p>
          </table:table-cell>
          <table:table-cell table:style-name="ce2" office:value-type="string">
            <text:p>Galvanina Bio Aranciata Rossa</text:p>
          </table:table-cell>
          <table:table-cell table:style-name="ce2" office:value-type="string">
            <text:p>https://www.cantinadellabirra.it/media/catalog/product/cache/1/image/460x750/9df78eab33525d08d6e5fb8d27136e95/c/e/century_arancia_rossa.png</text:p>
          </table:table-cell>
          <table:table-cell table:style-name="ce2" office:value-type="string">
            <text:p>Italia</text:p>
          </table:table-cell>
          <table:table-cell table:style-name="ce2" office:value-type="string">
            <text:p>Bibita Analcolica</text:p>
          </table:table-cell>
          <table:table-cell table:style-name="ce2" office:value-type="string">
            <text:p>Rosso</text:p>
          </table:table-cell>
          <table:table-cell table:style-name="ce5" office:value-type="time" office:time-value="PT00H00M00S">
            <text:p>00.00.00</text:p>
          </table:table-cell>
          <table:table-cell table:style-name="ce2" office:value-type="string">
            <text:p>null</text:p>
          </table:table-cell>
          <table:table-cell table:style-name="ce2" office:value-type="string">
            <text:p>Galvanina</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0&lt;/td&gt; &lt;td class="empty"&gt;&amp;nbsp;&lt;/td&gt; &lt;th class="title birra_stile"&gt;Stile&lt;/th&gt; &lt;td class="data birra_stile last"&gt;Bibita Analcolica&lt;/td&gt; &lt;/tr&gt; &lt;tr class="odd"&gt; &lt;th class="title birra_temperatura"&gt;Temperatura di servizio&lt;/th&gt; &lt;td class="data birra_temperatura"&gt;7 / 10°C&lt;/td&gt; &lt;td class="empty"&gt;&amp;nbsp;&lt;/td&gt; &lt;th class="title birra_confezioni"&gt;Formati disponibili&lt;/th&gt; &lt;td class="data birra_confezioni last"&gt;Bottiglia 35,5cl&lt;/td&gt; &lt;/tr&gt; &lt;tr class="last even"&gt; &lt;th class="title allergeni"&gt;Allergeni&lt;/th&gt; &lt;td class="data allergeni last"&gt;Orzo&lt;/td&gt; &lt;/tr&gt;&lt;/tbody&gt; &lt;/table&gt; &lt;script type="text/javascript"&gt;decorateTable('product-attribute-specs-table')&lt;/script&gt; &lt;div class="std" id="block-desc-product"&gt; Arance rosse biologiche del Mediterraneo, maturate sulla pianta e raccolte a mano, succo e polpa di limone, succo di: pompelmo rosso, ribes nero, sambuco e carota nera, zucchero di canna, in acqua minerale Galvanina con aggiunta di anidride carbonica di origine naturale. &lt;/div&gt; &lt;div class="box-collateral box-description"&gt; &lt;span itemprop="description"&gt; &lt;/span&gt; &lt;/div&gt;</text:p>
          </table:table-cell>
        </table:table-row>
        <table:table-row table:style-name="ro2">
          <table:table-cell table:style-name="ce2" office:value-type="string">
            <text:p>1673886179-404</text:p>
          </table:table-cell>
          <table:table-cell table:style-name="ce2" office:value-type="string">
            <text:p>https://www.cantinadellabirra.it/shop/brouwerij-huyghe-delirium-noel.html</text:p>
          </table:table-cell>
          <table:table-cell table:style-name="ce2" office:value-type="string">
            <text:p>Delirium Noel</text:p>
          </table:table-cell>
          <table:table-cell table:style-name="ce2" office:value-type="string">
            <text:p>https://www.cantinadellabirra.it/media/catalog/product/cache/1/image/460x750/9df78eab33525d08d6e5fb8d27136e95/d/e/delirium_christmas.33.png</text:p>
          </table:table-cell>
          <table:table-cell table:style-name="ce2" office:value-type="string">
            <text:p>Belgio</text:p>
          </table:table-cell>
          <table:table-cell table:style-name="ce2" office:value-type="string">
            <text:p>Belgian Strong Ale</text:p>
          </table:table-cell>
          <table:table-cell table:style-name="ce2" office:value-type="string">
            <text:p>Ambrato</text:p>
          </table:table-cell>
          <table:table-cell table:style-name="ce4" office:value-type="percentage" office:value="0.1">
            <text:p>10,00%</text:p>
          </table:table-cell>
          <table:table-cell table:style-name="ce2" office:value-type="string">
            <text:p>Calice a tulipano</text:p>
          </table:table-cell>
          <table:table-cell table:style-name="ce2" office:value-type="string">
            <text:p>Huygh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1&lt;/td&gt; &lt;td class="empty"&gt;&amp;nbsp;&lt;/td&gt; &lt;th class="title birra_ratebeer"&gt;Voto RateBeer&lt;/th&gt; &lt;td class="data birra_ratebeer last"&gt;94 / 100&lt;/td&gt; &lt;/tr&gt; &lt;tr class="odd"&gt; &lt;th class="title birra_beeradvocade"&gt;Voto Beer Advocate&lt;/th&gt; &lt;td class="data birra_beeradvocade"&gt;3.88 / 5&lt;/td&gt; &lt;td class="empty"&gt;&amp;nbsp;&lt;/td&gt; &lt;th class="title birra_stile"&gt;Stile&lt;/th&gt; &lt;td class="data birra_stile last"&gt;Belgian Strong Ale&lt;/td&gt; &lt;/tr&gt; &lt;tr class="even"&gt; &lt;th class="title birra_temperatura"&gt;Temperatura di servizio&lt;/th&gt; &lt;td class="data birra_temperatura"&gt;8/10°C&lt;/td&gt; &lt;td class="empty"&gt;&amp;nbsp;&lt;/td&gt; &lt;th class="title birra_confezioni"&gt;Formati disponibili&lt;/th&gt; &lt;td class="data birra_confezioni last"&gt;Bottiglia 33cl, Bottiglia 75cl&lt;/td&gt; &lt;/tr&gt; &lt;tr class="last odd"&gt; &lt;th class="title allergeni"&gt;Allergeni&lt;/th&gt; &lt;td class="data allergeni last"&gt;Orzo&lt;/td&gt; &lt;/tr&gt;&lt;/tbody&gt; &lt;/table&gt; &lt;script type="text/javascript"&gt;decorateTable('product-attribute-specs-table')&lt;/script&gt; &lt;div class="std" id="block-desc-product"&gt; Birra bruna, rifermentata in bottiglia con sedimenti di lievito. Sentori olfattivi orientati sul malto dolce e torrefatto, sulla frutta candita con una leggera speziatura. Note gustative che ripropongono il malto dolce ed i canditi garantiscono a questa birra una corposità elevata. Anche il retrogusto lascia qualche nota di malto dolce e una sensazione di piccante. Dedicata a chi ama birre molto corpose, di buon grado alcolico ed equilibrate, di quelle che si sposano alla grande allo spirito da cui vengono concepite. &lt;/div&gt; &lt;div class="box-collateral box-description"&gt; &lt;span itemprop="description"&gt; &lt;/span&gt; &lt;/div&gt;</text:p>
          </table:table-cell>
        </table:table-row>
        <table:table-row table:style-name="ro2">
          <table:table-cell table:style-name="ce2" office:value-type="string">
            <text:p>1673886182-405</text:p>
          </table:table-cell>
          <table:table-cell table:style-name="ce2" office:value-type="string">
            <text:p>https://www.cantinadellabirra.it/shop/birra-del-borgo-castagnale.html</text:p>
          </table:table-cell>
          <table:table-cell table:style-name="ce2" office:value-type="string">
            <text:p>CastagnAle</text:p>
          </table:table-cell>
          <table:table-cell table:style-name="ce2" office:value-type="string">
            <text:p>https://www.cantinadellabirra.it/media/catalog/product/cache/1/image/460x750/9df78eab33525d08d6e5fb8d27136e95/c/a/castagnale_33cl_2021_v2.png</text:p>
          </table:table-cell>
          <table:table-cell table:style-name="ce2" office:value-type="string">
            <text:p>Italia</text:p>
          </table:table-cell>
          <table:table-cell table:style-name="ce2" office:value-type="string">
            <text:p>Spice / Herb / Vegetable</text:p>
          </table:table-cell>
          <table:table-cell table:style-name="ce2" office:value-type="string">
            <text:p>Ambrato</text:p>
          </table:table-cell>
          <table:table-cell table:style-name="ce2" office:value-type="string">
            <text:p>7.1 %</text:p>
          </table:table-cell>
          <table:table-cell table:style-name="ce2" office:value-type="string">
            <text:p>Boccale</text:p>
          </table:table-cell>
          <table:table-cell table:style-name="ce2" office:value-type="string">
            <text:p>Birra del Borg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5.5&lt;/td&gt; &lt;td class="empty"&gt;&amp;nbsp;&lt;/td&gt; &lt;th class="title birra_ratebeer"&gt;Voto RateBeer&lt;/th&gt; &lt;td class="data birra_ratebeer last"&gt;3.15 / 5&lt;/td&gt; &lt;/tr&gt; &lt;tr class="odd"&gt; &lt;th class="title birra_beeradvocade"&gt;Voto Beer Advocate&lt;/th&gt; &lt;td class="data birra_beeradvocade"&gt;3.55 / 5&lt;/td&gt; &lt;td class="empty"&gt;&amp;nbsp;&lt;/td&gt; &lt;th class="title birra_ebc"&gt;EBC&lt;/th&gt; &lt;td class="data birra_ebc last"&gt;24&lt;/td&gt; &lt;/tr&gt; &lt;tr class="even"&gt; &lt;th class="title birra_gusto"&gt;Sottostile&lt;/th&gt; &lt;td class="data birra_gusto"&gt;Birra alle castagne&lt;/td&gt; &lt;td class="empty"&gt;&amp;nbsp;&lt;/td&gt; &lt;th class="title birra_stile"&gt;Stile&lt;/th&gt; &lt;td class="data birra_stile last"&gt;Spice / Herb / Vegetable&lt;/td&gt; &lt;/tr&gt; &lt;tr class="odd"&gt; &lt;th class="title birra_ibu"&gt;IBU&lt;/th&gt; &lt;td class="data birra_ibu"&gt;21&lt;/td&gt; &lt;td class="empty"&gt;&amp;nbsp;&lt;/td&gt; &lt;th class="title birra_temperatura"&gt;Temperatura di servizio&lt;/th&gt; &lt;td class="data birra_temperatura last"&gt;12/14°C&lt;/td&gt; &lt;/tr&gt; &lt;tr class="last even"&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Come ne anticipa il nome, CastagnAle è una birra prodotta con aggiunta di castagne, 20%. Oltre alle castagne viene utilizzato malto affumicato, direttamente dal birrificio, con bucce d'arancia, lemon myrtle, coriandolo, radici di genziana e ovviamente castagne. Al naso l'aroma è principalmente affumicato, mitigato da dolci note di miele di castagno. Morbida ed avvolgente al palato, si percepiscono note amare che puliscono la bocca ed invogliano ad un altro sorso.&lt;br&gt; &lt;br&gt; &lt;strong&gt;Birra dell'anno 2016&lt;/strong&gt;&lt;br&gt; &lt;u&gt;2° Classificata categoria 23 - Birre alla castagna, alta e bassa fermentazione &lt;/u&gt; &lt;/div&gt; &lt;div class="box-collateral box-description"&gt; &lt;span itemprop="description"&gt; &lt;/span&gt; &lt;/div&gt;</text:p>
          </table:table-cell>
        </table:table-row>
        <table:table-row table:style-name="ro2">
          <table:table-cell table:style-name="ce2" office:value-type="string">
            <text:p>1673886184-406</text:p>
          </table:table-cell>
          <table:table-cell table:style-name="ce2" office:value-type="string">
            <text:p>https://www.cantinadellabirra.it/shop/ridgeway-santa-s-butt-winter-porter.html</text:p>
          </table:table-cell>
          <table:table-cell table:style-name="ce2" office:value-type="string">
            <text:p>Santa's Butt Winter Porter</text:p>
          </table:table-cell>
          <table:table-cell table:style-name="ce2" office:value-type="string">
            <text:p>https://www.cantinadellabirra.it/media/catalog/product/cache/1/image/460x750/9df78eab33525d08d6e5fb8d27136e95/s/a/santas_butt_cantina_della_birra.png</text:p>
          </table:table-cell>
          <table:table-cell table:style-name="ce2" office:value-type="string">
            <text:p>Inghilterra</text:p>
          </table:table-cell>
          <table:table-cell table:style-name="ce2" office:value-type="string">
            <text:p>Porter</text:p>
          </table:table-cell>
          <table:table-cell table:style-name="ce2" office:value-type="string">
            <text:p>Carbone</text:p>
          </table:table-cell>
          <table:table-cell table:style-name="ce4" office:value-type="percentage" office:value="0.06">
            <text:p>6,00%</text:p>
          </table:table-cell>
          <table:table-cell table:style-name="ce2" office:value-type="string">
            <text:p>Pinta</text:p>
          </table:table-cell>
          <table:table-cell table:style-name="ce2" office:value-type="string">
            <text:p>Ridgeway</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gusto"&gt;Sottostile&lt;/th&gt; &lt;td class="data birra_gusto last"&gt;Winter Porter&lt;/td&gt; &lt;/tr&gt; &lt;tr class="odd"&gt; &lt;th class="title birra_stile"&gt;Stile&lt;/th&gt; &lt;td class="data birra_stile"&gt;Porter&lt;/td&gt; &lt;td class="empty"&gt;&amp;nbsp;&lt;/td&gt; &lt;th class="title birra_temperatura"&gt;Temperatura di servizio&lt;/th&gt; &lt;td class="data birra_temperatura last"&gt;8/10°C&lt;/td&gt; &lt;/tr&gt; &lt;tr class="last even"&gt; &lt;th class="title birra_confezioni"&gt;Formati disponibili&lt;/th&gt; &lt;td class="data birra_confezioni"&gt;Bottiglia 50cl&lt;/td&gt; &lt;td class="empty"&gt;&amp;nbsp;&lt;/td&gt; &lt;th class="title allergeni"&gt;Allergeni&lt;/th&gt; &lt;td class="data allergeni last"&gt;Orzo&lt;/td&gt; &lt;/tr&gt; &lt;/tbody&gt; &lt;/table&gt; &lt;script type="text/javascript"&gt;decorateTable('product-attribute-specs-table')&lt;/script&gt; &lt;div class="std" id="block-desc-product"&gt; Splendida interpretazione di Porter invernale, la Santa's Butt è la Entire Butt della Salopian, arricchita dalla morbidezza di malto e resa più adatta alle sere invernali. Il colore è scuro, impenetrabile, con una schiuma beige persistente. Il naso è dolce, di nocciole e di buona tostatura. In bocca è molto piacevole, passando morbidamente dal dolce equilibratissimo a un amaro bruciato molto pulito ed elegante. Il gioco di parole in etichetta ironizza sul fatto che i consumatori di birra statunitensi pensano che per gli inglesi l'unico significato della parola "butt" sia il grosso barile da 108 galloni utilizzato nelle birrerie.&lt;br&gt; &lt;/div&gt; &lt;div class="box-collateral box-description"&gt; &lt;span itemprop="description"&gt; &lt;/span&gt; &lt;/div&gt;</text:p>
          </table:table-cell>
        </table:table-row>
        <table:table-row table:style-name="ro2">
          <table:table-cell table:style-name="ce2" office:value-type="string">
            <text:p>1673886187-407</text:p>
          </table:table-cell>
          <table:table-cell table:style-name="ce2" office:value-type="string">
            <text:p>https://www.cantinadellabirra.it/shop/ridgeway-lump-of-coal.html</text:p>
          </table:table-cell>
          <table:table-cell table:style-name="ce2" office:value-type="string">
            <text:p>Ridgeway Lump of Coal</text:p>
          </table:table-cell>
          <table:table-cell table:style-name="ce2" office:value-type="string">
            <text:p>https://www.cantinadellabirra.it/media/catalog/product/cache/1/image/460x750/9df78eab33525d08d6e5fb8d27136e95/c/a/cantina_della_birra_lump_of_coal.png</text:p>
          </table:table-cell>
          <table:table-cell table:style-name="ce2" office:value-type="string">
            <text:p>Inghilterra</text:p>
          </table:table-cell>
          <table:table-cell table:style-name="ce2" office:value-type="string">
            <text:p>Stout</text:p>
          </table:table-cell>
          <table:table-cell table:style-name="ce2" office:value-type="string">
            <text:p>Carbone</text:p>
          </table:table-cell>
          <table:table-cell table:style-name="ce4" office:value-type="percentage" office:value="0.08">
            <text:p>8,00%</text:p>
          </table:table-cell>
          <table:table-cell table:style-name="ce2" office:value-type="string">
            <text:p>Pinta</text:p>
          </table:table-cell>
          <table:table-cell table:style-name="ce2" office:value-type="string">
            <text:p>Ridgeway</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5&lt;/td&gt; &lt;td class="empty"&gt;&amp;nbsp;&lt;/td&gt; &lt;th class="title birra_gusto"&gt;Sottostile&lt;/th&gt; &lt;td class="data birra_gusto last"&gt;Foreign Stout&lt;/td&gt; &lt;/tr&gt; &lt;tr class="odd"&gt; &lt;th class="title birra_stile"&gt;Stile&lt;/th&gt; &lt;td class="data birra_stile"&gt;Stout&lt;/td&gt; &lt;td class="empty"&gt;&amp;nbsp;&lt;/td&gt; &lt;th class="title birra_temperatura"&gt;Temperatura di servizio&lt;/th&gt; &lt;td class="data birra_temperatura last"&gt;8/10°C&lt;/td&gt; &lt;/tr&gt; &lt;tr class="last even"&gt; &lt;th class="title birra_confezioni"&gt;Formati disponibili&lt;/th&gt; &lt;td class="data birra_confezioni"&gt;Bottiglia 50cl&lt;/td&gt; &lt;td class="empty"&gt;&amp;nbsp;&lt;/td&gt; &lt;th class="title allergeni"&gt;Allergeni&lt;/th&gt; &lt;td class="data allergeni last"&gt;Orzo&lt;/td&gt; &lt;/tr&gt; &lt;/tbody&gt; &lt;/table&gt; &lt;script type="text/javascript"&gt;decorateTable('product-attribute-specs-table')&lt;/script&gt; &lt;div class="std" id="block-desc-product"&gt; Lump of Coal é l'espressione con la quale il mondo anglosassone chiama il carbone di zucchero che Santa Claus porta ai bambini che non sono stati bravi durante l'anno. E il nome, per questa Stout robusta, non poteva essere più adatto. Un cappello di schiuma compatta e nocciola custodisce una birra molto ricca, con note decise di tostato e di cioccolato e un finale dominato dagli aromi tostati. Una birra non comune, fuori dalle regole. Non sempre vale la pena essere troppo buoni. &lt;/div&gt; &lt;div class="box-collateral box-description"&gt; &lt;span itemprop="description"&gt; &lt;/span&gt; &lt;/div&gt;</text:p>
          </table:table-cell>
        </table:table-row>
        <table:table-row table:style-name="ro2">
          <table:table-cell table:style-name="ce2" office:value-type="string">
            <text:p>1673886190-408</text:p>
          </table:table-cell>
          <table:table-cell table:style-name="ce2" office:value-type="string">
            <text:p>https://www.cantinadellabirra.it/shop/birra-del-borgo-ducale.html</text:p>
          </table:table-cell>
          <table:table-cell table:style-name="ce2" office:value-type="string">
            <text:p>Ducale</text:p>
          </table:table-cell>
          <table:table-cell table:style-name="ce2" office:value-type="string">
            <text:p>https://www.cantinadellabirra.it/media/catalog/product/cache/1/image/460x750/9df78eab33525d08d6e5fb8d27136e95/d/u/ducale_33cl_2021.png</text:p>
          </table:table-cell>
          <table:table-cell table:style-name="ce2" office:value-type="string">
            <text:p>Italia</text:p>
          </table:table-cell>
          <table:table-cell table:style-name="ce2" office:value-type="string">
            <text:p>Belgian Strong Ale</text:p>
          </table:table-cell>
          <table:table-cell table:style-name="ce2" office:value-type="string">
            <text:p>Tonaca di Frate</text:p>
          </table:table-cell>
          <table:table-cell table:style-name="ce2" office:value-type="string">
            <text:p>8.5 %</text:p>
          </table:table-cell>
          <table:table-cell table:style-name="ce2" office:value-type="string">
            <text:p>Calice a tulipano</text:p>
          </table:table-cell>
          <table:table-cell table:style-name="ce2" office:value-type="string">
            <text:p>Birra del Borgo</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00&lt;/td&gt; &lt;td class="empty"&gt;&amp;nbsp;&lt;/td&gt; &lt;th class="title birra_ratebeer"&gt;Voto RateBeer&lt;/th&gt; &lt;td class="data birra_ratebeer last"&gt;70 / 100&lt;/td&gt; &lt;/tr&gt; &lt;tr class="odd"&gt; &lt;th class="title birra_beeradvocade"&gt;Voto Beer Advocate&lt;/th&gt; &lt;td class="data birra_beeradvocade"&gt;3.58 / 5&lt;/td&gt; &lt;td class="empty"&gt;&amp;nbsp;&lt;/td&gt; &lt;th class="title birra_gusto"&gt;Sottostile&lt;/th&gt; &lt;td class="data birra_gusto last"&gt;Belgian Strong Dark Ale&lt;/td&gt; &lt;/tr&gt; &lt;tr class="even"&gt; &lt;th class="title birra_stile"&gt;Stile&lt;/th&gt; &lt;td class="data birra_stile"&gt;Belgian Strong Ale&lt;/td&gt; &lt;td class="empty"&gt;&amp;nbsp;&lt;/td&gt; &lt;th class="title birra_temperatura"&gt;Temperatura di servizio&lt;/th&gt; &lt;td class="data birra_temperatura last"&gt;14/18°C&lt;/td&gt; &lt;/tr&gt; &lt;tr class="last odd"&gt; &lt;th class="title birra_confezioni"&gt;Formati disponibili&lt;/th&gt; &lt;td class="data birra_confezioni"&gt;Bottiglia 33cl, Bottiglia 75cl&lt;/td&gt; &lt;td class="empty"&gt;&amp;nbsp;&lt;/td&gt; &lt;th class="title allergeni"&gt;Allergeni&lt;/th&gt; &lt;td class="data allergeni last"&gt;Orzo&lt;/td&gt; &lt;/tr&gt; &lt;/tbody&gt; &lt;/table&gt; &lt;script type="text/javascript"&gt;decorateTable('product-attribute-specs-table')&lt;/script&gt; &lt;div class="std" id="block-desc-product"&gt; Birra di elevato tenore alcolico, da meditazione, secondo la scuola belga. Si presenta scura, color tonaca di frate, con riflessi rubini e un bel cappello di schiuma. Al naso sono evidenti i sentori di frutta secca (in particolare nocciola) e si avverte l’etilico. In bocca l’attacco è di grande dolcezza, è molto rotonda, di buon corpo. Molto lunga, offre un bel percorso verso un finale di cacao e note tostate. &lt;/div&gt; &lt;div class="box-collateral box-description"&gt; &lt;span itemprop="description"&gt; &lt;/span&gt; &lt;/div&gt;</text:p>
          </table:table-cell>
        </table:table-row>
        <table:table-row table:style-name="ro2">
          <table:table-cell table:style-name="ce2" office:value-type="string">
            <text:p>1673886192-409</text:p>
          </table:table-cell>
          <table:table-cell table:style-name="ce2" office:value-type="string">
            <text:p>https://www.cantinadellabirra.it/shop/birra-del-borgo-hoppycat.html</text:p>
          </table:table-cell>
          <table:table-cell table:style-name="ce2" office:value-type="string">
            <text:p>HoppyCat</text:p>
          </table:table-cell>
          <table:table-cell table:style-name="ce2" office:value-type="string">
            <text:p>https://www.cantinadellabirra.it/media/catalog/product/cache/1/image/460x750/9df78eab33525d08d6e5fb8d27136e95/h/o/hoppycat33_cantina_della_birra_1.png</text:p>
          </table:table-cell>
          <table:table-cell table:style-name="ce2" office:value-type="string">
            <text:p>Italia</text:p>
          </table:table-cell>
          <table:table-cell table:style-name="ce2" office:value-type="string">
            <text:p>Black India Pale Ale</text:p>
          </table:table-cell>
          <table:table-cell table:style-name="ce2" office:value-type="string">
            <text:p>Marrone</text:p>
          </table:table-cell>
          <table:table-cell table:style-name="ce2" office:value-type="string">
            <text:p>5.8 %</text:p>
          </table:table-cell>
          <table:table-cell table:style-name="ce2" office:value-type="string">
            <text:p>Pinta</text:p>
          </table:table-cell>
          <table:table-cell table:style-name="ce2" office:value-type="string">
            <text:p>Birra del Borg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5.6&lt;/td&gt; &lt;td class="empty"&gt;&amp;nbsp;&lt;/td&gt; &lt;th class="title birra_ratebeer"&gt;Voto RateBeer&lt;/th&gt; &lt;td class="data birra_ratebeer last"&gt;97 / 100&lt;/td&gt; &lt;/tr&gt; &lt;tr class="odd"&gt; &lt;th class="title birra_beeradvocade"&gt;Voto Beer Advocate&lt;/th&gt; &lt;td class="data birra_beeradvocade"&gt;3.84 / 5&lt;/td&gt; &lt;td class="empty"&gt;&amp;nbsp;&lt;/td&gt; &lt;th class="title birra_gusto"&gt;Sottostile&lt;/th&gt; &lt;td class="data birra_gusto last"&gt;Caskadian Dark Ale&lt;/td&gt; &lt;/tr&gt; &lt;tr class="even"&gt; &lt;th class="title birra_stile"&gt;Stile&lt;/th&gt; &lt;td class="data birra_stile"&gt;Black India Pale Ale&lt;/td&gt; &lt;td class="empty"&gt;&amp;nbsp;&lt;/td&gt; &lt;th class="title birra_ibu"&gt;IBU&lt;/th&gt; &lt;td class="data birra_ibu last"&gt;55&lt;/td&gt; &lt;/tr&gt; &lt;tr class="odd"&gt; &lt;th class="title birra_temperatura"&gt;Temperatura di servizio&lt;/th&gt; &lt;td class="data birra_temperatura"&gt;10-12°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Con malti tostati ed un particolare luppolo nordamericano, la HoppyCat è una Dark Ipa dal color caffè, con tonalità marroni. Al naso è un intrigante fusioni di note tostate ed agrumate dal luppolo utilizzato fin dall’ammostamento. L'assaggio lascia sbigottiti! Le intense note resinose e luppolate, tipiche del luppolo americano che si utilizza, vanno a fondersi con le fragranti nuances di torrefatto. Sorprende la facilità di beva, con un corpo morbido e snello ed una gradazione alcoolica di 5,8 % e un’unità d’amaro di 55 IBU. &lt;/div&gt; &lt;div class="box-collateral box-description"&gt; &lt;span itemprop="description"&gt; &lt;/span&gt; &lt;/div&gt;</text:p>
          </table:table-cell>
        </table:table-row>
        <table:table-row table:style-name="ro2">
          <table:table-cell table:style-name="ce2" office:value-type="string">
            <text:p>1673886195-410</text:p>
          </table:table-cell>
          <table:table-cell table:style-name="ce2" office:value-type="string">
            <text:p>https://www.cantinadellabirra.it/shop/birra-amarcord-tubo-riserva-speciale-gift-pack.html</text:p>
          </table:table-cell>
          <table:table-cell table:style-name="ce2" office:value-type="string">
            <text:p>Tubo Riserva Speciale Gift Pack</text:p>
          </table:table-cell>
          <table:table-cell table:style-name="ce2" office:value-type="string">
            <text:p>https://www.cantinadellabirra.it/media/catalog/product/cache/1/image/460x750/9df78eab33525d08d6e5fb8d27136e95/r/i/riserva_speciale_tubo_bott.png</text:p>
          </table:table-cell>
          <table:table-cell table:style-name="ce2" office:value-type="string">
            <text:p>Italia</text:p>
          </table:table-cell>
          <table:table-cell table:style-name="ce2" office:value-type="string">
            <text:p>Metodo Champenoise</text:p>
          </table:table-cell>
          <table:table-cell table:style-name="ce2" office:value-type="string">
            <text:p>Rosato</text:p>
          </table:table-cell>
          <table:table-cell table:style-name="ce4" office:value-type="percentage" office:value="0.1">
            <text:p>10,00%</text:p>
          </table:table-cell>
          <table:table-cell table:style-name="ce2" office:value-type="string">
            <text:p>Calice</text:p>
          </table:table-cell>
          <table:table-cell table:style-name="ce2" office:value-type="string">
            <text:p>Birra Amarcord</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9.5&lt;/td&gt; &lt;td class="empty"&gt;&amp;nbsp;&lt;/td&gt; &lt;th class="title birra_ratebeer"&gt;Voto RateBeer&lt;/th&gt; &lt;td class="data birra_ratebeer last"&gt;91 / 100&lt;/td&gt; &lt;/tr&gt; &lt;tr class="odd"&gt; &lt;th class="title birra_ebc"&gt;EBC&lt;/th&gt; &lt;td class="data birra_ebc"&gt;26&lt;/td&gt; &lt;td class="empty"&gt;&amp;nbsp;&lt;/td&gt; &lt;th class="title birra_stile"&gt;Stile&lt;/th&gt; &lt;td class="data birra_stile last"&gt;Metodo Champenoise&lt;/td&gt; &lt;/tr&gt; &lt;tr class="even"&gt; &lt;th class="title birra_ibu"&gt;IBU&lt;/th&gt; &lt;td class="data birra_ibu"&gt;20&lt;/td&gt; &lt;td class="empty"&gt;&amp;nbsp;&lt;/td&gt; &lt;th class="title birra_frizzantezza"&gt;Frizzantezza (CO2 g/l)&lt;/th&gt; &lt;td class="data birra_frizzantezza last"&gt;5.7&lt;/td&gt; &lt;/tr&gt; &lt;tr class="odd"&gt; &lt;th class="title birra_temperatura"&gt;Temperatura di servizio&lt;/th&gt; &lt;td class="data birra_temperatura"&gt;4 / 5°C&lt;/td&gt; &lt;td class="empty"&gt;&amp;nbsp;&lt;/td&gt; &lt;th class="title birra_confezioni"&gt;Formati disponibili&lt;/th&gt; &lt;td class="data birra_confezioni last"&gt;Bottiglia 75cl&lt;/td&gt; &lt;/tr&gt; &lt;tr class="last even"&gt; &lt;th class="title allergeni"&gt;Allergeni&lt;/th&gt; &lt;td class="data allergeni last"&gt;Orzo&lt;/td&gt; &lt;/tr&gt;&lt;/tbody&gt; &lt;/table&gt; &lt;script type="text/javascript"&gt;decorateTable('product-attribute-specs-table')&lt;/script&gt; &lt;div class="std" id="block-desc-product"&gt; &lt;p&gt;Riserva speciale 75cl all'interno di un elegante tubo in cartone con coperchio in accaio.&lt;/p&gt;&lt;br&gt; &lt;p&gt;&lt;span&gt;Ovviamente si tratta di una birra celebrativa. Ce lo suggerisce il suo elevato contenuto alcolico (10 gradi in volume) e le altre caratteristiche organolettiche che la contraddistinguono, come ad esempio alcuni insoliti ingredienti, tra i quali spiccano i lieviti dello Champagne, due tipi di miele (millefiori e acacia) e alcuni frutti selvatici, tra i quali fanno premio la visciola e il prugnolo. La sua schiuma risente dell’intenso tenore alcolico e non è per forza di cose persistente più di quanto non le sia concesso dal suo fardello etilico possente.&lt;/span&gt;&lt;br&gt;&lt;span&gt;L’aspetto vira decisamente sul torbido e conferisce alla birra un colore cangiante che va dall’aranciato al bronzo con riflessi velati. Piuttosto bassa è l’intensità olfattiva, che si riscatta però con una gradevole finezza olfattiva basata su prelibati sentori di miele e su frutti selvatici leggermente aciduli che caratterizzano la birra anche come ingredienti. Il prugnolo è molto evidente e di notevole persistenza. L’acidità dei frutti selvatici si ravvisa anche in un marcato sentore di torta allo yogurt e di frutti di bosco. La frizzantezza è piuttosto bassa per via dell’abbondante contenuto alcolico, mentre il corpo è rotondo ma non strutturato per via della freschezza insita nei frutti aciduli. Amaro praticamente assente, considerato che l’equilibrio gustativo è affidato al dolce del malto e all’acidulo dei frutti di bosco. Buona la ricchezza retrolfattiva e discreta la persistenza retrolfattiva.&lt;/span&gt;&lt;/p&gt; &lt;/div&gt; &lt;div class="box-collateral box-description"&gt; &lt;span itemprop="description"&gt; &lt;/span&gt; &lt;/div&gt;</text:p>
          </table:table-cell>
        </table:table-row>
        <table:table-row table:style-name="ro2">
          <table:table-cell table:style-name="ce2" office:value-type="string">
            <text:p>1673886197-411</text:p>
          </table:table-cell>
          <table:table-cell table:style-name="ce2" office:value-type="string">
            <text:p>https://www.cantinadellabirra.it/shop/birra-amarcord-cofanetto-in-legno-riserva-speciale-gift-pack.html</text:p>
          </table:table-cell>
          <table:table-cell table:style-name="ce2" office:value-type="string">
            <text:p>Cofanetto in legno Riserva Speciale Gift Pack</text:p>
          </table:table-cell>
          <table:table-cell table:style-name="ce2" office:value-type="string">
            <text:p>https://www.cantinadellabirra.it/media/catalog/product/cache/1/image/460x750/9df78eab33525d08d6e5fb8d27136e95/r/i/riserva_speciale_cofanetto_legnotif.png</text:p>
          </table:table-cell>
          <table:table-cell table:style-name="ce2" office:value-type="string">
            <text:p>Italia</text:p>
          </table:table-cell>
          <table:table-cell table:style-name="ce2" office:value-type="string">
            <text:p>Metodo Champenoise</text:p>
          </table:table-cell>
          <table:table-cell table:style-name="ce2" office:value-type="string">
            <text:p>Rosato</text:p>
          </table:table-cell>
          <table:table-cell table:style-name="ce4" office:value-type="percentage" office:value="0.1">
            <text:p>10,00%</text:p>
          </table:table-cell>
          <table:table-cell table:style-name="ce2" office:value-type="string">
            <text:p>Calice</text:p>
          </table:table-cell>
          <table:table-cell table:style-name="ce2" office:value-type="string">
            <text:p>Birra Amarcord</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9.5&lt;/td&gt; &lt;td class="empty"&gt;&amp;nbsp;&lt;/td&gt; &lt;th class="title birra_ratebeer"&gt;Voto RateBeer&lt;/th&gt; &lt;td class="data birra_ratebeer last"&gt;91 / 100&lt;/td&gt; &lt;/tr&gt; &lt;tr class="odd"&gt; &lt;th class="title birra_ebc"&gt;EBC&lt;/th&gt; &lt;td class="data birra_ebc"&gt;26&lt;/td&gt; &lt;td class="empty"&gt;&amp;nbsp;&lt;/td&gt; &lt;th class="title birra_stile"&gt;Stile&lt;/th&gt; &lt;td class="data birra_stile last"&gt;Metodo Champenoise&lt;/td&gt; &lt;/tr&gt; &lt;tr class="even"&gt; &lt;th class="title birra_ibu"&gt;IBU&lt;/th&gt; &lt;td class="data birra_ibu"&gt;20&lt;/td&gt; &lt;td class="empty"&gt;&amp;nbsp;&lt;/td&gt; &lt;th class="title birra_frizzantezza"&gt;Frizzantezza (CO2 g/l)&lt;/th&gt; &lt;td class="data birra_frizzantezza last"&gt;5.7&lt;/td&gt; &lt;/tr&gt; &lt;tr class="odd"&gt; &lt;th class="title birra_temperatura"&gt;Temperatura di servizio&lt;/th&gt; &lt;td class="data birra_temperatura"&gt;4 / 5°C&lt;/td&gt; &lt;td class="empty"&gt;&amp;nbsp;&lt;/td&gt; &lt;th class="title birra_confezioni"&gt;Formati disponibili&lt;/th&gt; &lt;td class="data birra_confezioni last"&gt;Bottiglia 75cl&lt;/td&gt; &lt;/tr&gt; &lt;tr class="last even"&gt; &lt;th class="title allergeni"&gt;Allergeni&lt;/th&gt; &lt;td class="data allergeni last"&gt;Orzo&lt;/td&gt; &lt;/tr&gt;&lt;/tbody&gt; &lt;/table&gt; &lt;script type="text/javascript"&gt;decorateTable('product-attribute-specs-table')&lt;/script&gt; &lt;div class="std" id="block-desc-product"&gt; &lt;p&gt;&lt;strong&gt;Confezione regalo in legno contenente:&lt;/strong&gt;&lt;/p&gt;&lt;br&gt; &lt;p&gt;- 1 Bottiglia di Riserva Speciale 75cl &lt;br&gt;- 2 Calici firmati Amarcord&lt;/p&gt;&lt;br&gt; &lt;p&gt;&amp;nbsp;Ovviamente si tratta di una birra celebrativa. Ce lo suggerisce il suo elevato contenuto alcolico (10 gradi in volume) e le altre caratteristiche organolettiche che la contraddistinguono, come ad esempio alcuni insoliti ingredienti, tra i quali spiccano i lieviti dello Champagne, due tipi di miele (millefiori e acacia) e alcuni frutti selvatici, tra i quali fanno premio la visciola e il prugnolo. La sua schiuma risente dell’intenso tenore alcolico e non è per forza di cose persistente più di quanto non le sia concesso dal suo fardello etilico possente.&lt;/p&gt;&lt;br&gt; &lt;p&gt;&lt;span&gt;L’aspetto vira decisamente sul torbido e conferisce alla birra un colore cangiante che va dall’aranciato al bronzo con riflessi velati. Piuttosto bassa è l’intensità olfattiva, che si riscatta però con una gradevole finezza olfattiva basata su prelibati sentori di miele e su frutti selvatici leggermente aciduli che caratterizzano la birra anche come ingredienti. Il prugnolo è molto evidente e di notevole persistenza. L’acidità dei frutti selvatici si ravvisa anche in un marcato sentore di torta allo yogurt e di frutti di bosco. La frizzantezza è piuttosto bassa per via dell’abbondante contenuto alcolico, mentre il corpo è rotondo ma non strutturato per via della freschezza insita nei frutti aciduli. Amaro praticamente assente, considerato che l’equilibrio gustativo è affidato al dolce del malto e all’acidulo dei frutti di bosco. Buona la ricchezza retrolfattiva e discreta la persistenza retrolfattiva.&lt;/span&gt;&lt;/p&gt; &lt;/div&gt; &lt;div class="box-collateral box-description"&gt; &lt;span itemprop="description"&gt; &lt;/span&gt; &lt;/div&gt;</text:p>
          </table:table-cell>
        </table:table-row>
        <table:table-row table:style-name="ro2">
          <table:table-cell table:style-name="ce2" office:value-type="string">
            <text:p>1673886200-412</text:p>
          </table:table-cell>
          <table:table-cell table:style-name="ce2" office:value-type="string">
            <text:p>https://www.cantinadellabirra.it/shop/birra-amarcord-riserva-speciale-gift-pack.html</text:p>
          </table:table-cell>
          <table:table-cell table:style-name="ce2" office:value-type="string">
            <text:p>Riserva Speciale Gift Pack</text:p>
          </table:table-cell>
          <table:table-cell table:style-name="ce2" office:value-type="string">
            <text:p>https://www.cantinadellabirra.it/media/catalog/product/cache/1/image/460x750/9df78eab33525d08d6e5fb8d27136e95/r/i/riserva_speciale_gift_pack_cartone_e_flute.png</text:p>
          </table:table-cell>
          <table:table-cell table:style-name="ce2" office:value-type="string">
            <text:p>Italia</text:p>
          </table:table-cell>
          <table:table-cell table:style-name="ce2" office:value-type="string">
            <text:p>Metodo Champenoise</text:p>
          </table:table-cell>
          <table:table-cell table:style-name="ce2" office:value-type="string">
            <text:p>Rosato</text:p>
          </table:table-cell>
          <table:table-cell table:style-name="ce4" office:value-type="percentage" office:value="0.1">
            <text:p>10,00%</text:p>
          </table:table-cell>
          <table:table-cell table:style-name="ce2" office:value-type="string">
            <text:p>Calice</text:p>
          </table:table-cell>
          <table:table-cell table:style-name="ce2" office:value-type="string">
            <text:p>Birra Amarcord</text:p>
          </table:table-cell>
          <table:table-cell table:style-name="ce2" office:value-type="string">
            <text:p>Acidul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cidul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9.5&lt;/td&gt; &lt;td class="empty"&gt;&amp;nbsp;&lt;/td&gt; &lt;th class="title birra_ratebeer"&gt;Voto RateBeer&lt;/th&gt; &lt;td class="data birra_ratebeer last"&gt;91 / 100&lt;/td&gt; &lt;/tr&gt; &lt;tr class="odd"&gt; &lt;th class="title birra_ebc"&gt;EBC&lt;/th&gt; &lt;td class="data birra_ebc"&gt;26&lt;/td&gt; &lt;td class="empty"&gt;&amp;nbsp;&lt;/td&gt; &lt;th class="title birra_stile"&gt;Stile&lt;/th&gt; &lt;td class="data birra_stile last"&gt;Metodo Champenoise&lt;/td&gt; &lt;/tr&gt; &lt;tr class="even"&gt; &lt;th class="title birra_ibu"&gt;IBU&lt;/th&gt; &lt;td class="data birra_ibu"&gt;20&lt;/td&gt; &lt;td class="empty"&gt;&amp;nbsp;&lt;/td&gt; &lt;th class="title birra_frizzantezza"&gt;Frizzantezza (CO2 g/l)&lt;/th&gt; &lt;td class="data birra_frizzantezza last"&gt;5.7&lt;/td&gt; &lt;/tr&gt; &lt;tr class="odd"&gt; &lt;th class="title birra_temperatura"&gt;Temperatura di servizio&lt;/th&gt; &lt;td class="data birra_temperatura"&gt;4 / 5°C&lt;/td&gt; &lt;td class="empty"&gt;&amp;nbsp;&lt;/td&gt; &lt;th class="title birra_confezioni"&gt;Formati disponibili&lt;/th&gt; &lt;td class="data birra_confezioni last"&gt;Bottiglia 75cl&lt;/td&gt; &lt;/tr&gt; &lt;tr class="last even"&gt; &lt;th class="title allergeni"&gt;Allergeni&lt;/th&gt; &lt;td class="data allergeni last"&gt;Orzo&lt;/td&gt; &lt;/tr&gt;&lt;/tbody&gt; &lt;/table&gt; &lt;script type="text/javascript"&gt;decorateTable('product-attribute-specs-table')&lt;/script&gt; &lt;div class="std" id="block-desc-product"&gt; &lt;p&gt;&lt;strong&gt;Confezione regalo contenente:&lt;/strong&gt;&lt;/p&gt;&lt;br&gt; &lt;p&gt;- 1 Bottiglia di Riserva Speciale 75cl&lt;br&gt;- 2 Calici firmati Amarcord&lt;/p&gt;&lt;br&gt; &lt;p&gt;&amp;nbsp;Ovviamente si tratta di una birra celebrativa. Ce lo suggerisce il suo elevato contenuto alcolico (10 gradi in volume) e le altre caratteristiche organolettiche che la contraddistinguono, come ad esempio alcuni insoliti ingredienti, tra i quali spiccano i lieviti dello Champagne, due tipi di miele (millefiori e acacia) e alcuni frutti selvatici, tra i quali fanno premio la visciola e il prugnolo. La sua schiuma risente dell’intenso tenore alcolico e non è per forza di cose persistente più di quanto non le sia concesso dal suo fardello etilico possente.&lt;/p&gt;&lt;br&gt; &lt;p&gt;&lt;span&gt;L’aspetto vira decisamente sul torbido e conferisce alla birra un colore cangiante che va dall’aranciato al bronzo con riflessi velati. Piuttosto bassa è l’intensità olfattiva, che si riscatta però con una gradevole finezza olfattiva basata su prelibati sentori di miele e su frutti selvatici leggermente aciduli che caratterizzano la birra anche come ingredienti. Il prugnolo è molto evidente e di notevole persistenza. L’acidità dei frutti selvatici si ravvisa anche in un marcato sentore di torta allo yogurt e di frutti di bosco. La frizzantezza è piuttosto bassa per via dell’abbondante contenuto alcolico, mentre il corpo è rotondo ma non strutturato per via della freschezza insita nei frutti aciduli. Amaro praticamente assente, considerato che l’equilibrio gustativo è affidato al dolce del malto e all’acidulo dei frutti di bosco. Buona la ricchezza retrolfattiva e discreta la persistenza retrolfattiva.&lt;/span&gt;&lt;/p&gt; &lt;/div&gt; &lt;div class="box-collateral box-description"&gt; &lt;span itemprop="description"&gt; &lt;/span&gt; &lt;/div&gt;</text:p>
          </table:table-cell>
        </table:table-row>
        <table:table-row table:style-name="ro2">
          <table:table-cell table:style-name="ce2" office:value-type="string">
            <text:p>1673886202-413</text:p>
          </table:table-cell>
          <table:table-cell table:style-name="ce2" office:value-type="string">
            <text:p>https://www.cantinadellabirra.it/shop/birra-amarcord-cofanetto-in-legno-gradisca.html</text:p>
          </table:table-cell>
          <table:table-cell table:style-name="ce2" office:value-type="string">
            <text:p>Cofanetto in legno Gradisca Magnum</text:p>
          </table:table-cell>
          <table:table-cell table:style-name="ce2" office:value-type="string">
            <text:p>https://www.cantinadellabirra.it/media/catalog/product/cache/1/image/460x750/9df78eab33525d08d6e5fb8d27136e95/l/e/legno_gradisca_2018.png</text:p>
          </table:table-cell>
          <table:table-cell table:style-name="ce2" office:value-type="string">
            <text:p>Italia</text:p>
          </table:table-cell>
          <table:table-cell table:style-name="ce2" office:value-type="string">
            <text:p>Pale Lager</text:p>
          </table:table-cell>
          <table:table-cell table:style-name="ce2" office:value-type="string">
            <text:p>Chiara</text:p>
          </table:table-cell>
          <table:table-cell table:style-name="ce2" office:value-type="string">
            <text:p>5.2%</text:p>
          </table:table-cell>
          <table:table-cell table:style-name="ce2" office:value-type="string">
            <text:p>Calice</text:p>
          </table:table-cell>
          <table:table-cell table:style-name="ce2" office:value-type="string">
            <text:p>Birra Amarcord</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2.5&lt;/td&gt; &lt;td class="empty"&gt;&amp;nbsp;&lt;/td&gt; &lt;th class="title birra_ratebeer"&gt;Voto RateBeer&lt;/th&gt; &lt;td class="data birra_ratebeer last"&gt;2.68 / 5&lt;/td&gt; &lt;/tr&gt; &lt;tr class="odd"&gt; &lt;th class="title birra_beeradvocade"&gt;Voto Beer Advocate&lt;/th&gt; &lt;td class="data birra_beeradvocade"&gt;77 / 100&lt;/td&gt; &lt;td class="empty"&gt;&amp;nbsp;&lt;/td&gt; &lt;th class="title birra_ebc"&gt;EBC&lt;/th&gt; &lt;td class="data birra_ebc last"&gt;9&lt;/td&gt; &lt;/tr&gt; &lt;tr class="even"&gt; &lt;th class="title birra_stile"&gt;Stile&lt;/th&gt; &lt;td class="data birra_stile"&gt;Pale Lager&lt;/td&gt; &lt;td class="empty"&gt;&amp;nbsp;&lt;/td&gt; &lt;th class="title birra_ibu"&gt;IBU&lt;/th&gt; &lt;td class="data birra_ibu last"&gt;22&lt;/td&gt; &lt;/tr&gt; &lt;tr class="odd"&gt; &lt;th class="title birra_frizzantezza"&gt;Frizzantezza (CO2 g/l)&lt;/th&gt; &lt;td class="data birra_frizzantezza"&gt;5.5&lt;/td&gt; &lt;td class="empty"&gt;&amp;nbsp;&lt;/td&gt; &lt;th class="title birra_temperatura"&gt;Temperatura di servizio&lt;/th&gt; &lt;td class="data birra_temperatura last"&gt;5 / 6°C&lt;/td&gt; &lt;/tr&gt; &lt;tr class="last even"&gt; &lt;th class="title birra_confezioni"&gt;Formati disponibili&lt;/th&gt; &lt;td class="data birra_confezioni"&gt;Magnum 2lt&lt;/td&gt; &lt;td class="empty"&gt;&amp;nbsp;&lt;/td&gt; &lt;th class="title allergeni"&gt;Allergeni&lt;/th&gt; &lt;td class="data allergeni last"&gt;Orzo&lt;/td&gt; &lt;/tr&gt; &lt;/tbody&gt; &lt;/table&gt; &lt;script type="text/javascript"&gt;decorateTable('product-attribute-specs-table')&lt;/script&gt; &lt;div class="std" id="block-desc-product"&gt; Cofanetto in legno con incisioni a fuoco sul fronte e maniglia in corda.&lt;br&gt; &lt;br&gt; Colore dorato brillante con schiuma bianca fine, cremosa, compatta ed abbastanza persistente. Bouquet olfattivo caratterizzato da dolci fragranze di malto delicatamente biscottato e miele, in perfetto equilibrio con aromi di frutta gialla e toni erbacei. A livello paliatale, con un corpo medio-leggero ed una carbonatazione vivace, mette in risalto la tipica sapidità balsamica del miele d’eucalipto, assieme a note di cereale ed a freschi toni erbacei e floreali donati dal luppolo. Retrogusto lievemente amaro che invoglia il sorso successivo.&lt;br&gt; &lt;br&gt; &lt;/div&gt; &lt;div class="box-collateral box-description"&gt; &lt;span itemprop="description"&gt; &lt;/span&gt; &lt;/div&gt;</text:p>
          </table:table-cell>
        </table:table-row>
        <table:table-row table:style-name="ro2">
          <table:table-cell table:style-name="ce2" office:value-type="string">
            <text:p>1673886205-414</text:p>
          </table:table-cell>
          <table:table-cell table:style-name="ce2" office:value-type="string">
            <text:p>https://www.cantinadellabirra.it/shop/birra-amarcord-confezione-in-cartone-gradisca.html</text:p>
          </table:table-cell>
          <table:table-cell table:style-name="ce2" office:value-type="string">
            <text:p>Confezione in cartone Gradisca Magnum</text:p>
          </table:table-cell>
          <table:table-cell table:style-name="ce2" office:value-type="string">
            <text:p>https://www.cantinadellabirra.it/media/catalog/product/cache/1/image/460x750/9df78eab33525d08d6e5fb8d27136e95/m/a/magnum.2-3lt.gradisca..png</text:p>
          </table:table-cell>
          <table:table-cell table:style-name="ce2" office:value-type="string">
            <text:p>Italia</text:p>
          </table:table-cell>
          <table:table-cell table:style-name="ce2" office:value-type="string">
            <text:p>Pale Lager</text:p>
          </table:table-cell>
          <table:table-cell table:style-name="ce2" office:value-type="string">
            <text:p>Chiara</text:p>
          </table:table-cell>
          <table:table-cell table:style-name="ce2" office:value-type="string">
            <text:p>5.2%</text:p>
          </table:table-cell>
          <table:table-cell table:style-name="ce2" office:value-type="string">
            <text:p>Calice</text:p>
          </table:table-cell>
          <table:table-cell table:style-name="ce2" office:value-type="string">
            <text:p>Birra Amarcord</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2.5&lt;/td&gt; &lt;td class="empty"&gt;&amp;nbsp;&lt;/td&gt; &lt;th class="title birra_ratebeer"&gt;Voto RateBeer&lt;/th&gt; &lt;td class="data birra_ratebeer last"&gt;2.68 / 5&lt;/td&gt; &lt;/tr&gt; &lt;tr class="odd"&gt; &lt;th class="title birra_beeradvocade"&gt;Voto Beer Advocate&lt;/th&gt; &lt;td class="data birra_beeradvocade"&gt;77 / 100&lt;/td&gt; &lt;td class="empty"&gt;&amp;nbsp;&lt;/td&gt; &lt;th class="title birra_ebc"&gt;EBC&lt;/th&gt; &lt;td class="data birra_ebc last"&gt;9&lt;/td&gt; &lt;/tr&gt; &lt;tr class="even"&gt; &lt;th class="title birra_stile"&gt;Stile&lt;/th&gt; &lt;td class="data birra_stile"&gt;Pale Lager&lt;/td&gt; &lt;td class="empty"&gt;&amp;nbsp;&lt;/td&gt; &lt;th class="title birra_ibu"&gt;IBU&lt;/th&gt; &lt;td class="data birra_ibu last"&gt;22&lt;/td&gt; &lt;/tr&gt; &lt;tr class="odd"&gt; &lt;th class="title birra_frizzantezza"&gt;Frizzantezza (CO2 g/l)&lt;/th&gt; &lt;td class="data birra_frizzantezza"&gt;5.5&lt;/td&gt; &lt;td class="empty"&gt;&amp;nbsp;&lt;/td&gt; &lt;th class="title birra_temperatura"&gt;Temperatura di servizio&lt;/th&gt; &lt;td class="data birra_temperatura last"&gt;5 / 6°C&lt;/td&gt; &lt;/tr&gt; &lt;tr class="last even"&gt; &lt;th class="title birra_confezioni"&gt;Formati disponibili&lt;/th&gt; &lt;td class="data birra_confezioni"&gt;Magnum 2lt&lt;/td&gt; &lt;td class="empty"&gt;&amp;nbsp;&lt;/td&gt; &lt;th class="title allergeni"&gt;Allergeni&lt;/th&gt; &lt;td class="data allergeni last"&gt;Orzo&lt;/td&gt; &lt;/tr&gt; &lt;/tbody&gt; &lt;/table&gt; &lt;script type="text/javascript"&gt;decorateTable('product-attribute-specs-table')&lt;/script&gt; &lt;div class="std" id="block-desc-product"&gt; Confezione in cartone con illustrazioni e descrizioni delle birre della Linea Felliniana.&lt;br&gt; &lt;br&gt; Colore dorato brillante con schiuma bianca fine, cremosa, compatta ed abbastanza persistente. Bouquet olfattivo caratterizzato da dolci fragranze di malto delicatamente biscottato e miele, in perfetto equilibrio con aromi di frutta gialla e toni erbacei. A livello paliatale, con un corpo medio-leggero ed una carbonatazione vivace, mette in risalto la tipica sapidità balsamica del miele d’eucalipto, assieme a note di cereale ed a freschi toni erbacei e floreali donati dal luppolo. Retrogusto lievemente amaro che invoglia il sorso successivo.&lt;br&gt; &lt;br&gt; &lt;/div&gt; &lt;div class="box-collateral box-description"&gt; &lt;span itemprop="description"&gt; &lt;/span&gt; &lt;/div&gt;</text:p>
          </table:table-cell>
        </table:table-row>
        <table:table-row table:style-name="ro2">
          <table:table-cell table:style-name="ce2" office:value-type="string">
            <text:p>1673886207-415</text:p>
          </table:table-cell>
          <table:table-cell table:style-name="ce2" office:value-type="string">
            <text:p>https://www.cantinadellabirra.it/shop/birra-amarcord-four-box.html</text:p>
          </table:table-cell>
          <table:table-cell table:style-name="ce2" office:value-type="string">
            <text:p>Four Box Amarcord</text:p>
          </table:table-cell>
          <table:table-cell table:style-name="ce2" office:value-type="string">
            <text:p>https://www.cantinadellabirra.it/media/catalog/product/cache/1/image/460x750/9df78eab33525d08d6e5fb8d27136e95/f/o/four-box-4x500cl_01_2.png</text:p>
          </table:table-cell>
          <table:table-cell table:style-name="ce2" office:value-type="string">
            <text:p>Italia</text:p>
          </table:table-cell>
          <table:table-cell table:style-name="ce2" office:value-type="string">
            <text:p>Stili Vari</text:p>
          </table:table-cell>
          <table:table-cell table:style-name="ce2" office:value-type="string">
            <text:p>Vari</text:p>
          </table:table-cell>
          <table:table-cell table:style-name="ce2" office:value-type="string">
            <text:p>5.2 / 9%</text:p>
          </table:table-cell>
          <table:table-cell table:style-name="ce2" office:value-type="string">
            <text:p>null</text:p>
          </table:table-cell>
          <table:table-cell table:style-name="ce2" office:value-type="string">
            <text:p>Birra Amarcord</text:p>
          </table:table-cell>
          <table:table-cell table:style-name="ce2" office:value-type="string">
            <text:p>null</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fermentazione"&gt;Tipo di fermentazione&lt;/th&gt; &lt;td class="data birra_fermentazione"&gt;Alta fermentazione&lt;/td&gt; &lt;td class="empty"&gt;&amp;nbsp;&lt;/td&gt; &lt;th class="title birra_stile"&gt;Stile&lt;/th&gt; &lt;td class="data birra_stile last"&gt;Stili Vari&lt;/td&gt; &lt;/tr&gt; &lt;tr class="even"&gt; &lt;th class="title birra_temperatura"&gt;Temperatura di servizio&lt;/th&gt; &lt;td class="data birra_temperatura"&gt;8 / 10°C&lt;/td&gt; &lt;td class="empty"&gt;&amp;nbsp;&lt;/td&gt; &lt;th class="title birra_confezioni"&gt;Formati disponibili&lt;/th&gt; &lt;td class="data birra_confezioni last"&gt;Bottiglia 50cl&lt;/td&gt; &lt;/tr&gt; &lt;tr class="last odd"&gt; &lt;th class="title allergeni"&gt;Allergeni&lt;/th&gt; &lt;td class="data allergeni last"&gt;Orzo&lt;/td&gt; &lt;/tr&gt;&lt;/tbody&gt; &lt;/table&gt; &lt;script type="text/javascript"&gt;decorateTable('product-attribute-specs-table')&lt;/script&gt; &lt;div class="std" id="block-desc-product"&gt; &lt;p&gt;&lt;strong&gt;Box Amarcord contenente le 4 birre classiche del birrificio:&lt;/strong&gt;&lt;/p&gt;&lt;br&gt; &lt;p&gt;&lt;strong&gt;&lt;/strong&gt;- Gradisca 50cl&lt;br&gt;- Mi Dona 50cl&lt;br&gt;- Tabachèra 50cl&lt;br&gt;- Volpina 50cl&lt;/p&gt; &lt;/div&gt; &lt;div class="box-collateral box-description"&gt; &lt;span itemprop="description"&gt; &lt;/span&gt; &lt;/div&gt;</text:p>
          </table:table-cell>
        </table:table-row>
        <table:table-row table:style-name="ro2">
          <table:table-cell table:style-name="ce2" office:value-type="string">
            <text:p>1673886210-416</text:p>
          </table:table-cell>
          <table:table-cell table:style-name="ce2" office:value-type="string">
            <text:p>https://www.cantinadellabirra.it/shop/birra-amarcord-collezione-ama-miste-gift-pack.html</text:p>
          </table:table-cell>
          <table:table-cell table:style-name="ce2" office:value-type="string">
            <text:p>Collezione AMA Mista Gift Pack (Bionda-Bruna)</text:p>
          </table:table-cell>
          <table:table-cell table:style-name="ce2" office:value-type="string">
            <text:p>https://www.cantinadellabirra.it/media/catalog/product/cache/1/image/460x750/9df78eab33525d08d6e5fb8d27136e95/a/m/ama.mista.bionda.bruna_2.png</text:p>
          </table:table-cell>
          <table:table-cell table:style-name="ce2" office:value-type="string">
            <text:p>Italia</text:p>
          </table:table-cell>
          <table:table-cell table:style-name="ce2" office:value-type="string">
            <text:p>Stili Vari</text:p>
          </table:table-cell>
          <table:table-cell table:style-name="ce2" office:value-type="string">
            <text:p>Vari</text:p>
          </table:table-cell>
          <table:table-cell table:style-name="ce2" office:value-type="string">
            <text:p>4.9 / 9%</text:p>
          </table:table-cell>
          <table:table-cell table:style-name="ce2" office:value-type="string">
            <text:p>Pinta</text:p>
          </table:table-cell>
          <table:table-cell table:style-name="ce2" office:value-type="string">
            <text:p>Birra Amarcord</text:p>
          </table:table-cell>
          <table:table-cell table:style-name="ce2" office:value-type="string">
            <text:p>null</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fermentazione"&gt;Tipo di fermentazione&lt;/th&gt; &lt;td class="data birra_fermentazione"&gt;Alta fermentazione&lt;/td&gt; &lt;td class="empty"&gt;&amp;nbsp;&lt;/td&gt; &lt;th class="title birra_stile"&gt;Stile&lt;/th&gt; &lt;td class="data birra_stile last"&gt;Stili Vari&lt;/td&gt; &lt;/tr&gt; &lt;tr class="even"&gt; &lt;th class="title birra_temperatura"&gt;Temperatura di servizio&lt;/th&gt; &lt;td class="data birra_temperatura"&gt;8 / 10°C&lt;/td&gt; &lt;td class="empty"&gt;&amp;nbsp;&lt;/td&gt; &lt;th class="title birra_confezioni"&gt;Formati disponibili&lt;/th&gt; &lt;td class="data birra_confezioni last"&gt;Bottiglia 35,5cl&lt;/td&gt; &lt;/tr&gt; &lt;tr class="last odd"&gt; &lt;th class="title allergeni"&gt;Allergeni&lt;/th&gt; &lt;td class="data allergeni last"&gt;Orzo&lt;/td&gt; &lt;/tr&gt;&lt;/tbody&gt; &lt;/table&gt; &lt;script type="text/javascript"&gt;decorateTable('product-attribute-specs-table')&lt;/script&gt; &lt;div class="std" id="block-desc-product"&gt; &lt;p&gt;Confezione regalo contenente Bottiglie di AMA Miste.&lt;br&gt; &lt;/p&gt;&lt;p&gt;&amp;nbsp;&lt;/p&gt;&lt;br&gt; &lt;ul&gt;&lt;br&gt; &lt;li&gt;35.5cl contenente 5 bottiglie di birra AMA (3 Bionda,2 Bruna)&lt;/li&gt;&lt;br&gt; &lt;br&gt; &lt;/ul&gt;&lt;/div&gt; &lt;div class="box-collateral box-description"&gt; &lt;span itemprop="description"&gt; &lt;/span&gt; &lt;/div&gt;</text:p>
          </table:table-cell>
        </table:table-row>
        <table:table-row table:style-name="ro2">
          <table:table-cell table:style-name="ce2" office:value-type="string">
            <text:p>1673886213-417</text:p>
          </table:table-cell>
          <table:table-cell table:style-name="ce2" office:value-type="string">
            <text:p>https://www.cantinadellabirra.it/shop/de-la-senne-jambe-de-bois.html</text:p>
          </table:table-cell>
          <table:table-cell table:style-name="ce2" office:value-type="string">
            <text:p>Jambe De Bois</text:p>
          </table:table-cell>
          <table:table-cell table:style-name="ce2" office:value-type="string">
            <text:p>https://www.cantinadellabirra.it/media/catalog/product/cache/1/image/460x750/9df78eab33525d08d6e5fb8d27136e95/j/a/jambe_de_bois_33cl_cantina_della_birra.png</text:p>
          </table:table-cell>
          <table:table-cell table:style-name="ce2" office:value-type="string">
            <text:p>Belgio</text:p>
          </table:table-cell>
          <table:table-cell table:style-name="ce2" office:value-type="string">
            <text:p>Abbey Tripel</text:p>
          </table:table-cell>
          <table:table-cell table:style-name="ce2" office:value-type="string">
            <text:p>Biondo</text:p>
          </table:table-cell>
          <table:table-cell table:style-name="ce4" office:value-type="percentage" office:value="0.08">
            <text:p>8,00%</text:p>
          </table:table-cell>
          <table:table-cell table:style-name="ce2" office:value-type="string">
            <text:p>Coppa</text:p>
          </table:table-cell>
          <table:table-cell table:style-name="ce2" office:value-type="string">
            <text:p>De la Senn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lt;/td&gt; &lt;td class="empty"&gt;&amp;nbsp;&lt;/td&gt; &lt;th class="title birra_ratebeer"&gt;Voto RateBeer&lt;/th&gt; &lt;td class="data birra_ratebeer last"&gt;96 / 100&lt;/td&gt; &lt;/tr&gt; &lt;tr class="odd"&gt; &lt;th class="title birra_beeradvocade"&gt;Voto Beer Advocate&lt;/th&gt; &lt;td class="data birra_beeradvocade"&gt;86 / 100&lt;/td&gt; &lt;td class="empty"&gt;&amp;nbsp;&lt;/td&gt; &lt;th class="title birra_stile"&gt;Stile&lt;/th&gt; &lt;td class="data birra_stile last"&gt;Abbey Tripel&lt;/td&gt; &lt;/tr&gt; &lt;tr class="even"&gt; &lt;th class="title birra_ibu"&gt;IBU&lt;/th&gt; &lt;td class="data birra_ibu"&gt;49&lt;/td&gt; &lt;td class="empty"&gt;&amp;nbsp;&lt;/td&gt; &lt;th class="title birra_temperatura"&gt;Temperatura di servizio&lt;/th&gt; &lt;td class="data birra_temperatura last"&gt;7/9°C&lt;/td&gt; &lt;/tr&gt; &lt;tr class="odd"&gt; &lt;th class="title birra_confezioni"&gt;Formati disponibili&lt;/th&gt; &lt;td class="data birra_confezioni"&gt;Bottiglia 33cl&lt;/td&gt; &lt;td class="empty"&gt;&amp;nbsp;&lt;/td&gt; &lt;th class="title birra_extra"&gt;Extra&lt;/th&gt; &lt;td class="data birra_extra last"&gt;Da non perdere&lt;/td&gt; &lt;/tr&gt; &lt;tr class="last even"&gt; &lt;th class="title allergeni"&gt;Allergeni&lt;/th&gt; &lt;td class="data allergeni last"&gt;Orzo&lt;/td&gt; &lt;/tr&gt;&lt;/tbody&gt; &lt;/table&gt; &lt;script type="text/javascript"&gt;decorateTable('product-attribute-specs-table')&lt;/script&gt; &lt;div class="std" id="block-desc-product"&gt; Color biondo rame, la Jambe De Bois è una birra corposa e potente in stile Tripel. Olfatto caratterizzato da sensazioni fruttate, banana in primis, agrumate e di lievito, abbastanza percettibile anche la componente speziata e una sottile miscela di antiche varietà di luppolo aromatico. Al palato ha un impatto iniziale maltoso e morbido, che lascia subito spazio ad una generosa luppolatura, che si rivela anche un po’ aggressiva. Il finale è secco ed amaro con note di lievito e fruttate. &lt;/div&gt; &lt;div class="box-collateral box-description"&gt; &lt;span itemprop="description"&gt; &lt;/span&gt; &lt;/div&gt;</text:p>
          </table:table-cell>
        </table:table-row>
        <table:table-row table:style-name="ro2">
          <table:table-cell table:style-name="ce2" office:value-type="string">
            <text:p>1673886216-418</text:p>
          </table:table-cell>
          <table:table-cell table:style-name="ce2" office:value-type="string">
            <text:p>https://www.cantinadellabirra.it/shop/de-la-senne-zinnebir.html</text:p>
          </table:table-cell>
          <table:table-cell table:style-name="ce2" office:value-type="string">
            <text:p>Zinnebir</text:p>
          </table:table-cell>
          <table:table-cell table:style-name="ce2" office:value-type="string">
            <text:p>https://www.cantinadellabirra.it/media/catalog/product/cache/1/image/460x750/9df78eab33525d08d6e5fb8d27136e95/z/i/zinnebir_33cl_cantina_della_birra.png</text:p>
          </table:table-cell>
          <table:table-cell table:style-name="ce2" office:value-type="string">
            <text:p>Belgio</text:p>
          </table:table-cell>
          <table:table-cell table:style-name="ce2" office:value-type="string">
            <text:p>Golden Ale / Blonde Ale</text:p>
          </table:table-cell>
          <table:table-cell table:style-name="ce2" office:value-type="string">
            <text:p>Dorato</text:p>
          </table:table-cell>
          <table:table-cell table:style-name="ce4" office:value-type="percentage" office:value="0.06">
            <text:p>6,00%</text:p>
          </table:table-cell>
          <table:table-cell table:style-name="ce2" office:value-type="string">
            <text:p>Pinta</text:p>
          </table:table-cell>
          <table:table-cell table:style-name="ce2" office:value-type="string">
            <text:p>De la Senn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93 / 100&lt;/td&gt; &lt;/tr&gt; &lt;tr class="odd"&gt; &lt;th class="title birra_beeradvocade"&gt;Voto Beer Advocate&lt;/th&gt; &lt;td class="data birra_beeradvocade"&gt;89 / 100&lt;/td&gt; &lt;td class="empty"&gt;&amp;nbsp;&lt;/td&gt; &lt;th class="title birra_stile"&gt;Stile&lt;/th&gt; &lt;td class="data birra_stile last"&gt;Golden Ale / Blond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Di colore dorato con fitta schiuma cremosa e persistente, Zinnebir è una Belgian Ale dagli intensi e ricchi aromi fruttati (albicocca, pesca e banana), agrumati (arancia), floreali, erbacei e di lievito. Al palato il corpo è medio e morbido al primo sorso, dopo un ingresso maltato anche qui i sentori sono amari, con note erbacee ed agrumate. &lt;/div&gt; &lt;div class="box-collateral box-description"&gt; &lt;span itemprop="description"&gt; &lt;/span&gt; &lt;/div&gt;</text:p>
          </table:table-cell>
        </table:table-row>
        <table:table-row table:style-name="ro2">
          <table:table-cell table:style-name="ce2" office:value-type="string">
            <text:p>1673886218-419</text:p>
          </table:table-cell>
          <table:table-cell table:style-name="ce2" office:value-type="string">
            <text:p>https://www.cantinadellabirra.it/shop/de-la-senne-taras-boulba.html</text:p>
          </table:table-cell>
          <table:table-cell table:style-name="ce2" office:value-type="string">
            <text:p>Taras Boulba</text:p>
          </table:table-cell>
          <table:table-cell table:style-name="ce2" office:value-type="string">
            <text:p>https://www.cantinadellabirra.it/media/catalog/product/cache/1/image/460x750/9df78eab33525d08d6e5fb8d27136e95/t/a/taras_boulba_33cl_cantina_della_birra.png</text:p>
          </table:table-cell>
          <table:table-cell table:style-name="ce2" office:value-type="string">
            <text:p>Belgio</text:p>
          </table:table-cell>
          <table:table-cell table:style-name="ce2" office:value-type="string">
            <text:p>Belgian Pale Ale</text:p>
          </table:table-cell>
          <table:table-cell table:style-name="ce2" office:value-type="string">
            <text:p>Dorato velato</text:p>
          </table:table-cell>
          <table:table-cell table:style-name="ce2" office:value-type="string">
            <text:p>4.5 %</text:p>
          </table:table-cell>
          <table:table-cell table:style-name="ce2" office:value-type="string">
            <text:p>Pinta</text:p>
          </table:table-cell>
          <table:table-cell table:style-name="ce2" office:value-type="string">
            <text:p>De la Senne</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lt;/td&gt; &lt;td class="empty"&gt;&amp;nbsp;&lt;/td&gt; &lt;th class="title birra_ratebeer"&gt;Voto RateBeer&lt;/th&gt; &lt;td class="data birra_ratebeer last"&gt;94 / 100&lt;/td&gt; &lt;/tr&gt; &lt;tr class="odd"&gt; &lt;th class="title birra_beeradvocade"&gt;Voto Beer Advocate&lt;/th&gt; &lt;td class="data birra_beeradvocade"&gt;89 / 100&lt;/td&gt; &lt;td class="empty"&gt;&amp;nbsp;&lt;/td&gt; &lt;th class="title birra_stile"&gt;Stile&lt;/th&gt; &lt;td class="data birra_stile last"&gt;Belgian Pale Ale&lt;/td&gt; &lt;/tr&gt; &lt;tr class="even"&gt; &lt;th class="title birra_ibu"&gt;IBU&lt;/th&gt; &lt;td class="data birra_ibu"&gt;54&lt;/td&gt; &lt;td class="empty"&gt;&amp;nbsp;&lt;/td&gt; &lt;th class="title birra_temperatura"&gt;Temperatura di servizio&lt;/th&gt; &lt;td class="data birra_temperatura last"&gt;6/8°C&lt;/td&gt; &lt;/tr&gt; &lt;tr class="odd"&gt; &lt;th class="title birra_confezioni"&gt;Formati disponibili&lt;/th&gt; &lt;td class="data birra_confezioni"&gt;Bottiglia 33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Belgian Ale dal colore dorato con schiuma cremosa e persistente. Al naso sono agrumati di arancio con leggeri sentori erbacei e pepati. Di corpo medio, al palato l'amaro è deciso, con note di scorza di agrumi. &lt;/div&gt; &lt;div class="box-collateral box-description"&gt; &lt;span itemprop="description"&gt; &lt;/span&gt; &lt;/div&gt;</text:p>
          </table:table-cell>
        </table:table-row>
        <table:table-row table:style-name="ro2">
          <table:table-cell table:style-name="ce2" office:value-type="string">
            <text:p>1673886221-420</text:p>
          </table:table-cell>
          <table:table-cell table:style-name="ce2" office:value-type="string">
            <text:p>https://www.cantinadellabirra.it/shop/brasserie-des-legendes-quintine-blonde.html</text:p>
          </table:table-cell>
          <table:table-cell table:style-name="ce2" office:value-type="string">
            <text:p>Quintine Blonde</text:p>
          </table:table-cell>
          <table:table-cell table:style-name="ce2" office:value-type="string">
            <text:p>https://www.cantinadellabirra.it/media/catalog/product/cache/1/image/460x750/9df78eab33525d08d6e5fb8d27136e95/q/u/quintine_blonde_33cl_cantina_della_birra.png</text:p>
          </table:table-cell>
          <table:table-cell table:style-name="ce2" office:value-type="string">
            <text:p>Belgio</text:p>
          </table:table-cell>
          <table:table-cell table:style-name="ce2" office:value-type="string">
            <text:p>Belgian Strong Ale</text:p>
          </table:table-cell>
          <table:table-cell table:style-name="ce2" office:value-type="string">
            <text:p>Biondo velato</text:p>
          </table:table-cell>
          <table:table-cell table:style-name="ce4" office:value-type="percentage" office:value="0.08">
            <text:p>8,00%</text:p>
          </table:table-cell>
          <table:table-cell table:style-name="ce2" office:value-type="string">
            <text:p>Calice a tulipano</text:p>
          </table:table-cell>
          <table:table-cell table:style-name="ce2" office:value-type="string">
            <text:p>Ellezelloise-Des Legendes</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lt;/td&gt; &lt;td class="empty"&gt;&amp;nbsp;&lt;/td&gt; &lt;th class="title birra_ratebeer"&gt;Voto RateBeer&lt;/th&gt; &lt;td class="data birra_ratebeer last"&gt;91 / 100&lt;/td&gt; &lt;/tr&gt; &lt;tr class="odd"&gt; &lt;th class="title birra_beeradvocade"&gt;Voto Beer Advocate&lt;/th&gt; &lt;td class="data birra_beeradvocade"&gt;85 / 100&lt;/td&gt; &lt;td class="empty"&gt;&amp;nbsp;&lt;/td&gt; &lt;th class="title birra_gusto"&gt;Sottostile&lt;/th&gt; &lt;td class="data birra_gusto last"&gt;Belgian Strong Golden Ale&lt;/td&gt; &lt;/tr&gt; &lt;tr class="even"&gt; &lt;th class="title birra_stile"&gt;Stile&lt;/th&gt; &lt;td class="data birra_stile"&gt;Belgian Strong Ale&lt;/td&gt; &lt;td class="empty"&gt;&amp;nbsp;&lt;/td&gt; &lt;th class="title birra_ibu"&gt;IBU&lt;/th&gt; &lt;td class="data birra_ibu last"&gt;38&lt;/td&gt; &lt;/tr&gt; &lt;tr class="odd"&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Dal colore biondo velato, con una schiuma bianca, compatta e di media persistenza, elargisce dolci aromi di malto, caramello e miele assieme a note floreali e di lievito. Il gusto è maltato e fruttato con sfumature di miele, agrumi, limone soprattutto e resina. Il luppolo è presente ma l’amarezza è mite. Retrogusto leggermente speziato.&lt;br&gt; &lt;br&gt; &lt;/div&gt; &lt;div class="box-collateral box-description"&gt; &lt;span itemprop="description"&gt; &lt;/span&gt; &lt;/div&gt;</text:p>
          </table:table-cell>
        </table:table-row>
        <table:table-row table:style-name="ro2">
          <table:table-cell table:style-name="ce2" office:value-type="string">
            <text:p>1673886224-421</text:p>
          </table:table-cell>
          <table:table-cell table:style-name="ce2" office:value-type="string">
            <text:p>https://www.cantinadellabirra.it/shop/brasserie-des-legendes-quintine-ambree.html</text:p>
          </table:table-cell>
          <table:table-cell table:style-name="ce2" office:value-type="string">
            <text:p>Quintine Ambree</text:p>
          </table:table-cell>
          <table:table-cell table:style-name="ce2" office:value-type="string">
            <text:p>https://www.cantinadellabirra.it/media/catalog/product/cache/1/image/460x750/9df78eab33525d08d6e5fb8d27136e95/q/u/quintine_ambree_33cl_cantina_della_birra.png</text:p>
          </table:table-cell>
          <table:table-cell table:style-name="ce2" office:value-type="string">
            <text:p>Belgio</text:p>
          </table:table-cell>
          <table:table-cell table:style-name="ce2" office:value-type="string">
            <text:p>Belgian Strong Ale</text:p>
          </table:table-cell>
          <table:table-cell table:style-name="ce2" office:value-type="string">
            <text:p>Ambrato scuro opalescente</text:p>
          </table:table-cell>
          <table:table-cell table:style-name="ce2" office:value-type="string">
            <text:p>8.5 %</text:p>
          </table:table-cell>
          <table:table-cell table:style-name="ce2" office:value-type="string">
            <text:p>Calice a tulipano</text:p>
          </table:table-cell>
          <table:table-cell table:style-name="ce2" office:value-type="string">
            <text:p>Ellezelloise-Des Legendes</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lt;/td&gt; &lt;td class="empty"&gt;&amp;nbsp;&lt;/td&gt; &lt;th class="title birra_ratebeer"&gt;Voto RateBeer&lt;/th&gt; &lt;td class="data birra_ratebeer last"&gt;93 / 100&lt;/td&gt; &lt;/tr&gt; &lt;tr class="odd"&gt; &lt;th class="title birra_beeradvocade"&gt;Voto Beer Advocate&lt;/th&gt; &lt;td class="data birra_beeradvocade"&gt;84 / 100&lt;/td&gt; &lt;td class="empty"&gt;&amp;nbsp;&lt;/td&gt; &lt;th class="title birra_gusto"&gt;Sottostile&lt;/th&gt; &lt;td class="data birra_gusto last"&gt;Belgian Strong Amber Ale&lt;/td&gt; &lt;/tr&gt; &lt;tr class="even"&gt; &lt;th class="title birra_stile"&gt;Stile&lt;/th&gt; &lt;td class="data birra_stile"&gt;Belgian Strong Ale&lt;/td&gt; &lt;td class="empty"&gt;&amp;nbsp;&lt;/td&gt; &lt;th class="title birra_ibu"&gt;IBU&lt;/th&gt; &lt;td class="data birra_ibu last"&gt;34&lt;/td&gt; &lt;/tr&gt; &lt;tr class="odd"&gt; &lt;th class="title birra_temperatura"&gt;Temperatura di servizio&lt;/th&gt; &lt;td class="data birra_temperatura"&gt;7/9°C&lt;/td&gt; &lt;td class="empty"&gt;&amp;nbsp;&lt;/td&gt; &lt;th class="title birra_confezioni"&gt;Formati disponibili&lt;/th&gt; &lt;td class="data birra_confezioni last"&gt;Bottiglia 33cl&lt;/td&gt; &lt;/tr&gt; &lt;tr class="last even"&gt; &lt;th class="title allergeni"&gt;Allergeni&lt;/th&gt; &lt;td class="data allergeni last"&gt;Orzo&lt;/td&gt; &lt;/tr&gt;&lt;/tbody&gt; &lt;/table&gt; &lt;script type="text/javascript"&gt;decorateTable('product-attribute-specs-table')&lt;/script&gt; &lt;div class="std" id="block-desc-product"&gt; Versa un colore ambrato scuro opalescente con una schiuma beige di media persistenza. Aroma di caramello, lievito con sfumature di miele, resina e spezie. Il gusto è maltato e fruttato con note di agrumi, resina e miele. Retrogusto asciutto con una finitura amara e piccante. &lt;br&gt; &lt;br&gt; &lt;/div&gt; &lt;div class="box-collateral box-description"&gt; &lt;span itemprop="description"&gt; &lt;/span&gt; &lt;/div&gt;</text:p>
          </table:table-cell>
        </table:table-row>
        <table:table-row table:style-name="ro2">
          <table:table-cell table:style-name="ce2" office:value-type="string">
            <text:p>1673886226-422</text:p>
          </table:table-cell>
          <table:table-cell table:style-name="ce2" office:value-type="string">
            <text:p>https://www.cantinadellabirra.it/shop/lindemans-pecheresse.html</text:p>
          </table:table-cell>
          <table:table-cell table:style-name="ce2" office:value-type="string">
            <text:p>Lindemans Pecheresse</text:p>
          </table:table-cell>
          <table:table-cell table:style-name="ce2" office:value-type="string">
            <text:p>https://www.cantinadellabirra.it/media/catalog/product/cache/1/image/460x750/9df78eab33525d08d6e5fb8d27136e95/l/i/lindemans_pesca_cantina_della_birra.png</text:p>
          </table:table-cell>
          <table:table-cell table:style-name="ce2" office:value-type="string">
            <text:p>Belgio</text:p>
          </table:table-cell>
          <table:table-cell table:style-name="ce2" office:value-type="string">
            <text:p>Fruit Beer</text:p>
          </table:table-cell>
          <table:table-cell table:style-name="ce2" office:value-type="string">
            <text:p>Dorato opalescente con riflessi rossastri</text:p>
          </table:table-cell>
          <table:table-cell table:style-name="ce2" office:value-type="string">
            <text:p>2.5 %</text:p>
          </table:table-cell>
          <table:table-cell table:style-name="ce2" office:value-type="string">
            <text:p>Calice a chiudere</text:p>
          </table:table-cell>
          <table:table-cell table:style-name="ce2" office:value-type="string">
            <text:p>Lindemans</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00&lt;/td&gt; &lt;td class="empty"&gt;&amp;nbsp;&lt;/td&gt; &lt;th class="title birra_ratebeer"&gt;Voto RateBeer&lt;/th&gt; &lt;td class="data birra_ratebeer last"&gt;83 / 100&lt;/td&gt; &lt;/tr&gt; &lt;tr class="odd"&gt; &lt;th class="title birra_beeradvocade"&gt;Voto Beer Advocate&lt;/th&gt; &lt;td class="data birra_beeradvocade"&gt;80 / 100&lt;/td&gt; &lt;td class="empty"&gt;&amp;nbsp;&lt;/td&gt; &lt;th class="title birra_stile"&gt;Stile&lt;/th&gt; &lt;td class="data birra_stile last"&gt;Fruit Beer&lt;/td&gt; &lt;/tr&gt; &lt;tr class="even"&gt; &lt;th class="title birra_ibu"&gt;IBU&lt;/th&gt; &lt;td class="data birra_ibu"&gt;10&lt;/td&gt; &lt;td class="empty"&gt;&amp;nbsp;&lt;/td&gt; &lt;th class="title birra_temperatura"&gt;Temperatura di servizio&lt;/th&gt; &lt;td class="data birra_temperatura last"&gt;5/7°C&lt;/td&gt; &lt;/tr&gt; &lt;tr class="odd"&gt; &lt;th class="title birra_confezioni"&gt;Formati disponibili&lt;/th&gt; &lt;td class="data birra_confezioni"&gt;Bottiglia 25cl&lt;/td&gt; &lt;td class="empty"&gt;&amp;nbsp;&lt;/td&gt; &lt;th class="title birra_extra"&gt;Extra&lt;/th&gt; &lt;td class="data birra_extra last"&gt;Birra iconica&lt;/td&gt; &lt;/tr&gt; &lt;tr class="last even"&gt; &lt;th class="title allergeni"&gt;Allergeni&lt;/th&gt; &lt;td class="data allergeni last"&gt;Orzo&lt;/td&gt; &lt;/tr&gt;&lt;/tbody&gt; &lt;/table&gt; &lt;script type="text/javascript"&gt;decorateTable('product-attribute-specs-table')&lt;/script&gt; &lt;div class="std" id="block-desc-product"&gt; Questa birra, fra le tante Lambic-Fruit Beer prodotte dalla belga Lindemans, è l´unica preparata con l’aggiunta di pesche. Versa un colore dorato opalescente con riflessi rossastri e la schiuma è molto leggera, friabile ed evanescente.&amp;nbsp;Profumo estremamente ricco e gradevole, dolciastro ed acidulo. Note di buccia di pesca, fiori bianchi ed agrumi. In bocca si viene immediatamente investiti da una saporosità di pesca noce e uva sultanina. Chiare note di mosto sul finale le conferiscono quella nota acidula sovrastata ad un primo assaggio da sentori zuccherini e dolciastri. Finale lungo e di buona persistenza, amaro totalmente assente. &lt;/div&gt; &lt;div class="box-collateral box-description"&gt; &lt;span itemprop="description"&gt; &lt;/span&gt; &lt;/div&gt;</text:p>
          </table:table-cell>
        </table:table-row>
        <table:table-row table:style-name="ro2">
          <table:table-cell table:style-name="ce2" office:value-type="string">
            <text:p>1673886229-423</text:p>
          </table:table-cell>
          <table:table-cell table:style-name="ce2" office:value-type="string">
            <text:p>https://www.cantinadellabirra.it/shop/lindemans-apple.html</text:p>
          </table:table-cell>
          <table:table-cell table:style-name="ce2" office:value-type="string">
            <text:p>Lindemans Apple</text:p>
          </table:table-cell>
          <table:table-cell table:style-name="ce2" office:value-type="string">
            <text:p>https://www.cantinadellabirra.it/media/catalog/product/cache/1/image/460x750/9df78eab33525d08d6e5fb8d27136e95/l/i/lin.apple.png</text:p>
          </table:table-cell>
          <table:table-cell table:style-name="ce2" office:value-type="string">
            <text:p>Belgio</text:p>
          </table:table-cell>
          <table:table-cell table:style-name="ce2" office:value-type="string">
            <text:p>Fruit Beer</text:p>
          </table:table-cell>
          <table:table-cell table:style-name="ce2" office:value-type="string">
            <text:p>Arancio nuvoloso</text:p>
          </table:table-cell>
          <table:table-cell table:style-name="ce2" office:value-type="string">
            <text:p>3.5 %</text:p>
          </table:table-cell>
          <table:table-cell table:style-name="ce2" office:value-type="string">
            <text:p>Calice a chiudere</text:p>
          </table:table-cell>
          <table:table-cell table:style-name="ce2" office:value-type="string">
            <text:p>Lindemans</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00&lt;/td&gt; &lt;td class="empty"&gt;&amp;nbsp;&lt;/td&gt; &lt;th class="title birra_ratebeer"&gt;Voto RateBeer&lt;/th&gt; &lt;td class="data birra_ratebeer last"&gt;3.12 / 5 &lt;/td&gt; &lt;/tr&gt; &lt;tr class="odd"&gt; &lt;th class="title birra_beeradvocade"&gt;Voto Beer Advocate&lt;/th&gt; &lt;td class="data birra_beeradvocade"&gt;83 / 100&lt;/td&gt; &lt;td class="empty"&gt;&amp;nbsp;&lt;/td&gt; &lt;th class="title birra_stile"&gt;Stile&lt;/th&gt; &lt;td class="data birra_stile last"&gt;Fruit Beer&lt;/td&gt; &lt;/tr&gt; &lt;tr class="even"&gt; &lt;th class="title birra_ibu"&gt;IBU&lt;/th&gt; &lt;td class="data birra_ibu"&gt;12&lt;/td&gt; &lt;td class="empty"&gt;&amp;nbsp;&lt;/td&gt; &lt;th class="title birra_temperatura"&gt;Temperatura di servizio&lt;/th&gt; &lt;td class="data birra_temperatura last"&gt;5/7°C&lt;/td&gt; &lt;/tr&gt; &lt;tr class="odd"&gt; &lt;th class="title birra_confezioni"&gt;Formati disponibili&lt;/th&gt; &lt;td class="data birra_confezioni"&gt;Bottiglia 25cl&lt;/td&gt; &lt;td class="empty"&gt;&amp;nbsp;&lt;/td&gt; &lt;th class="title birra_extra"&gt;Extra&lt;/th&gt; &lt;td class="data birra_extra last"&gt;Da non perdere&lt;/td&gt; &lt;/tr&gt; &lt;tr class="last even"&gt; &lt;th class="title allergeni"&gt;Allergeni&lt;/th&gt; &lt;td class="data allergeni last"&gt;Orzo&lt;/td&gt; &lt;/tr&gt;&lt;/tbody&gt; &lt;/table&gt; &lt;script type="text/javascript"&gt;decorateTable('product-attribute-specs-table')&lt;/script&gt; &lt;div class="std" id="block-desc-product"&gt; La Lindemans Apple versa un colore arancione opalescente, con una piccola testa di schiuma di media persistenza. L’aroma è dolce e fruttato con uno spiccato sentore di mela verde. Il sapore è agrodolce, con note di frutta ed una sapidità acidula tipica delle birre a fermentazione spontanea. Con il suo retrogusto asciutto ricorda un sidro meno dolce. &lt;/div&gt; &lt;div class="box-collateral box-description"&gt; &lt;span itemprop="description"&gt; &lt;/span&gt; &lt;/div&gt;</text:p>
          </table:table-cell>
        </table:table-row>
        <table:table-row table:style-name="ro2">
          <table:table-cell table:style-name="ce2" office:value-type="string">
            <text:p>1673886232-424</text:p>
          </table:table-cell>
          <table:table-cell table:style-name="ce2" office:value-type="string">
            <text:p>https://www.cantinadellabirra.it/shop/dubuisson-bush-blonde.html</text:p>
          </table:table-cell>
          <table:table-cell table:style-name="ce2" office:value-type="string">
            <text:p>Bush Blonde</text:p>
          </table:table-cell>
          <table:table-cell table:style-name="ce2" office:value-type="string">
            <text:p>https://www.cantinadellabirra.it/media/catalog/product/cache/1/image/460x750/9df78eab33525d08d6e5fb8d27136e95/b/u/bush_blonde_25cl_cantina_della_birra.png</text:p>
          </table:table-cell>
          <table:table-cell table:style-name="ce2" office:value-type="string">
            <text:p>Belgio</text:p>
          </table:table-cell>
          <table:table-cell table:style-name="ce2" office:value-type="string">
            <text:p>Belgian Strong Ale</text:p>
          </table:table-cell>
          <table:table-cell table:style-name="ce2" office:value-type="string">
            <text:p>Dorato leggermente velato</text:p>
          </table:table-cell>
          <table:table-cell table:style-name="ce2" office:value-type="string">
            <text:p>10.5 %</text:p>
          </table:table-cell>
          <table:table-cell table:style-name="ce2" office:value-type="string">
            <text:p>Calice a tulipano</text:p>
          </table:table-cell>
          <table:table-cell table:style-name="ce2" office:value-type="string">
            <text:p>Dubuisson</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2&lt;/td&gt; &lt;td class="empty"&gt;&amp;nbsp;&lt;/td&gt; &lt;th class="title birra_ratebeer"&gt;Voto RateBeer&lt;/th&gt; &lt;td class="data birra_ratebeer last"&gt;80 / 100&lt;/td&gt; &lt;/tr&gt; &lt;tr class="odd"&gt; &lt;th class="title birra_beeradvocade"&gt;Voto Beer Advocate&lt;/th&gt; &lt;td class="data birra_beeradvocade"&gt;81 / 100&lt;/td&gt; &lt;td class="empty"&gt;&amp;nbsp;&lt;/td&gt; &lt;th class="title birra_gusto"&gt;Sottostile&lt;/th&gt; &lt;td class="data birra_gusto last"&gt;Belgian Strong Golden Ale&lt;/td&gt; &lt;/tr&gt; &lt;tr class="even"&gt; &lt;th class="title birra_stile"&gt;Stile&lt;/th&gt; &lt;td class="data birra_stile"&gt;Belgian Strong Ale&lt;/td&gt; &lt;td class="empty"&gt;&amp;nbsp;&lt;/td&gt; &lt;th class="title birra_ibu"&gt;IBU&lt;/th&gt; &lt;td class="data birra_ibu last"&gt;21&lt;/td&gt; &lt;/tr&gt; &lt;tr class="odd"&gt; &lt;th class="title birra_temperatura"&gt;Temperatura di servizio&lt;/th&gt; &lt;td class="data birra_temperatura"&gt;10/12°C&lt;/td&gt; &lt;td class="empty"&gt;&amp;nbsp;&lt;/td&gt; &lt;th class="title birra_confezioni"&gt;Formati disponibili&lt;/th&gt; &lt;td class="data birra_confezioni last"&gt;Bottiglia 33cl&lt;/td&gt; &lt;/tr&gt; &lt;tr class="last even"&gt; &lt;th class="title birra_extra"&gt;Extra&lt;/th&gt; &lt;td class="data birra_extra"&gt;Birra iconica&lt;/td&gt; &lt;td class="empty"&gt;&amp;nbsp;&lt;/td&gt; &lt;th class="title allergeni"&gt;Allergeni&lt;/th&gt; &lt;td class="data allergeni last"&gt;Orzo&lt;/td&gt; &lt;/tr&gt; &lt;/tbody&gt; &lt;/table&gt; &lt;script type="text/javascript"&gt;decorateTable('product-attribute-specs-table')&lt;/script&gt; &lt;div class="std" id="block-desc-product"&gt; &lt;p&gt;Nel 1998, in occasione del 65° anniversario della Bush Ambrée, Hugues Dubuisson crea una nuova Bush per soddisfare gli appassionati di birra bionda: nasce così la Bush Blonde.&lt;/p&gt;&lt;br&gt; &lt;p&gt;Sorella un po’ meno alcolica della 12°, ma della quale conserva molte caratteristiche e somiglianze; l’uso di malti tradizionali associato all’impiego esclusivo del famoso luppolo Saaz le conferiscono un colore dorato leggermente velato con una schiuma bianca di media persistenza.&lt;br&gt; Profuma di frutta (banana acerba), malto, caramello, vaniglia con finiture di lievito, spezie (chiodi di garofano), note legnose e di whisky.&lt;br&gt;In bocca è ben bilanciata: la saporosità dolce di frutta, caramello e malto si affianca a note erbacee ed agrumate (scorza d’agrumi). La componente alcolica accompagna tutta la degustazione senza essere però mai stucchevole.Retrogusto agrodolce dove fa capolino un delicato tocco di luppolo amaro.&lt;/p&gt;&lt;br&gt; &lt;p&gt;Negli Stati Uniti è commercializzata con il nome Bush Blonde Scaldis.&lt;/p&gt; &lt;/div&gt; &lt;div class="box-collateral box-description"&gt; &lt;span itemprop="description"&gt; &lt;/span&gt; &lt;/div&gt;</text:p>
          </table:table-cell>
        </table:table-row>
        <table:table-row table:style-name="ro2">
          <table:table-cell table:style-name="ce2" office:value-type="string">
            <text:p>1673886235-425</text:p>
          </table:table-cell>
          <table:table-cell table:style-name="ce2" office:value-type="string">
            <text:p>https://www.cantinadellabirra.it/shop/dubuisson-bush-ambree.html</text:p>
          </table:table-cell>
          <table:table-cell table:style-name="ce2" office:value-type="string">
            <text:p>Bush Caractere Ambree</text:p>
          </table:table-cell>
          <table:table-cell table:style-name="ce2" office:value-type="string">
            <text:p>https://www.cantinadellabirra.it/media/catalog/product/cache/1/image/460x750/9df78eab33525d08d6e5fb8d27136e95/d/u/dub.caractere.ambre.png</text:p>
          </table:table-cell>
          <table:table-cell table:style-name="ce2" office:value-type="string">
            <text:p>Belgio</text:p>
          </table:table-cell>
          <table:table-cell table:style-name="ce2" office:value-type="string">
            <text:p>Belgian Strong Ale</text:p>
          </table:table-cell>
          <table:table-cell table:style-name="ce2" office:value-type="string">
            <text:p>Ambrato</text:p>
          </table:table-cell>
          <table:table-cell table:style-name="ce4" office:value-type="percentage" office:value="0.12">
            <text:p>12,00%</text:p>
          </table:table-cell>
          <table:table-cell table:style-name="ce2" office:value-type="string">
            <text:p>Calice a tulipano</text:p>
          </table:table-cell>
          <table:table-cell table:style-name="ce2" office:value-type="string">
            <text:p>Dubuisson</text:p>
          </table:table-cell>
          <table:table-cell table:style-name="ce2" office:value-type="string">
            <text:p>Dolce</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Dolce&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24&lt;/td&gt; &lt;td class="empty"&gt;&amp;nbsp;&lt;/td&gt; &lt;th class="title birra_ratebeer"&gt;Voto RateBeer&lt;/th&gt; &lt;td class="data birra_ratebeer last"&gt;90 / 100&lt;/td&gt; &lt;/tr&gt; &lt;tr class="odd"&gt; &lt;th class="title birra_beeradvocade"&gt;Voto Beer Advocate&lt;/th&gt; &lt;td class="data birra_beeradvocade"&gt;87 / 100&lt;/td&gt; &lt;td class="empty"&gt;&amp;nbsp;&lt;/td&gt; &lt;th class="title birra_gusto"&gt;Sottostile&lt;/th&gt; &lt;td class="data birra_gusto last"&gt;Belgian Strong Amber Ale&lt;/td&gt; &lt;/tr&gt; &lt;tr class="even"&gt; &lt;th class="title birra_stile"&gt;Stile&lt;/th&gt; &lt;td class="data birra_stile"&gt;Belgian Strong Ale&lt;/td&gt; &lt;td class="empty"&gt;&amp;nbsp;&lt;/td&gt; &lt;th class="title birra_ibu"&gt;IBU&lt;/th&gt; &lt;td class="data birra_ibu last"&gt;20&lt;/td&gt; &lt;/tr&gt; &lt;tr class="odd"&gt; &lt;th class="title birra_temperatura"&gt;Temperatura di servizio&lt;/th&gt; &lt;td class="data birra_temperatura"&gt;10/12°C&lt;/td&gt; &lt;td class="empty"&gt;&amp;nbsp;&lt;/td&gt; &lt;th class="title birra_confezioni"&gt;Formati disponibili&lt;/th&gt; &lt;td class="data birra_confezioni last"&gt;Bottiglia 33cl&lt;/td&gt; &lt;/tr&gt; &lt;tr class="last even"&gt; &lt;th class="title birra_extra"&gt;Extra&lt;/th&gt; &lt;td class="data birra_extra"&gt;Da non perdere&lt;/td&gt; &lt;td class="empty"&gt;&amp;nbsp;&lt;/td&gt; &lt;th class="title allergeni"&gt;Allergeni&lt;/th&gt; &lt;td class="data allergeni last"&gt;Orzo&lt;/td&gt; &lt;/tr&gt; &lt;/tbody&gt; &lt;/table&gt; &lt;script type="text/javascript"&gt;decorateTable('product-attribute-specs-table')&lt;/script&gt; &lt;div class="std" id="block-desc-product"&gt; &lt;p&gt;Creata nel 1933 con il nome di Bush Beer e Bush 12, è una delle più vecchie birre speciali belghe ed il fiore all’occhiello della Brasserie Dubuisson.&lt;/p&gt;&lt;br&gt; &lt;p&gt;Di colore ambrato presenta una leggera schiuma bianca che si dissipa molto rapidamente.&lt;br&gt; Al naso ha un intenso bouquet olfattivo dove troviamo sentori di malto, caramello, lievito, frutta (mela in primis), agrumi (scorza d’arancia e mandarino), frutta tropicale (mango e frutto della passione), frutta secca (noci e nocciole), miele, zucchero di canna, vaniglia, spezie (chiodi di garofano) che si adagiano su note alcoliche che possono far ricordare lo Sherry ed il Cognac.&lt;br&gt; Al palato è corposa, dolce ed intrigante: nessun colpo di scena, vengono riproposti i sentori olfattivi con la componente etilica ben in evidenza. Retrogusto agrodolce. L’elevato tasso di saturazione rende la Bush Ambrée una birra molto digeribile, eccellente come aperitivo e come dopo pasto. &lt;br&gt;Negli Stati Uniti è commercializzata con il nome Bush Ambrée Scaldis.&lt;/p&gt; &lt;/div&gt; &lt;div class="box-collateral box-description"&gt; &lt;span itemprop="description"&gt; &lt;/span&gt; &lt;/div&gt;</text:p>
          </table:table-cell>
        </table:table-row>
        <table:table-row table:style-name="ro2">
          <table:table-cell table:style-name="ce2" office:value-type="string">
            <text:p>1673886237-426</text:p>
          </table:table-cell>
          <table:table-cell table:style-name="ce2" office:value-type="string">
            <text:p>https://www.cantinadellabirra.it/shop/sly-fox-odyssey-imperial-ipa.html</text:p>
          </table:table-cell>
          <table:table-cell table:style-name="ce2" office:value-type="string">
            <text:p>Sly Fox Odyssey Imperial IPA</text:p>
          </table:table-cell>
          <table:table-cell table:style-name="ce2" office:value-type="string">
            <text:p>https://www.cantinadellabirra.it/media/catalog/product/cache/1/image/460x750/9df78eab33525d08d6e5fb8d27136e95/s/l/sly_fox_odyssey_35.5_cantina_della_birra.png</text:p>
          </table:table-cell>
          <table:table-cell table:style-name="ce2" office:value-type="string">
            <text:p>Stati Uniti</text:p>
          </table:table-cell>
          <table:table-cell table:style-name="ce2" office:value-type="string">
            <text:p>Imperial / Double IPA</text:p>
          </table:table-cell>
          <table:table-cell table:style-name="ce2" office:value-type="string">
            <text:p>Rame</text:p>
          </table:table-cell>
          <table:table-cell table:style-name="ce2" office:value-type="string">
            <text:p>8.4 %</text:p>
          </table:table-cell>
          <table:table-cell table:style-name="ce2" office:value-type="string">
            <text:p>Pinta</text:p>
          </table:table-cell>
          <table:table-cell table:style-name="ce2" office:value-type="string">
            <text:p>Sly Fox</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8.6&lt;/td&gt; &lt;td class="empty"&gt;&amp;nbsp;&lt;/td&gt; &lt;th class="title birra_ratebeer"&gt;Voto RateBeer&lt;/th&gt; &lt;td class="data birra_ratebeer last"&gt;91 / 100&lt;/td&gt; &lt;/tr&gt; &lt;tr class="odd"&gt; &lt;th class="title birra_beeradvocade"&gt;Voto Beer Advocate&lt;/th&gt; &lt;td class="data birra_beeradvocade"&gt;83 / 100&lt;/td&gt; &lt;td class="empty"&gt;&amp;nbsp;&lt;/td&gt; &lt;th class="title birra_stile"&gt;Stile&lt;/th&gt; &lt;td class="data birra_stile last"&gt;Imperial / Double IPA&lt;/td&gt; &lt;/tr&gt; &lt;tr class="even"&gt; &lt;th class="title birra_ibu"&gt;IBU&lt;/th&gt; &lt;td class="data birra_ibu"&gt;90&lt;/td&gt; &lt;td class="empty"&gt;&amp;nbsp;&lt;/td&gt; &lt;th class="title birra_temperatura"&gt;Temperatura di servizio&lt;/th&gt; &lt;td class="data birra_temperatura last"&gt;7 - 9°C&lt;/td&gt; &lt;/tr&gt; &lt;tr class="last odd"&gt; &lt;th class="title birra_confezioni"&gt;Formati disponibili&lt;/th&gt; &lt;td class="data birra_confezioni"&gt;Lattina 35,5cl&lt;/td&gt; &lt;td class="empty"&gt;&amp;nbsp;&lt;/td&gt; &lt;th class="title allergeni"&gt;Allergeni&lt;/th&gt; &lt;td class="data allergeni last"&gt;Orzo&lt;/td&gt; &lt;/tr&gt; &lt;/tbody&gt; &lt;/table&gt; &lt;script type="text/javascript"&gt;decorateTable('product-attribute-specs-table')&lt;/script&gt; &lt;div class="std" id="block-desc-product"&gt; Odyssey è una IPA Imperiale che viene prodotta con tutti i diversi luppoli utilizzati per il progetto IPA, una varietà di luppoli utilizzati durante l'anno. Odyssey è di corpo medio e luppolata, con piacevoli sentori di malto nel naso. &lt;/div&gt; &lt;div class="box-collateral box-description"&gt; &lt;span itemprop="description"&gt; &lt;/span&gt; &lt;/div&gt;</text:p>
          </table:table-cell>
        </table:table-row>
        <table:table-row table:style-name="ro2">
          <table:table-cell table:style-name="ce2" office:value-type="string">
            <text:p>1673886240-427</text:p>
          </table:table-cell>
          <table:table-cell table:style-name="ce2" office:value-type="string">
            <text:p>https://www.cantinadellabirra.it/shop/sly-fox-phoenix-pale-ale.html</text:p>
          </table:table-cell>
          <table:table-cell table:style-name="ce2" office:value-type="string">
            <text:p>Sly Fox Phoenix Pale Ale</text:p>
          </table:table-cell>
          <table:table-cell table:style-name="ce2" office:value-type="string">
            <text:p>https://www.cantinadellabirra.it/media/catalog/product/cache/1/image/460x750/9df78eab33525d08d6e5fb8d27136e95/s/l/sly_fox_phoenix_pale_ale_cantina_della_birra.png</text:p>
          </table:table-cell>
          <table:table-cell table:style-name="ce2" office:value-type="string">
            <text:p>Stati Uniti</text:p>
          </table:table-cell>
          <table:table-cell table:style-name="ce2" office:value-type="string">
            <text:p>APA American Pale Ale</text:p>
          </table:table-cell>
          <table:table-cell table:style-name="ce2" office:value-type="string">
            <text:p>Rame</text:p>
          </table:table-cell>
          <table:table-cell table:style-name="ce2" office:value-type="string">
            <text:p>5.1 %</text:p>
          </table:table-cell>
          <table:table-cell table:style-name="ce2" office:value-type="string">
            <text:p>Pinta</text:p>
          </table:table-cell>
          <table:table-cell table:style-name="ce2" office:value-type="string">
            <text:p>Sly Fox</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00&lt;/td&gt; &lt;td class="empty"&gt;&amp;nbsp;&lt;/td&gt; &lt;th class="title birra_ratebeer"&gt;Voto RateBeer&lt;/th&gt; &lt;td class="data birra_ratebeer last"&gt;84 / 100&lt;/td&gt; &lt;/tr&gt; &lt;tr class="odd"&gt; &lt;th class="title birra_beeradvocade"&gt;Voto Beer Advocate&lt;/th&gt; &lt;td class="data birra_beeradvocade"&gt;85 / 100&lt;/td&gt; &lt;td class="empty"&gt;&amp;nbsp;&lt;/td&gt; &lt;th class="title birra_gusto"&gt;Sottostile&lt;/th&gt; &lt;td class="data birra_gusto last"&gt;American Pale Ale&lt;/td&gt; &lt;/tr&gt; &lt;tr class="even"&gt; &lt;th class="title birra_stile"&gt;Stile&lt;/th&gt; &lt;td class="data birra_stile"&gt;APA American Pale Ale&lt;/td&gt; &lt;td class="empty"&gt;&amp;nbsp;&lt;/td&gt; &lt;th class="title birra_ibu"&gt;IBU&lt;/th&gt; &lt;td class="data birra_ibu last"&gt;40&lt;/td&gt; &lt;/tr&gt; &lt;tr class="odd"&gt; &lt;th class="title birra_temperatura"&gt;Temperatura di servizio&lt;/th&gt; &lt;td class="data birra_temperatura"&gt;7 - 9°C&lt;/td&gt; &lt;td class="empty"&gt;&amp;nbsp;&lt;/td&gt; &lt;th class="title birra_confezioni"&gt;Formati disponibili&lt;/th&gt; &lt;td class="data birra_confezioni last"&gt;Lattina 35,5cl&lt;/td&gt; &lt;/tr&gt; &lt;tr class="last even"&gt; &lt;th class="title allergeni"&gt;Allergeni&lt;/th&gt; &lt;td class="data allergeni last"&gt;Orzo&lt;/td&gt; &lt;/tr&gt;&lt;/tbody&gt; &lt;/table&gt; &lt;script type="text/javascript"&gt;decorateTable('product-attribute-specs-table')&lt;/script&gt; &lt;div class="std" id="block-desc-product"&gt; Un audace American Pale Ale prodotta con malti Pale e Crystal e luppoli Centennial e Cascade dal nord-ovest del Pacifico. Di colore rame, coorpo medio e piccante. &lt;/div&gt; &lt;div class="box-collateral box-description"&gt; &lt;span itemprop="description"&gt; &lt;/span&gt; &lt;/div&gt;</text:p>
          </table:table-cell>
        </table:table-row>
        <table:table-row table:style-name="ro2">
          <table:table-cell table:style-name="ce2" office:value-type="string">
            <text:p>1673886243-428</text:p>
          </table:table-cell>
          <table:table-cell table:style-name="ce2" office:value-type="string">
            <text:p>https://www.cantinadellabirra.it/shop/sly-fox-pikeland-pils.html</text:p>
          </table:table-cell>
          <table:table-cell table:style-name="ce2" office:value-type="string">
            <text:p>Sly Fox Pikeland Pils</text:p>
          </table:table-cell>
          <table:table-cell table:style-name="ce2" office:value-type="string">
            <text:p>https://www.cantinadellabirra.it/media/catalog/product/cache/1/image/460x750/9df78eab33525d08d6e5fb8d27136e95/s/l/sly_fox_pikeland_pils_35.5_cantina_della_birra.png</text:p>
          </table:table-cell>
          <table:table-cell table:style-name="ce2" office:value-type="string">
            <text:p>Stati Uniti</text:p>
          </table:table-cell>
          <table:table-cell table:style-name="ce2" office:value-type="string">
            <text:p>Pils</text:p>
          </table:table-cell>
          <table:table-cell table:style-name="ce2" office:value-type="string">
            <text:p>Paglierino Chiaro</text:p>
          </table:table-cell>
          <table:table-cell table:style-name="ce2" office:value-type="string">
            <text:p>4.9 %</text:p>
          </table:table-cell>
          <table:table-cell table:style-name="ce2" office:value-type="string">
            <text:p>Colonna</text:p>
          </table:table-cell>
          <table:table-cell table:style-name="ce2" office:value-type="string">
            <text:p>Sly Fox</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1.7&lt;/td&gt; &lt;td class="empty"&gt;&amp;nbsp;&lt;/td&gt; &lt;th class="title birra_ratebeer"&gt;Voto RateBeer&lt;/th&gt; &lt;td class="data birra_ratebeer last"&gt;84 / 100&lt;/td&gt; &lt;/tr&gt; &lt;tr class="odd"&gt; &lt;th class="title birra_beeradvocade"&gt;Voto Beer Advocate&lt;/th&gt; &lt;td class="data birra_beeradvocade"&gt;87 / 100&lt;/td&gt; &lt;td class="empty"&gt;&amp;nbsp;&lt;/td&gt; &lt;th class="title birra_stile"&gt;Stile&lt;/th&gt; &lt;td class="data birra_stile last"&gt;Pils&lt;/td&gt; &lt;/tr&gt; &lt;tr class="even"&gt; &lt;th class="title birra_ibu"&gt;IBU&lt;/th&gt; &lt;td class="data birra_ibu"&gt;44&lt;/td&gt; &lt;td class="empty"&gt;&amp;nbsp;&lt;/td&gt; &lt;th class="title birra_temperatura"&gt;Temperatura di servizio&lt;/th&gt; &lt;td class="data birra_temperatura last"&gt;7 - 9°C&lt;/td&gt; &lt;/tr&gt; &lt;tr class="last odd"&gt; &lt;th class="title birra_confezioni"&gt;Formati disponibili&lt;/th&gt; &lt;td class="data birra_confezioni"&gt;Lattina 35,5cl&lt;/td&gt; &lt;td class="empty"&gt;&amp;nbsp;&lt;/td&gt; &lt;th class="title allergeni"&gt;Allergeni&lt;/th&gt; &lt;td class="data allergeni last"&gt;Orzo&lt;/td&gt; &lt;/tr&gt; &lt;/tbody&gt; &lt;/table&gt; &lt;script type="text/javascript"&gt;decorateTable('product-attribute-specs-table')&lt;/script&gt; &lt;div class="std" id="block-desc-product"&gt; Una Pilsner in stile tedesco prodotta con malto Pils importato dalle Germania e luppolata con luppoli German e Czech. Leggera nel corpo, di colore paglierino chiaro e secca. &lt;/div&gt; &lt;div class="box-collateral box-description"&gt; &lt;span itemprop="description"&gt; &lt;/span&gt; &lt;/div&gt;</text:p>
          </table:table-cell>
        </table:table-row>
        <table:table-row table:style-name="ro2">
          <table:table-cell table:style-name="ce2" office:value-type="string">
            <text:p>1673886246-429</text:p>
          </table:table-cell>
          <table:table-cell table:style-name="ce2" office:value-type="string">
            <text:p>https://www.cantinadellabirra.it/shop/sly-fox-helles-golden-lager.html</text:p>
          </table:table-cell>
          <table:table-cell table:style-name="ce2" office:value-type="string">
            <text:p>Sly Fox Helles Golden Lager</text:p>
          </table:table-cell>
          <table:table-cell table:style-name="ce2" office:value-type="string">
            <text:p>https://www.cantinadellabirra.it/media/catalog/product/cache/1/image/460x750/9df78eab33525d08d6e5fb8d27136e95/s/l/slyfox_helles_35.5cl_cantina_della_birra.png</text:p>
          </table:table-cell>
          <table:table-cell table:style-name="ce2" office:value-type="string">
            <text:p>Stati Uniti</text:p>
          </table:table-cell>
          <table:table-cell table:style-name="ce2" office:value-type="string">
            <text:p>Helles</text:p>
          </table:table-cell>
          <table:table-cell table:style-name="ce2" office:value-type="string">
            <text:p>Paglierino Chiaro</text:p>
          </table:table-cell>
          <table:table-cell table:style-name="ce2" office:value-type="string">
            <text:p>4.9 %</text:p>
          </table:table-cell>
          <table:table-cell table:style-name="ce2" office:value-type="string">
            <text:p>Calice</text:p>
          </table:table-cell>
          <table:table-cell table:style-name="ce2" office:value-type="string">
            <text:p>Sly Fox</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Bassa fermentazione&lt;/td&gt; &lt;/tr&gt; &lt;tr class="even"&gt; &lt;th class="title birra_grado_saccarometrico"&gt;Gradi Plato&lt;/th&gt; &lt;td class="data birra_grado_saccarometrico"&gt;11.7&lt;/td&gt; &lt;td class="empty"&gt;&amp;nbsp;&lt;/td&gt; &lt;th class="title birra_ratebeer"&gt;Voto RateBeer&lt;/th&gt; &lt;td class="data birra_ratebeer last"&gt;3.01 / 5&lt;/td&gt; &lt;/tr&gt; &lt;tr class="odd"&gt; &lt;th class="title birra_beeradvocade"&gt;Voto Beer Advocate&lt;/th&gt; &lt;td class="data birra_beeradvocade"&gt;84 / 100&lt;/td&gt; &lt;td class="empty"&gt;&amp;nbsp;&lt;/td&gt; &lt;th class="title birra_gusto"&gt;Sottostile&lt;/th&gt; &lt;td class="data birra_gusto last"&gt;Dortmunder&lt;/td&gt; &lt;/tr&gt; &lt;tr class="even"&gt; &lt;th class="title birra_stile"&gt;Stile&lt;/th&gt; &lt;td class="data birra_stile"&gt;Helles&lt;/td&gt; &lt;td class="empty"&gt;&amp;nbsp;&lt;/td&gt; &lt;th class="title birra_ibu"&gt;IBU&lt;/th&gt; &lt;td class="data birra_ibu last"&gt;18&lt;/td&gt; &lt;/tr&gt; &lt;tr class="odd"&gt; &lt;th class="title birra_temperatura"&gt;Temperatura di servizio&lt;/th&gt; &lt;td class="data birra_temperatura"&gt;7 - 9°C&lt;/td&gt; &lt;td class="empty"&gt;&amp;nbsp;&lt;/td&gt; &lt;th class="title birra_confezioni"&gt;Formati disponibili&lt;/th&gt; &lt;td class="data birra_confezioni last"&gt;Lattina 35,5cl&lt;/td&gt; &lt;/tr&gt; &lt;tr class="last even"&gt; &lt;th class="title allergeni"&gt;Allergeni&lt;/th&gt; &lt;td class="data allergeni last"&gt;Orzo&lt;/td&gt; &lt;/tr&gt;&lt;/tbody&gt; &lt;/table&gt; &lt;script type="text/javascript"&gt;decorateTable('product-attribute-specs-table')&lt;/script&gt; &lt;div class="std" id="block-desc-product"&gt; Una birra Golden Lager in stile German prodotta con malti importati German Pils e luppoli Saaz e Hallartauer. Di colore dorato e una leggerezza gentile nel corpo, finale secco. &lt;/div&gt; &lt;div class="box-collateral box-description"&gt; &lt;span itemprop="description"&gt; &lt;/span&gt; &lt;/div&gt;</text:p>
          </table:table-cell>
        </table:table-row>
        <table:table-row table:style-name="ro2">
          <table:table-cell table:style-name="ce2" office:value-type="string">
            <text:p>1673886249-430</text:p>
          </table:table-cell>
          <table:table-cell table:style-name="ce2" office:value-type="string">
            <text:p>https://www.cantinadellabirra.it/shop/sly-fox-rt-113-ipa.html</text:p>
          </table:table-cell>
          <table:table-cell table:style-name="ce2" office:value-type="string">
            <text:p>Sly Fox RT 113 IPA</text:p>
          </table:table-cell>
          <table:table-cell table:style-name="ce2" office:value-type="string">
            <text:p>https://www.cantinadellabirra.it/media/catalog/product/cache/1/image/460x750/9df78eab33525d08d6e5fb8d27136e95/s/l/sly_fox_rt_113_ipa_cantina_della_birra_1.png</text:p>
          </table:table-cell>
          <table:table-cell table:style-name="ce2" office:value-type="string">
            <text:p>Stati Uniti</text:p>
          </table:table-cell>
          <table:table-cell table:style-name="ce2" office:value-type="string">
            <text:p>IPA India Pale Ale</text:p>
          </table:table-cell>
          <table:table-cell table:style-name="ce2" office:value-type="string">
            <text:p>Rame</text:p>
          </table:table-cell>
          <table:table-cell table:style-name="ce2" office:value-type="string">
            <text:p>7.0 %</text:p>
          </table:table-cell>
          <table:table-cell table:style-name="ce2" office:value-type="string">
            <text:p>Pinta</text:p>
          </table:table-cell>
          <table:table-cell table:style-name="ce2" office:value-type="string">
            <text:p>Sly Fox</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6.4&lt;/td&gt; &lt;td class="empty"&gt;&amp;nbsp;&lt;/td&gt; &lt;th class="title birra_ratebeer"&gt;Voto RateBeer&lt;/th&gt; &lt;td class="data birra_ratebeer last"&gt;91 / 100&lt;/td&gt; &lt;/tr&gt; &lt;tr class="odd"&gt; &lt;th class="title birra_beeradvocade"&gt;Voto Beer Advocate&lt;/th&gt; &lt;td class="data birra_beeradvocade"&gt;3.7 / 5&lt;/td&gt; &lt;td class="empty"&gt;&amp;nbsp;&lt;/td&gt; &lt;th class="title birra_gusto"&gt;Sottostile&lt;/th&gt; &lt;td class="data birra_gusto last"&gt;American India Pale Ale&lt;/td&gt; &lt;/tr&gt; &lt;tr class="even"&gt; &lt;th class="title birra_stile"&gt;Stile&lt;/th&gt; &lt;td class="data birra_stile"&gt;IPA India Pale Ale&lt;/td&gt; &lt;td class="empty"&gt;&amp;nbsp;&lt;/td&gt; &lt;th class="title birra_ibu"&gt;IBU&lt;/th&gt; &lt;td class="data birra_ibu last"&gt;113&lt;/td&gt; &lt;/tr&gt; &lt;tr class="odd"&gt; &lt;th class="title birra_temperatura"&gt;Temperatura di servizio&lt;/th&gt; &lt;td class="data birra_temperatura"&gt;8 - 10°C&lt;/td&gt; &lt;td class="empty"&gt;&amp;nbsp;&lt;/td&gt; &lt;th class="title birra_confezioni"&gt;Formati disponibili&lt;/th&gt; &lt;td class="data birra_confezioni last"&gt;Lattina 35,5cl&lt;/td&gt; &lt;/tr&gt; &lt;tr class="last even"&gt; &lt;th class="title allergeni"&gt;Allergeni&lt;/th&gt; &lt;td class="data allergeni last"&gt;Orzo&lt;/td&gt; &lt;/tr&gt;&lt;/tbody&gt; &lt;/table&gt; &lt;script type="text/javascript"&gt;decorateTable('product-attribute-specs-table')&lt;/script&gt; &lt;div class="std" id="block-desc-product"&gt; Questa birra complessa viene prodotta con una varietà di luppoli: Bravo, Cascade, Centennial, East Kent Goldings. Ogni sorso vi ricorderà perché vi siete innamorati di una birra artigianale. &lt;/div&gt; &lt;div class="box-collateral box-description"&gt; &lt;span itemprop="description"&gt; &lt;/span&gt; &lt;/div&gt;</text:p>
          </table:table-cell>
        </table:table-row>
        <table:table-row table:style-name="ro2">
          <table:table-cell table:style-name="ce2" office:value-type="string">
            <text:p>1673886251-431</text:p>
          </table:table-cell>
          <table:table-cell table:style-name="ce2" office:value-type="string">
            <text:p>https://www.cantinadellabirra.it/shop/glutenberg-ipa.html</text:p>
          </table:table-cell>
          <table:table-cell table:style-name="ce2" office:value-type="string">
            <text:p>Glutenberg IPA</text:p>
          </table:table-cell>
          <table:table-cell table:style-name="ce2" office:value-type="string">
            <text:p>https://www.cantinadellabirra.it/media/catalog/product/cache/1/image/460x750/9df78eab33525d08d6e5fb8d27136e95/l/i/lipacan_1.png</text:p>
          </table:table-cell>
          <table:table-cell table:style-name="ce2" office:value-type="string">
            <text:p>Canada</text:p>
          </table:table-cell>
          <table:table-cell table:style-name="ce2" office:value-type="string">
            <text:p>IPA India Pale Ale</text:p>
          </table:table-cell>
          <table:table-cell table:style-name="ce2" office:value-type="string">
            <text:p>Ambrato</text:p>
          </table:table-cell>
          <table:table-cell table:style-name="ce4" office:value-type="percentage" office:value="0.06">
            <text:p>6,00%</text:p>
          </table:table-cell>
          <table:table-cell table:style-name="ce2" office:value-type="string">
            <text:p>Pinta</text:p>
          </table:table-cell>
          <table:table-cell table:style-name="ce2" office:value-type="string">
            <text:p>Glutenberg</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3&lt;/td&gt; &lt;td class="empty"&gt;&amp;nbsp;&lt;/td&gt; &lt;th class="title birra_ratebeer"&gt;Voto RateBeer&lt;/th&gt; &lt;td class="data birra_ratebeer last"&gt;78 / 100&lt;/td&gt; &lt;/tr&gt; &lt;tr class="odd"&gt; &lt;th class="title birra_beeradvocade"&gt;Voto Beer Advocate&lt;/th&gt; &lt;td class="data birra_beeradvocade"&gt;4,06 / 5&lt;/td&gt; &lt;td class="empty"&gt;&amp;nbsp;&lt;/td&gt; &lt;th class="title birra_gusto"&gt;Sottostile&lt;/th&gt; &lt;td class="data birra_gusto last"&gt;Gluten Free&lt;/td&gt; &lt;/tr&gt; &lt;tr class="even"&gt; &lt;th class="title birra_stile"&gt;Stile&lt;/th&gt; &lt;td class="data birra_stile"&gt;IPA India Pale Ale&lt;/td&gt; &lt;td class="empty"&gt;&amp;nbsp;&lt;/td&gt; &lt;th class="title birra_ibu"&gt;IBU&lt;/th&gt; &lt;td class="data birra_ibu last"&gt;44&lt;/td&gt; &lt;/tr&gt; &lt;tr class="odd"&gt; &lt;th class="title birra_temperatura"&gt;Temperatura di servizio&lt;/th&gt; &lt;td class="data birra_temperatura"&gt;6/8°C&lt;/td&gt; &lt;td class="empty"&gt;&amp;nbsp;&lt;/td&gt; &lt;th class="title birra_confezioni"&gt;Formati disponibili&lt;/th&gt; &lt;td class="data birra_confezioni last"&gt;Lattina 47.3cl&lt;/td&gt; &lt;/tr&gt; &lt;tr class="last even"&gt; &lt;th class="title allergeni"&gt;Allergeni&lt;/th&gt; &lt;td class="data allergeni last"&gt;Orzo&lt;/td&gt; &lt;/tr&gt;&lt;/tbody&gt; &lt;/table&gt; &lt;script type="text/javascript"&gt;decorateTable('product-attribute-specs-table')&lt;/script&gt; &lt;div class="std" id="block-desc-product"&gt; Seguendo i passi della sua sorella APA veste un abito di colore ambrato. Anch’essa priva di glutine è prodotta con miglio, grano saraceno, mais e ribes nero. Aroma ricco di frutta (albicocca), di agrumi (limone, pompelmo e mandarino), note floreali ed erbacee. Al palato ritroviamo le fragranze avvertite al naso con una finitura di miele e caramello. Retrogusto secco ed erbaceo. &lt;/div&gt; &lt;div class="box-collateral box-description"&gt; &lt;span itemprop="description"&gt; &lt;/span&gt; &lt;/div&gt;</text:p>
          </table:table-cell>
        </table:table-row>
        <table:table-row table:style-name="ro2">
          <table:table-cell table:style-name="ce2" office:value-type="string">
            <text:p>1673886254-432</text:p>
          </table:table-cell>
          <table:table-cell table:style-name="ce2" office:value-type="string">
            <text:p>https://www.cantinadellabirra.it/shop/glutenberg-american-pale-ale.html</text:p>
          </table:table-cell>
          <table:table-cell table:style-name="ce2" office:value-type="string">
            <text:p>Glutenberg American Pale Ale</text:p>
          </table:table-cell>
          <table:table-cell table:style-name="ce2" office:value-type="string">
            <text:p>https://www.cantinadellabirra.it/media/catalog/product/cache/1/image/460x750/9df78eab33525d08d6e5fb8d27136e95/h/1/h1241-wbeer-01_1.png</text:p>
          </table:table-cell>
          <table:table-cell table:style-name="ce2" office:value-type="string">
            <text:p>Canada</text:p>
          </table:table-cell>
          <table:table-cell table:style-name="ce2" office:value-type="string">
            <text:p>APA American Pale Ale</text:p>
          </table:table-cell>
          <table:table-cell table:style-name="ce2" office:value-type="string">
            <text:p>Ambrato</text:p>
          </table:table-cell>
          <table:table-cell table:style-name="ce2" office:value-type="string">
            <text:p>5.5 %</text:p>
          </table:table-cell>
          <table:table-cell table:style-name="ce2" office:value-type="string">
            <text:p>Pinta</text:p>
          </table:table-cell>
          <table:table-cell table:style-name="ce2" office:value-type="string">
            <text:p>Glutenberg</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lt;/td&gt; &lt;td class="empty"&gt;&amp;nbsp;&lt;/td&gt; &lt;th class="title birra_ratebeer"&gt;Voto RateBeer&lt;/th&gt; &lt;td class="data birra_ratebeer last"&gt;2,95 / 5&lt;/td&gt; &lt;/tr&gt; &lt;tr class="odd"&gt; &lt;th class="title birra_beeradvocade"&gt;Voto Beer Advocate&lt;/th&gt; &lt;td class="data birra_beeradvocade"&gt;78 / 100&lt;/td&gt; &lt;td class="empty"&gt;&amp;nbsp;&lt;/td&gt; &lt;th class="title birra_gusto"&gt;Sottostile&lt;/th&gt; &lt;td class="data birra_gusto last"&gt;American Pale Ale&lt;/td&gt; &lt;/tr&gt; &lt;tr class="even"&gt; &lt;th class="title birra_stile"&gt;Stile&lt;/th&gt; &lt;td class="data birra_stile"&gt;APA American Pale Ale&lt;/td&gt; &lt;td class="empty"&gt;&amp;nbsp;&lt;/td&gt; &lt;th class="title birra_ibu"&gt;IBU&lt;/th&gt; &lt;td class="data birra_ibu last"&gt;35&lt;/td&gt; &lt;/tr&gt; &lt;tr class="odd"&gt; &lt;th class="title birra_temperatura"&gt;Temperatura di servizio&lt;/th&gt; &lt;td class="data birra_temperatura"&gt;6/8°C&lt;/td&gt; &lt;td class="empty"&gt;&amp;nbsp;&lt;/td&gt; &lt;th class="title birra_confezioni"&gt;Formati disponibili&lt;/th&gt; &lt;td class="data birra_confezioni last"&gt;Lattina 47.3cl&lt;/td&gt; &lt;/tr&gt; &lt;tr class="last even"&gt; &lt;th class="title allergeni"&gt;Allergeni&lt;/th&gt; &lt;td class="data allergeni last"&gt;Orzo&lt;/td&gt; &lt;/tr&gt;&lt;/tbody&gt; &lt;/table&gt; &lt;script type="text/javascript"&gt;decorateTable('product-attribute-specs-table')&lt;/script&gt; &lt;div class="std" id="block-desc-product"&gt; Birra dal colore ambrato priva di glutine, realizzata con&amp;nbsp;miglio,&amp;nbsp;grano saraceno, mais&amp;nbsp;e&amp;nbsp;quinoa&amp;nbsp;e che, ovviamente, prevede l’impiego di luppoli americani. Proprio l’abbondanza di queste varietà di luppoli permette ai relativi aromi floreali, erbacei, agrumati (pompelmo) e fruttati di emergere in modo incisivo, rendendo meno evidenti i limiti collegati all’assenza del malto d’orzo. Al palato ritroviamo le sensazioni olfattive cui si aggiungono note di caramello e zucchero di canna. Retrogusto con un amaro delicato. Una produzione del genere probabilmente si confonderebbe bene tra discrete APA non Gluten Free. &lt;/div&gt; &lt;div class="box-collateral box-description"&gt; &lt;span itemprop="description"&gt; &lt;/span&gt; &lt;/div&gt;</text:p>
          </table:table-cell>
        </table:table-row>
        <table:table-row table:style-name="ro2">
          <table:table-cell table:style-name="ce2" office:value-type="string">
            <text:p>1673886257-433</text:p>
          </table:table-cell>
          <table:table-cell table:style-name="ce2" office:value-type="string">
            <text:p>https://www.cantinadellabirra.it/shop/toccalmatto-kilowatt.html</text:p>
          </table:table-cell>
          <table:table-cell table:style-name="ce2" office:value-type="string">
            <text:p>Kilowatt</text:p>
          </table:table-cell>
          <table:table-cell table:style-name="ce2" office:value-type="string">
            <text:p>https://www.cantinadellabirra.it/media/catalog/product/cache/1/image/460x750/9df78eab33525d08d6e5fb8d27136e95/t/o/toccalmatto-kilowatt-33cl_1.png</text:p>
          </table:table-cell>
          <table:table-cell table:style-name="ce2" office:value-type="string">
            <text:p>Italia</text:p>
          </table:table-cell>
          <table:table-cell table:style-name="ce2" office:value-type="string">
            <text:p>Imperial / Double IPA</text:p>
          </table:table-cell>
          <table:table-cell table:style-name="ce2" office:value-type="string">
            <text:p>Dorato carico molto velato</text:p>
          </table:table-cell>
          <table:table-cell table:style-name="ce2" office:value-type="string">
            <text:p>8.0 %</text:p>
          </table:table-cell>
          <table:table-cell table:style-name="ce2" office:value-type="string">
            <text:p>Pinta</text:p>
          </table:table-cell>
          <table:table-cell table:style-name="ce2" office:value-type="string">
            <text:p>Toccalmat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7.10&lt;/td&gt; &lt;td class="empty"&gt;&amp;nbsp;&lt;/td&gt; &lt;th class="title birra_ratebeer"&gt;Voto RateBeer&lt;/th&gt; &lt;td class="data birra_ratebeer last"&gt;90 / 100&lt;/td&gt; &lt;/tr&gt; &lt;tr class="odd"&gt; &lt;th class="title birra_beeradvocade"&gt;Voto Beer Advocate&lt;/th&gt; &lt;td class="data birra_beeradvocade"&gt;3.86 / 5&lt;/td&gt; &lt;td class="empty"&gt;&amp;nbsp;&lt;/td&gt; &lt;th class="title birra_stile"&gt;Stile&lt;/th&gt; &lt;td class="data birra_stile last"&gt;Imperial / Double IPA&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lt;/td&gt; &lt;/tr&gt;&lt;/tbody&gt; &lt;/table&gt; &lt;script type="text/javascript"&gt;decorateTable('product-attribute-specs-table')&lt;/script&gt; &lt;div class="std" id="block-desc-product"&gt; Birra in stile Double IPA prodotta con massicce quantità di luppoli Columbus, Amarillo, El Dorado e Mosaic. Dal colore dorato i luppoli utilizzati le donano decisi sentori agrumati, con note di arancia rossa e canditi. &lt;/div&gt; &lt;div class="box-collateral box-description"&gt; &lt;span itemprop="description"&gt; &lt;/span&gt; &lt;/div&gt;</text:p>
          </table:table-cell>
        </table:table-row>
        <table:table-row table:style-name="ro2">
          <table:table-cell table:style-name="ce2" office:value-type="string">
            <text:p>1673886260-434</text:p>
          </table:table-cell>
          <table:table-cell table:style-name="ce2" office:value-type="string">
            <text:p>https://www.cantinadellabirra.it/shop/toccalmatto-ambrosia.html</text:p>
          </table:table-cell>
          <table:table-cell table:style-name="ce2" office:value-type="string">
            <text:p>Ambrosia</text:p>
          </table:table-cell>
          <table:table-cell table:style-name="ce2" office:value-type="string">
            <text:p>https://www.cantinadellabirra.it/media/catalog/product/cache/1/image/460x750/9df78eab33525d08d6e5fb8d27136e95/t/o/toccalmatto-ambrosia-33cl_1.png</text:p>
          </table:table-cell>
          <table:table-cell table:style-name="ce2" office:value-type="string">
            <text:p>Italia</text:p>
          </table:table-cell>
          <table:table-cell table:style-name="ce2" office:value-type="string">
            <text:p>Blanche / Witbier</text:p>
          </table:table-cell>
          <table:table-cell table:style-name="ce2" office:value-type="string">
            <text:p>Dorato opalescente</text:p>
          </table:table-cell>
          <table:table-cell table:style-name="ce2" office:value-type="string">
            <text:p>4.5 %</text:p>
          </table:table-cell>
          <table:table-cell table:style-name="ce2" office:value-type="string">
            <text:p>Pinta</text:p>
          </table:table-cell>
          <table:table-cell table:style-name="ce2" office:value-type="string">
            <text:p>Toccalmat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9.30&lt;/td&gt; &lt;td class="empty"&gt;&amp;nbsp;&lt;/td&gt; &lt;th class="title birra_ratebeer"&gt;Voto RateBeer&lt;/th&gt; &lt;td class="data birra_ratebeer last"&gt;3.15 / 5&lt;/td&gt; &lt;/tr&gt; &lt;tr class="odd"&gt; &lt;th class="title birra_stile"&gt;Stile&lt;/th&gt; &lt;td class="data birra_stile"&gt;Blanche / Witbier&lt;/td&gt; &lt;td class="empty"&gt;&amp;nbsp;&lt;/td&gt; &lt;th class="title birra_temperatura"&gt;Temperatura di servizio&lt;/th&gt; &lt;td class="data birra_temperatura last"&gt;6/8°C&lt;/td&gt; &lt;/tr&gt; &lt;tr class="last even"&gt; &lt;th class="title birra_confezioni"&gt;Formati disponibili&lt;/th&gt; &lt;td class="data birra_confezioni"&gt;Bottiglia 33cl&lt;/td&gt; &lt;td class="empty"&gt;&amp;nbsp;&lt;/td&gt; &lt;th class="title allergeni"&gt;Allergeni&lt;/th&gt; &lt;td class="data allergeni last"&gt;Orzo, Frumento, Avena&lt;/td&gt; &lt;/tr&gt; &lt;/tbody&gt; &lt;/table&gt; &lt;script type="text/javascript"&gt;decorateTable('product-attribute-specs-table')&lt;/script&gt; &lt;div class="std" id="block-desc-product"&gt; &lt;p&gt;Una Blanche “anomala”, di chiara ispirazione belga ma di estro tutto italiano. No spezie, no agrumi, no coriandolo ma malto d’orzo e frumento, fiocchi di grano e d’Avena, luppolo Challenger, fiori freschi di sambuco, gelsomino e di erica, miele ed erba medica. Dal colore dorato opalescente e con una bella testa di schiuma bianca, che però svanisce rapidamente, è caratterizzata principalmente da un floreale diffuso, sia all’aroma che al gusto. I fiori di sambuco e gelsomino ci sono e si fanno sentire, conferendo delicatezza ed eleganza. All’imbocco ha un sapore simile alla camomilla, che lascia poi il posto ad una morbidezza diffusa, dovuta anche all’avena e ad una sensazione generale di cereali ed una lieve nota di agrumi (scorza d’arancia, limone e bergamotto). Labile il finale con le note di frumento in bella evidenza ed una leggera acidità. &lt;/p&gt;&lt;br&gt; &lt;p&gt;&lt;strong&gt;&lt;em&gt;Abbinamenti&amp;nbsp;consigliati:&lt;br&gt;&lt;/em&gt;&lt;/strong&gt;Ottima come aperitivo estivo. Antipasti delicati, crudità di mare, e piatti di pesce raffinati.&lt;/p&gt; &lt;/div&gt; &lt;div class="box-collateral box-description"&gt; &lt;span itemprop="description"&gt; &lt;/span&gt; &lt;/div&gt;</text:p>
          </table:table-cell>
        </table:table-row>
        <table:table-row table:style-name="ro2">
          <table:table-cell table:style-name="ce2" office:value-type="string">
            <text:p>1673886263-435</text:p>
          </table:table-cell>
          <table:table-cell table:style-name="ce2" office:value-type="string">
            <text:p>https://www.cantinadellabirra.it/shop/toccalmatto-stria.html</text:p>
          </table:table-cell>
          <table:table-cell table:style-name="ce2" office:value-type="string">
            <text:p>Stria</text:p>
          </table:table-cell>
          <table:table-cell table:style-name="ce2" office:value-type="string">
            <text:p>https://www.cantinadellabirra.it/media/catalog/product/cache/1/image/460x750/9df78eab33525d08d6e5fb8d27136e95/s/t/stria-toccalmatto-33-b000784_1.png</text:p>
          </table:table-cell>
          <table:table-cell table:style-name="ce2" office:value-type="string">
            <text:p>Italia</text:p>
          </table:table-cell>
          <table:table-cell table:style-name="ce2" office:value-type="string">
            <text:p>Golden Ale / Blonde Ale</text:p>
          </table:table-cell>
          <table:table-cell table:style-name="ce2" office:value-type="string">
            <text:p>Giallo velato</text:p>
          </table:table-cell>
          <table:table-cell table:style-name="ce2" office:value-type="string">
            <text:p>4.8 %</text:p>
          </table:table-cell>
          <table:table-cell table:style-name="ce2" office:value-type="string">
            <text:p>Colonna</text:p>
          </table:table-cell>
          <table:table-cell table:style-name="ce2" office:value-type="string">
            <text:p>Toccalmat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0.50&lt;/td&gt; &lt;td class="empty"&gt;&amp;nbsp;&lt;/td&gt; &lt;th class="title birra_ratebeer"&gt;Voto RateBeer&lt;/th&gt; &lt;td class="data birra_ratebeer last"&gt;2.97 / 5&lt;/td&gt; &lt;/tr&gt; &lt;tr class="odd"&gt; &lt;th class="title birra_stile"&gt;Stile&lt;/th&gt; &lt;td class="data birra_stile"&gt;Golden Ale / Blonde Ale&lt;/td&gt; &lt;td class="empty"&gt;&amp;nbsp;&lt;/td&gt; &lt;th class="title birra_temperatura"&gt;Temperatura di servizio&lt;/th&gt; &lt;td class="data birra_temperatura last"&gt;6/8°C&lt;/td&gt; &lt;/tr&gt; &lt;tr class="last even"&gt; &lt;th class="title birra_confezioni"&gt;Formati disponibili&lt;/th&gt; &lt;td class="data birra_confezioni"&gt;Bottiglia 33cl&lt;/td&gt; &lt;td class="empty"&gt;&amp;nbsp;&lt;/td&gt; &lt;th class="title allergeni"&gt;Allergeni&lt;/th&gt; &lt;td class="data allergeni last"&gt;Orzo&lt;/td&gt; &lt;/tr&gt; &lt;/tbody&gt; &lt;/table&gt; &lt;script type="text/javascript"&gt;decorateTable('product-attribute-specs-table')&lt;/script&gt; &lt;div class="std" id="block-desc-product"&gt; &lt;p&gt;Birra brassata secondo lo stile delle birre di Colonia (Kölsch). Luppolatura aromatica di tipo tedesco (Perle, Herzsbrucker e Tettnanger), malti d’orzo e di grano. Colore dorato pallido opalescente, con una schiuma bianca fine di medie dimensioni e persistenza. Al naso arrivano fresche note erbacee, floreali e fruttate dei luppoli ed aromi di malto granuloso e lievito. Al palato, domina la saporosità di malto e di frutta, con una carbonatazione abbastanza elevata. Birra molto dissetante, con un corpo rinfrescante, delicato ed una piacevole persistenza retro-olfattiva.&lt;/p&gt;&lt;br&gt; &lt;p&gt;&lt;strong&gt;&lt;em&gt;Abbinamenti&amp;nbsp;consigliati:&lt;br&gt;&lt;/em&gt;&lt;/strong&gt;Ottima come aperitivo oppure in abbinamento con pizze, focacce e antipasti delicati. Carni bianche e grigliate miste di carne.&lt;/p&gt; &lt;/div&gt; &lt;div class="box-collateral box-description"&gt; &lt;span itemprop="description"&gt; &lt;/span&gt; &lt;/div&gt;</text:p>
          </table:table-cell>
        </table:table-row>
        <table:table-row table:style-name="ro2">
          <table:table-cell table:style-name="ce2" office:value-type="string">
            <text:p>1673886265-436</text:p>
          </table:table-cell>
          <table:table-cell table:style-name="ce2" office:value-type="string">
            <text:p>https://www.cantinadellabirra.it/shop/red-brick-laughing-skull.html</text:p>
          </table:table-cell>
          <table:table-cell table:style-name="ce2" office:value-type="string">
            <text:p>Red Brick Laughing Skull</text:p>
          </table:table-cell>
          <table:table-cell table:style-name="ce2" office:value-type="string">
            <text:p>https://www.cantinadellabirra.it/media/catalog/product/cache/1/image/460x750/9df78eab33525d08d6e5fb8d27136e95/s/k/skull-can-shelf-talker-01_3.png</text:p>
          </table:table-cell>
          <table:table-cell table:style-name="ce2" office:value-type="string">
            <text:p>Stati Uniti</text:p>
          </table:table-cell>
          <table:table-cell table:style-name="ce2" office:value-type="string">
            <text:p>Amber Ale</text:p>
          </table:table-cell>
          <table:table-cell table:style-name="ce2" office:value-type="string">
            <text:p>Ambrato</text:p>
          </table:table-cell>
          <table:table-cell table:style-name="ce2" office:value-type="string">
            <text:p>5.3%</text:p>
          </table:table-cell>
          <table:table-cell table:style-name="ce2" office:value-type="string">
            <text:p>Pinta</text:p>
          </table:table-cell>
          <table:table-cell table:style-name="ce2" office:value-type="string">
            <text:p>Red Brick</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lt;/td&gt; &lt;td class="empty"&gt;&amp;nbsp;&lt;/td&gt; &lt;th class="title birra_ratebeer"&gt;Voto RateBeer&lt;/th&gt; &lt;td class="data birra_ratebeer last"&gt;2.84 / 5&lt;/td&gt; &lt;/tr&gt; &lt;tr class="odd"&gt; &lt;th class="title birra_beeradvocade"&gt;Voto Beer Advocate&lt;/th&gt; &lt;td class="data birra_beeradvocade"&gt;78 / 100&lt;/td&gt; &lt;td class="empty"&gt;&amp;nbsp;&lt;/td&gt; &lt;th class="title birra_gusto"&gt;Sottostile&lt;/th&gt; &lt;td class="data birra_gusto last"&gt;American Amber Ale&lt;/td&gt; &lt;/tr&gt; &lt;tr class="even"&gt; &lt;th class="title birra_stile"&gt;Stile&lt;/th&gt; &lt;td class="data birra_stile"&gt;Amber Ale&lt;/td&gt; &lt;td class="empty"&gt;&amp;nbsp;&lt;/td&gt; &lt;th class="title birra_ibu"&gt;IBU&lt;/th&gt; &lt;td class="data birra_ibu last"&gt;25&lt;/td&gt; &lt;/tr&gt; &lt;tr class="odd"&gt; &lt;th class="title birra_temperatura"&gt;Temperatura di servizio&lt;/th&gt; &lt;td class="data birra_temperatura"&gt;8 - 10°C&lt;/td&gt; &lt;td class="empty"&gt;&amp;nbsp;&lt;/td&gt; &lt;th class="title birra_confezioni"&gt;Formati disponibili&lt;/th&gt; &lt;td class="data birra_confezioni last"&gt;Lattina 35,5cl&lt;/td&gt; &lt;/tr&gt; &lt;tr class="last even"&gt; &lt;th class="title allergeni"&gt;Allergeni&lt;/th&gt; &lt;td class="data allergeni last"&gt;Orzo&lt;/td&gt; &lt;/tr&gt;&lt;/tbody&gt; &lt;/table&gt; &lt;script type="text/javascript"&gt;decorateTable('product-attribute-specs-table')&lt;/script&gt; &lt;div class="std" id="block-desc-product"&gt; Laughing Skull è la nostra Amber Ale stile del sud. Semplice da bere, sviluppa un fedele seguito ovunque sia servita. Questa birra ha un colore ambrato brillante, con una testa bianca. L'aggiunta di luppolo willamette fornisce un amaro terroso e mite che bilancia il carattere del malto. La finitua è piacevolmente fresca, pulita e asciutta. &lt;/div&gt; &lt;div class="box-collateral box-description"&gt; &lt;span itemprop="description"&gt; &lt;/span&gt; &lt;/div&gt;</text:p>
          </table:table-cell>
        </table:table-row>
        <table:table-row table:style-name="ro2">
          <table:table-cell table:style-name="ce2" office:value-type="string">
            <text:p>1673886268-437</text:p>
          </table:table-cell>
          <table:table-cell table:style-name="ce2" office:value-type="string">
            <text:p>https://www.cantinadellabirra.it/shop/toccalmatto-sibilla.html</text:p>
          </table:table-cell>
          <table:table-cell table:style-name="ce2" office:value-type="string">
            <text:p>Sibilla</text:p>
          </table:table-cell>
          <table:table-cell table:style-name="ce2" office:value-type="string">
            <text:p>https://www.cantinadellabirra.it/media/catalog/product/cache/1/image/460x750/9df78eab33525d08d6e5fb8d27136e95/s/i/sibilla-33-.png</text:p>
          </table:table-cell>
          <table:table-cell table:style-name="ce2" office:value-type="string">
            <text:p>Italia</text:p>
          </table:table-cell>
          <table:table-cell table:style-name="ce2" office:value-type="string">
            <text:p>Saison / Farmhouse Ale</text:p>
          </table:table-cell>
          <table:table-cell table:style-name="ce2" office:value-type="string">
            <text:p>Dorato opalescente</text:p>
          </table:table-cell>
          <table:table-cell table:style-name="ce2" office:value-type="string">
            <text:p>6.0 %</text:p>
          </table:table-cell>
          <table:table-cell table:style-name="ce2" office:value-type="string">
            <text:p>Calice a tulipano</text:p>
          </table:table-cell>
          <table:table-cell table:style-name="ce2" office:value-type="string">
            <text:p>Toccalmat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2.40&lt;/td&gt; &lt;td class="empty"&gt;&amp;nbsp;&lt;/td&gt; &lt;th class="title birra_ratebeer"&gt;Voto RateBeer&lt;/th&gt; &lt;td class="data birra_ratebeer last"&gt;92 / 100&lt;/td&gt; &lt;/tr&gt; &lt;tr class="odd"&gt; &lt;th class="title birra_beeradvocade"&gt;Voto Beer Advocate&lt;/th&gt; &lt;td class="data birra_beeradvocade"&gt;3.88 / 5&lt;/td&gt; &lt;td class="empty"&gt;&amp;nbsp;&lt;/td&gt; &lt;th class="title birra_stile"&gt;Stile&lt;/th&gt; &lt;td class="data birra_stile last"&gt;Saison / Farmhouse Ale&lt;/td&gt; &lt;/tr&gt; &lt;tr class="even"&gt; &lt;th class="title birra_temperatura"&gt;Temperatura di servizio&lt;/th&gt; &lt;td class="data birra_temperatura"&gt;6/8°C&lt;/td&gt; &lt;td class="empty"&gt;&amp;nbsp;&lt;/td&gt; &lt;th class="title birra_confezioni"&gt;Formati disponibili&lt;/th&gt; &lt;td class="data birra_confezioni last"&gt;Bottiglia 33cl&lt;/td&gt; &lt;/tr&gt; &lt;tr class="last odd"&gt; &lt;th class="title allergeni"&gt;Allergeni&lt;/th&gt; &lt;td class="data allergeni last"&gt;Orzo, Frumento, Avena&lt;/td&gt; &lt;/tr&gt;&lt;/tbody&gt; &lt;/table&gt; &lt;script type="text/javascript"&gt;decorateTable('product-attribute-specs-table')&lt;/script&gt; &lt;div class="std" id="block-desc-product"&gt; &lt;p&gt;Saison prodotta con malti d'orzo, frumento ed avena e con luppoli Perle ed E.K.Goldings. Di colore dorato opalescente con sfumature rame, ha un’ampia schiuma bianca pannosa, abbondante, con una buona persistenza. Al naso fragranze di cereali, spezie (coriandolo e pepe), scorza d’arancio e limone, note floreali e fruttate. Nessun colpo di scena in bocca dove ritroviamo le sensazioni percepite al naso con una leggera nota amarognola. Termina secca, con un lungo retrogusto amaro dove ritornano note di scorza d’arancio.&lt;/p&gt;&lt;br&gt; &lt;p&gt;&lt;strong&gt;&lt;em&gt;Abbinamenti&amp;nbsp;consigliati:&lt;/em&gt;&lt;/strong&gt;&lt;br&gt;Antipasti delicati e primi piatti&amp;nbsp;della tradizione italiana. Formaggi&amp;nbsp;freschi e di media stagionatura.&amp;nbsp;Piatti a base di pesce.&lt;/p&gt; &lt;/div&gt; &lt;div class="box-collateral box-description"&gt; &lt;span itemprop="description"&gt; &lt;/span&gt; &lt;/div&gt;</text:p>
          </table:table-cell>
        </table:table-row>
        <table:table-row table:style-name="ro2">
          <table:table-cell table:style-name="ce2" office:value-type="string">
            <text:p>1673886271-438</text:p>
          </table:table-cell>
          <table:table-cell table:style-name="ce2" office:value-type="string">
            <text:p>https://www.cantinadellabirra.it/shop/red-brick-hoplanta-ipa.html</text:p>
          </table:table-cell>
          <table:table-cell table:style-name="ce2" office:value-type="string">
            <text:p>Red Brick Hoplanta IPA</text:p>
          </table:table-cell>
          <table:table-cell table:style-name="ce2" office:value-type="string">
            <text:p>https://www.cantinadellabirra.it/media/catalog/product/cache/1/image/460x750/9df78eab33525d08d6e5fb8d27136e95/h/o/hoplanta_2_.png</text:p>
          </table:table-cell>
          <table:table-cell table:style-name="ce2" office:value-type="string">
            <text:p>Stati Uniti</text:p>
          </table:table-cell>
          <table:table-cell table:style-name="ce2" office:value-type="string">
            <text:p>IPA India Pale Ale</text:p>
          </table:table-cell>
          <table:table-cell table:style-name="ce2" office:value-type="string">
            <text:p>Rame</text:p>
          </table:table-cell>
          <table:table-cell table:style-name="ce2" office:value-type="string">
            <text:p>6.2%</text:p>
          </table:table-cell>
          <table:table-cell table:style-name="ce2" office:value-type="string">
            <text:p>Pinta</text:p>
          </table:table-cell>
          <table:table-cell table:style-name="ce2" office:value-type="string">
            <text:p>Red Brick</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4.6&lt;/td&gt; &lt;td class="empty"&gt;&amp;nbsp;&lt;/td&gt; &lt;th class="title birra_ratebeer"&gt;Voto RateBeer&lt;/th&gt; &lt;td class="data birra_ratebeer last"&gt;3.19 / 5&lt;/td&gt; &lt;/tr&gt; &lt;tr class="odd"&gt; &lt;th class="title birra_beeradvocade"&gt;Voto Beer Advocate&lt;/th&gt; &lt;td class="data birra_beeradvocade"&gt;84 / 100&lt;/td&gt; &lt;td class="empty"&gt;&amp;nbsp;&lt;/td&gt; &lt;th class="title birra_gusto"&gt;Sottostile&lt;/th&gt; &lt;td class="data birra_gusto last"&gt;American India Pale Ale&lt;/td&gt; &lt;/tr&gt; &lt;tr class="even"&gt; &lt;th class="title birra_stile"&gt;Stile&lt;/th&gt; &lt;td class="data birra_stile"&gt;IPA India Pale Ale&lt;/td&gt; &lt;td class="empty"&gt;&amp;nbsp;&lt;/td&gt; &lt;th class="title birra_ibu"&gt;IBU&lt;/th&gt; &lt;td class="data birra_ibu last"&gt;61&lt;/td&gt; &lt;/tr&gt; &lt;tr class="odd"&gt; &lt;th class="title birra_temperatura"&gt;Temperatura di servizio&lt;/th&gt; &lt;td class="data birra_temperatura"&gt;8 - 10°C&lt;/td&gt; &lt;td class="empty"&gt;&amp;nbsp;&lt;/td&gt; &lt;th class="title birra_confezioni"&gt;Formati disponibili&lt;/th&gt; &lt;td class="data birra_confezioni last"&gt;Lattina 35,5cl&lt;/td&gt; &lt;/tr&gt; &lt;tr class="last even"&gt; &lt;th class="title allergeni"&gt;Allergeni&lt;/th&gt; &lt;td class="data allergeni last"&gt;Orzo&lt;/td&gt; &lt;/tr&gt;&lt;/tbody&gt; &lt;/table&gt; &lt;script type="text/javascript"&gt;decorateTable('product-attribute-specs-table')&lt;/script&gt; &lt;div class="std" id="block-desc-product"&gt; HOPLANTA è una IPA American Style, è luppolata senza essere troppo amara. Come verserete questa birra nel vostro bicchiere preferito, noterete che il bel colore miele è sormontato da una testa bianca e soffice. L'aroma è dominato da agrumi, con sentori di pino e malti dolci. Mentre berrete, noterete note di luppolo e resina di pompelmo equilibrati per dare un sapore bilanciato mettendo in evidenza il nostro malto di Vienna &lt;/div&gt; &lt;div class="box-collateral box-description"&gt; &lt;span itemprop="description"&gt; &lt;/span&gt; &lt;/div&gt;</text:p>
          </table:table-cell>
        </table:table-row>
        <table:table-row table:style-name="ro2">
          <table:table-cell table:style-name="ce2" office:value-type="string">
            <text:p>1673886274-439</text:p>
          </table:table-cell>
          <table:table-cell table:style-name="ce2" office:value-type="string">
            <text:p>https://www.cantinadellabirra.it/shop/retorto-teen-spirit.html</text:p>
          </table:table-cell>
          <table:table-cell table:style-name="ce2" office:value-type="string">
            <text:p>Teen Spirit</text:p>
          </table:table-cell>
          <table:table-cell table:style-name="ce2" office:value-type="string">
            <text:p>https://www.cantinadellabirra.it/media/catalog/product/cache/1/image/460x750/9df78eab33525d08d6e5fb8d27136e95/r/e/retorto_teen33.png</text:p>
          </table:table-cell>
          <table:table-cell table:style-name="ce2" office:value-type="string">
            <text:p>Italia</text:p>
          </table:table-cell>
          <table:table-cell table:style-name="ce2" office:value-type="string">
            <text:p>Golden Ale / Blonde Ale</text:p>
          </table:table-cell>
          <table:table-cell table:style-name="ce2" office:value-type="string">
            <text:p>Dorato</text:p>
          </table:table-cell>
          <table:table-cell table:style-name="ce2" office:value-type="string">
            <text:p>4.5 %</text:p>
          </table:table-cell>
          <table:table-cell table:style-name="ce2" office:value-type="string">
            <text:p>Pinta</text:p>
          </table:table-cell>
          <table:table-cell table:style-name="ce2" office:value-type="string">
            <text:p>Retorto</text:p>
          </table:table-cell>
          <table:table-cell table:style-name="ce2" office:value-type="string">
            <text:p>Amaro</text:p>
          </table:table-cell>
          <table:table-cell table:style-name="ce2" office:value-type="string">
            <text:p>&lt;table class="data-table" id="product-attribute-specs-table"&gt; &lt;colgroup&gt; &lt;col width="25%"&gt; &lt;col width="25%"&gt; &lt;col width="1"&gt; &lt;col width="25%"&gt; &lt;col width="25%"&gt; &lt;/colgroup&gt; &lt;tbody&gt; &lt;tr class="first odd"&gt; &lt;th class="title birra_gusto_ricerca"&gt;Gusto prevalente&lt;/th&gt; &lt;td class="data birra_gusto_ricerca"&gt;Amaro&lt;/td&gt; &lt;td class="empty"&gt;&amp;nbsp;&lt;/td&gt; &lt;th class="title birra_fermentazione"&gt;Tipo di fermentazione&lt;/th&gt; &lt;td class="data birra_fermentazione last"&gt;Alta fermentazione&lt;/td&gt; &lt;/tr&gt; &lt;tr class="even"&gt; &lt;th class="title birra_grado_saccarometrico"&gt;Gradi Plato&lt;/th&gt; &lt;td class="data birra_grado_saccarometrico"&gt;10.5&lt;/td&gt; &lt;td class="empty"&gt;&amp;nbsp;&lt;/td&gt; &lt;th class="title birra_ratebeer"&gt;Voto RateBeer&lt;/th&gt; &lt;td class="data birra_ratebeer last"&gt;3.41 / 5&lt;/td&gt; &lt;/tr&gt; &lt;tr class="odd"&gt; &lt;th class="title birra_gusto"&gt;Sottostile&lt;/th&gt; &lt;td class="data birra_gusto"&gt;Golden Ale&lt;/td&gt; &lt;td class="empty"&gt;&amp;nbsp;&lt;/td&gt; &lt;th class="title birra_stile"&gt;Stile&lt;/th&gt; &lt;td class="data birra_stile last"&gt;Golden Ale / Blonde Ale&lt;/td&gt; &lt;/tr&gt; &lt;tr class="even"&gt; &lt;th class="title birra_ibu"&gt;IBU&lt;/th&gt; &lt;td class="data birra_ibu"&gt;23&lt;/td&gt; &lt;td class="empty"&gt;&amp;nbsp;&lt;/td&gt; &lt;th class="title birra_temperatura"&gt;Temperatura di servizio&lt;/th&gt; &lt;td class="data birra_temperatura last"&gt;6/8°C&lt;/td&gt; &lt;/tr&gt; &lt;tr class="last odd"&gt; &lt;th class="title birra_confezioni"&gt;Formati disponibili&lt;/th&gt; &lt;td class="data birra_confezioni"&gt;Bottiglia 33cl, Bottiglia 75cl&lt;/td&gt; &lt;td class="empty"&gt;&amp;nbsp;&lt;/td&gt; &lt;th class="title allergeni"&gt;Allergeni&lt;/th&gt; &lt;td class="data allergeni last"&gt;Orzo&lt;/td&gt; &lt;/tr&gt; &lt;/tbody&gt; &lt;/table&gt; &lt;script type="text/javascript"&gt;decorateTable('product-attribute-specs-table')&lt;/script&gt; &lt;div class="std" id="block-desc-product"&gt; Golden Ale beverina di colore dorato con 4,5% gradi, la cui luppolatura europea genera aromi delicati ed erbacei. &lt;/div&gt; &lt;div class="box-collateral box-description"&gt; &lt;span itemprop="description"&gt; &lt;/span&gt; &lt;/div&gt;</text:p>
          </table:table-cell>
        </table:table-row>
        <table:table-row table:style-name="ro2">
          <table:table-cell table:style-name="ce3" office:value-type="string">
            <text:p>Automate Scraping in Web Scraper Cloud<text:a xlink:href="https://www.webscraper.io/cloud-scraper?utm_source=extension&amp;utm_medium=browse&amp;utm_campaign=learn">Learn more</text:a></text:p>
          </table:table-cell>
          <table:table-cell table:number-columns-repeated="11"/>
        </table:table-row>
        <table:table-row table:style-name="ro2">
          <table:table-cell table:style-name="ce2" office:value-type="string">
            <text:p> Automatically schedule data extraction</text:p>
          </table:table-cell>
          <table:table-cell table:number-columns-repeated="11"/>
        </table:table-row>
        <table:table-row table:style-name="ro2">
          <table:table-cell table:style-name="ce2" office:value-type="string">
            <text:p> Manage Web Scraper via API</text:p>
          </table:table-cell>
          <table:table-cell table:number-columns-repeated="11"/>
        </table:table-row>
        <table:table-row table:style-name="ro2">
          <table:table-cell table:style-name="ce2" office:value-type="string">
            <text:p> Automatic export to Dropbox</text:p>
          </table:table-cell>
          <table:table-cell table:number-columns-repeated="11"/>
        </table:table-row>
        <table:table-row table:style-name="ro2">
          <table:table-cell table:style-name="ce2" office:value-type="string">
            <text:p> Built-in proxy for site access issues</text:p>
          </table:table-cell>
          <table:table-cell table:number-columns-repeated="11"/>
        </table:table-row>
        <table:table-row table:style-name="ro2" table:number-rows-repeated="1048333">
          <table:table-cell table:number-columns-repeated="12"/>
        </table:table-row>
        <table:table-row table:style-name="ro2">
          <table:table-cell table:number-columns-repeated="12"/>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5P0" style:volatile="true">
      <number:currency-symbol number:language="it" number:country="IT">€</number:currency-symbol>
      <number:text> </number:text>
      <number:number number: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5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6">16/01/2023</text:date>, <text:time>17.2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7M25S</meta:editing-duration>
    <meta:editing-cycles>3</meta:editing-cycles>
    <meta:generator>OpenOffice/4.1.13$Win32 OpenOffice.org_project/4113m1$Build-9810</meta:generator>
    <dc:date>2023-01-16T17:28:59.34</dc:date>
    <meta:document-statistic meta:table-count="3" meta:cell-count="2849" meta:object-count="0"/>
    <meta:user-defined meta:name="Info 1"/>
    <meta:user-defined meta:name="Info 2"/>
    <meta:user-defined meta:name="Info 3"/>
    <meta:user-defined meta:name="Info 4"/>
  </office:meta>
</office:document-meta>
</file>